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rque" table:style-name="ta1">
        <table:shapes>
          <draw:frame draw:z-index="0" draw:style-name="gr1" draw:text-style-name="P1" svg:width="159.85mm" svg:height="90.05mm" svg:x="186.77mm" svg:y="18.06mm">
            <draw:object draw:notify-on-update-of-ranges="torque.A1:torque.A575 torque.B1:torque.B575 torque.E1:torque.E5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4851E-022" calcext:value-type="float">
            <text:p>-6.4851E-22</text:p>
          </table:table-cell>
          <table:table-cell office:value-type="float" office:value="-0.440108" calcext:value-type="float">
            <text:p>-0.440108</text:p>
          </table:table-cell>
          <table:table-cell office:value-type="float" office:value="-0.360408" calcext:value-type="float">
            <text:p>-0.360408</text:p>
          </table:table-cell>
          <table:table-cell office:value-type="float" office:value="-0.0640871" calcext:value-type="float">
            <text:p>-0.0640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123715" calcext:value-type="float">
            <text:p>0.0123715</text:p>
          </table:table-cell>
          <table:table-cell office:value-type="float" office:value="-0.434822" calcext:value-type="float">
            <text:p>-0.434822</text:p>
          </table:table-cell>
          <table:table-cell office:value-type="float" office:value="-0.355531" calcext:value-type="float">
            <text:p>-0.355531</text:p>
          </table:table-cell>
          <table:table-cell office:value-type="float" office:value="-0.0601526" calcext:value-type="float">
            <text:p>-0.0601526</text:p>
          </table:table-cell>
          <table:table-cell office:value-type="float" office:value="0.000267083" calcext:value-type="float">
            <text:p>0.000267083</text:p>
          </table:table-cell>
          <table:table-cell office:value-type="float" office:value="-0.000267134" calcext:value-type="float">
            <text:p>-0.00026713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0123699" calcext:value-type="float">
            <text:p>-0.0123699</text:p>
          </table:table-cell>
          <table:table-cell office:value-type="float" office:value="-0.450747" calcext:value-type="float">
            <text:p>-0.450747</text:p>
          </table:table-cell>
          <table:table-cell office:value-type="float" office:value="-0.370197" calcext:value-type="float">
            <text:p>-0.370197</text:p>
          </table:table-cell>
          <table:table-cell office:value-type="float" office:value="-0.0719913" calcext:value-type="float">
            <text:p>-0.0719913</text:p>
          </table:table-cell>
          <table:table-cell office:value-type="float" office:value="-0.000267091" calcext:value-type="float">
            <text:p>-0.000267091</text:p>
          </table:table-cell>
          <table:table-cell office:value-type="float" office:value="0.000267091" calcext:value-type="float">
            <text:p>0.000267091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0.000000000712196" calcext:value-type="float">
            <text:p>-7.12196E-10</text:p>
          </table:table-cell>
          <table:table-cell office:value-type="float" office:value="-0.434781" calcext:value-type="float">
            <text:p>-0.434781</text:p>
          </table:table-cell>
          <table:table-cell office:value-type="float" office:value="-0.355514" calcext:value-type="float">
            <text:p>-0.355514</text:p>
          </table:table-cell>
          <table:table-cell office:value-type="float" office:value="-0.060135" calcext:value-type="float">
            <text:p>-0.060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6.4851E-022" calcext:value-type="float">
            <text:p>-6.4851E-22</text:p>
          </table:table-cell>
          <table:table-cell office:value-type="float" office:value="-0.440108" calcext:value-type="float">
            <text:p>-0.440108</text:p>
          </table:table-cell>
          <table:table-cell office:value-type="float" office:value="-0.360408" calcext:value-type="float">
            <text:p>-0.360408</text:p>
          </table:table-cell>
          <table:table-cell office:value-type="float" office:value="-0.0640871" calcext:value-type="float">
            <text:p>-0.0640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123699" calcext:value-type="float">
            <text:p>0.0123699</text:p>
          </table:table-cell>
          <table:table-cell office:value-type="float" office:value="-0.440131" calcext:value-type="float">
            <text:p>-0.440131</text:p>
          </table:table-cell>
          <table:table-cell office:value-type="float" office:value="-0.360409" calcext:value-type="float">
            <text:p>-0.360409</text:p>
          </table:table-cell>
          <table:table-cell office:value-type="float" office:value="-0.0640875" calcext:value-type="float">
            <text:p>-0.0640875</text:p>
          </table:table-cell>
          <table:table-cell office:value-type="float" office:value="0.000267065" calcext:value-type="float">
            <text:p>0.000267065</text:p>
          </table:table-cell>
          <table:table-cell office:value-type="float" office:value="-0.000267116" calcext:value-type="float">
            <text:p>-0.000267116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20627" calcext:value-type="float">
            <text:p>0.0020627</text:p>
          </table:table-cell>
          <table:table-cell office:value-type="float" office:value="-0.434812" calcext:value-type="float">
            <text:p>-0.434812</text:p>
          </table:table-cell>
          <table:table-cell office:value-type="float" office:value="-0.355531" calcext:value-type="float">
            <text:p>-0.355531</text:p>
          </table:table-cell>
          <table:table-cell office:value-type="float" office:value="-0.0601527" calcext:value-type="float">
            <text:p>-0.0601527</text:p>
          </table:table-cell>
          <table:table-cell office:value-type="float" office:value="0.0000444952" calcext:value-type="float">
            <text:p>4.44952E-05</text:p>
          </table:table-cell>
          <table:table-cell office:value-type="float" office:value="-0.0000445649" calcext:value-type="float">
            <text:p>-4.45649E-05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-0.0144325" calcext:value-type="float">
            <text:p>-0.0144325</text:p>
          </table:table-cell>
          <table:table-cell office:value-type="float" office:value="-0.445433" calcext:value-type="float">
            <text:p>-0.445433</text:p>
          </table:table-cell>
          <table:table-cell office:value-type="float" office:value="-0.36532" calcext:value-type="float">
            <text:p>-0.36532</text:p>
          </table:table-cell>
          <table:table-cell office:value-type="float" office:value="-0.0680564" calcext:value-type="float">
            <text:p>-0.0680564</text:p>
          </table:table-cell>
          <table:table-cell office:value-type="float" office:value="-0.000311613" calcext:value-type="float">
            <text:p>-0.000311613</text:p>
          </table:table-cell>
          <table:table-cell office:value-type="float" office:value="0.000311613" calcext:value-type="float">
            <text:p>0.000311613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123707" calcext:value-type="float">
            <text:p>0.0123707</text:p>
          </table:table-cell>
          <table:table-cell office:value-type="float" office:value="-0.440148" calcext:value-type="float">
            <text:p>-0.440148</text:p>
          </table:table-cell>
          <table:table-cell office:value-type="float" office:value="-0.360426" calcext:value-type="float">
            <text:p>-0.360426</text:p>
          </table:table-cell>
          <table:table-cell office:value-type="float" office:value="-0.0641047" calcext:value-type="float">
            <text:p>-0.0641047</text:p>
          </table:table-cell>
          <table:table-cell office:value-type="float" office:value="0.000267071" calcext:value-type="float">
            <text:p>0.000267071</text:p>
          </table:table-cell>
          <table:table-cell office:value-type="float" office:value="-0.000267122" calcext:value-type="float">
            <text:p>-0.000267122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-0.0123699" calcext:value-type="float">
            <text:p>-0.0123699</text:p>
          </table:table-cell>
          <table:table-cell office:value-type="float" office:value="-0.44542" calcext:value-type="float">
            <text:p>-0.44542</text:p>
          </table:table-cell>
          <table:table-cell office:value-type="float" office:value="-0.365303" calcext:value-type="float">
            <text:p>-0.365303</text:p>
          </table:table-cell>
          <table:table-cell office:value-type="float" office:value="-0.0680392" calcext:value-type="float">
            <text:p>-0.0680392</text:p>
          </table:table-cell>
          <table:table-cell office:value-type="float" office:value="-0.000267091" calcext:value-type="float">
            <text:p>-0.000267091</text:p>
          </table:table-cell>
          <table:table-cell office:value-type="float" office:value="0.000267091" calcext:value-type="float">
            <text:p>0.00026709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23715" calcext:value-type="float">
            <text:p>0.0123715</text:p>
          </table:table-cell>
          <table:table-cell office:value-type="float" office:value="-0.429496" calcext:value-type="float">
            <text:p>-0.429496</text:p>
          </table:table-cell>
          <table:table-cell office:value-type="float" office:value="-0.350636" calcext:value-type="float">
            <text:p>-0.350636</text:p>
          </table:table-cell>
          <table:table-cell office:value-type="float" office:value="-0.0562005" calcext:value-type="float">
            <text:p>-0.0562005</text:p>
          </table:table-cell>
          <table:table-cell office:value-type="float" office:value="0.000267083" calcext:value-type="float">
            <text:p>0.000267083</text:p>
          </table:table-cell>
          <table:table-cell office:value-type="float" office:value="-0.000267134" calcext:value-type="float">
            <text:p>-0.000267134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-0.0123707" calcext:value-type="float">
            <text:p>-0.0123707</text:p>
          </table:table-cell>
          <table:table-cell office:value-type="float" office:value="-0.445436" calcext:value-type="float">
            <text:p>-0.445436</text:p>
          </table:table-cell>
          <table:table-cell office:value-type="float" office:value="-0.36532" calcext:value-type="float">
            <text:p>-0.36532</text:p>
          </table:table-cell>
          <table:table-cell office:value-type="float" office:value="-0.0680564" calcext:value-type="float">
            <text:p>-0.0680564</text:p>
          </table:table-cell>
          <table:table-cell office:value-type="float" office:value="-0.000267097" calcext:value-type="float">
            <text:p>-0.000267097</text:p>
          </table:table-cell>
          <table:table-cell office:value-type="float" office:value="0.000267097" calcext:value-type="float">
            <text:p>0.000267097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9.26442E-023" calcext:value-type="float">
            <text:p>9.26442E-23</text:p>
          </table:table-cell>
          <table:table-cell office:value-type="float" office:value="-0.440125" calcext:value-type="float">
            <text:p>-0.440125</text:p>
          </table:table-cell>
          <table:table-cell office:value-type="float" office:value="-0.360426" calcext:value-type="float">
            <text:p>-0.360426</text:p>
          </table:table-cell>
          <table:table-cell office:value-type="float" office:value="-0.0641043" calcext:value-type="float">
            <text:p>-0.0641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9.26442E-023" calcext:value-type="float">
            <text:p>9.26442E-23</text:p>
          </table:table-cell>
          <table:table-cell office:value-type="float" office:value="-0.440125" calcext:value-type="float">
            <text:p>-0.440125</text:p>
          </table:table-cell>
          <table:table-cell office:value-type="float" office:value="-0.360426" calcext:value-type="float">
            <text:p>-0.360426</text:p>
          </table:table-cell>
          <table:table-cell office:value-type="float" office:value="-0.0641043" calcext:value-type="float">
            <text:p>-0.0641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9.26442E-023" calcext:value-type="float">
            <text:p>9.26442E-23</text:p>
          </table:table-cell>
          <table:table-cell office:value-type="float" office:value="-0.440125" calcext:value-type="float">
            <text:p>-0.440125</text:p>
          </table:table-cell>
          <table:table-cell office:value-type="float" office:value="-0.360426" calcext:value-type="float">
            <text:p>-0.360426</text:p>
          </table:table-cell>
          <table:table-cell office:value-type="float" office:value="-0.0641043" calcext:value-type="float">
            <text:p>-0.0641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000000000703785" calcext:value-type="float">
            <text:p>-7.03785E-10</text:p>
          </table:table-cell>
          <table:table-cell office:value-type="float" office:value="-0.434817" calcext:value-type="float">
            <text:p>-0.434817</text:p>
          </table:table-cell>
          <table:table-cell office:value-type="float" office:value="-0.355547" calcext:value-type="float">
            <text:p>-0.355547</text:p>
          </table:table-cell>
          <table:table-cell office:value-type="float" office:value="-0.0601693" calcext:value-type="float">
            <text:p>-0.06016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-0.0123699" calcext:value-type="float">
            <text:p>-0.0123699</text:p>
          </table:table-cell>
          <table:table-cell office:value-type="float" office:value="-0.45077" calcext:value-type="float">
            <text:p>-0.45077</text:p>
          </table:table-cell>
          <table:table-cell office:value-type="float" office:value="-0.370216" calcext:value-type="float">
            <text:p>-0.370216</text:p>
          </table:table-cell>
          <table:table-cell office:value-type="float" office:value="-0.0720089" calcext:value-type="float">
            <text:p>-0.0720089</text:p>
          </table:table-cell>
          <table:table-cell office:value-type="float" office:value="-0.00026711" calcext:value-type="float">
            <text:p>-0.00026711</text:p>
          </table:table-cell>
          <table:table-cell office:value-type="float" office:value="0.000267059" calcext:value-type="float">
            <text:p>0.000267059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247438" calcext:value-type="float">
            <text:p>0.0247438</text:p>
          </table:table-cell>
          <table:table-cell office:value-type="float" office:value="-0.42953" calcext:value-type="float">
            <text:p>-0.42953</text:p>
          </table:table-cell>
          <table:table-cell office:value-type="float" office:value="-0.350652" calcext:value-type="float">
            <text:p>-0.350652</text:p>
          </table:table-cell>
          <table:table-cell office:value-type="float" office:value="-0.0562176" calcext:value-type="float">
            <text:p>-0.0562176</text:p>
          </table:table-cell>
          <table:table-cell office:value-type="float" office:value="0.000534192" calcext:value-type="float">
            <text:p>0.000534192</text:p>
          </table:table-cell>
          <table:table-cell office:value-type="float" office:value="-0.000534243" calcext:value-type="float">
            <text:p>-0.00053424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00000000706586" calcext:value-type="float">
            <text:p>7.06586E-10</text:p>
          </table:table-cell>
          <table:table-cell office:value-type="float" office:value="-0.445475" calcext:value-type="float">
            <text:p>-0.445475</text:p>
          </table:table-cell>
          <table:table-cell office:value-type="float" office:value="-0.365338" calcext:value-type="float">
            <text:p>-0.365338</text:p>
          </table:table-cell>
          <table:table-cell office:value-type="float" office:value="-0.0680739" calcext:value-type="float">
            <text:p>-0.0680739</text:p>
          </table:table-cell>
          <table:table-cell table:number-columns-repeated="2" office:value-type="float" office:value="-0.0000000255879" calcext:value-type="float">
            <text:p>-2.55879E-08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-0.0123724" calcext:value-type="float">
            <text:p>-0.0123724</text:p>
          </table:table-cell>
          <table:table-cell office:value-type="float" office:value="-0.433935" calcext:value-type="float">
            <text:p>-0.433935</text:p>
          </table:table-cell>
          <table:table-cell office:value-type="float" office:value="-0.354751" calcext:value-type="float">
            <text:p>-0.354751</text:p>
          </table:table-cell>
          <table:table-cell office:value-type="float" office:value="-0.0595306" calcext:value-type="float">
            <text:p>-0.0595306</text:p>
          </table:table-cell>
          <table:table-cell office:value-type="float" office:value="-0.000267109" calcext:value-type="float">
            <text:p>-0.000267109</text:p>
          </table:table-cell>
          <table:table-cell office:value-type="float" office:value="0.000267109" calcext:value-type="float">
            <text:p>0.00026710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820536" calcext:value-type="float">
            <text:p>8.20536E-10</text:p>
          </table:table-cell>
          <table:table-cell office:value-type="float" office:value="-0.446375" calcext:value-type="float">
            <text:p>-0.446375</text:p>
          </table:table-cell>
          <table:table-cell office:value-type="float" office:value="-0.366174" calcext:value-type="float">
            <text:p>-0.366174</text:p>
          </table:table-cell>
          <table:table-cell office:value-type="float" office:value="-0.0687521" calcext:value-type="float">
            <text:p>-0.06875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-0.012374" calcext:value-type="float">
            <text:p>-0.012374</text:p>
          </table:table-cell>
          <table:table-cell office:value-type="float" office:value="-0.434847" calcext:value-type="float">
            <text:p>-0.434847</text:p>
          </table:table-cell>
          <table:table-cell office:value-type="float" office:value="-0.355584" calcext:value-type="float">
            <text:p>-0.355584</text:p>
          </table:table-cell>
          <table:table-cell office:value-type="float" office:value="-0.0602066" calcext:value-type="float">
            <text:p>-0.0602066</text:p>
          </table:table-cell>
          <table:table-cell office:value-type="float" office:value="-0.000267152" calcext:value-type="float">
            <text:p>-0.000267152</text:p>
          </table:table-cell>
          <table:table-cell office:value-type="float" office:value="0.000267101" calcext:value-type="float">
            <text:p>0.000267101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000000000700508" calcext:value-type="float">
            <text:p>7.00508E-10</text:p>
          </table:table-cell>
          <table:table-cell office:value-type="float" office:value="-0.445511" calcext:value-type="float">
            <text:p>-0.445511</text:p>
          </table:table-cell>
          <table:table-cell office:value-type="float" office:value="-0.365376" calcext:value-type="float">
            <text:p>-0.365376</text:p>
          </table:table-cell>
          <table:table-cell office:value-type="float" office:value="-0.0681108" calcext:value-type="float">
            <text:p>-0.0681108</text:p>
          </table:table-cell>
          <table:table-cell table:number-columns-repeated="2" office:value-type="float" office:value="-0.0000000255879" calcext:value-type="float">
            <text:p>-2.55879E-08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.57766E-015" calcext:value-type="float">
            <text:p>2.57766E-15</text:p>
          </table:table-cell>
          <table:table-cell office:value-type="float" office:value="-0.440187" calcext:value-type="float">
            <text:p>-0.440187</text:p>
          </table:table-cell>
          <table:table-cell office:value-type="float" office:value="-0.36048" calcext:value-type="float">
            <text:p>-0.36048</text:p>
          </table:table-cell>
          <table:table-cell office:value-type="float" office:value="-0.0641587" calcext:value-type="float">
            <text:p>-0.0641587</text:p>
          </table:table-cell>
          <table:table-cell table:number-columns-repeated="2" office:value-type="float" office:value="-0.0000000255879" calcext:value-type="float">
            <text:p>-2.55879E-08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0371234" calcext:value-type="float">
            <text:p>0.0371234</text:p>
          </table:table-cell>
          <table:table-cell office:value-type="float" office:value="-0.43495" calcext:value-type="float">
            <text:p>-0.43495</text:p>
          </table:table-cell>
          <table:table-cell office:value-type="float" office:value="-0.355602" calcext:value-type="float">
            <text:p>-0.355602</text:p>
          </table:table-cell>
          <table:table-cell office:value-type="float" office:value="-0.0602247" calcext:value-type="float">
            <text:p>-0.0602247</text:p>
          </table:table-cell>
          <table:table-cell office:value-type="float" office:value="0.000801282" calcext:value-type="float">
            <text:p>0.000801282</text:p>
          </table:table-cell>
          <table:table-cell office:value-type="float" office:value="-0.000801487" calcext:value-type="float">
            <text:p>-0.00080148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0371188" calcext:value-type="float">
            <text:p>-0.0371188</text:p>
          </table:table-cell>
          <table:table-cell office:value-type="float" office:value="-0.450788" calcext:value-type="float">
            <text:p>-0.450788</text:p>
          </table:table-cell>
          <table:table-cell office:value-type="float" office:value="-0.370271" calcext:value-type="float">
            <text:p>-0.370271</text:p>
          </table:table-cell>
          <table:table-cell office:value-type="float" office:value="-0.0720629" calcext:value-type="float">
            <text:p>-0.0720629</text:p>
          </table:table-cell>
          <table:table-cell office:value-type="float" office:value="-0.00080136" calcext:value-type="float">
            <text:p>-0.00080136</text:p>
          </table:table-cell>
          <table:table-cell office:value-type="float" office:value="0.000801309" calcext:value-type="float">
            <text:p>0.000801309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-0.000000000700508" calcext:value-type="float">
            <text:p>-7.00508E-10</text:p>
          </table:table-cell>
          <table:table-cell office:value-type="float" office:value="-0.434862" calcext:value-type="float">
            <text:p>-0.434862</text:p>
          </table:table-cell>
          <table:table-cell office:value-type="float" office:value="-0.355584" calcext:value-type="float">
            <text:p>-0.355584</text:p>
          </table:table-cell>
          <table:table-cell office:value-type="float" office:value="-0.0602066" calcext:value-type="float">
            <text:p>-0.0602066</text:p>
          </table:table-cell>
          <table:table-cell table:number-columns-repeated="2" office:value-type="float" office:value="-0.0000000255879" calcext:value-type="float">
            <text:p>-2.55879E-08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24744" calcext:value-type="float">
            <text:p>0.024744</text:p>
          </table:table-cell>
          <table:table-cell office:value-type="float" office:value="-0.445527" calcext:value-type="float">
            <text:p>-0.445527</text:p>
          </table:table-cell>
          <table:table-cell office:value-type="float" office:value="-0.365358" calcext:value-type="float">
            <text:p>-0.365358</text:p>
          </table:table-cell>
          <table:table-cell office:value-type="float" office:value="-0.0680938" calcext:value-type="float">
            <text:p>-0.0680938</text:p>
          </table:table-cell>
          <table:table-cell office:value-type="float" office:value="0.000534182" calcext:value-type="float">
            <text:p>0.000534182</text:p>
          </table:table-cell>
          <table:table-cell office:value-type="float" office:value="-0.000534233" calcext:value-type="float">
            <text:p>-0.000534233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-0.0123724" calcext:value-type="float">
            <text:p>-0.0123724</text:p>
          </table:table-cell>
          <table:table-cell office:value-type="float" office:value="-0.434822" calcext:value-type="float">
            <text:p>-0.434822</text:p>
          </table:table-cell>
          <table:table-cell office:value-type="float" office:value="-0.355567" calcext:value-type="float">
            <text:p>-0.355567</text:p>
          </table:table-cell>
          <table:table-cell office:value-type="float" office:value="-0.0601892" calcext:value-type="float">
            <text:p>-0.0601892</text:p>
          </table:table-cell>
          <table:table-cell office:value-type="float" office:value="-0.000267109" calcext:value-type="float">
            <text:p>-0.000267109</text:p>
          </table:table-cell>
          <table:table-cell office:value-type="float" office:value="0.000267109" calcext:value-type="float">
            <text:p>0.000267109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-0.0123724" calcext:value-type="float">
            <text:p>-0.0123724</text:p>
          </table:table-cell>
          <table:table-cell office:value-type="float" office:value="-0.440154" calcext:value-type="float">
            <text:p>-0.440154</text:p>
          </table:table-cell>
          <table:table-cell office:value-type="float" office:value="-0.360463" calcext:value-type="float">
            <text:p>-0.360463</text:p>
          </table:table-cell>
          <table:table-cell office:value-type="float" office:value="-0.0641417" calcext:value-type="float">
            <text:p>-0.0641417</text:p>
          </table:table-cell>
          <table:table-cell office:value-type="float" office:value="-0.000267135" calcext:value-type="float">
            <text:p>-0.000267135</text:p>
          </table:table-cell>
          <table:table-cell office:value-type="float" office:value="0.000267084" calcext:value-type="float">
            <text:p>0.00026708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247448" calcext:value-type="float">
            <text:p>0.0247448</text:p>
          </table:table-cell>
          <table:table-cell office:value-type="float" office:value="-0.440201" calcext:value-type="float">
            <text:p>-0.440201</text:p>
          </table:table-cell>
          <table:table-cell office:value-type="float" office:value="-0.360463" calcext:value-type="float">
            <text:p>-0.360463</text:p>
          </table:table-cell>
          <table:table-cell office:value-type="float" office:value="-0.0641417" calcext:value-type="float">
            <text:p>-0.0641417</text:p>
          </table:table-cell>
          <table:table-cell office:value-type="float" office:value="0.000534193" calcext:value-type="float">
            <text:p>0.000534193</text:p>
          </table:table-cell>
          <table:table-cell office:value-type="float" office:value="-0.000534245" calcext:value-type="float">
            <text:p>-0.000534245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-0.0247421" calcext:value-type="float">
            <text:p>-0.0247421</text:p>
          </table:table-cell>
          <table:table-cell office:value-type="float" office:value="-0.446333" calcext:value-type="float">
            <text:p>-0.446333</text:p>
          </table:table-cell>
          <table:table-cell office:value-type="float" office:value="-0.366154" calcext:value-type="float">
            <text:p>-0.366154</text:p>
          </table:table-cell>
          <table:table-cell office:value-type="float" office:value="-0.0687326" calcext:value-type="float">
            <text:p>-0.0687326</text:p>
          </table:table-cell>
          <table:table-cell office:value-type="float" office:value="-0.000534217" calcext:value-type="float">
            <text:p>-0.000534217</text:p>
          </table:table-cell>
          <table:table-cell office:value-type="float" office:value="0.000534166" calcext:value-type="float">
            <text:p>0.000534166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-0.00206192" calcext:value-type="float">
            <text:p>-0.00206192</text:p>
          </table:table-cell>
          <table:table-cell office:value-type="float" office:value="-0.433936" calcext:value-type="float">
            <text:p>-0.433936</text:p>
          </table:table-cell>
          <table:table-cell office:value-type="float" office:value="-0.354732" calcext:value-type="float">
            <text:p>-0.354732</text:p>
          </table:table-cell>
          <table:table-cell office:value-type="float" office:value="-0.0595112" calcext:value-type="float">
            <text:p>-0.0595112</text:p>
          </table:table-cell>
          <table:table-cell office:value-type="float" office:value="-0.0000445519" calcext:value-type="float">
            <text:p>-4.45519E-05</text:p>
          </table:table-cell>
          <table:table-cell office:value-type="float" office:value="0.0000444823" calcext:value-type="float">
            <text:p>4.44823E-05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144334" calcext:value-type="float">
            <text:p>0.0144334</text:p>
          </table:table-cell>
          <table:table-cell office:value-type="float" office:value="-0.440161" calcext:value-type="float">
            <text:p>-0.440161</text:p>
          </table:table-cell>
          <table:table-cell office:value-type="float" office:value="-0.360443" calcext:value-type="float">
            <text:p>-0.360443</text:p>
          </table:table-cell>
          <table:table-cell office:value-type="float" office:value="-0.0641214" calcext:value-type="float">
            <text:p>-0.0641214</text:p>
          </table:table-cell>
          <table:table-cell office:value-type="float" office:value="0.00031162" calcext:value-type="float">
            <text:p>0.00031162</text:p>
          </table:table-cell>
          <table:table-cell office:value-type="float" office:value="-0.00031162" calcext:value-type="float">
            <text:p>-0.00031162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-0.000000000816718" calcext:value-type="float">
            <text:p>-8.16718E-10</text:p>
          </table:table-cell>
          <table:table-cell office:value-type="float" office:value="-0.433951" calcext:value-type="float">
            <text:p>-0.433951</text:p>
          </table:table-cell>
          <table:table-cell office:value-type="float" office:value="-0.354751" calcext:value-type="float">
            <text:p>-0.354751</text:p>
          </table:table-cell>
          <table:table-cell office:value-type="float" office:value="-0.0595306" calcext:value-type="float">
            <text:p>-0.05953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-0.0123724" calcext:value-type="float">
            <text:p>-0.0123724</text:p>
          </table:table-cell>
          <table:table-cell office:value-type="float" office:value="-0.446366" calcext:value-type="float">
            <text:p>-0.446366</text:p>
          </table:table-cell>
          <table:table-cell office:value-type="float" office:value="-0.366174" calcext:value-type="float">
            <text:p>-0.366174</text:p>
          </table:table-cell>
          <table:table-cell office:value-type="float" office:value="-0.0687525" calcext:value-type="float">
            <text:p>-0.0687525</text:p>
          </table:table-cell>
          <table:table-cell office:value-type="float" office:value="-0.000267135" calcext:value-type="float">
            <text:p>-0.000267135</text:p>
          </table:table-cell>
          <table:table-cell office:value-type="float" office:value="0.000267084" calcext:value-type="float">
            <text:p>0.00026708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-0.0144314" calcext:value-type="float">
            <text:p>-0.0144314</text:p>
          </table:table-cell>
          <table:table-cell office:value-type="float" office:value="-0.446373" calcext:value-type="float">
            <text:p>-0.446373</text:p>
          </table:table-cell>
          <table:table-cell office:value-type="float" office:value="-0.366155" calcext:value-type="float">
            <text:p>-0.366155</text:p>
          </table:table-cell>
          <table:table-cell office:value-type="float" office:value="-0.0687341" calcext:value-type="float">
            <text:p>-0.0687341</text:p>
          </table:table-cell>
          <table:table-cell office:value-type="float" office:value="-0.00031171" calcext:value-type="float">
            <text:p>-0.00031171</text:p>
          </table:table-cell>
          <table:table-cell office:value-type="float" office:value="0.00031147" calcext:value-type="float">
            <text:p>0.00031147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0144336" calcext:value-type="float">
            <text:p>0.0144336</text:p>
          </table:table-cell>
          <table:table-cell office:value-type="float" office:value="-0.427764" calcext:value-type="float">
            <text:p>-0.427764</text:p>
          </table:table-cell>
          <table:table-cell office:value-type="float" office:value="-0.34904" calcext:value-type="float">
            <text:p>-0.34904</text:p>
          </table:table-cell>
          <table:table-cell office:value-type="float" office:value="-0.0549202" calcext:value-type="float">
            <text:p>-0.0549202</text:p>
          </table:table-cell>
          <table:table-cell office:value-type="float" office:value="0.000311589" calcext:value-type="float">
            <text:p>0.000311589</text:p>
          </table:table-cell>
          <table:table-cell office:value-type="float" office:value="-0.00031164" calcext:value-type="float">
            <text:p>-0.00031164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-0.0123724" calcext:value-type="float">
            <text:p>-0.0123724</text:p>
          </table:table-cell>
          <table:table-cell office:value-type="float" office:value="-0.446388" calcext:value-type="float">
            <text:p>-0.446388</text:p>
          </table:table-cell>
          <table:table-cell office:value-type="float" office:value="-0.366176" calcext:value-type="float">
            <text:p>-0.366176</text:p>
          </table:table-cell>
          <table:table-cell office:value-type="float" office:value="-0.0687537" calcext:value-type="float">
            <text:p>-0.0687537</text:p>
          </table:table-cell>
          <table:table-cell office:value-type="float" office:value="-0.000267212" calcext:value-type="float">
            <text:p>-0.000267212</text:p>
          </table:table-cell>
          <table:table-cell office:value-type="float" office:value="0.000267007" calcext:value-type="float">
            <text:p>0.000267007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0247448" calcext:value-type="float">
            <text:p>0.0247448</text:p>
          </table:table-cell>
          <table:table-cell office:value-type="float" office:value="-0.440194" calcext:value-type="float">
            <text:p>-0.440194</text:p>
          </table:table-cell>
          <table:table-cell office:value-type="float" office:value="-0.360463" calcext:value-type="float">
            <text:p>-0.360463</text:p>
          </table:table-cell>
          <table:table-cell office:value-type="float" office:value="-0.0641413" calcext:value-type="float">
            <text:p>-0.0641413</text:p>
          </table:table-cell>
          <table:table-cell office:value-type="float" office:value="0.000534219" calcext:value-type="float">
            <text:p>0.000534219</text:p>
          </table:table-cell>
          <table:table-cell office:value-type="float" office:value="-0.000534219" calcext:value-type="float">
            <text:p>-0.00053421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0.000000000697705" calcext:value-type="float">
            <text:p>-6.97705E-10</text:p>
          </table:table-cell>
          <table:table-cell office:value-type="float" office:value="-0.434856" calcext:value-type="float">
            <text:p>-0.434856</text:p>
          </table:table-cell>
          <table:table-cell office:value-type="float" office:value="-0.355584" calcext:value-type="float">
            <text:p>-0.355584</text:p>
          </table:table-cell>
          <table:table-cell office:value-type="float" office:value="-0.0602062" calcext:value-type="float">
            <text:p>-0.0602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-0.0123716" calcext:value-type="float">
            <text:p>-0.0123716</text:p>
          </table:table-cell>
          <table:table-cell office:value-type="float" office:value="-0.450804" calcext:value-type="float">
            <text:p>-0.450804</text:p>
          </table:table-cell>
          <table:table-cell office:value-type="float" office:value="-0.370254" calcext:value-type="float">
            <text:p>-0.370254</text:p>
          </table:table-cell>
          <table:table-cell office:value-type="float" office:value="-0.0720459" calcext:value-type="float">
            <text:p>-0.0720459</text:p>
          </table:table-cell>
          <table:table-cell office:value-type="float" office:value="-0.000267124" calcext:value-type="float">
            <text:p>-0.000267124</text:p>
          </table:table-cell>
          <table:table-cell office:value-type="float" office:value="0.000267072" calcext:value-type="float">
            <text:p>0.000267072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0247471" calcext:value-type="float">
            <text:p>0.0247471</text:p>
          </table:table-cell>
          <table:table-cell office:value-type="float" office:value="-0.42957" calcext:value-type="float">
            <text:p>-0.42957</text:p>
          </table:table-cell>
          <table:table-cell office:value-type="float" office:value="-0.350688" calcext:value-type="float">
            <text:p>-0.350688</text:p>
          </table:table-cell>
          <table:table-cell office:value-type="float" office:value="-0.0562545" calcext:value-type="float">
            <text:p>-0.0562545</text:p>
          </table:table-cell>
          <table:table-cell office:value-type="float" office:value="0.000534216" calcext:value-type="float">
            <text:p>0.000534216</text:p>
          </table:table-cell>
          <table:table-cell office:value-type="float" office:value="-0.000534267" calcext:value-type="float">
            <text:p>-0.000534267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-0.0391776" calcext:value-type="float">
            <text:p>-0.0391776</text:p>
          </table:table-cell>
          <table:table-cell office:value-type="float" office:value="-0.450798" calcext:value-type="float">
            <text:p>-0.450798</text:p>
          </table:table-cell>
          <table:table-cell office:value-type="float" office:value="-0.370255" calcext:value-type="float">
            <text:p>-0.370255</text:p>
          </table:table-cell>
          <table:table-cell office:value-type="float" office:value="-0.0720474" calcext:value-type="float">
            <text:p>-0.0720474</text:p>
          </table:table-cell>
          <table:table-cell office:value-type="float" office:value="-0.000845942" calcext:value-type="float">
            <text:p>-0.000845942</text:p>
          </table:table-cell>
          <table:table-cell office:value-type="float" office:value="0.000845702" calcext:value-type="float">
            <text:p>0.000845702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0144343" calcext:value-type="float">
            <text:p>0.0144343</text:p>
          </table:table-cell>
          <table:table-cell office:value-type="float" office:value="-0.441057" calcext:value-type="float">
            <text:p>-0.441057</text:p>
          </table:table-cell>
          <table:table-cell office:value-type="float" office:value="-0.361259" calcext:value-type="float">
            <text:p>-0.361259</text:p>
          </table:table-cell>
          <table:table-cell office:value-type="float" office:value="-0.0647805" calcext:value-type="float">
            <text:p>-0.0647805</text:p>
          </table:table-cell>
          <table:table-cell office:value-type="float" office:value="0.000311608" calcext:value-type="float">
            <text:p>0.000311608</text:p>
          </table:table-cell>
          <table:table-cell office:value-type="float" office:value="-0.000311659" calcext:value-type="float">
            <text:p>-0.000311659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0123724" calcext:value-type="float">
            <text:p>0.0123724</text:p>
          </table:table-cell>
          <table:table-cell office:value-type="float" office:value="-0.427754" calcext:value-type="float">
            <text:p>-0.427754</text:p>
          </table:table-cell>
          <table:table-cell office:value-type="float" office:value="-0.34904" calcext:value-type="float">
            <text:p>-0.34904</text:p>
          </table:table-cell>
          <table:table-cell office:value-type="float" office:value="-0.0549198" calcext:value-type="float">
            <text:p>-0.0549198</text:p>
          </table:table-cell>
          <table:table-cell office:value-type="float" office:value="0.000267109" calcext:value-type="float">
            <text:p>0.000267109</text:p>
          </table:table-cell>
          <table:table-cell office:value-type="float" office:value="-0.000267109" calcext:value-type="float">
            <text:p>-0.000267109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0.000000000820536" calcext:value-type="float">
            <text:p>8.20536E-10</text:p>
          </table:table-cell>
          <table:table-cell office:value-type="float" office:value="-0.446375" calcext:value-type="float">
            <text:p>-0.446375</text:p>
          </table:table-cell>
          <table:table-cell office:value-type="float" office:value="-0.366174" calcext:value-type="float">
            <text:p>-0.366174</text:p>
          </table:table-cell>
          <table:table-cell office:value-type="float" office:value="-0.0687521" calcext:value-type="float">
            <text:p>-0.06875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-0.0123724" calcext:value-type="float">
            <text:p>-0.0123724</text:p>
          </table:table-cell>
          <table:table-cell office:value-type="float" office:value="-0.440154" calcext:value-type="float">
            <text:p>-0.440154</text:p>
          </table:table-cell>
          <table:table-cell office:value-type="float" office:value="-0.360463" calcext:value-type="float">
            <text:p>-0.360463</text:p>
          </table:table-cell>
          <table:table-cell office:value-type="float" office:value="-0.0641417" calcext:value-type="float">
            <text:p>-0.0641417</text:p>
          </table:table-cell>
          <table:table-cell office:value-type="float" office:value="-0.000267135" calcext:value-type="float">
            <text:p>-0.000267135</text:p>
          </table:table-cell>
          <table:table-cell office:value-type="float" office:value="0.000267084" calcext:value-type="float">
            <text:p>0.000267084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-0.0020631" calcext:value-type="float">
            <text:p>-0.0020631</text:p>
          </table:table-cell>
          <table:table-cell office:value-type="float" office:value="-0.434863" calcext:value-type="float">
            <text:p>-0.434863</text:p>
          </table:table-cell>
          <table:table-cell office:value-type="float" office:value="-0.355584" calcext:value-type="float">
            <text:p>-0.355584</text:p>
          </table:table-cell>
          <table:table-cell office:value-type="float" office:value="-0.0602068" calcext:value-type="float">
            <text:p>-0.0602068</text:p>
          </table:table-cell>
          <table:table-cell office:value-type="float" office:value="-0.0000445672" calcext:value-type="float">
            <text:p>-4.45672E-05</text:p>
          </table:table-cell>
          <table:table-cell office:value-type="float" office:value="0.0000444975" calcext:value-type="float">
            <text:p>4.44975E-05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0.0020622" calcext:value-type="float">
            <text:p>0.0020622</text:p>
          </table:table-cell>
          <table:table-cell office:value-type="float" office:value="-0.445513" calcext:value-type="float">
            <text:p>-0.445513</text:p>
          </table:table-cell>
          <table:table-cell office:value-type="float" office:value="-0.365376" calcext:value-type="float">
            <text:p>-0.365376</text:p>
          </table:table-cell>
          <table:table-cell office:value-type="float" office:value="-0.0681108" calcext:value-type="float">
            <text:p>-0.0681108</text:p>
          </table:table-cell>
          <table:table-cell office:value-type="float" office:value="0.0000444936" calcext:value-type="float">
            <text:p>4.44936E-05</text:p>
          </table:table-cell>
          <table:table-cell office:value-type="float" office:value="-0.0000445448" calcext:value-type="float">
            <text:p>-4.45448E-0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0.000000774734" calcext:value-type="float">
            <text:p>-7.74734E-07</text:p>
          </table:table-cell>
          <table:table-cell office:value-type="float" office:value="-0.434881" calcext:value-type="float">
            <text:p>-0.434881</text:p>
          </table:table-cell>
          <table:table-cell office:value-type="float" office:value="-0.355601" calcext:value-type="float">
            <text:p>-0.355601</text:p>
          </table:table-cell>
          <table:table-cell office:value-type="float" office:value="-0.0602235" calcext:value-type="float">
            <text:p>-0.0602235</text:p>
          </table:table-cell>
          <table:table-cell office:value-type="float" office:value="-0.0000000366671" calcext:value-type="float">
            <text:p>-3.66671E-08</text:p>
          </table:table-cell>
          <table:table-cell office:value-type="float" office:value="-0.0000000145086" calcext:value-type="float">
            <text:p>-1.45086E-08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012374" calcext:value-type="float">
            <text:p>0.012374</text:p>
          </table:table-cell>
          <table:table-cell office:value-type="float" office:value="-0.445535" calcext:value-type="float">
            <text:p>-0.445535</text:p>
          </table:table-cell>
          <table:table-cell office:value-type="float" office:value="-0.365392" calcext:value-type="float">
            <text:p>-0.365392</text:p>
          </table:table-cell>
          <table:table-cell office:value-type="float" office:value="-0.0681274" calcext:value-type="float">
            <text:p>-0.0681274</text:p>
          </table:table-cell>
          <table:table-cell office:value-type="float" office:value="0.000267121" calcext:value-type="float">
            <text:p>0.000267121</text:p>
          </table:table-cell>
          <table:table-cell office:value-type="float" office:value="-0.000267121" calcext:value-type="float">
            <text:p>-0.000267121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-0.012374" calcext:value-type="float">
            <text:p>-0.012374</text:p>
          </table:table-cell>
          <table:table-cell office:value-type="float" office:value="-0.440188" calcext:value-type="float">
            <text:p>-0.440188</text:p>
          </table:table-cell>
          <table:table-cell office:value-type="float" office:value="-0.360497" calcext:value-type="float">
            <text:p>-0.360497</text:p>
          </table:table-cell>
          <table:table-cell office:value-type="float" office:value="-0.0641756" calcext:value-type="float">
            <text:p>-0.0641756</text:p>
          </table:table-cell>
          <table:table-cell office:value-type="float" office:value="-0.000267146" calcext:value-type="float">
            <text:p>-0.000267146</text:p>
          </table:table-cell>
          <table:table-cell office:value-type="float" office:value="0.000267095" calcext:value-type="float">
            <text:p>0.000267095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0.0123749" calcext:value-type="float">
            <text:p>0.0123749</text:p>
          </table:table-cell>
          <table:table-cell office:value-type="float" office:value="-0.434023" calcext:value-type="float">
            <text:p>-0.434023</text:p>
          </table:table-cell>
          <table:table-cell office:value-type="float" office:value="-0.354804" calcext:value-type="float">
            <text:p>-0.354804</text:p>
          </table:table-cell>
          <table:table-cell office:value-type="float" office:value="-0.0595841" calcext:value-type="float">
            <text:p>-0.0595841</text:p>
          </table:table-cell>
          <table:table-cell office:value-type="float" office:value="0.000267127" calcext:value-type="float">
            <text:p>0.000267127</text:p>
          </table:table-cell>
          <table:table-cell office:value-type="float" office:value="-0.000267127" calcext:value-type="float">
            <text:p>-0.000267127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-0.0123749" calcext:value-type="float">
            <text:p>-0.0123749</text:p>
          </table:table-cell>
          <table:table-cell office:value-type="float" office:value="-0.446417" calcext:value-type="float">
            <text:p>-0.446417</text:p>
          </table:table-cell>
          <table:table-cell office:value-type="float" office:value="-0.366229" calcext:value-type="float">
            <text:p>-0.366229</text:p>
          </table:table-cell>
          <table:table-cell office:value-type="float" office:value="-0.0688061" calcext:value-type="float">
            <text:p>-0.0688061</text:p>
          </table:table-cell>
          <table:table-cell office:value-type="float" office:value="-0.000267153" calcext:value-type="float">
            <text:p>-0.000267153</text:p>
          </table:table-cell>
          <table:table-cell office:value-type="float" office:value="0.000267102" calcext:value-type="float">
            <text:p>0.000267102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-0.00206248" calcext:value-type="float">
            <text:p>-0.00206248</text:p>
          </table:table-cell>
          <table:table-cell office:value-type="float" office:value="-0.440223" calcext:value-type="float">
            <text:p>-0.440223</text:p>
          </table:table-cell>
          <table:table-cell office:value-type="float" office:value="-0.360517" calcext:value-type="float">
            <text:p>-0.360517</text:p>
          </table:table-cell>
          <table:table-cell office:value-type="float" office:value="-0.0641954" calcext:value-type="float">
            <text:p>-0.0641954</text:p>
          </table:table-cell>
          <table:table-cell office:value-type="float" office:value="-0.000044556" calcext:value-type="float">
            <text:p>-4.4556E-05</text:p>
          </table:table-cell>
          <table:table-cell office:value-type="float" office:value="0.0000444864" calcext:value-type="float">
            <text:p>4.44864E-05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0.00206248" calcext:value-type="float">
            <text:p>0.00206248</text:p>
          </table:table-cell>
          <table:table-cell office:value-type="float" office:value="-0.440226" calcext:value-type="float">
            <text:p>-0.440226</text:p>
          </table:table-cell>
          <table:table-cell office:value-type="float" office:value="-0.360517" calcext:value-type="float">
            <text:p>-0.360517</text:p>
          </table:table-cell>
          <table:table-cell office:value-type="float" office:value="-0.0641953" calcext:value-type="float">
            <text:p>-0.0641953</text:p>
          </table:table-cell>
          <table:table-cell office:value-type="float" office:value="0.0000444956" calcext:value-type="float">
            <text:p>4.44956E-05</text:p>
          </table:table-cell>
          <table:table-cell office:value-type="float" office:value="-0.0000445468" calcext:value-type="float">
            <text:p>-4.45468E-05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0.012374" calcext:value-type="float">
            <text:p>0.012374</text:p>
          </table:table-cell>
          <table:table-cell office:value-type="float" office:value="-0.446423" calcext:value-type="float">
            <text:p>-0.446423</text:p>
          </table:table-cell>
          <table:table-cell office:value-type="float" office:value="-0.366208" calcext:value-type="float">
            <text:p>-0.366208</text:p>
          </table:table-cell>
          <table:table-cell office:value-type="float" office:value="-0.068786" calcext:value-type="float">
            <text:p>-0.068786</text:p>
          </table:table-cell>
          <table:table-cell office:value-type="float" office:value="0.000267121" calcext:value-type="float">
            <text:p>0.000267121</text:p>
          </table:table-cell>
          <table:table-cell office:value-type="float" office:value="-0.000267121" calcext:value-type="float">
            <text:p>-0.000267121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-0.0123773" calcext:value-type="float">
            <text:p>-0.0123773</text:p>
          </table:table-cell>
          <table:table-cell office:value-type="float" office:value="-0.422488" calcext:value-type="float">
            <text:p>-0.422488</text:p>
          </table:table-cell>
          <table:table-cell office:value-type="float" office:value="-0.34421" calcext:value-type="float">
            <text:p>-0.34421</text:p>
          </table:table-cell>
          <table:table-cell office:value-type="float" office:value="-0.0510384" calcext:value-type="float">
            <text:p>-0.0510384</text:p>
          </table:table-cell>
          <table:table-cell office:value-type="float" office:value="-0.000267181" calcext:value-type="float">
            <text:p>-0.000267181</text:p>
          </table:table-cell>
          <table:table-cell office:value-type="float" office:value="0.00026713" calcext:value-type="float">
            <text:p>0.00026713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-0.0144357" calcext:value-type="float">
            <text:p>-0.0144357</text:p>
          </table:table-cell>
          <table:table-cell office:value-type="float" office:value="-0.457088" calcext:value-type="float">
            <text:p>-0.457088</text:p>
          </table:table-cell>
          <table:table-cell office:value-type="float" office:value="-0.376023" calcext:value-type="float">
            <text:p>-0.376023</text:p>
          </table:table-cell>
          <table:table-cell office:value-type="float" office:value="-0.0767117" calcext:value-type="float">
            <text:p>-0.0767117</text:p>
          </table:table-cell>
          <table:table-cell office:value-type="float" office:value="-0.000311745" calcext:value-type="float">
            <text:p>-0.000311745</text:p>
          </table:table-cell>
          <table:table-cell office:value-type="float" office:value="0.000311505" calcext:value-type="float">
            <text:p>0.00031150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268155" calcext:value-type="float">
            <text:p>0.0268155</text:p>
          </table:table-cell>
          <table:table-cell office:value-type="float" office:value="-0.424323" calcext:value-type="float">
            <text:p>-0.424323</text:p>
          </table:table-cell>
          <table:table-cell office:value-type="float" office:value="-0.345858" calcext:value-type="float">
            <text:p>-0.345858</text:p>
          </table:table-cell>
          <table:table-cell office:value-type="float" office:value="-0.0523721" calcext:value-type="float">
            <text:p>-0.0523721</text:p>
          </table:table-cell>
          <table:table-cell office:value-type="float" office:value="0.000578799" calcext:value-type="float">
            <text:p>0.000578799</text:p>
          </table:table-cell>
          <table:table-cell office:value-type="float" office:value="-0.000578799" calcext:value-type="float">
            <text:p>-0.000578799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-0.0247497" calcext:value-type="float">
            <text:p>-0.0247497</text:p>
          </table:table-cell>
          <table:table-cell office:value-type="float" office:value="-0.456197" calcext:value-type="float">
            <text:p>-0.456197</text:p>
          </table:table-cell>
          <table:table-cell office:value-type="float" office:value="-0.375224" calcext:value-type="float">
            <text:p>-0.375224</text:p>
          </table:table-cell>
          <table:table-cell office:value-type="float" office:value="-0.0760695" calcext:value-type="float">
            <text:p>-0.0760695</text:p>
          </table:table-cell>
          <table:table-cell office:value-type="float" office:value="-0.000534346" calcext:value-type="float">
            <text:p>-0.000534346</text:p>
          </table:table-cell>
          <table:table-cell office:value-type="float" office:value="0.000534141" calcext:value-type="float">
            <text:p>0.000534141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0.0247528" calcext:value-type="float">
            <text:p>0.0247528</text:p>
          </table:table-cell>
          <table:table-cell office:value-type="float" office:value="-0.429639" calcext:value-type="float">
            <text:p>-0.429639</text:p>
          </table:table-cell>
          <table:table-cell office:value-type="float" office:value="-0.350756" calcext:value-type="float">
            <text:p>-0.350756</text:p>
          </table:table-cell>
          <table:table-cell office:value-type="float" office:value="-0.0563242" calcext:value-type="float">
            <text:p>-0.0563242</text:p>
          </table:table-cell>
          <table:table-cell office:value-type="float" office:value="0.000534276" calcext:value-type="float">
            <text:p>0.000534276</text:p>
          </table:table-cell>
          <table:table-cell office:value-type="float" office:value="-0.000534276" calcext:value-type="float">
            <text:p>-0.000534276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0.000000000688812" calcext:value-type="float">
            <text:p>6.88812E-10</text:p>
          </table:table-cell>
          <table:table-cell office:value-type="float" office:value="-0.44557" calcext:value-type="float">
            <text:p>-0.44557</text:p>
          </table:table-cell>
          <table:table-cell office:value-type="float" office:value="-0.365446" calcext:value-type="float">
            <text:p>-0.365446</text:p>
          </table:table-cell>
          <table:table-cell office:value-type="float" office:value="-0.0681805" calcext:value-type="float">
            <text:p>-0.0681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0.0515882" calcext:value-type="float">
            <text:p>0.0515882</text:p>
          </table:table-cell>
          <table:table-cell office:value-type="float" office:value="-0.42366" calcext:value-type="float">
            <text:p>-0.42366</text:p>
          </table:table-cell>
          <table:table-cell office:value-type="float" office:value="-0.345097" calcext:value-type="float">
            <text:p>-0.345097</text:p>
          </table:table-cell>
          <table:table-cell office:value-type="float" office:value="-0.0517723" calcext:value-type="float">
            <text:p>-0.0517723</text:p>
          </table:table-cell>
          <table:table-cell office:value-type="float" office:value="0.00111283" calcext:value-type="float">
            <text:p>0.00111283</text:p>
          </table:table-cell>
          <table:table-cell office:value-type="float" office:value="-0.00111371" calcext:value-type="float">
            <text:p>-0.00111371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0247698" calcext:value-type="float">
            <text:p>0.0247698</text:p>
          </table:table-cell>
          <table:table-cell office:value-type="float" office:value="-0.446853" calcext:value-type="float">
            <text:p>-0.446853</text:p>
          </table:table-cell>
          <table:table-cell office:value-type="float" office:value="-0.366363" calcext:value-type="float">
            <text:p>-0.366363</text:p>
          </table:table-cell>
          <table:table-cell office:value-type="float" office:value="-0.0689385" calcext:value-type="float">
            <text:p>-0.0689385</text:p>
          </table:table-cell>
          <table:table-cell office:value-type="float" office:value="0.000533469" calcext:value-type="float">
            <text:p>0.000533469</text:p>
          </table:table-cell>
          <table:table-cell office:value-type="float" office:value="-0.000535415" calcext:value-type="float">
            <text:p>-0.000535415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0.117672" calcext:value-type="float">
            <text:p>0.117672</text:p>
          </table:table-cell>
          <table:table-cell office:value-type="float" office:value="-0.436152" calcext:value-type="float">
            <text:p>-0.436152</text:p>
          </table:table-cell>
          <table:table-cell office:value-type="float" office:value="-0.35506" calcext:value-type="float">
            <text:p>-0.35506</text:p>
          </table:table-cell>
          <table:table-cell office:value-type="float" office:value="-0.0598444" calcext:value-type="float">
            <text:p>-0.0598444</text:p>
          </table:table-cell>
          <table:table-cell office:value-type="float" office:value="0.00253234" calcext:value-type="float">
            <text:p>0.00253234</text:p>
          </table:table-cell>
          <table:table-cell office:value-type="float" office:value="-0.0025449" calcext:value-type="float">
            <text:p>-0.0025449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0.103189" calcext:value-type="float">
            <text:p>0.103189</text:p>
          </table:table-cell>
          <table:table-cell office:value-type="float" office:value="-0.461596" calcext:value-type="float">
            <text:p>-0.461596</text:p>
          </table:table-cell>
          <table:table-cell office:value-type="float" office:value="-0.376414" calcext:value-type="float">
            <text:p>-0.376414</text:p>
          </table:table-cell>
          <table:table-cell office:value-type="float" office:value="-0.077092" calcext:value-type="float">
            <text:p>-0.077092</text:p>
          </table:table-cell>
          <table:table-cell office:value-type="float" office:value="0.00221174" calcext:value-type="float">
            <text:p>0.00221174</text:p>
          </table:table-cell>
          <table:table-cell office:value-type="float" office:value="-0.00224122" calcext:value-type="float">
            <text:p>-0.00224122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.140337" calcext:value-type="float">
            <text:p>0.140337</text:p>
          </table:table-cell>
          <table:table-cell office:value-type="float" office:value="-0.449772" calcext:value-type="float">
            <text:p>-0.449772</text:p>
          </table:table-cell>
          <table:table-cell office:value-type="float" office:value="-0.361152" calcext:value-type="float">
            <text:p>-0.361152</text:p>
          </table:table-cell>
          <table:table-cell office:value-type="float" office:value="-0.0648248" calcext:value-type="float">
            <text:p>-0.0648248</text:p>
          </table:table-cell>
          <table:table-cell office:value-type="float" office:value="0.00299607" calcext:value-type="float">
            <text:p>0.00299607</text:p>
          </table:table-cell>
          <table:table-cell office:value-type="float" office:value="-0.00305996" calcext:value-type="float">
            <text:p>-0.00305996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0.117799" calcext:value-type="float">
            <text:p>0.117799</text:p>
          </table:table-cell>
          <table:table-cell office:value-type="float" office:value="-0.433295" calcext:value-type="float">
            <text:p>-0.433295</text:p>
          </table:table-cell>
          <table:table-cell office:value-type="float" office:value="-0.341069" calcext:value-type="float">
            <text:p>-0.341069</text:p>
          </table:table-cell>
          <table:table-cell office:value-type="float" office:value="-0.048691" calcext:value-type="float">
            <text:p>-0.048691</text:p>
          </table:table-cell>
          <table:table-cell office:value-type="float" office:value="0.00248838" calcext:value-type="float">
            <text:p>0.00248838</text:p>
          </table:table-cell>
          <table:table-cell office:value-type="float" office:value="-0.00259124" calcext:value-type="float">
            <text:p>-0.0025912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128087" calcext:value-type="float">
            <text:p>0.128087</text:p>
          </table:table-cell>
          <table:table-cell office:value-type="float" office:value="-0.473693" calcext:value-type="float">
            <text:p>-0.473693</text:p>
          </table:table-cell>
          <table:table-cell office:value-type="float" office:value="-0.37169" calcext:value-type="float">
            <text:p>-0.37169</text:p>
          </table:table-cell>
          <table:table-cell office:value-type="float" office:value="-0.0734594" calcext:value-type="float">
            <text:p>-0.0734594</text:p>
          </table:table-cell>
          <table:table-cell office:value-type="float" office:value="0.00268411" calcext:value-type="float">
            <text:p>0.00268411</text:p>
          </table:table-cell>
          <table:table-cell office:value-type="float" office:value="-0.00283985" calcext:value-type="float">
            <text:p>-0.00283985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0.0908398" calcext:value-type="float">
            <text:p>0.0908398</text:p>
          </table:table-cell>
          <table:table-cell office:value-type="float" office:value="-0.480884" calcext:value-type="float">
            <text:p>-0.480884</text:p>
          </table:table-cell>
          <table:table-cell office:value-type="float" office:value="-0.37282" calcext:value-type="float">
            <text:p>-0.37282</text:p>
          </table:table-cell>
          <table:table-cell office:value-type="float" office:value="-0.0744271" calcext:value-type="float">
            <text:p>-0.0744271</text:p>
          </table:table-cell>
          <table:table-cell office:value-type="float" office:value="0.00185954" calcext:value-type="float">
            <text:p>0.00185954</text:p>
          </table:table-cell>
          <table:table-cell office:value-type="float" office:value="-0.00205944" calcext:value-type="float">
            <text:p>-0.00205944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012524" calcext:value-type="float">
            <text:p>0.012524</text:p>
          </table:table-cell>
          <table:table-cell office:value-type="float" office:value="-0.454319" calcext:value-type="float">
            <text:p>-0.454319</text:p>
          </table:table-cell>
          <table:table-cell office:value-type="float" office:value="-0.347571" calcext:value-type="float">
            <text:p>-0.347571</text:p>
          </table:table-cell>
          <table:table-cell office:value-type="float" office:value="-0.0540799" calcext:value-type="float">
            <text:p>-0.0540799</text:p>
          </table:table-cell>
          <table:table-cell office:value-type="float" office:value="0.000165321" calcext:value-type="float">
            <text:p>0.000165321</text:p>
          </table:table-cell>
          <table:table-cell office:value-type="float" office:value="-0.000371674" calcext:value-type="float">
            <text:p>-0.000371674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-0.799115" calcext:value-type="float">
            <text:p>-0.799115</text:p>
          </table:table-cell>
          <table:table-cell office:value-type="float" office:value="-0.45545" calcext:value-type="float">
            <text:p>-0.45545</text:p>
          </table:table-cell>
          <table:table-cell office:value-type="float" office:value="-0.375536" calcext:value-type="float">
            <text:p>-0.375536</text:p>
          </table:table-cell>
          <table:table-cell office:value-type="float" office:value="-0.0763684" calcext:value-type="float">
            <text:p>-0.0763684</text:p>
          </table:table-cell>
          <table:table-cell office:value-type="float" office:value="-0.0172353" calcext:value-type="float">
            <text:p>-0.0172353</text:p>
          </table:table-cell>
          <table:table-cell office:value-type="float" office:value="0.0172353" calcext:value-type="float">
            <text:p>0.0172353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0.181731" calcext:value-type="float">
            <text:p>0.181731</text:p>
          </table:table-cell>
          <table:table-cell office:value-type="float" office:value="-0.436847" calcext:value-type="float">
            <text:p>-0.436847</text:p>
          </table:table-cell>
          <table:table-cell office:value-type="float" office:value="-0.356014" calcext:value-type="float">
            <text:p>-0.356014</text:p>
          </table:table-cell>
          <table:table-cell office:value-type="float" office:value="-0.0606407" calcext:value-type="float">
            <text:p>-0.0606407</text:p>
          </table:table-cell>
          <table:table-cell office:value-type="float" office:value="0.00391449" calcext:value-type="float">
            <text:p>0.00391449</text:p>
          </table:table-cell>
          <table:table-cell office:value-type="float" office:value="-0.00392405" calcext:value-type="float">
            <text:p>-0.00392405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486647" calcext:value-type="float">
            <text:p>0.486647</text:p>
          </table:table-cell>
          <table:table-cell office:value-type="float" office:value="-0.522038" calcext:value-type="float">
            <text:p>-0.522038</text:p>
          </table:table-cell>
          <table:table-cell office:value-type="float" office:value="-0.417228" calcext:value-type="float">
            <text:p>-0.417228</text:p>
          </table:table-cell>
          <table:table-cell office:value-type="float" office:value="-0.11019" calcext:value-type="float">
            <text:p>-0.11019</text:p>
          </table:table-cell>
          <table:table-cell office:value-type="float" office:value="0.0104324" calcext:value-type="float">
            <text:p>0.0104324</text:p>
          </table:table-cell>
          <table:table-cell office:value-type="float" office:value="-0.0105761" calcext:value-type="float">
            <text:p>-0.0105761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-0.681045" calcext:value-type="float">
            <text:p>-0.681045</text:p>
          </table:table-cell>
          <table:table-cell office:value-type="float" office:value="-0.384628" calcext:value-type="float">
            <text:p>-0.384628</text:p>
          </table:table-cell>
          <table:table-cell office:value-type="float" office:value="-0.310067" calcext:value-type="float">
            <text:p>-0.310067</text:p>
          </table:table-cell>
          <table:table-cell office:value-type="float" office:value="-0.0235278" calcext:value-type="float">
            <text:p>-0.0235278</text:p>
          </table:table-cell>
          <table:table-cell office:value-type="float" office:value="-0.0146949" calcext:value-type="float">
            <text:p>-0.0146949</text:p>
          </table:table-cell>
          <table:table-cell office:value-type="float" office:value="0.0146947" calcext:value-type="float">
            <text:p>0.0146947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0.204268" calcext:value-type="float">
            <text:p>0.204268</text:p>
          </table:table-cell>
          <table:table-cell office:value-type="float" office:value="-0.4528" calcext:value-type="float">
            <text:p>-0.4528</text:p>
          </table:table-cell>
          <table:table-cell office:value-type="float" office:value="-0.370528" calcext:value-type="float">
            <text:p>-0.370528</text:p>
          </table:table-cell>
          <table:table-cell office:value-type="float" office:value="-0.0723149" calcext:value-type="float">
            <text:p>-0.0723149</text:p>
          </table:table-cell>
          <table:table-cell office:value-type="float" office:value="0.00440264" calcext:value-type="float">
            <text:p>0.00440264</text:p>
          </table:table-cell>
          <table:table-cell office:value-type="float" office:value="-0.0044134" calcext:value-type="float">
            <text:p>-0.0044134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0.606677" calcext:value-type="float">
            <text:p>0.606677</text:p>
          </table:table-cell>
          <table:table-cell office:value-type="float" office:value="-0.460242" calcext:value-type="float">
            <text:p>-0.460242</text:p>
          </table:table-cell>
          <table:table-cell office:value-type="float" office:value="-0.352374" calcext:value-type="float">
            <text:p>-0.352374</text:p>
          </table:table-cell>
          <table:table-cell office:value-type="float" office:value="-0.057927" calcext:value-type="float">
            <text:p>-0.057927</text:p>
          </table:table-cell>
          <table:table-cell office:value-type="float" office:value="0.0129881" calcext:value-type="float">
            <text:p>0.0129881</text:p>
          </table:table-cell>
          <table:table-cell office:value-type="float" office:value="-0.0131944" calcext:value-type="float">
            <text:p>-0.0131944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-0.810966" calcext:value-type="float">
            <text:p>-0.810966</text:p>
          </table:table-cell>
          <table:table-cell office:value-type="float" office:value="-0.439353" calcext:value-type="float">
            <text:p>-0.439353</text:p>
          </table:table-cell>
          <table:table-cell office:value-type="float" office:value="-0.360655" calcext:value-type="float">
            <text:p>-0.360655</text:p>
          </table:table-cell>
          <table:table-cell office:value-type="float" office:value="-0.0643339" calcext:value-type="float">
            <text:p>-0.0643339</text:p>
          </table:table-cell>
          <table:table-cell office:value-type="float" office:value="-0.0174997" calcext:value-type="float">
            <text:p>-0.0174997</text:p>
          </table:table-cell>
          <table:table-cell office:value-type="float" office:value="0.0174994" calcext:value-type="float">
            <text:p>0.0174994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191883" calcext:value-type="float">
            <text:p>0.191883</text:p>
          </table:table-cell>
          <table:table-cell office:value-type="float" office:value="-0.448128" calcext:value-type="float">
            <text:p>-0.448128</text:p>
          </table:table-cell>
          <table:table-cell office:value-type="float" office:value="-0.366418" calcext:value-type="float">
            <text:p>-0.366418</text:p>
          </table:table-cell>
          <table:table-cell office:value-type="float" office:value="-0.0689924" calcext:value-type="float">
            <text:p>-0.0689924</text:p>
          </table:table-cell>
          <table:table-cell office:value-type="float" office:value="0.00413622" calcext:value-type="float">
            <text:p>0.00413622</text:p>
          </table:table-cell>
          <table:table-cell office:value-type="float" office:value="-0.00414555" calcext:value-type="float">
            <text:p>-0.00414555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0.0144198" calcext:value-type="float">
            <text:p>0.0144198</text:p>
          </table:table-cell>
          <table:table-cell office:value-type="float" office:value="-0.446343" calcext:value-type="float">
            <text:p>-0.446343</text:p>
          </table:table-cell>
          <table:table-cell office:value-type="float" office:value="-0.364764" calcext:value-type="float">
            <text:p>-0.364764</text:p>
          </table:table-cell>
          <table:table-cell office:value-type="float" office:value="-0.0676553" calcext:value-type="float">
            <text:p>-0.0676553</text:p>
          </table:table-cell>
          <table:table-cell office:value-type="float" office:value="0.000305889" calcext:value-type="float">
            <text:p>0.000305889</text:p>
          </table:table-cell>
          <table:table-cell office:value-type="float" office:value="-0.000316897" calcext:value-type="float">
            <text:p>-0.000316897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0.216432" calcext:value-type="float">
            <text:p>0.216432</text:p>
          </table:table-cell>
          <table:table-cell office:value-type="float" office:value="-0.465011" calcext:value-type="float">
            <text:p>-0.465011</text:p>
          </table:table-cell>
          <table:table-cell office:value-type="float" office:value="-0.376418" calcext:value-type="float">
            <text:p>-0.376418</text:p>
          </table:table-cell>
          <table:table-cell office:value-type="float" office:value="-0.0771084" calcext:value-type="float">
            <text:p>-0.0771084</text:p>
          </table:table-cell>
          <table:table-cell office:value-type="float" office:value="0.00464645" calcext:value-type="float">
            <text:p>0.00464645</text:p>
          </table:table-cell>
          <table:table-cell office:value-type="float" office:value="-0.0046994" calcext:value-type="float">
            <text:p>-0.0046994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-0.435182" calcext:value-type="float">
            <text:p>-0.435182</text:p>
          </table:table-cell>
          <table:table-cell office:value-type="float" office:value="-0.412229" calcext:value-type="float">
            <text:p>-0.412229</text:p>
          </table:table-cell>
          <table:table-cell office:value-type="float" office:value="-0.335222" calcext:value-type="float">
            <text:p>-0.335222</text:p>
          </table:table-cell>
          <table:table-cell office:value-type="float" office:value="-0.0437791" calcext:value-type="float">
            <text:p>-0.0437791</text:p>
          </table:table-cell>
          <table:table-cell office:value-type="float" office:value="-0.0093942" calcext:value-type="float">
            <text:p>-0.0093942</text:p>
          </table:table-cell>
          <table:table-cell office:value-type="float" office:value="0.00939374" calcext:value-type="float">
            <text:p>0.00939374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216609" calcext:value-type="float">
            <text:p>0.216609</text:p>
          </table:table-cell>
          <table:table-cell office:value-type="float" office:value="-0.431438" calcext:value-type="float">
            <text:p>-0.431438</text:p>
          </table:table-cell>
          <table:table-cell office:value-type="float" office:value="-0.350836" calcext:value-type="float">
            <text:p>-0.350836</text:p>
          </table:table-cell>
          <table:table-cell office:value-type="float" office:value="-0.0564045" calcext:value-type="float">
            <text:p>-0.0564045</text:p>
          </table:table-cell>
          <table:table-cell office:value-type="float" office:value="0.00466983" calcext:value-type="float">
            <text:p>0.00466983</text:p>
          </table:table-cell>
          <table:table-cell office:value-type="float" office:value="-0.00468059" calcext:value-type="float">
            <text:p>-0.00468059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0412707" calcext:value-type="float">
            <text:p>0.0412707</text:p>
          </table:table-cell>
          <table:table-cell office:value-type="float" office:value="-0.447988" calcext:value-type="float">
            <text:p>-0.447988</text:p>
          </table:table-cell>
          <table:table-cell office:value-type="float" office:value="-0.365585" calcext:value-type="float">
            <text:p>-0.365585</text:p>
          </table:table-cell>
          <table:table-cell office:value-type="float" office:value="-0.0683181" calcext:value-type="float">
            <text:p>-0.0683181</text:p>
          </table:table-cell>
          <table:table-cell office:value-type="float" office:value="0.000882521" calcext:value-type="float">
            <text:p>0.000882521</text:p>
          </table:table-cell>
          <table:table-cell office:value-type="float" office:value="-0.000898796" calcext:value-type="float">
            <text:p>-0.000898796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0.371624" calcext:value-type="float">
            <text:p>0.371624</text:p>
          </table:table-cell>
          <table:table-cell office:value-type="float" office:value="-0.434689" calcext:value-type="float">
            <text:p>-0.434689</text:p>
          </table:table-cell>
          <table:table-cell office:value-type="float" office:value="-0.340282" calcext:value-type="float">
            <text:p>-0.340282</text:p>
          </table:table-cell>
          <table:table-cell office:value-type="float" office:value="-0.0480571" calcext:value-type="float">
            <text:p>-0.0480571</text:p>
          </table:table-cell>
          <table:table-cell office:value-type="float" office:value="0.00795884" calcext:value-type="float">
            <text:p>0.00795884</text:p>
          </table:table-cell>
          <table:table-cell office:value-type="float" office:value="-0.00807593" calcext:value-type="float">
            <text:p>-0.00807593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-0.668583" calcext:value-type="float">
            <text:p>-0.668583</text:p>
          </table:table-cell>
          <table:table-cell office:value-type="float" office:value="-0.46814" calcext:value-type="float">
            <text:p>-0.46814</text:p>
          </table:table-cell>
          <table:table-cell office:value-type="float" office:value="-0.386792" calcext:value-type="float">
            <text:p>-0.386792</text:p>
          </table:table-cell>
          <table:table-cell office:value-type="float" office:value="-0.0854245" calcext:value-type="float">
            <text:p>-0.0854245</text:p>
          </table:table-cell>
          <table:table-cell office:value-type="float" office:value="-0.0144281" calcext:value-type="float">
            <text:p>-0.0144281</text:p>
          </table:table-cell>
          <table:table-cell office:value-type="float" office:value="0.0144261" calcext:value-type="float">
            <text:p>0.0144261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.216692" calcext:value-type="float">
            <text:p>0.216692</text:p>
          </table:table-cell>
          <table:table-cell office:value-type="float" office:value="-0.436277" calcext:value-type="float">
            <text:p>-0.436277</text:p>
          </table:table-cell>
          <table:table-cell office:value-type="float" office:value="-0.355819" calcext:value-type="float">
            <text:p>-0.355819</text:p>
          </table:table-cell>
          <table:table-cell office:value-type="float" office:value="-0.0604441" calcext:value-type="float">
            <text:p>-0.0604441</text:p>
          </table:table-cell>
          <table:table-cell office:value-type="float" office:value="0.00467235" calcext:value-type="float">
            <text:p>0.00467235</text:p>
          </table:table-cell>
          <table:table-cell office:value-type="float" office:value="-0.00467892" calcext:value-type="float">
            <text:p>-0.00467892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0.066053" calcext:value-type="float">
            <text:p>0.066053</text:p>
          </table:table-cell>
          <table:table-cell office:value-type="float" office:value="-0.442519" calcext:value-type="float">
            <text:p>-0.442519</text:p>
          </table:table-cell>
          <table:table-cell office:value-type="float" office:value="-0.360789" calcext:value-type="float">
            <text:p>-0.360789</text:p>
          </table:table-cell>
          <table:table-cell office:value-type="float" office:value="-0.0644671" calcext:value-type="float">
            <text:p>-0.0644671</text:p>
          </table:table-cell>
          <table:table-cell office:value-type="float" office:value="0.00141798" calcext:value-type="float">
            <text:p>0.00141798</text:p>
          </table:table-cell>
          <table:table-cell office:value-type="float" office:value="-0.0014322" calcext:value-type="float">
            <text:p>-0.001432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219033" calcext:value-type="float">
            <text:p>0.219033</text:p>
          </table:table-cell>
          <table:table-cell office:value-type="float" office:value="-0.415875" calcext:value-type="float">
            <text:p>-0.415875</text:p>
          </table:table-cell>
          <table:table-cell office:value-type="float" office:value="-0.330179" calcext:value-type="float">
            <text:p>-0.330179</text:p>
          </table:table-cell>
          <table:table-cell office:value-type="float" office:value="-0.0398711" calcext:value-type="float">
            <text:p>-0.0398711</text:p>
          </table:table-cell>
          <table:table-cell office:value-type="float" office:value="0.00469229" calcext:value-type="float">
            <text:p>0.00469229</text:p>
          </table:table-cell>
          <table:table-cell office:value-type="float" office:value="-0.00475262" calcext:value-type="float">
            <text:p>-0.00475262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-0.47438" calcext:value-type="float">
            <text:p>-0.47438</text:p>
          </table:table-cell>
          <table:table-cell office:value-type="float" office:value="-0.56233" calcext:value-type="float">
            <text:p>-0.56233</text:p>
          </table:table-cell>
          <table:table-cell office:value-type="float" office:value="-0.473121" calcext:value-type="float">
            <text:p>-0.473121</text:p>
          </table:table-cell>
          <table:table-cell office:value-type="float" office:value="-0.155133" calcext:value-type="float">
            <text:p>-0.155133</text:p>
          </table:table-cell>
          <table:table-cell office:value-type="float" office:value="-0.01024" calcext:value-type="float">
            <text:p>-0.01024</text:p>
          </table:table-cell>
          <table:table-cell office:value-type="float" office:value="0.0102392" calcext:value-type="float">
            <text:p>0.0102392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.216961" calcext:value-type="float">
            <text:p>0.216961</text:p>
          </table:table-cell>
          <table:table-cell office:value-type="float" office:value="-0.270692" calcext:value-type="float">
            <text:p>-0.270692</text:p>
          </table:table-cell>
          <table:table-cell office:value-type="float" office:value="-0.202364" calcext:value-type="float">
            <text:p>-0.202364</text:p>
          </table:table-cell>
          <table:table-cell office:value-type="float" office:value="0.0632238" calcext:value-type="float">
            <text:p>0.0632238</text:p>
          </table:table-cell>
          <table:table-cell office:value-type="float" office:value="0.00467308" calcext:value-type="float">
            <text:p>0.00467308</text:p>
          </table:table-cell>
          <table:table-cell office:value-type="float" office:value="-0.0046824" calcext:value-type="float">
            <text:p>-0.0046824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0.0516502" calcext:value-type="float">
            <text:p>0.0516502</text:p>
          </table:table-cell>
          <table:table-cell office:value-type="float" office:value="-0.520754" calcext:value-type="float">
            <text:p>-0.520754</text:p>
          </table:table-cell>
          <table:table-cell office:value-type="float" office:value="-0.432842" calcext:value-type="float">
            <text:p>-0.432842</text:p>
          </table:table-cell>
          <table:table-cell office:value-type="float" office:value="-0.122601" calcext:value-type="float">
            <text:p>-0.122601</text:p>
          </table:table-cell>
          <table:table-cell office:value-type="float" office:value="0.00110565" calcext:value-type="float">
            <text:p>0.00110565</text:p>
          </table:table-cell>
          <table:table-cell office:value-type="float" office:value="-0.00112162" calcext:value-type="float">
            <text:p>-0.00112162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0.270517" calcext:value-type="float">
            <text:p>0.270517</text:p>
          </table:table-cell>
          <table:table-cell office:value-type="float" office:value="-0.462991" calcext:value-type="float">
            <text:p>-0.462991</text:p>
          </table:table-cell>
          <table:table-cell office:value-type="float" office:value="-0.371206" calcext:value-type="float">
            <text:p>-0.371206</text:p>
          </table:table-cell>
          <table:table-cell office:value-type="float" office:value="-0.07298" calcext:value-type="float">
            <text:p>-0.07298</text:p>
          </table:table-cell>
          <table:table-cell office:value-type="float" office:value="0.00579431" calcext:value-type="float">
            <text:p>0.00579431</text:p>
          </table:table-cell>
          <table:table-cell office:value-type="float" office:value="-0.00587416" calcext:value-type="float">
            <text:p>-0.00587416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-0.513696" calcext:value-type="float">
            <text:p>-0.513696</text:p>
          </table:table-cell>
          <table:table-cell office:value-type="float" office:value="-0.522297" calcext:value-type="float">
            <text:p>-0.522297</text:p>
          </table:table-cell>
          <table:table-cell office:value-type="float" office:value="-0.436457" calcext:value-type="float">
            <text:p>-0.436457</text:p>
          </table:table-cell>
          <table:table-cell office:value-type="float" office:value="-0.12554" calcext:value-type="float">
            <text:p>-0.12554</text:p>
          </table:table-cell>
          <table:table-cell office:value-type="float" office:value="-0.0110867" calcext:value-type="float">
            <text:p>-0.0110867</text:p>
          </table:table-cell>
          <table:table-cell office:value-type="float" office:value="0.0110865" calcext:value-type="float">
            <text:p>0.0110865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.152908" calcext:value-type="float">
            <text:p>0.152908</text:p>
          </table:table-cell>
          <table:table-cell office:value-type="float" office:value="-0.28243" calcext:value-type="float">
            <text:p>-0.28243</text:p>
          </table:table-cell>
          <table:table-cell office:value-type="float" office:value="-0.213796" calcext:value-type="float">
            <text:p>-0.213796</text:p>
          </table:table-cell>
          <table:table-cell office:value-type="float" office:value="0.0540137" calcext:value-type="float">
            <text:p>0.0540137</text:p>
          </table:table-cell>
          <table:table-cell office:value-type="float" office:value="0.00329391" calcext:value-type="float">
            <text:p>0.00329391</text:p>
          </table:table-cell>
          <table:table-cell office:value-type="float" office:value="-0.00329938" calcext:value-type="float">
            <text:p>-0.00329938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0.414079" calcext:value-type="float">
            <text:p>0.414079</text:p>
          </table:table-cell>
          <table:table-cell office:value-type="float" office:value="-0.621006" calcext:value-type="float">
            <text:p>-0.621006</text:p>
          </table:table-cell>
          <table:table-cell office:value-type="float" office:value="-0.513861" calcext:value-type="float">
            <text:p>-0.513861</text:p>
          </table:table-cell>
          <table:table-cell office:value-type="float" office:value="-0.18815" calcext:value-type="float">
            <text:p>-0.18815</text:p>
          </table:table-cell>
          <table:table-cell office:value-type="float" office:value="0.00889267" calcext:value-type="float">
            <text:p>0.00889267</text:p>
          </table:table-cell>
          <table:table-cell office:value-type="float" office:value="-0.00899099" calcext:value-type="float">
            <text:p>-0.00899099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-0.503771" calcext:value-type="float">
            <text:p>-0.503771</text:p>
          </table:table-cell>
          <table:table-cell office:value-type="float" office:value="-0.268485" calcext:value-type="float">
            <text:p>-0.268485</text:p>
          </table:table-cell>
          <table:table-cell office:value-type="float" office:value="-0.20231" calcext:value-type="float">
            <text:p>-0.20231</text:p>
          </table:table-cell>
          <table:table-cell office:value-type="float" office:value="0.063285" calcext:value-type="float">
            <text:p>0.063285</text:p>
          </table:table-cell>
          <table:table-cell office:value-type="float" office:value="-0.0108665" calcext:value-type="float">
            <text:p>-0.0108665</text:p>
          </table:table-cell>
          <table:table-cell office:value-type="float" office:value="0.0108659" calcext:value-type="float">
            <text:p>0.0108659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0.140405" calcext:value-type="float">
            <text:p>0.140405</text:p>
          </table:table-cell>
          <table:table-cell office:value-type="float" office:value="-0.525415" calcext:value-type="float">
            <text:p>-0.525415</text:p>
          </table:table-cell>
          <table:table-cell office:value-type="float" office:value="-0.437671" calcext:value-type="float">
            <text:p>-0.437671</text:p>
          </table:table-cell>
          <table:table-cell office:value-type="float" office:value="-0.126487" calcext:value-type="float">
            <text:p>-0.126487</text:p>
          </table:table-cell>
          <table:table-cell office:value-type="float" office:value="0.003023" calcext:value-type="float">
            <text:p>0.003023</text:p>
          </table:table-cell>
          <table:table-cell office:value-type="float" office:value="-0.00303376" calcext:value-type="float">
            <text:p>-0.003033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0542" calcext:value-type="float">
            <text:p>0.0020542</text:p>
          </table:table-cell>
          <table:table-cell office:value-type="float" office:value="-0.447399" calcext:value-type="float">
            <text:p>-0.447399</text:p>
          </table:table-cell>
          <table:table-cell office:value-type="float" office:value="-0.36578" calcext:value-type="float">
            <text:p>-0.36578</text:p>
          </table:table-cell>
          <table:table-cell office:value-type="float" office:value="-0.0685096" calcext:value-type="float">
            <text:p>-0.0685096</text:p>
          </table:table-cell>
          <table:table-cell office:value-type="float" office:value="0.0000389252" calcext:value-type="float">
            <text:p>3.89252E-05</text:p>
          </table:table-cell>
          <table:table-cell office:value-type="float" office:value="-0.0000499337" calcext:value-type="float">
            <text:p>-4.99337E-05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0.204292" calcext:value-type="float">
            <text:p>0.204292</text:p>
          </table:table-cell>
          <table:table-cell office:value-type="float" office:value="-0.459387" calcext:value-type="float">
            <text:p>-0.459387</text:p>
          </table:table-cell>
          <table:table-cell office:value-type="float" office:value="-0.371722" calcext:value-type="float">
            <text:p>-0.371722</text:p>
          </table:table-cell>
          <table:table-cell office:value-type="float" office:value="-0.0733454" calcext:value-type="float">
            <text:p>-0.0733454</text:p>
          </table:table-cell>
          <table:table-cell office:value-type="float" office:value="0.00438309" calcext:value-type="float">
            <text:p>0.00438309</text:p>
          </table:table-cell>
          <table:table-cell office:value-type="float" office:value="-0.0044328" calcext:value-type="float">
            <text:p>-0.0044328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-0.437229" calcext:value-type="float">
            <text:p>-0.437229</text:p>
          </table:table-cell>
          <table:table-cell office:value-type="float" office:value="-0.494931" calcext:value-type="float">
            <text:p>-0.494931</text:p>
          </table:table-cell>
          <table:table-cell office:value-type="float" office:value="-0.411092" calcext:value-type="float">
            <text:p>-0.411092</text:p>
          </table:table-cell>
          <table:table-cell office:value-type="float" office:value="-0.105057" calcext:value-type="float">
            <text:p>-0.105057</text:p>
          </table:table-cell>
          <table:table-cell office:value-type="float" office:value="-0.00943853" calcext:value-type="float">
            <text:p>-0.00943853</text:p>
          </table:table-cell>
          <table:table-cell office:value-type="float" office:value="0.00943764" calcext:value-type="float">
            <text:p>0.00943764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0.181741" calcext:value-type="float">
            <text:p>0.181741</text:p>
          </table:table-cell>
          <table:table-cell office:value-type="float" office:value="-0.303466" calcext:value-type="float">
            <text:p>-0.303466</text:p>
          </table:table-cell>
          <table:table-cell office:value-type="float" office:value="-0.233354" calcext:value-type="float">
            <text:p>-0.233354</text:p>
          </table:table-cell>
          <table:table-cell office:value-type="float" office:value="0.0382994" calcext:value-type="float">
            <text:p>0.0382994</text:p>
          </table:table-cell>
          <table:table-cell office:value-type="float" office:value="0.00391703" calcext:value-type="float">
            <text:p>0.00391703</text:p>
          </table:table-cell>
          <table:table-cell office:value-type="float" office:value="-0.00392267" calcext:value-type="float">
            <text:p>-0.00392267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0.385882" calcext:value-type="float">
            <text:p>0.385882</text:p>
          </table:table-cell>
          <table:table-cell office:value-type="float" office:value="-0.531641" calcext:value-type="float">
            <text:p>-0.531641</text:p>
          </table:table-cell>
          <table:table-cell office:value-type="float" office:value="-0.433197" calcext:value-type="float">
            <text:p>-0.433197</text:p>
          </table:table-cell>
          <table:table-cell office:value-type="float" office:value="-0.122982" calcext:value-type="float">
            <text:p>-0.122982</text:p>
          </table:table-cell>
          <table:table-cell office:value-type="float" office:value="0.00828198" calcext:value-type="float">
            <text:p>0.00828198</text:p>
          </table:table-cell>
          <table:table-cell office:value-type="float" office:value="-0.00837083" calcext:value-type="float">
            <text:p>-0.00837083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-0.527985" calcext:value-type="float">
            <text:p>-0.527985</text:p>
          </table:table-cell>
          <table:table-cell office:value-type="float" office:value="-0.488436" calcext:value-type="float">
            <text:p>-0.488436</text:p>
          </table:table-cell>
          <table:table-cell office:value-type="float" office:value="-0.405367" calcext:value-type="float">
            <text:p>-0.405367</text:p>
          </table:table-cell>
          <table:table-cell office:value-type="float" office:value="-0.100423" calcext:value-type="float">
            <text:p>-0.100423</text:p>
          </table:table-cell>
          <table:table-cell office:value-type="float" office:value="-0.0113973" calcext:value-type="float">
            <text:p>-0.0113973</text:p>
          </table:table-cell>
          <table:table-cell office:value-type="float" office:value="0.0113973" calcext:value-type="float">
            <text:p>0.0113973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0.127904" calcext:value-type="float">
            <text:p>0.127904</text:p>
          </table:table-cell>
          <table:table-cell office:value-type="float" office:value="-0.370109" calcext:value-type="float">
            <text:p>-0.370109</text:p>
          </table:table-cell>
          <table:table-cell office:value-type="float" office:value="-0.295292" calcext:value-type="float">
            <text:p>-0.295292</text:p>
          </table:table-cell>
          <table:table-cell office:value-type="float" office:value="-0.0115669" calcext:value-type="float">
            <text:p>-0.0115669</text:p>
          </table:table-cell>
          <table:table-cell office:value-type="float" office:value="0.00275839" calcext:value-type="float">
            <text:p>0.00275839</text:p>
          </table:table-cell>
          <table:table-cell office:value-type="float" office:value="-0.00276285" calcext:value-type="float">
            <text:p>-0.00276285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0.258308" calcext:value-type="float">
            <text:p>0.258308</text:p>
          </table:table-cell>
          <table:table-cell office:value-type="float" office:value="-0.391828" calcext:value-type="float">
            <text:p>-0.391828</text:p>
          </table:table-cell>
          <table:table-cell office:value-type="float" office:value="-0.309602" calcext:value-type="float">
            <text:p>-0.309602</text:p>
          </table:table-cell>
          <table:table-cell office:value-type="float" office:value="-0.0232632" calcext:value-type="float">
            <text:p>-0.0232632</text:p>
          </table:table-cell>
          <table:table-cell office:value-type="float" office:value="0.00554622" calcext:value-type="float">
            <text:p>0.00554622</text:p>
          </table:table-cell>
          <table:table-cell office:value-type="float" office:value="-0.00559279" calcext:value-type="float">
            <text:p>-0.00559279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-0.400176" calcext:value-type="float">
            <text:p>-0.400176</text:p>
          </table:table-cell>
          <table:table-cell office:value-type="float" office:value="-0.567579" calcext:value-type="float">
            <text:p>-0.567579</text:p>
          </table:table-cell>
          <table:table-cell office:value-type="float" office:value="-0.478064" calcext:value-type="float">
            <text:p>-0.478064</text:p>
          </table:table-cell>
          <table:table-cell office:value-type="float" office:value="-0.159097" calcext:value-type="float">
            <text:p>-0.159097</text:p>
          </table:table-cell>
          <table:table-cell office:value-type="float" office:value="-0.00863749" calcext:value-type="float">
            <text:p>-0.00863749</text:p>
          </table:table-cell>
          <table:table-cell office:value-type="float" office:value="0.00863725" calcext:value-type="float">
            <text:p>0.00863725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0.117557" calcext:value-type="float">
            <text:p>0.117557</text:p>
          </table:table-cell>
          <table:table-cell office:value-type="float" office:value="-0.390224" calcext:value-type="float">
            <text:p>-0.390224</text:p>
          </table:table-cell>
          <table:table-cell office:value-type="float" office:value="-0.314036" calcext:value-type="float">
            <text:p>-0.314036</text:p>
          </table:table-cell>
          <table:table-cell office:value-type="float" office:value="-0.0266873" calcext:value-type="float">
            <text:p>-0.0266873</text:p>
          </table:table-cell>
          <table:table-cell office:value-type="float" office:value="0.00253623" calcext:value-type="float">
            <text:p>0.00253623</text:p>
          </table:table-cell>
          <table:table-cell office:value-type="float" office:value="-0.00253898" calcext:value-type="float">
            <text:p>-0.00253898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231581" calcext:value-type="float">
            <text:p>0.231581</text:p>
          </table:table-cell>
          <table:table-cell office:value-type="float" office:value="-0.341617" calcext:value-type="float">
            <text:p>-0.341617</text:p>
          </table:table-cell>
          <table:table-cell office:value-type="float" office:value="-0.264609" calcext:value-type="float">
            <text:p>-0.264609</text:p>
          </table:table-cell>
          <table:table-cell office:value-type="float" office:value="0.0129885" calcext:value-type="float">
            <text:p>0.0129885</text:p>
          </table:table-cell>
          <table:table-cell office:value-type="float" office:value="0.00497382" calcext:value-type="float">
            <text:p>0.00497382</text:p>
          </table:table-cell>
          <table:table-cell office:value-type="float" office:value="-0.00500841" calcext:value-type="float">
            <text:p>-0.00500841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-0.385947" calcext:value-type="float">
            <text:p>-0.385947</text:p>
          </table:table-cell>
          <table:table-cell office:value-type="float" office:value="-0.56768" calcext:value-type="float">
            <text:p>-0.56768</text:p>
          </table:table-cell>
          <table:table-cell office:value-type="float" office:value="-0.4783" calcext:value-type="float">
            <text:p>-0.4783</text:p>
          </table:table-cell>
          <table:table-cell office:value-type="float" office:value="-0.159257" calcext:value-type="float">
            <text:p>-0.159257</text:p>
          </table:table-cell>
          <table:table-cell office:value-type="float" office:value="-0.00832771" calcext:value-type="float">
            <text:p>-0.00832771</text:p>
          </table:table-cell>
          <table:table-cell office:value-type="float" office:value="0.00832635" calcext:value-type="float">
            <text:p>0.00832635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0.142445" calcext:value-type="float">
            <text:p>0.142445</text:p>
          </table:table-cell>
          <table:table-cell office:value-type="float" office:value="-0.39578" calcext:value-type="float">
            <text:p>-0.39578</text:p>
          </table:table-cell>
          <table:table-cell office:value-type="float" office:value="-0.319118" calcext:value-type="float">
            <text:p>-0.319118</text:p>
          </table:table-cell>
          <table:table-cell office:value-type="float" office:value="-0.0308528" calcext:value-type="float">
            <text:p>-0.0308528</text:p>
          </table:table-cell>
          <table:table-cell office:value-type="float" office:value="0.00307182" calcext:value-type="float">
            <text:p>0.00307182</text:p>
          </table:table-cell>
          <table:table-cell office:value-type="float" office:value="-0.00307387" calcext:value-type="float">
            <text:p>-0.00307387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0.179944" calcext:value-type="float">
            <text:p>0.179944</text:p>
          </table:table-cell>
          <table:table-cell office:value-type="float" office:value="-0.378875" calcext:value-type="float">
            <text:p>-0.378875</text:p>
          </table:table-cell>
          <table:table-cell office:value-type="float" office:value="-0.300607" calcext:value-type="float">
            <text:p>-0.300607</text:p>
          </table:table-cell>
          <table:table-cell office:value-type="float" office:value="-0.0160566" calcext:value-type="float">
            <text:p>-0.0160566</text:p>
          </table:table-cell>
          <table:table-cell office:value-type="float" office:value="0.00386533" calcext:value-type="float">
            <text:p>0.00386533</text:p>
          </table:table-cell>
          <table:table-cell office:value-type="float" office:value="-0.00388754" calcext:value-type="float">
            <text:p>-0.00388754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-0.27058" calcext:value-type="float">
            <text:p>-0.27058</text:p>
          </table:table-cell>
          <table:table-cell office:value-type="float" office:value="-0.538414" calcext:value-type="float">
            <text:p>-0.538414</text:p>
          </table:table-cell>
          <table:table-cell office:value-type="float" office:value="-0.4516" calcext:value-type="float">
            <text:p>-0.4516</text:p>
          </table:table-cell>
          <table:table-cell office:value-type="float" office:value="-0.137707" calcext:value-type="float">
            <text:p>-0.137707</text:p>
          </table:table-cell>
          <table:table-cell office:value-type="float" office:value="-0.00583453" calcext:value-type="float">
            <text:p>-0.00583453</text:p>
          </table:table-cell>
          <table:table-cell office:value-type="float" office:value="0.00583448" calcext:value-type="float">
            <text:p>0.00583448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0.049582" calcext:value-type="float">
            <text:p>0.049582</text:p>
          </table:table-cell>
          <table:table-cell office:value-type="float" office:value="-0.408961" calcext:value-type="float">
            <text:p>-0.408961</text:p>
          </table:table-cell>
          <table:table-cell office:value-type="float" office:value="-0.331531" calcext:value-type="float">
            <text:p>-0.331531</text:p>
          </table:table-cell>
          <table:table-cell office:value-type="float" office:value="-0.0409133" calcext:value-type="float">
            <text:p>-0.0409133</text:p>
          </table:table-cell>
          <table:table-cell office:value-type="float" office:value="0.00106874" calcext:value-type="float">
            <text:p>0.00106874</text:p>
          </table:table-cell>
          <table:table-cell office:value-type="float" office:value="-0.0010692" calcext:value-type="float">
            <text:p>-0.0010692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.196681" calcext:value-type="float">
            <text:p>0.196681</text:p>
          </table:table-cell>
          <table:table-cell office:value-type="float" office:value="-0.3498" calcext:value-type="float">
            <text:p>-0.3498</text:p>
          </table:table-cell>
          <table:table-cell office:value-type="float" office:value="-0.273756" calcext:value-type="float">
            <text:p>-0.273756</text:p>
          </table:table-cell>
          <table:table-cell office:value-type="float" office:value="0.00546528" calcext:value-type="float">
            <text:p>0.00546528</text:p>
          </table:table-cell>
          <table:table-cell office:value-type="float" office:value="0.00422305" calcext:value-type="float">
            <text:p>0.00422305</text:p>
          </table:table-cell>
          <table:table-cell office:value-type="float" office:value="-0.0042412" calcext:value-type="float">
            <text:p>-0.0042412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-0.248147" calcext:value-type="float">
            <text:p>-0.248147</text:p>
          </table:table-cell>
          <table:table-cell office:value-type="float" office:value="-0.54548" calcext:value-type="float">
            <text:p>-0.54548</text:p>
          </table:table-cell>
          <table:table-cell office:value-type="float" office:value="-0.458542" calcext:value-type="float">
            <text:p>-0.458542</text:p>
          </table:table-cell>
          <table:table-cell office:value-type="float" office:value="-0.143288" calcext:value-type="float">
            <text:p>-0.143288</text:p>
          </table:table-cell>
          <table:table-cell office:value-type="float" office:value="-0.00534537" calcext:value-type="float">
            <text:p>-0.00534537</text:p>
          </table:table-cell>
          <table:table-cell office:value-type="float" office:value="0.0053453" calcext:value-type="float">
            <text:p>0.0053453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0.0682771" calcext:value-type="float">
            <text:p>0.0682771</text:p>
          </table:table-cell>
          <table:table-cell office:value-type="float" office:value="-0.408689" calcext:value-type="float">
            <text:p>-0.408689</text:p>
          </table:table-cell>
          <table:table-cell office:value-type="float" office:value="-0.331041" calcext:value-type="float">
            <text:p>-0.331041</text:p>
          </table:table-cell>
          <table:table-cell office:value-type="float" office:value="-0.0406205" calcext:value-type="float">
            <text:p>-0.0406205</text:p>
          </table:table-cell>
          <table:table-cell office:value-type="float" office:value="0.00146949" calcext:value-type="float">
            <text:p>0.00146949</text:p>
          </table:table-cell>
          <table:table-cell office:value-type="float" office:value="-0.00147045" calcext:value-type="float">
            <text:p>-0.00147045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0.138879" calcext:value-type="float">
            <text:p>0.138879</text:p>
          </table:table-cell>
          <table:table-cell office:value-type="float" office:value="-0.371539" calcext:value-type="float">
            <text:p>-0.371539</text:p>
          </table:table-cell>
          <table:table-cell office:value-type="float" office:value="-0.294426" calcext:value-type="float">
            <text:p>-0.294426</text:p>
          </table:table-cell>
          <table:table-cell office:value-type="float" office:value="-0.0112828" calcext:value-type="float">
            <text:p>-0.0112828</text:p>
          </table:table-cell>
          <table:table-cell office:value-type="float" office:value="0.00297676" calcext:value-type="float">
            <text:p>0.00297676</text:p>
          </table:table-cell>
          <table:table-cell office:value-type="float" office:value="-0.00298905" calcext:value-type="float">
            <text:p>-0.0029890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-0.231883" calcext:value-type="float">
            <text:p>-0.231883</text:p>
          </table:table-cell>
          <table:table-cell office:value-type="float" office:value="-0.545471" calcext:value-type="float">
            <text:p>-0.545471</text:p>
          </table:table-cell>
          <table:table-cell office:value-type="float" office:value="-0.458966" calcext:value-type="float">
            <text:p>-0.458966</text:p>
          </table:table-cell>
          <table:table-cell office:value-type="float" office:value="-0.143617" calcext:value-type="float">
            <text:p>-0.143617</text:p>
          </table:table-cell>
          <table:table-cell office:value-type="float" office:value="-0.00498884" calcext:value-type="float">
            <text:p>-0.00498884</text:p>
          </table:table-cell>
          <table:table-cell office:value-type="float" office:value="0.00498833" calcext:value-type="float">
            <text:p>0.00498833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0.0662763" calcext:value-type="float">
            <text:p>0.0662763</text:p>
          </table:table-cell>
          <table:table-cell office:value-type="float" office:value="-0.409031" calcext:value-type="float">
            <text:p>-0.409031</text:p>
          </table:table-cell>
          <table:table-cell office:value-type="float" office:value="-0.331324" calcext:value-type="float">
            <text:p>-0.331324</text:p>
          </table:table-cell>
          <table:table-cell office:value-type="float" office:value="-0.0409313" calcext:value-type="float">
            <text:p>-0.0409313</text:p>
          </table:table-cell>
          <table:table-cell office:value-type="float" office:value="0.00142503" calcext:value-type="float">
            <text:p>0.00142503</text:p>
          </table:table-cell>
          <table:table-cell office:value-type="float" office:value="-0.00142527" calcext:value-type="float">
            <text:p>-0.00142527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0.128606" calcext:value-type="float">
            <text:p>0.128606</text:p>
          </table:table-cell>
          <table:table-cell office:value-type="float" office:value="-0.371503" calcext:value-type="float">
            <text:p>-0.371503</text:p>
          </table:table-cell>
          <table:table-cell office:value-type="float" office:value="-0.29463" calcext:value-type="float">
            <text:p>-0.29463</text:p>
          </table:table-cell>
          <table:table-cell office:value-type="float" office:value="-0.0115319" calcext:value-type="float">
            <text:p>-0.0115319</text:p>
          </table:table-cell>
          <table:table-cell office:value-type="float" office:value="0.00275417" calcext:value-type="float">
            <text:p>0.00275417</text:p>
          </table:table-cell>
          <table:table-cell office:value-type="float" office:value="-0.00276217" calcext:value-type="float">
            <text:p>-0.00276217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-0.180324" calcext:value-type="float">
            <text:p>-0.180324</text:p>
          </table:table-cell>
          <table:table-cell office:value-type="float" office:value="-0.533961" calcext:value-type="float">
            <text:p>-0.533961</text:p>
          </table:table-cell>
          <table:table-cell office:value-type="float" office:value="-0.448699" calcext:value-type="float">
            <text:p>-0.448699</text:p>
          </table:table-cell>
          <table:table-cell office:value-type="float" office:value="-0.135352" calcext:value-type="float">
            <text:p>-0.135352</text:p>
          </table:table-cell>
          <table:table-cell office:value-type="float" office:value="-0.00387363" calcext:value-type="float">
            <text:p>-0.00387363</text:p>
          </table:table-cell>
          <table:table-cell office:value-type="float" office:value="0.00387343" calcext:value-type="float">
            <text:p>0.00387343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.0497546" calcext:value-type="float">
            <text:p>0.0497546</text:p>
          </table:table-cell>
          <table:table-cell office:value-type="float" office:value="-0.431221" calcext:value-type="float">
            <text:p>-0.431221</text:p>
          </table:table-cell>
          <table:table-cell office:value-type="float" office:value="-0.352056" calcext:value-type="float">
            <text:p>-0.352056</text:p>
          </table:table-cell>
          <table:table-cell office:value-type="float" office:value="-0.0576663" calcext:value-type="float">
            <text:p>-0.0576663</text:p>
          </table:table-cell>
          <table:table-cell office:value-type="float" office:value="0.00106829" calcext:value-type="float">
            <text:p>0.00106829</text:p>
          </table:table-cell>
          <table:table-cell office:value-type="float" office:value="-0.00106849" calcext:value-type="float">
            <text:p>-0.00106849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.0145252" calcext:value-type="float">
            <text:p>0.0145252</text:p>
          </table:table-cell>
          <table:table-cell office:value-type="float" office:value="-0.420023" calcext:value-type="float">
            <text:p>-0.420023</text:p>
          </table:table-cell>
          <table:table-cell office:value-type="float" office:value="-0.341469" calcext:value-type="float">
            <text:p>-0.341469</text:p>
          </table:table-cell>
          <table:table-cell office:value-type="float" office:value="-0.0491797" calcext:value-type="float">
            <text:p>-0.0491797</text:p>
          </table:table-cell>
          <table:table-cell office:value-type="float" office:value="0.000310988" calcext:value-type="float">
            <text:p>0.000310988</text:p>
          </table:table-cell>
          <table:table-cell office:value-type="float" office:value="-0.000311501" calcext:value-type="float">
            <text:p>-0.000311501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-0.0393971" calcext:value-type="float">
            <text:p>-0.0393971</text:p>
          </table:table-cell>
          <table:table-cell office:value-type="float" office:value="-0.485206" calcext:value-type="float">
            <text:p>-0.485206</text:p>
          </table:table-cell>
          <table:table-cell office:value-type="float" office:value="-0.402946" calcext:value-type="float">
            <text:p>-0.402946</text:p>
          </table:table-cell>
          <table:table-cell office:value-type="float" office:value="-0.098579" calcext:value-type="float">
            <text:p>-0.098579</text:p>
          </table:table-cell>
          <table:table-cell office:value-type="float" office:value="-0.000845725" calcext:value-type="float">
            <text:p>-0.000845725</text:p>
          </table:table-cell>
          <table:table-cell office:value-type="float" office:value="0.000845725" calcext:value-type="float">
            <text:p>0.000845725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-0.0269521" calcext:value-type="float">
            <text:p>-0.0269521</text:p>
          </table:table-cell>
          <table:table-cell office:value-type="float" office:value="-0.452988" calcext:value-type="float">
            <text:p>-0.452988</text:p>
          </table:table-cell>
          <table:table-cell office:value-type="float" office:value="-0.372602" calcext:value-type="float">
            <text:p>-0.372602</text:p>
          </table:table-cell>
          <table:table-cell office:value-type="float" office:value="-0.0741896" calcext:value-type="float">
            <text:p>-0.0741896</text:p>
          </table:table-cell>
          <table:table-cell office:value-type="float" office:value="-0.000578862" calcext:value-type="float">
            <text:p>-0.000578862</text:p>
          </table:table-cell>
          <table:table-cell office:value-type="float" office:value="0.000578621" calcext:value-type="float">
            <text:p>0.000578621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0.0269532" calcext:value-type="float">
            <text:p>0.0269532</text:p>
          </table:table-cell>
          <table:table-cell office:value-type="float" office:value="-0.435567" calcext:value-type="float">
            <text:p>-0.435567</text:p>
          </table:table-cell>
          <table:table-cell office:value-type="float" office:value="-0.356201" calcext:value-type="float">
            <text:p>-0.356201</text:p>
          </table:table-cell>
          <table:table-cell office:value-type="float" office:value="-0.0610061" calcext:value-type="float">
            <text:p>-0.0610061</text:p>
          </table:table-cell>
          <table:table-cell office:value-type="float" office:value="0.000578697" calcext:value-type="float">
            <text:p>0.000578697</text:p>
          </table:table-cell>
          <table:table-cell office:value-type="float" office:value="-0.000578697" calcext:value-type="float">
            <text:p>-0.000578697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-0.051807" calcext:value-type="float">
            <text:p>-0.051807</text:p>
          </table:table-cell>
          <table:table-cell office:value-type="float" office:value="-0.474865" calcext:value-type="float">
            <text:p>-0.474865</text:p>
          </table:table-cell>
          <table:table-cell office:value-type="float" office:value="-0.393003" calcext:value-type="float">
            <text:p>-0.393003</text:p>
          </table:table-cell>
          <table:table-cell office:value-type="float" office:value="-0.0905831" calcext:value-type="float">
            <text:p>-0.0905831</text:p>
          </table:table-cell>
          <table:table-cell office:value-type="float" office:value="-0.00111382" calcext:value-type="float">
            <text:p>-0.00111382</text:p>
          </table:table-cell>
          <table:table-cell office:value-type="float" office:value="0.00111293" calcext:value-type="float">
            <text:p>0.0011129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0269464" calcext:value-type="float">
            <text:p>0.0269464</text:p>
          </table:table-cell>
          <table:table-cell office:value-type="float" office:value="-0.408432" calcext:value-type="float">
            <text:p>-0.408432</text:p>
          </table:table-cell>
          <table:table-cell office:value-type="float" office:value="-0.330727" calcext:value-type="float">
            <text:p>-0.330727</text:p>
          </table:table-cell>
          <table:table-cell office:value-type="float" office:value="-0.0405107" calcext:value-type="float">
            <text:p>-0.0405107</text:p>
          </table:table-cell>
          <table:table-cell office:value-type="float" office:value="0.000578675" calcext:value-type="float">
            <text:p>0.000578675</text:p>
          </table:table-cell>
          <table:table-cell office:value-type="float" office:value="-0.00057888" calcext:value-type="float">
            <text:p>-0.00057888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0.037311" calcext:value-type="float">
            <text:p>0.037311</text:p>
          </table:table-cell>
          <table:table-cell office:value-type="float" office:value="-0.431145" calcext:value-type="float">
            <text:p>-0.431145</text:p>
          </table:table-cell>
          <table:table-cell office:value-type="float" office:value="-0.352038" calcext:value-type="float">
            <text:p>-0.352038</text:p>
          </table:table-cell>
          <table:table-cell office:value-type="float" office:value="-0.0576453" calcext:value-type="float">
            <text:p>-0.0576453</text:p>
          </table:table-cell>
          <table:table-cell office:value-type="float" office:value="0.000801361" calcext:value-type="float">
            <text:p>0.000801361</text:p>
          </table:table-cell>
          <table:table-cell office:value-type="float" office:value="-0.000801413" calcext:value-type="float">
            <text:p>-0.000801413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.000000428115" calcext:value-type="float">
            <text:p>4.28115E-07</text:p>
          </table:table-cell>
          <table:table-cell office:value-type="float" office:value="-0.441588" calcext:value-type="float">
            <text:p>-0.441588</text:p>
          </table:table-cell>
          <table:table-cell office:value-type="float" office:value="-0.36188" calcext:value-type="float">
            <text:p>-0.36188</text:p>
          </table:table-cell>
          <table:table-cell office:value-type="float" office:value="-0.065559" calcext:value-type="float">
            <text:p>-0.065559</text:p>
          </table:table-cell>
          <table:table-cell office:value-type="float" office:value="-0.0000000364242" calcext:value-type="float">
            <text:p>-3.64242E-08</text:p>
          </table:table-cell>
          <table:table-cell office:value-type="float" office:value="-0.0000000147515" calcext:value-type="float">
            <text:p>-1.47515E-08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0.0020758" calcext:value-type="float">
            <text:p>0.0020758</text:p>
          </table:table-cell>
          <table:table-cell office:value-type="float" office:value="-0.418984" calcext:value-type="float">
            <text:p>-0.418984</text:p>
          </table:table-cell>
          <table:table-cell office:value-type="float" office:value="-0.340618" calcext:value-type="float">
            <text:p>-0.340618</text:p>
          </table:table-cell>
          <table:table-cell office:value-type="float" office:value="-0.0484824" calcext:value-type="float">
            <text:p>-0.0484824</text:p>
          </table:table-cell>
          <table:table-cell office:value-type="float" office:value="0.000044407" calcext:value-type="float">
            <text:p>4.4407E-05</text:p>
          </table:table-cell>
          <table:table-cell office:value-type="float" office:value="-0.0000444766" calcext:value-type="float">
            <text:p>-4.44766E-05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-0.0145128" calcext:value-type="float">
            <text:p>-0.0145128</text:p>
          </table:table-cell>
          <table:table-cell office:value-type="float" office:value="-0.469528" calcext:value-type="float">
            <text:p>-0.469528</text:p>
          </table:table-cell>
          <table:table-cell office:value-type="float" office:value="-0.388153" calcext:value-type="float">
            <text:p>-0.388153</text:p>
          </table:table-cell>
          <table:table-cell office:value-type="float" office:value="-0.0866858" calcext:value-type="float">
            <text:p>-0.0866858</text:p>
          </table:table-cell>
          <table:table-cell office:value-type="float" office:value="-0.000311613" calcext:value-type="float">
            <text:p>-0.000311613</text:p>
          </table:table-cell>
          <table:table-cell office:value-type="float" office:value="0.000311613" calcext:value-type="float">
            <text:p>0.000311613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0.064292" calcext:value-type="float">
            <text:p>0.064292</text:p>
          </table:table-cell>
          <table:table-cell office:value-type="float" office:value="-0.414951" calcext:value-type="float">
            <text:p>-0.414951</text:p>
          </table:table-cell>
          <table:table-cell office:value-type="float" office:value="-0.336569" calcext:value-type="float">
            <text:p>-0.336569</text:p>
          </table:table-cell>
          <table:table-cell office:value-type="float" office:value="-0.0452395" calcext:value-type="float">
            <text:p>-0.0452395</text:p>
          </table:table-cell>
          <table:table-cell office:value-type="float" office:value="0.0013788" calcext:value-type="float">
            <text:p>0.0013788</text:p>
          </table:table-cell>
          <table:table-cell office:value-type="float" office:value="-0.00138017" calcext:value-type="float">
            <text:p>-0.00138017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-0.0787967" calcext:value-type="float">
            <text:p>-0.0787967</text:p>
          </table:table-cell>
          <table:table-cell office:value-type="float" office:value="-0.468606" calcext:value-type="float">
            <text:p>-0.468606</text:p>
          </table:table-cell>
          <table:table-cell office:value-type="float" office:value="-0.387383" calcext:value-type="float">
            <text:p>-0.387383</text:p>
          </table:table-cell>
          <table:table-cell office:value-type="float" office:value="-0.086073" calcext:value-type="float">
            <text:p>-0.086073</text:p>
          </table:table-cell>
          <table:table-cell office:value-type="float" office:value="-0.00169144" calcext:value-type="float">
            <text:p>-0.00169144</text:p>
          </table:table-cell>
          <table:table-cell office:value-type="float" office:value="0.00169137" calcext:value-type="float">
            <text:p>0.00169137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0.0020736" calcext:value-type="float">
            <text:p>0.0020736</text:p>
          </table:table-cell>
          <table:table-cell office:value-type="float" office:value="-0.441684" calcext:value-type="float">
            <text:p>-0.441684</text:p>
          </table:table-cell>
          <table:table-cell office:value-type="float" office:value="-0.361975" calcext:value-type="float">
            <text:p>-0.361975</text:p>
          </table:table-cell>
          <table:table-cell office:value-type="float" office:value="-0.0656537" calcext:value-type="float">
            <text:p>-0.0656537</text:p>
          </table:table-cell>
          <table:table-cell office:value-type="float" office:value="0.0000444852" calcext:value-type="float">
            <text:p>4.44852E-05</text:p>
          </table:table-cell>
          <table:table-cell office:value-type="float" office:value="-0.0000445363" calcext:value-type="float">
            <text:p>-4.45363E-05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0.0124403" calcext:value-type="float">
            <text:p>0.0124403</text:p>
          </table:table-cell>
          <table:table-cell office:value-type="float" office:value="-0.458241" calcext:value-type="float">
            <text:p>-0.458241</text:p>
          </table:table-cell>
          <table:table-cell office:value-type="float" office:value="-0.377517" calcext:value-type="float">
            <text:p>-0.377517</text:p>
          </table:table-cell>
          <table:table-cell office:value-type="float" office:value="-0.0781408" calcext:value-type="float">
            <text:p>-0.0781408</text:p>
          </table:table-cell>
          <table:table-cell office:value-type="float" office:value="0.000267085" calcext:value-type="float">
            <text:p>0.000267085</text:p>
          </table:table-cell>
          <table:table-cell office:value-type="float" office:value="-0.000267085" calcext:value-type="float">
            <text:p>-0.000267085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-0.0124387" calcext:value-type="float">
            <text:p>-0.0124387</text:p>
          </table:table-cell>
          <table:table-cell office:value-type="float" office:value="-0.435517" calcext:value-type="float">
            <text:p>-0.435517</text:p>
          </table:table-cell>
          <table:table-cell office:value-type="float" office:value="-0.356192" calcext:value-type="float">
            <text:p>-0.356192</text:p>
          </table:table-cell>
          <table:table-cell office:value-type="float" office:value="-0.0609973" calcext:value-type="float">
            <text:p>-0.0609973</text:p>
          </table:table-cell>
          <table:table-cell office:value-type="float" office:value="-0.000267146" calcext:value-type="float">
            <text:p>-0.000267146</text:p>
          </table:table-cell>
          <table:table-cell office:value-type="float" office:value="0.000267095" calcext:value-type="float">
            <text:p>0.00026709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-0.000000408066" calcext:value-type="float">
            <text:p>-4.08066E-07</text:p>
          </table:table-cell>
          <table:table-cell office:value-type="float" office:value="-0.425945" calcext:value-type="float">
            <text:p>-0.425945</text:p>
          </table:table-cell>
          <table:table-cell office:value-type="float" office:value="-0.347187" calcext:value-type="float">
            <text:p>-0.347187</text:p>
          </table:table-cell>
          <table:table-cell office:value-type="float" office:value="-0.0537607" calcext:value-type="float">
            <text:p>-0.0537607</text:p>
          </table:table-cell>
          <table:table-cell office:value-type="float" office:value="-0.0000000134332" calcext:value-type="float">
            <text:p>-1.34332E-08</text:p>
          </table:table-cell>
          <table:table-cell office:value-type="float" office:value="-0.0000000377425" calcext:value-type="float">
            <text:p>-3.77425E-08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-0.000000800825" calcext:value-type="float">
            <text:p>-8.00825E-07</text:p>
          </table:table-cell>
          <table:table-cell office:value-type="float" office:value="-0.436434" calcext:value-type="float">
            <text:p>-0.436434</text:p>
          </table:table-cell>
          <table:table-cell office:value-type="float" office:value="-0.357038" calcext:value-type="float">
            <text:p>-0.357038</text:p>
          </table:table-cell>
          <table:table-cell office:value-type="float" office:value="-0.0616827" calcext:value-type="float">
            <text:p>-0.0616827</text:p>
          </table:table-cell>
          <table:table-cell office:value-type="float" office:value="-0.000000000446216" calcext:value-type="float">
            <text:p>-4.46216E-10</text:p>
          </table:table-cell>
          <table:table-cell office:value-type="float" office:value="-0.0000000507295" calcext:value-type="float">
            <text:p>-5.07295E-08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-0.00207407" calcext:value-type="float">
            <text:p>-0.00207407</text:p>
          </table:table-cell>
          <table:table-cell office:value-type="float" office:value="-0.446033" calcext:value-type="float">
            <text:p>-0.446033</text:p>
          </table:table-cell>
          <table:table-cell office:value-type="float" office:value="-0.366064" calcext:value-type="float">
            <text:p>-0.366064</text:p>
          </table:table-cell>
          <table:table-cell office:value-type="float" office:value="-0.0689385" calcext:value-type="float">
            <text:p>-0.0689385</text:p>
          </table:table-cell>
          <table:table-cell office:value-type="float" office:value="-0.0000445292" calcext:value-type="float">
            <text:p>-4.45292E-05</text:p>
          </table:table-cell>
          <table:table-cell office:value-type="float" office:value="0.0000444596" calcext:value-type="float">
            <text:p>4.44596E-05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0.0020732" calcext:value-type="float">
            <text:p>0.0020732</text:p>
          </table:table-cell>
          <table:table-cell office:value-type="float" office:value="-0.442557" calcext:value-type="float">
            <text:p>-0.442557</text:p>
          </table:table-cell>
          <table:table-cell office:value-type="float" office:value="-0.362794" calcext:value-type="float">
            <text:p>-0.362794</text:p>
          </table:table-cell>
          <table:table-cell office:value-type="float" office:value="-0.0663124" calcext:value-type="float">
            <text:p>-0.0663124</text:p>
          </table:table-cell>
          <table:table-cell office:value-type="float" office:value="0.0000444982" calcext:value-type="float">
            <text:p>4.44982E-05</text:p>
          </table:table-cell>
          <table:table-cell office:value-type="float" office:value="-0.0000445494" calcext:value-type="float">
            <text:p>-4.45494E-05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-0.0394127" calcext:value-type="float">
            <text:p>-0.0394127</text:p>
          </table:table-cell>
          <table:table-cell office:value-type="float" office:value="-0.420046" calcext:value-type="float">
            <text:p>-0.420046</text:p>
          </table:table-cell>
          <table:table-cell office:value-type="float" office:value="-0.341525" calcext:value-type="float">
            <text:p>-0.341525</text:p>
          </table:table-cell>
          <table:table-cell office:value-type="float" office:value="-0.0492333" calcext:value-type="float">
            <text:p>-0.0492333</text:p>
          </table:table-cell>
          <table:table-cell office:value-type="float" office:value="-0.000845734" calcext:value-type="float">
            <text:p>-0.000845734</text:p>
          </table:table-cell>
          <table:table-cell office:value-type="float" office:value="0.000844846" calcext:value-type="float">
            <text:p>0.000844846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-0.0643922" calcext:value-type="float">
            <text:p>-0.0643922</text:p>
          </table:table-cell>
          <table:table-cell office:value-type="float" office:value="-0.355257" calcext:value-type="float">
            <text:p>-0.355257</text:p>
          </table:table-cell>
          <table:table-cell office:value-type="float" office:value="-0.279316" calcext:value-type="float">
            <text:p>-0.279316</text:p>
          </table:table-cell>
          <table:table-cell office:value-type="float" office:value="0.000652322" calcext:value-type="float">
            <text:p>0.000652322</text:p>
          </table:table-cell>
          <table:table-cell office:value-type="float" office:value="-0.00137712" calcext:value-type="float">
            <text:p>-0.00137712</text:p>
          </table:table-cell>
          <table:table-cell office:value-type="float" office:value="0.00137266" calcext:value-type="float">
            <text:p>0.00137266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-0.05409" calcext:value-type="float">
            <text:p>-0.05409</text:p>
          </table:table-cell>
          <table:table-cell office:value-type="float" office:value="-0.265592" calcext:value-type="float">
            <text:p>-0.265592</text:p>
          </table:table-cell>
          <table:table-cell office:value-type="float" office:value="-0.189152" calcext:value-type="float">
            <text:p>-0.189152</text:p>
          </table:table-cell>
          <table:table-cell office:value-type="float" office:value="0.0728468" calcext:value-type="float">
            <text:p>0.0728468</text:p>
          </table:table-cell>
          <table:table-cell office:value-type="float" office:value="-0.00113426" calcext:value-type="float">
            <text:p>-0.00113426</text:p>
          </table:table-cell>
          <table:table-cell office:value-type="float" office:value="0.0011247" calcext:value-type="float">
            <text:p>0.0011247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0.0293025" calcext:value-type="float">
            <text:p>0.0293025</text:p>
          </table:table-cell>
          <table:table-cell office:value-type="float" office:value="-0.258168" calcext:value-type="float">
            <text:p>-0.258168</text:p>
          </table:table-cell>
          <table:table-cell office:value-type="float" office:value="-0.17257" calcext:value-type="float">
            <text:p>-0.17257</text:p>
          </table:table-cell>
          <table:table-cell office:value-type="float" office:value="0.0867924" calcext:value-type="float">
            <text:p>0.0867924</text:p>
          </table:table-cell>
          <table:table-cell office:value-type="float" office:value="0.000667577" calcext:value-type="float">
            <text:p>0.000667577</text:p>
          </table:table-cell>
          <table:table-cell office:value-type="float" office:value="-0.000674151" calcext:value-type="float">
            <text:p>-0.000674151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.0255219" calcext:value-type="float">
            <text:p>0.0255219</text:p>
          </table:table-cell>
          <table:table-cell office:value-type="float" office:value="-0.332162" calcext:value-type="float">
            <text:p>-0.332162</text:p>
          </table:table-cell>
          <table:table-cell office:value-type="float" office:value="-0.235728" calcext:value-type="float">
            <text:p>-0.235728</text:p>
          </table:table-cell>
          <table:table-cell office:value-type="float" office:value="0.0384785" calcext:value-type="float">
            <text:p>0.0384785</text:p>
          </table:table-cell>
          <table:table-cell office:value-type="float" office:value="0.000603097" calcext:value-type="float">
            <text:p>0.000603097</text:p>
          </table:table-cell>
          <table:table-cell office:value-type="float" office:value="-0.000607555" calcext:value-type="float">
            <text:p>-0.000607555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0.0499684" calcext:value-type="float">
            <text:p>0.0499684</text:p>
          </table:table-cell>
          <table:table-cell office:value-type="float" office:value="-0.356883" calcext:value-type="float">
            <text:p>-0.356883</text:p>
          </table:table-cell>
          <table:table-cell office:value-type="float" office:value="-0.250676" calcext:value-type="float">
            <text:p>-0.250676</text:p>
          </table:table-cell>
          <table:table-cell office:value-type="float" office:value="0.0312534" calcext:value-type="float">
            <text:p>0.0312534</text:p>
          </table:table-cell>
          <table:table-cell office:value-type="float" office:value="0.00109411" calcext:value-type="float">
            <text:p>0.00109411</text:p>
          </table:table-cell>
          <table:table-cell office:value-type="float" office:value="-0.00109556" calcext:value-type="float">
            <text:p>-0.0010955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526237" calcext:value-type="float">
            <text:p>0.0526237</text:p>
          </table:table-cell>
          <table:table-cell office:value-type="float" office:value="-0.469598" calcext:value-type="float">
            <text:p>-0.469598</text:p>
          </table:table-cell>
          <table:table-cell office:value-type="float" office:value="-0.368703" calcext:value-type="float">
            <text:p>-0.368703</text:p>
          </table:table-cell>
          <table:table-cell office:value-type="float" office:value="-0.0615018" calcext:value-type="float">
            <text:p>-0.0615018</text:p>
          </table:table-cell>
          <table:table-cell office:value-type="float" office:value="0.0010832" calcext:value-type="float">
            <text:p>0.0010832</text:p>
          </table:table-cell>
          <table:table-cell office:value-type="float" office:value="-0.00108325" calcext:value-type="float">
            <text:p>-0.00108325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0.0118344" calcext:value-type="float">
            <text:p>0.0118344</text:p>
          </table:table-cell>
          <table:table-cell office:value-type="float" office:value="-0.429937" calcext:value-type="float">
            <text:p>-0.429937</text:p>
          </table:table-cell>
          <table:table-cell office:value-type="float" office:value="-0.32398" calcext:value-type="float">
            <text:p>-0.32398</text:p>
          </table:table-cell>
          <table:table-cell office:value-type="float" office:value="-0.0195021" calcext:value-type="float">
            <text:p>-0.0195021</text:p>
          </table:table-cell>
          <table:table-cell office:value-type="float" office:value="0.000235196" calcext:value-type="float">
            <text:p>0.000235196</text:p>
          </table:table-cell>
          <table:table-cell office:value-type="float" office:value="-0.000235196" calcext:value-type="float">
            <text:p>-0.000235196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-0.10489" calcext:value-type="float">
            <text:p>-0.10489</text:p>
          </table:table-cell>
          <table:table-cell office:value-type="float" office:value="-0.497239" calcext:value-type="float">
            <text:p>-0.497239</text:p>
          </table:table-cell>
          <table:table-cell office:value-type="float" office:value="-0.405607" calcext:value-type="float">
            <text:p>-0.405607</text:p>
          </table:table-cell>
          <table:table-cell office:value-type="float" office:value="-0.0872481" calcext:value-type="float">
            <text:p>-0.0872481</text:p>
          </table:table-cell>
          <table:table-cell office:value-type="float" office:value="-0.00186944" calcext:value-type="float">
            <text:p>-0.00186944</text:p>
          </table:table-cell>
          <table:table-cell office:value-type="float" office:value="0.00186498" calcext:value-type="float">
            <text:p>0.00186498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-0.0207925" calcext:value-type="float">
            <text:p>-0.0207925</text:p>
          </table:table-cell>
          <table:table-cell office:value-type="float" office:value="-0.483049" calcext:value-type="float">
            <text:p>-0.483049</text:p>
          </table:table-cell>
          <table:table-cell office:value-type="float" office:value="-0.396172" calcext:value-type="float">
            <text:p>-0.396172</text:p>
          </table:table-cell>
          <table:table-cell office:value-type="float" office:value="-0.0794973" calcext:value-type="float">
            <text:p>-0.0794973</text:p>
          </table:table-cell>
          <table:table-cell office:value-type="float" office:value="-0.000188937" calcext:value-type="float">
            <text:p>-0.000188937</text:p>
          </table:table-cell>
          <table:table-cell office:value-type="float" office:value="0.000182169" calcext:value-type="float">
            <text:p>0.000182169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-0.00751418" calcext:value-type="float">
            <text:p>-0.00751418</text:p>
          </table:table-cell>
          <table:table-cell office:value-type="float" office:value="-0.501217" calcext:value-type="float">
            <text:p>-0.501217</text:p>
          </table:table-cell>
          <table:table-cell office:value-type="float" office:value="-0.427429" calcext:value-type="float">
            <text:p>-0.427429</text:p>
          </table:table-cell>
          <table:table-cell office:value-type="float" office:value="-0.110437" calcext:value-type="float">
            <text:p>-0.110437</text:p>
          </table:table-cell>
          <table:table-cell office:value-type="float" office:value="0.0000599242" calcext:value-type="float">
            <text:p>5.99242E-05</text:p>
          </table:table-cell>
          <table:table-cell office:value-type="float" office:value="-0.0000679204" calcext:value-type="float">
            <text:p>-6.79204E-05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0.0571193" calcext:value-type="float">
            <text:p>0.0571193</text:p>
          </table:table-cell>
          <table:table-cell office:value-type="float" office:value="-0.548246" calcext:value-type="float">
            <text:p>-0.548246</text:p>
          </table:table-cell>
          <table:table-cell office:value-type="float" office:value="-0.496827" calcext:value-type="float">
            <text:p>-0.496827</text:p>
          </table:table-cell>
          <table:table-cell office:value-type="float" office:value="-0.179765" calcext:value-type="float">
            <text:p>-0.179765</text:p>
          </table:table-cell>
          <table:table-cell office:value-type="float" office:value="0.00111051" calcext:value-type="float">
            <text:p>0.00111051</text:p>
          </table:table-cell>
          <table:table-cell office:value-type="float" office:value="-0.00111327" calcext:value-type="float">
            <text:p>-0.00111327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.0467645" calcext:value-type="float">
            <text:p>0.0467645</text:p>
          </table:table-cell>
          <table:table-cell office:value-type="float" office:value="-0.664695" calcext:value-type="float">
            <text:p>-0.664695</text:p>
          </table:table-cell>
          <table:table-cell office:value-type="float" office:value="-0.646564" calcext:value-type="float">
            <text:p>-0.646564</text:p>
          </table:table-cell>
          <table:table-cell office:value-type="float" office:value="-0.320121" calcext:value-type="float">
            <text:p>-0.320121</text:p>
          </table:table-cell>
          <table:table-cell office:value-type="float" office:value="0.000844325" calcext:value-type="float">
            <text:p>0.000844325</text:p>
          </table:table-cell>
          <table:table-cell office:value-type="float" office:value="-0.000844786" calcext:value-type="float">
            <text:p>-0.000844786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0.0322587" calcext:value-type="float">
            <text:p>0.0322587</text:p>
          </table:table-cell>
          <table:table-cell office:value-type="float" office:value="-0.34886" calcext:value-type="float">
            <text:p>-0.34886</text:p>
          </table:table-cell>
          <table:table-cell office:value-type="float" office:value="-0.255899" calcext:value-type="float">
            <text:p>-0.255899</text:p>
          </table:table-cell>
          <table:table-cell office:value-type="float" office:value="0.0345605" calcext:value-type="float">
            <text:p>0.0345605</text:p>
          </table:table-cell>
          <table:table-cell office:value-type="float" office:value="0.000580188" calcext:value-type="float">
            <text:p>0.000580188</text:p>
          </table:table-cell>
          <table:table-cell office:value-type="float" office:value="-0.000580188" calcext:value-type="float">
            <text:p>-0.000580188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-0.0125451" calcext:value-type="float">
            <text:p>-0.0125451</text:p>
          </table:table-cell>
          <table:table-cell office:value-type="float" office:value="-0.456981" calcext:value-type="float">
            <text:p>-0.456981</text:p>
          </table:table-cell>
          <table:table-cell office:value-type="float" office:value="-0.39036" calcext:value-type="float">
            <text:p>-0.39036</text:p>
          </table:table-cell>
          <table:table-cell office:value-type="float" office:value="-0.0879531" calcext:value-type="float">
            <text:p>-0.0879531</text:p>
          </table:table-cell>
          <table:table-cell office:value-type="float" office:value="-0.000225664" calcext:value-type="float">
            <text:p>-0.000225664</text:p>
          </table:table-cell>
          <table:table-cell office:value-type="float" office:value="0.000225594" calcext:value-type="float">
            <text:p>0.000225594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0.012545" calcext:value-type="float">
            <text:p>0.012545</text:p>
          </table:table-cell>
          <table:table-cell office:value-type="float" office:value="-0.402736" calcext:value-type="float">
            <text:p>-0.402736</text:p>
          </table:table-cell>
          <table:table-cell office:value-type="float" office:value="-0.323018" calcext:value-type="float">
            <text:p>-0.323018</text:p>
          </table:table-cell>
          <table:table-cell office:value-type="float" office:value="-0.0266972" calcext:value-type="float">
            <text:p>-0.0266972</text:p>
          </table:table-cell>
          <table:table-cell office:value-type="float" office:value="0.000225629" calcext:value-type="float">
            <text:p>0.000225629</text:p>
          </table:table-cell>
          <table:table-cell office:value-type="float" office:value="-0.000225629" calcext:value-type="float">
            <text:p>-0.00022562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-0.02102" calcext:value-type="float">
            <text:p>-0.02102</text:p>
          </table:table-cell>
          <table:table-cell office:value-type="float" office:value="-0.238553" calcext:value-type="float">
            <text:p>-0.238553</text:p>
          </table:table-cell>
          <table:table-cell office:value-type="float" office:value="-0.115754" calcext:value-type="float">
            <text:p>-0.115754</text:p>
          </table:table-cell>
          <table:table-cell office:value-type="float" office:value="0.166085" calcext:value-type="float">
            <text:p>0.166085</text:p>
          </table:table-cell>
          <table:table-cell office:value-type="float" office:value="-0.000358706" calcext:value-type="float">
            <text:p>-0.000358706</text:p>
          </table:table-cell>
          <table:table-cell office:value-type="float" office:value="0.000358501" calcext:value-type="float">
            <text:p>0.000358501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-0.00177207" calcext:value-type="float">
            <text:p>-0.00177207</text:p>
          </table:table-cell>
          <table:table-cell office:value-type="float" office:value="-0.564225" calcext:value-type="float">
            <text:p>-0.564225</text:p>
          </table:table-cell>
          <table:table-cell office:value-type="float" office:value="-0.526314" calcext:value-type="float">
            <text:p>-0.526314</text:p>
          </table:table-cell>
          <table:table-cell office:value-type="float" office:value="-0.213317" calcext:value-type="float">
            <text:p>-0.213317</text:p>
          </table:table-cell>
          <table:table-cell office:value-type="float" office:value="-0.0000315723" calcext:value-type="float">
            <text:p>-3.15723E-05</text:p>
          </table:table-cell>
          <table:table-cell office:value-type="float" office:value="0.0000313321" calcext:value-type="float">
            <text:p>3.13321E-05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0.0228237" calcext:value-type="float">
            <text:p>0.0228237</text:p>
          </table:table-cell>
          <table:table-cell office:value-type="float" office:value="-0.269604" calcext:value-type="float">
            <text:p>-0.269604</text:p>
          </table:table-cell>
          <table:table-cell office:value-type="float" office:value="-0.154754" calcext:value-type="float">
            <text:p>-0.154754</text:p>
          </table:table-cell>
          <table:table-cell office:value-type="float" office:value="0.131045" calcext:value-type="float">
            <text:p>0.131045</text:p>
          </table:table-cell>
          <table:table-cell office:value-type="float" office:value="0.000400674" calcext:value-type="float">
            <text:p>0.000400674</text:p>
          </table:table-cell>
          <table:table-cell office:value-type="float" office:value="-0.000400674" calcext:value-type="float">
            <text:p>-0.000400674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-0.0105341" calcext:value-type="float">
            <text:p>-0.0105341</text:p>
          </table:table-cell>
          <table:table-cell office:value-type="float" office:value="-0.526889" calcext:value-type="float">
            <text:p>-0.526889</text:p>
          </table:table-cell>
          <table:table-cell office:value-type="float" office:value="-0.481541" calcext:value-type="float">
            <text:p>-0.481541</text:p>
          </table:table-cell>
          <table:table-cell office:value-type="float" office:value="-0.173266" calcext:value-type="float">
            <text:p>-0.173266</text:p>
          </table:table-cell>
          <table:table-cell office:value-type="float" office:value="-0.000184952" calcext:value-type="float">
            <text:p>-0.000184952</text:p>
          </table:table-cell>
          <table:table-cell office:value-type="float" office:value="0.000184901" calcext:value-type="float">
            <text:p>0.000184901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.0000292648" calcext:value-type="float">
            <text:p>2.92648E-05</text:p>
          </table:table-cell>
          <table:table-cell office:value-type="float" office:value="-0.35801" calcext:value-type="float">
            <text:p>-0.35801</text:p>
          </table:table-cell>
          <table:table-cell office:value-type="float" office:value="-0.26791" calcext:value-type="float">
            <text:p>-0.26791</text:p>
          </table:table-cell>
          <table:table-cell office:value-type="float" office:value="0.0250964" calcext:value-type="float">
            <text:p>0.0250964</text:p>
          </table:table-cell>
          <table:table-cell office:value-type="float" office:value="0.00000224697" calcext:value-type="float">
            <text:p>2.24697E-06</text:p>
          </table:table-cell>
          <table:table-cell office:value-type="float" office:value="-0.00000229815" calcext:value-type="float">
            <text:p>-2.29815E-06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-0.0122556" calcext:value-type="float">
            <text:p>-0.0122556</text:p>
          </table:table-cell>
          <table:table-cell office:value-type="float" office:value="-0.434946" calcext:value-type="float">
            <text:p>-0.434946</text:p>
          </table:table-cell>
          <table:table-cell office:value-type="float" office:value="-0.365561" calcext:value-type="float">
            <text:p>-0.365561</text:p>
          </table:table-cell>
          <table:table-cell office:value-type="float" office:value="-0.0657974" calcext:value-type="float">
            <text:p>-0.0657974</text:p>
          </table:table-cell>
          <table:table-cell office:value-type="float" office:value="-0.000214543" calcext:value-type="float">
            <text:p>-0.000214543</text:p>
          </table:table-cell>
          <table:table-cell office:value-type="float" office:value="0.000214303" calcext:value-type="float">
            <text:p>0.000214303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0.0227658" calcext:value-type="float">
            <text:p>0.0227658</text:p>
          </table:table-cell>
          <table:table-cell office:value-type="float" office:value="-0.399831" calcext:value-type="float">
            <text:p>-0.399831</text:p>
          </table:table-cell>
          <table:table-cell office:value-type="float" office:value="-0.320995" calcext:value-type="float">
            <text:p>-0.320995</text:p>
          </table:table-cell>
          <table:table-cell office:value-type="float" office:value="-0.0243721" calcext:value-type="float">
            <text:p>-0.0243721</text:p>
          </table:table-cell>
          <table:table-cell office:value-type="float" office:value="0.000398428" calcext:value-type="float">
            <text:p>0.000398428</text:p>
          </table:table-cell>
          <table:table-cell office:value-type="float" office:value="-0.000398428" calcext:value-type="float">
            <text:p>-0.000398428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-0.0210891" calcext:value-type="float">
            <text:p>-0.0210891</text:p>
          </table:table-cell>
          <table:table-cell office:value-type="float" office:value="-0.41831" calcext:value-type="float">
            <text:p>-0.41831</text:p>
          </table:table-cell>
          <table:table-cell office:value-type="float" office:value="-0.344248" calcext:value-type="float">
            <text:p>-0.344248</text:p>
          </table:table-cell>
          <table:table-cell office:value-type="float" office:value="-0.0459277" calcext:value-type="float">
            <text:p>-0.0459277</text:p>
          </table:table-cell>
          <table:table-cell office:value-type="float" office:value="-0.000372225" calcext:value-type="float">
            <text:p>-0.000372225</text:p>
          </table:table-cell>
          <table:table-cell office:value-type="float" office:value="0.000372021" calcext:value-type="float">
            <text:p>0.000372021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.0210519" calcext:value-type="float">
            <text:p>0.0210519</text:p>
          </table:table-cell>
          <table:table-cell office:value-type="float" office:value="-0.372272" calcext:value-type="float">
            <text:p>-0.372272</text:p>
          </table:table-cell>
          <table:table-cell office:value-type="float" office:value="-0.285987" calcext:value-type="float">
            <text:p>-0.285987</text:p>
          </table:table-cell>
          <table:table-cell office:value-type="float" office:value="0.00807937" calcext:value-type="float">
            <text:p>0.00807937</text:p>
          </table:table-cell>
          <table:table-cell office:value-type="float" office:value="0.000369228" calcext:value-type="float">
            <text:p>0.000369228</text:p>
          </table:table-cell>
          <table:table-cell office:value-type="float" office:value="-0.000369228" calcext:value-type="float">
            <text:p>-0.000369228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-0.0883792" calcext:value-type="float">
            <text:p>-0.0883792</text:p>
          </table:table-cell>
          <table:table-cell office:value-type="float" office:value="-0.451637" calcext:value-type="float">
            <text:p>-0.451637</text:p>
          </table:table-cell>
          <table:table-cell office:value-type="float" office:value="-0.385369" calcext:value-type="float">
            <text:p>-0.385369</text:p>
          </table:table-cell>
          <table:table-cell office:value-type="float" office:value="-0.0837581" calcext:value-type="float">
            <text:p>-0.0837581</text:p>
          </table:table-cell>
          <table:table-cell office:value-type="float" office:value="-0.00157881" calcext:value-type="float">
            <text:p>-0.00157881</text:p>
          </table:table-cell>
          <table:table-cell office:value-type="float" office:value="0.00157526" calcext:value-type="float">
            <text:p>0.00157526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0880478" calcext:value-type="float">
            <text:p>0.0880478</text:p>
          </table:table-cell>
          <table:table-cell office:value-type="float" office:value="-0.344983" calcext:value-type="float">
            <text:p>-0.344983</text:p>
          </table:table-cell>
          <table:table-cell office:value-type="float" office:value="-0.251282" calcext:value-type="float">
            <text:p>-0.251282</text:p>
          </table:table-cell>
          <table:table-cell office:value-type="float" office:value="0.0399865" calcext:value-type="float">
            <text:p>0.0399865</text:p>
          </table:table-cell>
          <table:table-cell office:value-type="float" office:value="0.00155132" calcext:value-type="float">
            <text:p>0.00155132</text:p>
          </table:table-cell>
          <table:table-cell office:value-type="float" office:value="-0.00155132" calcext:value-type="float">
            <text:p>-0.00155132</text:p>
          </table:table-cell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-0.0336751" calcext:value-type="float">
            <text:p>-0.0336751</text:p>
          </table:table-cell>
          <table:table-cell office:value-type="float" office:value="-0.445135" calcext:value-type="float">
            <text:p>-0.445135</text:p>
          </table:table-cell>
          <table:table-cell office:value-type="float" office:value="-0.377176" calcext:value-type="float">
            <text:p>-0.377176</text:p>
          </table:table-cell>
          <table:table-cell office:value-type="float" office:value="-0.076151" calcext:value-type="float">
            <text:p>-0.076151</text:p>
          </table:table-cell>
          <table:table-cell office:value-type="float" office:value="-0.000602364" calcext:value-type="float">
            <text:p>-0.000602364</text:p>
          </table:table-cell>
          <table:table-cell office:value-type="float" office:value="0.000601851" calcext:value-type="float">
            <text:p>0.000601851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.0336081" calcext:value-type="float">
            <text:p>0.0336081</text:p>
          </table:table-cell>
          <table:table-cell office:value-type="float" office:value="-0.370779" calcext:value-type="float">
            <text:p>-0.370779</text:p>
          </table:table-cell>
          <table:table-cell office:value-type="float" office:value="-0.283722" calcext:value-type="float">
            <text:p>-0.283722</text:p>
          </table:table-cell>
          <table:table-cell office:value-type="float" office:value="0.00978823" calcext:value-type="float">
            <text:p>0.00978823</text:p>
          </table:table-cell>
          <table:table-cell office:value-type="float" office:value="0.000595314" calcext:value-type="float">
            <text:p>0.000595314</text:p>
          </table:table-cell>
          <table:table-cell office:value-type="float" office:value="-0.000595314" calcext:value-type="float">
            <text:p>-0.000595314</text:p>
          </table:table-cell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0.00000000260022" calcext:value-type="float">
            <text:p>2.60022E-09</text:p>
          </table:table-cell>
          <table:table-cell office:value-type="float" office:value="-0.39604" calcext:value-type="float">
            <text:p>-0.39604</text:p>
          </table:table-cell>
          <table:table-cell office:value-type="float" office:value="-0.315458" calcext:value-type="float">
            <text:p>-0.315458</text:p>
          </table:table-cell>
          <table:table-cell office:value-type="float" office:value="-0.0194642" calcext:value-type="float">
            <text:p>-0.0194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0.0000000107584" calcext:value-type="float">
            <text:p>1.07584E-08</text:p>
          </table:table-cell>
          <table:table-cell office:value-type="float" office:value="-0.385172" calcext:value-type="float">
            <text:p>-0.385172</text:p>
          </table:table-cell>
          <table:table-cell office:value-type="float" office:value="-0.301835" calcext:value-type="float">
            <text:p>-0.301835</text:p>
          </table:table-cell>
          <table:table-cell office:value-type="float" office:value="-0.00694916" calcext:value-type="float">
            <text:p>-0.006949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-0.0000000132837" calcext:value-type="float">
            <text:p>-1.32837E-08</text:p>
          </table:table-cell>
          <table:table-cell office:value-type="float" office:value="-0.417541" calcext:value-type="float">
            <text:p>-0.417541</text:p>
          </table:table-cell>
          <table:table-cell office:value-type="float" office:value="-0.342321" calcext:value-type="float">
            <text:p>-0.342321</text:p>
          </table:table-cell>
          <table:table-cell office:value-type="float" office:value="-0.04417" calcext:value-type="float">
            <text:p>-0.044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.0106368" calcext:value-type="float">
            <text:p>0.0106368</text:p>
          </table:table-cell>
          <table:table-cell office:value-type="float" office:value="-0.382064" calcext:value-type="float">
            <text:p>-0.382064</text:p>
          </table:table-cell>
          <table:table-cell office:value-type="float" office:value="-0.297847" calcext:value-type="float">
            <text:p>-0.297847</text:p>
          </table:table-cell>
          <table:table-cell office:value-type="float" office:value="-0.00333028" calcext:value-type="float">
            <text:p>-0.00333028</text:p>
          </table:table-cell>
          <table:table-cell office:value-type="float" office:value="0.000188884" calcext:value-type="float">
            <text:p>0.000188884</text:p>
          </table:table-cell>
          <table:table-cell office:value-type="float" office:value="-0.000188935" calcext:value-type="float">
            <text:p>-0.000188935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-0.0106448" calcext:value-type="float">
            <text:p>-0.0106448</text:p>
          </table:table-cell>
          <table:table-cell office:value-type="float" office:value="-0.410857" calcext:value-type="float">
            <text:p>-0.410857</text:p>
          </table:table-cell>
          <table:table-cell office:value-type="float" office:value="-0.333917" calcext:value-type="float">
            <text:p>-0.333917</text:p>
          </table:table-cell>
          <table:table-cell office:value-type="float" office:value="-0.0364705" calcext:value-type="float">
            <text:p>-0.0364705</text:p>
          </table:table-cell>
          <table:table-cell office:value-type="float" office:value="-0.000189219" calcext:value-type="float">
            <text:p>-0.000189219</text:p>
          </table:table-cell>
          <table:table-cell office:value-type="float" office:value="0.000189219" calcext:value-type="float">
            <text:p>0.000189219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0.05697" calcext:value-type="float">
            <text:p>0.05697</text:p>
          </table:table-cell>
          <table:table-cell office:value-type="float" office:value="-0.415124" calcext:value-type="float">
            <text:p>-0.415124</text:p>
          </table:table-cell>
          <table:table-cell office:value-type="float" office:value="-0.338729" calcext:value-type="float">
            <text:p>-0.338729</text:p>
          </table:table-cell>
          <table:table-cell office:value-type="float" office:value="-0.0408595" calcext:value-type="float">
            <text:p>-0.0408595</text:p>
          </table:table-cell>
          <table:table-cell office:value-type="float" office:value="0.00101992" calcext:value-type="float">
            <text:p>0.00101992</text:p>
          </table:table-cell>
          <table:table-cell office:value-type="float" office:value="-0.00102138" calcext:value-type="float">
            <text:p>-0.00102138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-0.046226" calcext:value-type="float">
            <text:p>-0.046226</text:p>
          </table:table-cell>
          <table:table-cell office:value-type="float" office:value="-0.382705" calcext:value-type="float">
            <text:p>-0.382705</text:p>
          </table:table-cell>
          <table:table-cell office:value-type="float" office:value="-0.298606" calcext:value-type="float">
            <text:p>-0.298606</text:p>
          </table:table-cell>
          <table:table-cell office:value-type="float" office:value="-0.00414741" calcext:value-type="float">
            <text:p>-0.00414741</text:p>
          </table:table-cell>
          <table:table-cell office:value-type="float" office:value="-0.000823581" calcext:value-type="float">
            <text:p>-0.000823581</text:p>
          </table:table-cell>
          <table:table-cell office:value-type="float" office:value="0.00082353" calcext:value-type="float">
            <text:p>0.0008235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-0.0213452" calcext:value-type="float">
            <text:p>-0.0213452</text:p>
          </table:table-cell>
          <table:table-cell office:value-type="float" office:value="-0.396601" calcext:value-type="float">
            <text:p>-0.396601</text:p>
          </table:table-cell>
          <table:table-cell office:value-type="float" office:value="-0.31592" calcext:value-type="float">
            <text:p>-0.31592</text:p>
          </table:table-cell>
          <table:table-cell office:value-type="float" office:value="-0.0200202" calcext:value-type="float">
            <text:p>-0.0200202</text:p>
          </table:table-cell>
          <table:table-cell office:value-type="float" office:value="-0.000380715" calcext:value-type="float">
            <text:p>-0.000380715</text:p>
          </table:table-cell>
          <table:table-cell office:value-type="float" office:value="0.000380664" calcext:value-type="float">
            <text:p>0.000380664</text:p>
          </table:table-cell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0.0106713" calcext:value-type="float">
            <text:p>0.0106713</text:p>
          </table:table-cell>
          <table:table-cell office:value-type="float" office:value="-0.397217" calcext:value-type="float">
            <text:p>-0.397217</text:p>
          </table:table-cell>
          <table:table-cell office:value-type="float" office:value="-0.316639" calcext:value-type="float">
            <text:p>-0.316639</text:p>
          </table:table-cell>
          <table:table-cell office:value-type="float" office:value="-0.0206801" calcext:value-type="float">
            <text:p>-0.0206801</text:p>
          </table:table-cell>
          <table:table-cell office:value-type="float" office:value="0.000190247" calcext:value-type="float">
            <text:p>0.000190247</text:p>
          </table:table-cell>
          <table:table-cell office:value-type="float" office:value="-0.000190247" calcext:value-type="float">
            <text:p>-0.000190247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-0.0338912" calcext:value-type="float">
            <text:p>-0.0338912</text:p>
          </table:table-cell>
          <table:table-cell office:value-type="float" office:value="-0.422455" calcext:value-type="float">
            <text:p>-0.422455</text:p>
          </table:table-cell>
          <table:table-cell office:value-type="float" office:value="-0.348014" calcext:value-type="float">
            <text:p>-0.348014</text:p>
          </table:table-cell>
          <table:table-cell office:value-type="float" office:value="-0.049387" calcext:value-type="float">
            <text:p>-0.049387</text:p>
          </table:table-cell>
          <table:table-cell office:value-type="float" office:value="-0.000608425" calcext:value-type="float">
            <text:p>-0.000608425</text:p>
          </table:table-cell>
          <table:table-cell office:value-type="float" office:value="0.000607912" calcext:value-type="float">
            <text:p>0.000607912</text:p>
          </table:table-cell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0.0445571" calcext:value-type="float">
            <text:p>0.0445571</text:p>
          </table:table-cell>
          <table:table-cell office:value-type="float" office:value="-0.387407" calcext:value-type="float">
            <text:p>-0.387407</text:p>
          </table:table-cell>
          <table:table-cell office:value-type="float" office:value="-0.304203" calcext:value-type="float">
            <text:p>-0.304203</text:p>
          </table:table-cell>
          <table:table-cell office:value-type="float" office:value="-0.00935751" calcext:value-type="float">
            <text:p>-0.00935751</text:p>
          </table:table-cell>
          <table:table-cell office:value-type="float" office:value="0.000796483" calcext:value-type="float">
            <text:p>0.000796483</text:p>
          </table:table-cell>
          <table:table-cell office:value-type="float" office:value="-0.000796534" calcext:value-type="float">
            <text:p>-0.000796534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-0.0106974" calcext:value-type="float">
            <text:p>-0.0106974</text:p>
          </table:table-cell>
          <table:table-cell office:value-type="float" office:value="-0.400729" calcext:value-type="float">
            <text:p>-0.400729</text:p>
          </table:table-cell>
          <table:table-cell office:value-type="float" office:value="-0.3209" calcext:value-type="float">
            <text:p>-0.3209</text:p>
          </table:table-cell>
          <table:table-cell office:value-type="float" office:value="-0.0246366" calcext:value-type="float">
            <text:p>-0.0246366</text:p>
          </table:table-cell>
          <table:table-cell office:value-type="float" office:value="-0.000191256" calcext:value-type="float">
            <text:p>-0.000191256</text:p>
          </table:table-cell>
          <table:table-cell office:value-type="float" office:value="0.000191256" calcext:value-type="float">
            <text:p>0.000191256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0.0000000051004" calcext:value-type="float">
            <text:p>5.1004E-09</text:p>
          </table:table-cell>
          <table:table-cell office:value-type="float" office:value="-0.39438" calcext:value-type="float">
            <text:p>-0.39438</text:p>
          </table:table-cell>
          <table:table-cell office:value-type="float" office:value="-0.312968" calcext:value-type="float">
            <text:p>-0.312968</text:p>
          </table:table-cell>
          <table:table-cell office:value-type="float" office:value="-0.0173911" calcext:value-type="float">
            <text:p>-0.01739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0.0106974" calcext:value-type="float">
            <text:p>0.0106974</text:p>
          </table:table-cell>
          <table:table-cell office:value-type="float" office:value="-0.401337" calcext:value-type="float">
            <text:p>-0.401337</text:p>
          </table:table-cell>
          <table:table-cell office:value-type="float" office:value="-0.321615" calcext:value-type="float">
            <text:p>-0.321615</text:p>
          </table:table-cell>
          <table:table-cell office:value-type="float" office:value="-0.0252941" calcext:value-type="float">
            <text:p>-0.0252941</text:p>
          </table:table-cell>
          <table:table-cell office:value-type="float" office:value="0.00019123" calcext:value-type="float">
            <text:p>0.00019123</text:p>
          </table:table-cell>
          <table:table-cell office:value-type="float" office:value="-0.000191281" calcext:value-type="float">
            <text:p>-0.000191281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-0.0214025" calcext:value-type="float">
            <text:p>-0.0214025</text:p>
          </table:table-cell>
          <table:table-cell office:value-type="float" office:value="-0.404825" calcext:value-type="float">
            <text:p>-0.404825</text:p>
          </table:table-cell>
          <table:table-cell office:value-type="float" office:value="-0.326005" calcext:value-type="float">
            <text:p>-0.326005</text:p>
          </table:table-cell>
          <table:table-cell office:value-type="float" office:value="-0.0293102" calcext:value-type="float">
            <text:p>-0.0293102</text:p>
          </table:table-cell>
          <table:table-cell office:value-type="float" office:value="-0.000382927" calcext:value-type="float">
            <text:p>-0.000382927</text:p>
          </table:table-cell>
          <table:table-cell office:value-type="float" office:value="0.000382876" calcext:value-type="float">
            <text:p>0.000382876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0.0214163" calcext:value-type="float">
            <text:p>0.0214163</text:p>
          </table:table-cell>
          <table:table-cell office:value-type="float" office:value="-0.405614" calcext:value-type="float">
            <text:p>-0.405614</text:p>
          </table:table-cell>
          <table:table-cell office:value-type="float" office:value="-0.326871" calcext:value-type="float">
            <text:p>-0.326871</text:p>
          </table:table-cell>
          <table:table-cell office:value-type="float" office:value="-0.0301075" calcext:value-type="float">
            <text:p>-0.0301075</text:p>
          </table:table-cell>
          <table:table-cell office:value-type="float" office:value="0.000383526" calcext:value-type="float">
            <text:p>0.000383526</text:p>
          </table:table-cell>
          <table:table-cell office:value-type="float" office:value="-0.000383577" calcext:value-type="float">
            <text:p>-0.000383577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-0.0107054" calcext:value-type="float">
            <text:p>-0.0107054</text:p>
          </table:table-cell>
          <table:table-cell office:value-type="float" office:value="-0.393979" calcext:value-type="float">
            <text:p>-0.393979</text:p>
          </table:table-cell>
          <table:table-cell office:value-type="float" office:value="-0.312444" calcext:value-type="float">
            <text:p>-0.312444</text:p>
          </table:table-cell>
          <table:table-cell office:value-type="float" office:value="-0.0169351" calcext:value-type="float">
            <text:p>-0.0169351</text:p>
          </table:table-cell>
          <table:table-cell office:value-type="float" office:value="-0.000191564" calcext:value-type="float">
            <text:p>-0.000191564</text:p>
          </table:table-cell>
          <table:table-cell office:value-type="float" office:value="0.000191564" calcext:value-type="float">
            <text:p>0.000191564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-8.73503E-022" calcext:value-type="float">
            <text:p>-8.73503E-22</text:p>
          </table:table-cell>
          <table:table-cell office:value-type="float" office:value="-0.401519" calcext:value-type="float">
            <text:p>-0.401519</text:p>
          </table:table-cell>
          <table:table-cell office:value-type="float" office:value="-0.321819" calcext:value-type="float">
            <text:p>-0.321819</text:p>
          </table:table-cell>
          <table:table-cell office:value-type="float" office:value="-0.025498" calcext:value-type="float">
            <text:p>-0.0254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0.0124897" calcext:value-type="float">
            <text:p>0.0124897</text:p>
          </table:table-cell>
          <table:table-cell office:value-type="float" office:value="-0.401544" calcext:value-type="float">
            <text:p>-0.401544</text:p>
          </table:table-cell>
          <table:table-cell office:value-type="float" office:value="-0.321817" calcext:value-type="float">
            <text:p>-0.321817</text:p>
          </table:table-cell>
          <table:table-cell office:value-type="float" office:value="-0.0254962" calcext:value-type="float">
            <text:p>-0.0254962</text:p>
          </table:table-cell>
          <table:table-cell office:value-type="float" office:value="0.000223457" calcext:value-type="float">
            <text:p>0.000223457</text:p>
          </table:table-cell>
          <table:table-cell office:value-type="float" office:value="-0.000223527" calcext:value-type="float">
            <text:p>-0.000223527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-0.00178424" calcext:value-type="float">
            <text:p>-0.00178424</text:p>
          </table:table-cell>
          <table:table-cell office:value-type="float" office:value="-0.401521" calcext:value-type="float">
            <text:p>-0.401521</text:p>
          </table:table-cell>
          <table:table-cell office:value-type="float" office:value="-0.321818" calcext:value-type="float">
            <text:p>-0.321818</text:p>
          </table:table-cell>
          <table:table-cell office:value-type="float" office:value="-0.0254967" calcext:value-type="float">
            <text:p>-0.0254967</text:p>
          </table:table-cell>
          <table:table-cell office:value-type="float" office:value="-0.000031953" calcext:value-type="float">
            <text:p>-3.1953E-05</text:p>
          </table:table-cell>
          <table:table-cell office:value-type="float" office:value="0.0000319018" calcext:value-type="float">
            <text:p>3.19018E-05</text:p>
          </table:table-cell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0.0213709" calcext:value-type="float">
            <text:p>0.0213709</text:p>
          </table:table-cell>
          <table:table-cell office:value-type="float" office:value="-0.390427" calcext:value-type="float">
            <text:p>-0.390427</text:p>
          </table:table-cell>
          <table:table-cell office:value-type="float" office:value="-0.307922" calcext:value-type="float">
            <text:p>-0.307922</text:p>
          </table:table-cell>
          <table:table-cell office:value-type="float" office:value="-0.012769" calcext:value-type="float">
            <text:p>-0.012769</text:p>
          </table:table-cell>
          <table:table-cell office:value-type="float" office:value="0.000380428" calcext:value-type="float">
            <text:p>0.000380428</text:p>
          </table:table-cell>
          <table:table-cell office:value-type="float" office:value="-0.000380889" calcext:value-type="float">
            <text:p>-0.000380889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-0.019612" calcext:value-type="float">
            <text:p>-0.019612</text:p>
          </table:table-cell>
          <table:table-cell office:value-type="float" office:value="-0.412276" calcext:value-type="float">
            <text:p>-0.412276</text:p>
          </table:table-cell>
          <table:table-cell office:value-type="float" office:value="-0.335308" calcext:value-type="float">
            <text:p>-0.335308</text:p>
          </table:table-cell>
          <table:table-cell office:value-type="float" office:value="-0.0378086" calcext:value-type="float">
            <text:p>-0.0378086</text:p>
          </table:table-cell>
          <table:table-cell office:value-type="float" office:value="-0.00035067" calcext:value-type="float">
            <text:p>-0.00035067</text:p>
          </table:table-cell>
          <table:table-cell office:value-type="float" office:value="0.000350601" calcext:value-type="float">
            <text:p>0.000350601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0.00890022" calcext:value-type="float">
            <text:p>0.00890022</text:p>
          </table:table-cell>
          <table:table-cell office:value-type="float" office:value="-0.394298" calcext:value-type="float">
            <text:p>-0.394298</text:p>
          </table:table-cell>
          <table:table-cell office:value-type="float" office:value="-0.312843" calcext:value-type="float">
            <text:p>-0.312843</text:p>
          </table:table-cell>
          <table:table-cell office:value-type="float" office:value="-0.0172579" calcext:value-type="float">
            <text:p>-0.0172579</text:p>
          </table:table-cell>
          <table:table-cell office:value-type="float" office:value="0.000158334" calcext:value-type="float">
            <text:p>0.000158334</text:p>
          </table:table-cell>
          <table:table-cell office:value-type="float" office:value="-0.000158539" calcext:value-type="float">
            <text:p>-0.000158539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-0.0213848" calcext:value-type="float">
            <text:p>-0.0213848</text:p>
          </table:table-cell>
          <table:table-cell office:value-type="float" office:value="-0.408086" calcext:value-type="float">
            <text:p>-0.408086</text:p>
          </table:table-cell>
          <table:table-cell office:value-type="float" office:value="-0.330133" calcext:value-type="float">
            <text:p>-0.330133</text:p>
          </table:table-cell>
          <table:table-cell office:value-type="float" office:value="-0.0330714" calcext:value-type="float">
            <text:p>-0.0330714</text:p>
          </table:table-cell>
          <table:table-cell office:value-type="float" office:value="-0.000382121" calcext:value-type="float">
            <text:p>-0.000382121</text:p>
          </table:table-cell>
          <table:table-cell office:value-type="float" office:value="0.000382121" calcext:value-type="float">
            <text:p>0.000382121</text:p>
          </table:table-cell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0.0124558" calcext:value-type="float">
            <text:p>0.0124558</text:p>
          </table:table-cell>
          <table:table-cell office:value-type="float" office:value="-0.390069" calcext:value-type="float">
            <text:p>-0.390069</text:p>
          </table:table-cell>
          <table:table-cell office:value-type="float" office:value="-0.307615" calcext:value-type="float">
            <text:p>-0.307615</text:p>
          </table:table-cell>
          <table:table-cell office:value-type="float" office:value="-0.0124474" calcext:value-type="float">
            <text:p>-0.0124474</text:p>
          </table:table-cell>
          <table:table-cell office:value-type="float" office:value="0.000221787" calcext:value-type="float">
            <text:p>0.000221787</text:p>
          </table:table-cell>
          <table:table-cell office:value-type="float" office:value="-0.000221857" calcext:value-type="float">
            <text:p>-0.000221857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-0.0124622" calcext:value-type="float">
            <text:p>-0.0124622</text:p>
          </table:table-cell>
          <table:table-cell office:value-type="float" office:value="-0.408397" calcext:value-type="float">
            <text:p>-0.408397</text:p>
          </table:table-cell>
          <table:table-cell office:value-type="float" office:value="-0.330579" calcext:value-type="float">
            <text:p>-0.330579</text:p>
          </table:table-cell>
          <table:table-cell office:value-type="float" office:value="-0.0334629" calcext:value-type="float">
            <text:p>-0.0334629</text:p>
          </table:table-cell>
          <table:table-cell office:value-type="float" office:value="-0.00022243" calcext:value-type="float">
            <text:p>-0.00022243</text:p>
          </table:table-cell>
          <table:table-cell office:value-type="float" office:value="0.00022243" calcext:value-type="float">
            <text:p>0.00022243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0.0106819" calcext:value-type="float">
            <text:p>0.0106819</text:p>
          </table:table-cell>
          <table:table-cell office:value-type="float" office:value="-0.4044" calcext:value-type="float">
            <text:p>-0.4044</text:p>
          </table:table-cell>
          <table:table-cell office:value-type="float" office:value="-0.325538" calcext:value-type="float">
            <text:p>-0.325538</text:p>
          </table:table-cell>
          <table:table-cell office:value-type="float" office:value="-0.0288508" calcext:value-type="float">
            <text:p>-0.0288508</text:p>
          </table:table-cell>
          <table:table-cell office:value-type="float" office:value="0.000190628" calcext:value-type="float">
            <text:p>0.000190628</text:p>
          </table:table-cell>
          <table:table-cell office:value-type="float" office:value="-0.000190679" calcext:value-type="float">
            <text:p>-0.0001906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0000294602" calcext:value-type="float">
            <text:p>-2.94602E-06</text:p>
          </table:table-cell>
          <table:table-cell office:value-type="float" office:value="-0.39682" calcext:value-type="float">
            <text:p>-0.39682</text:p>
          </table:table-cell>
          <table:table-cell office:value-type="float" office:value="-0.31611" calcext:value-type="float">
            <text:p>-0.31611</text:p>
          </table:table-cell>
          <table:table-cell office:value-type="float" office:value="-0.020213" calcext:value-type="float">
            <text:p>-0.020213</text:p>
          </table:table-cell>
          <table:table-cell office:value-type="float" office:value="-0.000000253508" calcext:value-type="float">
            <text:p>-2.53508E-07</text:p>
          </table:table-cell>
          <table:table-cell office:value-type="float" office:value="0.000000202332" calcext:value-type="float">
            <text:p>2.02332E-07</text:p>
          </table:table-cell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-0.0106789" calcext:value-type="float">
            <text:p>-0.0106789</text:p>
          </table:table-cell>
          <table:table-cell office:value-type="float" office:value="-0.404863" calcext:value-type="float">
            <text:p>-0.404863</text:p>
          </table:table-cell>
          <table:table-cell office:value-type="float" office:value="-0.326183" calcext:value-type="float">
            <text:p>-0.326183</text:p>
          </table:table-cell>
          <table:table-cell office:value-type="float" office:value="-0.0294358" calcext:value-type="float">
            <text:p>-0.0294358</text:p>
          </table:table-cell>
          <table:table-cell office:value-type="float" office:value="-0.00019054" calcext:value-type="float">
            <text:p>-0.00019054</text:p>
          </table:table-cell>
          <table:table-cell office:value-type="float" office:value="0.00019054" calcext:value-type="float">
            <text:p>0.00019054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0.0337178" calcext:value-type="float">
            <text:p>0.0337178</text:p>
          </table:table-cell>
          <table:table-cell office:value-type="float" office:value="-0.37935" calcext:value-type="float">
            <text:p>-0.37935</text:p>
          </table:table-cell>
          <table:table-cell office:value-type="float" office:value="-0.294186" calcext:value-type="float">
            <text:p>-0.294186</text:p>
          </table:table-cell>
          <table:table-cell office:value-type="float" office:value="-0.0000443996" calcext:value-type="float">
            <text:p>-4.43996E-05</text:p>
          </table:table-cell>
          <table:table-cell office:value-type="float" office:value="0.000597392" calcext:value-type="float">
            <text:p>0.000597392</text:p>
          </table:table-cell>
          <table:table-cell office:value-type="float" office:value="-0.000597905" calcext:value-type="float">
            <text:p>-0.000597905</text:p>
          </table:table-cell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-0.0337418" calcext:value-type="float">
            <text:p>-0.0337418</text:p>
          </table:table-cell>
          <table:table-cell office:value-type="float" office:value="-0.410538" calcext:value-type="float">
            <text:p>-0.410538</text:p>
          </table:table-cell>
          <table:table-cell office:value-type="float" office:value="-0.33348" calcext:value-type="float">
            <text:p>-0.33348</text:p>
          </table:table-cell>
          <table:table-cell office:value-type="float" office:value="-0.0360807" calcext:value-type="float">
            <text:p>-0.0360807</text:p>
          </table:table-cell>
          <table:table-cell office:value-type="float" office:value="-0.000600487" calcext:value-type="float">
            <text:p>-0.000600487</text:p>
          </table:table-cell>
          <table:table-cell office:value-type="float" office:value="0.000600487" calcext:value-type="float">
            <text:p>0.000600487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-0.00000000556671" calcext:value-type="float">
            <text:p>-5.56671E-09</text:p>
          </table:table-cell>
          <table:table-cell office:value-type="float" office:value="-0.407638" calcext:value-type="float">
            <text:p>-0.407638</text:p>
          </table:table-cell>
          <table:table-cell office:value-type="float" office:value="-0.329815" calcext:value-type="float">
            <text:p>-0.329815</text:p>
          </table:table-cell>
          <table:table-cell office:value-type="float" office:value="-0.0327228" calcext:value-type="float">
            <text:p>-0.03272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-0.00000000256975" calcext:value-type="float">
            <text:p>-2.56975E-09</text:p>
          </table:table-cell>
          <table:table-cell office:value-type="float" office:value="-0.403622" calcext:value-type="float">
            <text:p>-0.403622</text:p>
          </table:table-cell>
          <table:table-cell office:value-type="float" office:value="-0.324789" calcext:value-type="float">
            <text:p>-0.324789</text:p>
          </table:table-cell>
          <table:table-cell office:value-type="float" office:value="-0.028112" calcext:value-type="float">
            <text:p>-0.028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-3.46754E-021" calcext:value-type="float">
            <text:p>-3.46754E-21</text:p>
          </table:table-cell>
          <table:table-cell office:value-type="float" office:value="-0.400181" calcext:value-type="float">
            <text:p>-0.400181</text:p>
          </table:table-cell>
          <table:table-cell office:value-type="float" office:value="-0.320481" calcext:value-type="float">
            <text:p>-0.320481</text:p>
          </table:table-cell>
          <table:table-cell office:value-type="float" office:value="-0.0241599" calcext:value-type="float">
            <text:p>-0.0241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0.0000000081591" calcext:value-type="float">
            <text:p>8.1591E-09</text:p>
          </table:table-cell>
          <table:table-cell office:value-type="float" office:value="-0.38911" calcext:value-type="float">
            <text:p>-0.38911</text:p>
          </table:table-cell>
          <table:table-cell office:value-type="float" office:value="-0.306656" calcext:value-type="float">
            <text:p>-0.306656</text:p>
          </table:table-cell>
          <table:table-cell office:value-type="float" office:value="-0.0114404" calcext:value-type="float">
            <text:p>-0.01144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-0.0124189" calcext:value-type="float">
            <text:p>-0.0124189</text:p>
          </table:table-cell>
          <table:table-cell office:value-type="float" office:value="-0.410846" calcext:value-type="float">
            <text:p>-0.410846</text:p>
          </table:table-cell>
          <table:table-cell office:value-type="float" office:value="-0.333906" calcext:value-type="float">
            <text:p>-0.333906</text:p>
          </table:table-cell>
          <table:table-cell office:value-type="float" office:value="-0.0364687" calcext:value-type="float">
            <text:p>-0.0364687</text:p>
          </table:table-cell>
          <table:table-cell office:value-type="float" office:value="-0.000220791" calcext:value-type="float">
            <text:p>-0.000220791</text:p>
          </table:table-cell>
          <table:table-cell office:value-type="float" office:value="0.000220721" calcext:value-type="float">
            <text:p>0.000220721</text:p>
          </table:table-cell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0.0248378" calcext:value-type="float">
            <text:p>0.0248378</text:p>
          </table:table-cell>
          <table:table-cell office:value-type="float" office:value="-0.40002" calcext:value-type="float">
            <text:p>-0.40002</text:p>
          </table:table-cell>
          <table:table-cell office:value-type="float" office:value="-0.320275" calcext:value-type="float">
            <text:p>-0.320275</text:p>
          </table:table-cell>
          <table:table-cell office:value-type="float" office:value="-0.0239537" calcext:value-type="float">
            <text:p>-0.0239537</text:p>
          </table:table-cell>
          <table:table-cell office:value-type="float" office:value="0.000441477" calcext:value-type="float">
            <text:p>0.000441477</text:p>
          </table:table-cell>
          <table:table-cell office:value-type="float" office:value="-0.000441547" calcext:value-type="float">
            <text:p>-0.000441547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-0.00177623" calcext:value-type="float">
            <text:p>-0.00177623</text:p>
          </table:table-cell>
          <table:table-cell office:value-type="float" office:value="-0.396481" calcext:value-type="float">
            <text:p>-0.396481</text:p>
          </table:table-cell>
          <table:table-cell office:value-type="float" office:value="-0.315908" calcext:value-type="float">
            <text:p>-0.315908</text:p>
          </table:table-cell>
          <table:table-cell office:value-type="float" office:value="-0.0199375" calcext:value-type="float">
            <text:p>-0.0199375</text:p>
          </table:table-cell>
          <table:table-cell office:value-type="float" office:value="-0.0000317418" calcext:value-type="float">
            <text:p>-3.17418E-05</text:p>
          </table:table-cell>
          <table:table-cell office:value-type="float" office:value="0.0000316906" calcext:value-type="float">
            <text:p>3.16906E-05</text:p>
          </table:table-cell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-0.0106422" calcext:value-type="float">
            <text:p>-0.0106422</text:p>
          </table:table-cell>
          <table:table-cell office:value-type="float" office:value="-0.403331" calcext:value-type="float">
            <text:p>-0.403331</text:p>
          </table:table-cell>
          <table:table-cell office:value-type="float" office:value="-0.324516" calcext:value-type="float">
            <text:p>-0.324516</text:p>
          </table:table-cell>
          <table:table-cell office:value-type="float" office:value="-0.027843" calcext:value-type="float">
            <text:p>-0.027843</text:p>
          </table:table-cell>
          <table:table-cell office:value-type="float" office:value="-0.000189122" calcext:value-type="float">
            <text:p>-0.000189122</text:p>
          </table:table-cell>
          <table:table-cell office:value-type="float" office:value="0.000189122" calcext:value-type="float">
            <text:p>0.000189122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0.0230344" calcext:value-type="float">
            <text:p>0.0230344</text:p>
          </table:table-cell>
          <table:table-cell office:value-type="float" office:value="-0.392402" calcext:value-type="float">
            <text:p>-0.392402</text:p>
          </table:table-cell>
          <table:table-cell office:value-type="float" office:value="-0.310751" calcext:value-type="float">
            <text:p>-0.310751</text:p>
          </table:table-cell>
          <table:table-cell office:value-type="float" office:value="-0.0151819" calcext:value-type="float">
            <text:p>-0.0151819</text:p>
          </table:table-cell>
          <table:table-cell office:value-type="float" office:value="0.000408263" calcext:value-type="float">
            <text:p>0.000408263</text:p>
          </table:table-cell>
          <table:table-cell office:value-type="float" office:value="-0.000408503" calcext:value-type="float">
            <text:p>-0.000408503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-0.00177744" calcext:value-type="float">
            <text:p>-0.00177744</text:p>
          </table:table-cell>
          <table:table-cell office:value-type="float" office:value="-0.403728" calcext:value-type="float">
            <text:p>-0.403728</text:p>
          </table:table-cell>
          <table:table-cell office:value-type="float" office:value="-0.32502" calcext:value-type="float">
            <text:p>-0.32502</text:p>
          </table:table-cell>
          <table:table-cell office:value-type="float" office:value="-0.0282918" calcext:value-type="float">
            <text:p>-0.0282918</text:p>
          </table:table-cell>
          <table:table-cell office:value-type="float" office:value="-0.000031963" calcext:value-type="float">
            <text:p>-3.1963E-05</text:p>
          </table:table-cell>
          <table:table-cell office:value-type="float" office:value="0.0000317583" calcext:value-type="float">
            <text:p>3.17583E-05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-0.0212684" calcext:value-type="float">
            <text:p>-0.0212684</text:p>
          </table:table-cell>
          <table:table-cell office:value-type="float" office:value="-0.403105" calcext:value-type="float">
            <text:p>-0.403105</text:p>
          </table:table-cell>
          <table:table-cell office:value-type="float" office:value="-0.324308" calcext:value-type="float">
            <text:p>-0.324308</text:p>
          </table:table-cell>
          <table:table-cell office:value-type="float" office:value="-0.0276382" calcext:value-type="float">
            <text:p>-0.0276382</text:p>
          </table:table-cell>
          <table:table-cell office:value-type="float" office:value="-0.000377622" calcext:value-type="float">
            <text:p>-0.000377622</text:p>
          </table:table-cell>
          <table:table-cell office:value-type="float" office:value="0.000377622" calcext:value-type="float">
            <text:p>0.000377622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-0.0106663" calcext:value-type="float">
            <text:p>-0.0106663</text:p>
          </table:table-cell>
          <table:table-cell office:value-type="float" office:value="-0.42195" calcext:value-type="float">
            <text:p>-0.42195</text:p>
          </table:table-cell>
          <table:table-cell office:value-type="float" office:value="-0.347728" calcext:value-type="float">
            <text:p>-0.347728</text:p>
          </table:table-cell>
          <table:table-cell office:value-type="float" office:value="-0.0491241" calcext:value-type="float">
            <text:p>-0.0491241</text:p>
          </table:table-cell>
          <table:table-cell office:value-type="float" office:value="-0.000190697" calcext:value-type="float">
            <text:p>-0.000190697</text:p>
          </table:table-cell>
          <table:table-cell office:value-type="float" office:value="0.000190646" calcext:value-type="float">
            <text:p>0.000190646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-0.0124421" calcext:value-type="float">
            <text:p>-0.0124421</text:p>
          </table:table-cell>
          <table:table-cell office:value-type="float" office:value="-0.385339" calcext:value-type="float">
            <text:p>-0.385339</text:p>
          </table:table-cell>
          <table:table-cell office:value-type="float" office:value="-0.301874" calcext:value-type="float">
            <text:p>-0.301874</text:p>
          </table:table-cell>
          <table:table-cell office:value-type="float" office:value="-0.00709262" calcext:value-type="float">
            <text:p>-0.00709262</text:p>
          </table:table-cell>
          <table:table-cell office:value-type="float" office:value="-0.0002222" calcext:value-type="float">
            <text:p>-0.0002222</text:p>
          </table:table-cell>
          <table:table-cell office:value-type="float" office:value="0.00022196" calcext:value-type="float">
            <text:p>0.00022196</text:p>
          </table:table-cell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0.0231039" calcext:value-type="float">
            <text:p>0.0231039</text:p>
          </table:table-cell>
          <table:table-cell office:value-type="float" office:value="-0.40452" calcext:value-type="float">
            <text:p>-0.40452</text:p>
          </table:table-cell>
          <table:table-cell office:value-type="float" office:value="-0.325789" calcext:value-type="float">
            <text:p>-0.325789</text:p>
          </table:table-cell>
          <table:table-cell office:value-type="float" office:value="-0.0290392" calcext:value-type="float">
            <text:p>-0.0290392</text:p>
          </table:table-cell>
          <table:table-cell office:value-type="float" office:value="0.000411531" calcext:value-type="float">
            <text:p>0.000411531</text:p>
          </table:table-cell>
          <table:table-cell office:value-type="float" office:value="-0.000411531" calcext:value-type="float">
            <text:p>-0.000411531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0.00000000812319" calcext:value-type="float">
            <text:p>8.12319E-09</text:p>
          </table:table-cell>
          <table:table-cell office:value-type="float" office:value="-0.389533" calcext:value-type="float">
            <text:p>-0.389533</text:p>
          </table:table-cell>
          <table:table-cell office:value-type="float" office:value="-0.307097" calcext:value-type="float">
            <text:p>-0.307097</text:p>
          </table:table-cell>
          <table:table-cell office:value-type="float" office:value="-0.0119134" calcext:value-type="float">
            <text:p>-0.0119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-0.0106633" calcext:value-type="float">
            <text:p>-0.0106633</text:p>
          </table:table-cell>
          <table:table-cell office:value-type="float" office:value="-0.400439" calcext:value-type="float">
            <text:p>-0.400439</text:p>
          </table:table-cell>
          <table:table-cell office:value-type="float" office:value="-0.320748" calcext:value-type="float">
            <text:p>-0.320748</text:p>
          </table:table-cell>
          <table:table-cell office:value-type="float" office:value="-0.0244272" calcext:value-type="float">
            <text:p>-0.0244272</text:p>
          </table:table-cell>
          <table:table-cell office:value-type="float" office:value="-0.000189963" calcext:value-type="float">
            <text:p>-0.000189963</text:p>
          </table:table-cell>
          <table:table-cell office:value-type="float" office:value="0.000189912" calcext:value-type="float">
            <text:p>0.000189912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0106713" calcext:value-type="float">
            <text:p>0.0106713</text:p>
          </table:table-cell>
          <table:table-cell office:value-type="float" office:value="-0.411616" calcext:value-type="float">
            <text:p>-0.411616</text:p>
          </table:table-cell>
          <table:table-cell office:value-type="float" office:value="-0.334625" calcext:value-type="float">
            <text:p>-0.334625</text:p>
          </table:table-cell>
          <table:table-cell office:value-type="float" office:value="-0.0371472" calcext:value-type="float">
            <text:p>-0.0371472</text:p>
          </table:table-cell>
          <table:table-cell office:value-type="float" office:value="0.000190247" calcext:value-type="float">
            <text:p>0.000190247</text:p>
          </table:table-cell>
          <table:table-cell office:value-type="float" office:value="-0.000190247" calcext:value-type="float">
            <text:p>-0.000190247</text:p>
          </table:table-cell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-0.00000000253778" calcext:value-type="float">
            <text:p>-2.53778E-09</text:p>
          </table:table-cell>
          <table:table-cell office:value-type="float" office:value="-0.404406" calcext:value-type="float">
            <text:p>-0.404406</text:p>
          </table:table-cell>
          <table:table-cell office:value-type="float" office:value="-0.325556" calcext:value-type="float">
            <text:p>-0.325556</text:p>
          </table:table-cell>
          <table:table-cell office:value-type="float" office:value="-0.0288521" calcext:value-type="float">
            <text:p>-0.02885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-0.010713" calcext:value-type="float">
            <text:p>-0.010713</text:p>
          </table:table-cell>
          <table:table-cell office:value-type="float" office:value="-0.408299" calcext:value-type="float">
            <text:p>-0.408299</text:p>
          </table:table-cell>
          <table:table-cell office:value-type="float" office:value="-0.330299" calcext:value-type="float">
            <text:p>-0.330299</text:p>
          </table:table-cell>
          <table:table-cell office:value-type="float" office:value="-0.0331983" calcext:value-type="float">
            <text:p>-0.0331983</text:p>
          </table:table-cell>
          <table:table-cell office:value-type="float" office:value="-0.000192484" calcext:value-type="float">
            <text:p>-0.000192484</text:p>
          </table:table-cell>
          <table:table-cell office:value-type="float" office:value="0.000192433" calcext:value-type="float">
            <text:p>0.000192433</text:p>
          </table:table-cell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0.0107134" calcext:value-type="float">
            <text:p>0.0107134</text:p>
          </table:table-cell>
          <table:table-cell office:value-type="float" office:value="-0.402378" calcext:value-type="float">
            <text:p>-0.402378</text:p>
          </table:table-cell>
          <table:table-cell office:value-type="float" office:value="-0.322781" calcext:value-type="float">
            <text:p>-0.322781</text:p>
          </table:table-cell>
          <table:table-cell office:value-type="float" office:value="-0.026359" calcext:value-type="float">
            <text:p>-0.026359</text:p>
          </table:table-cell>
          <table:table-cell office:value-type="float" office:value="0.000191873" calcext:value-type="float">
            <text:p>0.000191873</text:p>
          </table:table-cell>
          <table:table-cell office:value-type="float" office:value="-0.000191873" calcext:value-type="float">
            <text:p>-0.000191873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-0.012548" calcext:value-type="float">
            <text:p>-0.012548</text:p>
          </table:table-cell>
          <table:table-cell office:value-type="float" office:value="-0.409328" calcext:value-type="float">
            <text:p>-0.409328</text:p>
          </table:table-cell>
          <table:table-cell office:value-type="float" office:value="-0.331292" calcext:value-type="float">
            <text:p>-0.331292</text:p>
          </table:table-cell>
          <table:table-cell office:value-type="float" office:value="-0.0341339" calcext:value-type="float">
            <text:p>-0.0341339</text:p>
          </table:table-cell>
          <table:table-cell office:value-type="float" office:value="-0.000226723" calcext:value-type="float">
            <text:p>-0.000226723</text:p>
          </table:table-cell>
          <table:table-cell office:value-type="float" office:value="0.000226653" calcext:value-type="float">
            <text:p>0.000226653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-0.00907826" calcext:value-type="float">
            <text:p>-0.00907826</text:p>
          </table:table-cell>
          <table:table-cell office:value-type="float" office:value="-0.440343" calcext:value-type="float">
            <text:p>-0.440343</text:p>
          </table:table-cell>
          <table:table-cell office:value-type="float" office:value="-0.369058" calcext:value-type="float">
            <text:p>-0.369058</text:p>
          </table:table-cell>
          <table:table-cell office:value-type="float" office:value="-0.0682473" calcext:value-type="float">
            <text:p>-0.0682473</text:p>
          </table:table-cell>
          <table:table-cell office:value-type="float" office:value="-0.000169407" calcext:value-type="float">
            <text:p>-0.000169407</text:p>
          </table:table-cell>
          <table:table-cell office:value-type="float" office:value="0.000169202" calcext:value-type="float">
            <text:p>0.000169202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0.0216205" calcext:value-type="float">
            <text:p>0.0216205</text:p>
          </table:table-cell>
          <table:table-cell office:value-type="float" office:value="-0.379047" calcext:value-type="float">
            <text:p>-0.379047</text:p>
          </table:table-cell>
          <table:table-cell office:value-type="float" office:value="-0.293291" calcext:value-type="float">
            <text:p>-0.293291</text:p>
          </table:table-cell>
          <table:table-cell office:value-type="float" office:value="0.000186351" calcext:value-type="float">
            <text:p>0.000186351</text:p>
          </table:table-cell>
          <table:table-cell office:value-type="float" office:value="0.000391211" calcext:value-type="float">
            <text:p>0.000391211</text:p>
          </table:table-cell>
          <table:table-cell office:value-type="float" office:value="-0.000391211" calcext:value-type="float">
            <text:p>-0.000391211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0.0108677" calcext:value-type="float">
            <text:p>0.0108677</text:p>
          </table:table-cell>
          <table:table-cell office:value-type="float" office:value="-0.405103" calcext:value-type="float">
            <text:p>-0.405103</text:p>
          </table:table-cell>
          <table:table-cell office:value-type="float" office:value="-0.325298" calcext:value-type="float">
            <text:p>-0.325298</text:p>
          </table:table-cell>
          <table:table-cell office:value-type="float" office:value="-0.028855" calcext:value-type="float">
            <text:p>-0.028855</text:p>
          </table:table-cell>
          <table:table-cell office:value-type="float" office:value="0.0001989" calcext:value-type="float">
            <text:p>0.0001989</text:p>
          </table:table-cell>
          <table:table-cell office:value-type="float" office:value="-0.000198951" calcext:value-type="float">
            <text:p>-0.000198951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-0.0108752" calcext:value-type="float">
            <text:p>-0.0108752</text:p>
          </table:table-cell>
          <table:table-cell office:value-type="float" office:value="-0.416822" calcext:value-type="float">
            <text:p>-0.416822</text:p>
          </table:table-cell>
          <table:table-cell office:value-type="float" office:value="-0.339439" calcext:value-type="float">
            <text:p>-0.339439</text:p>
          </table:table-cell>
          <table:table-cell office:value-type="float" office:value="-0.0416134" calcext:value-type="float">
            <text:p>-0.0416134</text:p>
          </table:table-cell>
          <table:table-cell office:value-type="float" office:value="-0.000198105" calcext:value-type="float">
            <text:p>-0.000198105</text:p>
          </table:table-cell>
          <table:table-cell office:value-type="float" office:value="0.000198105" calcext:value-type="float">
            <text:p>0.000198105</text:p>
          </table:table-cell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-0.0108702" calcext:value-type="float">
            <text:p>-0.0108702</text:p>
          </table:table-cell>
          <table:table-cell office:value-type="float" office:value="-0.350285" calcext:value-type="float">
            <text:p>-0.350285</text:p>
          </table:table-cell>
          <table:table-cell office:value-type="float" office:value="-0.257989" calcext:value-type="float">
            <text:p>-0.257989</text:p>
          </table:table-cell>
          <table:table-cell office:value-type="float" office:value="0.0315637" calcext:value-type="float">
            <text:p>0.0315637</text:p>
          </table:table-cell>
          <table:table-cell office:value-type="float" office:value="-0.000197844" calcext:value-type="float">
            <text:p>-0.000197844</text:p>
          </table:table-cell>
          <table:table-cell office:value-type="float" office:value="0.000197792" calcext:value-type="float">
            <text:p>0.000197792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0108727" calcext:value-type="float">
            <text:p>0.0108727</text:p>
          </table:table-cell>
          <table:table-cell office:value-type="float" office:value="-0.409307" calcext:value-type="float">
            <text:p>-0.409307</text:p>
          </table:table-cell>
          <table:table-cell office:value-type="float" office:value="-0.330405" calcext:value-type="float">
            <text:p>-0.330405</text:p>
          </table:table-cell>
          <table:table-cell office:value-type="float" office:value="-0.0336473" calcext:value-type="float">
            <text:p>-0.0336473</text:p>
          </table:table-cell>
          <table:table-cell office:value-type="float" office:value="0.00019801" calcext:value-type="float">
            <text:p>0.00019801</text:p>
          </table:table-cell>
          <table:table-cell office:value-type="float" office:value="-0.00019801" calcext:value-type="float">
            <text:p>-0.00019801</text:p>
          </table:table-cell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0.0578661" calcext:value-type="float">
            <text:p>0.0578661</text:p>
          </table:table-cell>
          <table:table-cell office:value-type="float" office:value="-0.662386" calcext:value-type="float">
            <text:p>-0.662386</text:p>
          </table:table-cell>
          <table:table-cell office:value-type="float" office:value="-0.630496" calcext:value-type="float">
            <text:p>-0.630496</text:p>
          </table:table-cell>
          <table:table-cell office:value-type="float" office:value="-0.297189" calcext:value-type="float">
            <text:p>-0.297189</text:p>
          </table:table-cell>
          <table:table-cell office:value-type="float" office:value="0.00111956" calcext:value-type="float">
            <text:p>0.00111956</text:p>
          </table:table-cell>
          <table:table-cell office:value-type="float" office:value="-0.00112093" calcext:value-type="float">
            <text:p>-0.00112093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0.0252607" calcext:value-type="float">
            <text:p>0.0252607</text:p>
          </table:table-cell>
          <table:table-cell office:value-type="float" office:value="-0.391503" calcext:value-type="float">
            <text:p>-0.391503</text:p>
          </table:table-cell>
          <table:table-cell office:value-type="float" office:value="-0.303445" calcext:value-type="float">
            <text:p>-0.303445</text:p>
          </table:table-cell>
          <table:table-cell office:value-type="float" office:value="-0.00817065" calcext:value-type="float">
            <text:p>-0.00817065</text:p>
          </table:table-cell>
          <table:table-cell office:value-type="float" office:value="0.000532798" calcext:value-type="float">
            <text:p>0.000532798</text:p>
          </table:table-cell>
          <table:table-cell office:value-type="float" office:value="-0.00053555" calcext:value-type="float">
            <text:p>-0.00053555</text:p>
          </table:table-cell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-0.0353537" calcext:value-type="float">
            <text:p>-0.0353537</text:p>
          </table:table-cell>
          <table:table-cell office:value-type="float" office:value="-0.272422" calcext:value-type="float">
            <text:p>-0.272422</text:p>
          </table:table-cell>
          <table:table-cell office:value-type="float" office:value="-0.165739" calcext:value-type="float">
            <text:p>-0.165739</text:p>
          </table:table-cell>
          <table:table-cell office:value-type="float" office:value="0.109767" calcext:value-type="float">
            <text:p>0.109767</text:p>
          </table:table-cell>
          <table:table-cell office:value-type="float" office:value="-0.000654706" calcext:value-type="float">
            <text:p>-0.000654706</text:p>
          </table:table-cell>
          <table:table-cell office:value-type="float" office:value="0.000653817" calcext:value-type="float">
            <text:p>0.000653817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-0.0111114" calcext:value-type="float">
            <text:p>-0.0111114</text:p>
          </table:table-cell>
          <table:table-cell office:value-type="float" office:value="-0.425121" calcext:value-type="float">
            <text:p>-0.425121</text:p>
          </table:table-cell>
          <table:table-cell office:value-type="float" office:value="-0.346409" calcext:value-type="float">
            <text:p>-0.346409</text:p>
          </table:table-cell>
          <table:table-cell office:value-type="float" office:value="-0.0483502" calcext:value-type="float">
            <text:p>-0.0483502</text:p>
          </table:table-cell>
          <table:table-cell office:value-type="float" office:value="-0.000200631" calcext:value-type="float">
            <text:p>-0.000200631</text:p>
          </table:table-cell>
          <table:table-cell office:value-type="float" office:value="0.000200118" calcext:value-type="float">
            <text:p>0.000200118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-0.0359366" calcext:value-type="float">
            <text:p>-0.0359366</text:p>
          </table:table-cell>
          <table:table-cell office:value-type="float" office:value="-0.42606" calcext:value-type="float">
            <text:p>-0.42606</text:p>
          </table:table-cell>
          <table:table-cell office:value-type="float" office:value="-0.3472" calcext:value-type="float">
            <text:p>-0.3472</text:p>
          </table:table-cell>
          <table:table-cell office:value-type="float" office:value="-0.0491276" calcext:value-type="float">
            <text:p>-0.0491276</text:p>
          </table:table-cell>
          <table:table-cell office:value-type="float" office:value="-0.000684878" calcext:value-type="float">
            <text:p>-0.000684878</text:p>
          </table:table-cell>
          <table:table-cell office:value-type="float" office:value="0.000684878" calcext:value-type="float">
            <text:p>0.000684878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0.035893" calcext:value-type="float">
            <text:p>0.035893</text:p>
          </table:table-cell>
          <table:table-cell office:value-type="float" office:value="-0.304533" calcext:value-type="float">
            <text:p>-0.304533</text:p>
          </table:table-cell>
          <table:table-cell office:value-type="float" office:value="-0.205253" calcext:value-type="float">
            <text:p>-0.205253</text:p>
          </table:table-cell>
          <table:table-cell office:value-type="float" office:value="0.0735621" calcext:value-type="float">
            <text:p>0.0735621</text:p>
          </table:table-cell>
          <table:table-cell office:value-type="float" office:value="0.000682104" calcext:value-type="float">
            <text:p>0.000682104</text:p>
          </table:table-cell>
          <table:table-cell office:value-type="float" office:value="-0.000682617" calcext:value-type="float">
            <text:p>-0.000682617</text:p>
          </table:table-cell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-0.0360953" calcext:value-type="float">
            <text:p>-0.0360953</text:p>
          </table:table-cell>
          <table:table-cell office:value-type="float" office:value="-0.529289" calcext:value-type="float">
            <text:p>-0.529289</text:p>
          </table:table-cell>
          <table:table-cell office:value-type="float" office:value="-0.467337" calcext:value-type="float">
            <text:p>-0.467337</text:p>
          </table:table-cell>
          <table:table-cell office:value-type="float" office:value="-0.153064" calcext:value-type="float">
            <text:p>-0.153064</text:p>
          </table:table-cell>
          <table:table-cell office:value-type="float" office:value="-0.000690985" calcext:value-type="float">
            <text:p>-0.000690985</text:p>
          </table:table-cell>
          <table:table-cell office:value-type="float" office:value="0.000690985" calcext:value-type="float">
            <text:p>0.000690985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0.0459671" calcext:value-type="float">
            <text:p>0.0459671</text:p>
          </table:table-cell>
          <table:table-cell office:value-type="float" office:value="-0.403878" calcext:value-type="float">
            <text:p>-0.403878</text:p>
          </table:table-cell>
          <table:table-cell office:value-type="float" office:value="-0.321007" calcext:value-type="float">
            <text:p>-0.321007</text:p>
          </table:table-cell>
          <table:table-cell office:value-type="float" office:value="-0.0270178" calcext:value-type="float">
            <text:p>-0.0270178</text:p>
          </table:table-cell>
          <table:table-cell office:value-type="float" office:value="0.00089397" calcext:value-type="float">
            <text:p>0.00089397</text:p>
          </table:table-cell>
          <table:table-cell office:value-type="float" office:value="-0.000894789" calcext:value-type="float">
            <text:p>-0.000894789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-0.0209665" calcext:value-type="float">
            <text:p>-0.0209665</text:p>
          </table:table-cell>
          <table:table-cell office:value-type="float" office:value="-0.433656" calcext:value-type="float">
            <text:p>-0.433656</text:p>
          </table:table-cell>
          <table:table-cell office:value-type="float" office:value="-0.355306" calcext:value-type="float">
            <text:p>-0.355306</text:p>
          </table:table-cell>
          <table:table-cell office:value-type="float" office:value="-0.0565847" calcext:value-type="float">
            <text:p>-0.0565847</text:p>
          </table:table-cell>
          <table:table-cell office:value-type="float" office:value="-0.000398448" calcext:value-type="float">
            <text:p>-0.000398448</text:p>
          </table:table-cell>
          <table:table-cell office:value-type="float" office:value="0.000398208" calcext:value-type="float">
            <text:p>0.00039820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-0.0134345" calcext:value-type="float">
            <text:p>-0.0134345</text:p>
          </table:table-cell>
          <table:table-cell office:value-type="float" office:value="-0.533931" calcext:value-type="float">
            <text:p>-0.533931</text:p>
          </table:table-cell>
          <table:table-cell office:value-type="float" office:value="-0.466916" calcext:value-type="float">
            <text:p>-0.466916</text:p>
          </table:table-cell>
          <table:table-cell office:value-type="float" office:value="-0.150636" calcext:value-type="float">
            <text:p>-0.150636</text:p>
          </table:table-cell>
          <table:table-cell office:value-type="float" office:value="-0.000255749" calcext:value-type="float">
            <text:p>-0.000255749</text:p>
          </table:table-cell>
          <table:table-cell office:value-type="float" office:value="0.000255698" calcext:value-type="float">
            <text:p>0.000255698</text:p>
          </table:table-cell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0.0135329" calcext:value-type="float">
            <text:p>0.0135329</text:p>
          </table:table-cell>
          <table:table-cell office:value-type="float" office:value="-0.215378" calcext:value-type="float">
            <text:p>-0.215378</text:p>
          </table:table-cell>
          <table:table-cell office:value-type="float" office:value="-0.10655" calcext:value-type="float">
            <text:p>-0.10655</text:p>
          </table:table-cell>
          <table:table-cell office:value-type="float" office:value="0.154387" calcext:value-type="float">
            <text:p>0.154387</text:p>
          </table:table-cell>
          <table:table-cell office:value-type="float" office:value="0.000263345" calcext:value-type="float">
            <text:p>0.000263345</text:p>
          </table:table-cell>
          <table:table-cell office:value-type="float" office:value="-0.000263585" calcext:value-type="float">
            <text:p>-0.000263585</text:p>
          </table:table-cell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-0.025268" calcext:value-type="float">
            <text:p>-0.025268</text:p>
          </table:table-cell>
          <table:table-cell office:value-type="float" office:value="-0.545971" calcext:value-type="float">
            <text:p>-0.545971</text:p>
          </table:table-cell>
          <table:table-cell office:value-type="float" office:value="-0.481479" calcext:value-type="float">
            <text:p>-0.481479</text:p>
          </table:table-cell>
          <table:table-cell office:value-type="float" office:value="-0.163793" calcext:value-type="float">
            <text:p>-0.163793</text:p>
          </table:table-cell>
          <table:table-cell office:value-type="float" office:value="-0.000494904" calcext:value-type="float">
            <text:p>-0.000494904</text:p>
          </table:table-cell>
          <table:table-cell office:value-type="float" office:value="0.000494904" calcext:value-type="float">
            <text:p>0.000494904</text:p>
          </table:table-cell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0.0997082" calcext:value-type="float">
            <text:p>0.0997082</text:p>
          </table:table-cell>
          <table:table-cell office:value-type="float" office:value="-0.6505" calcext:value-type="float">
            <text:p>-0.6505</text:p>
          </table:table-cell>
          <table:table-cell office:value-type="float" office:value="-0.588015" calcext:value-type="float">
            <text:p>-0.588015</text:p>
          </table:table-cell>
          <table:table-cell office:value-type="float" office:value="-0.249579" calcext:value-type="float">
            <text:p>-0.249579</text:p>
          </table:table-cell>
          <table:table-cell office:value-type="float" office:value="0.00205033" calcext:value-type="float">
            <text:p>0.00205033</text:p>
          </table:table-cell>
          <table:table-cell office:value-type="float" office:value="-0.00205389" calcext:value-type="float">
            <text:p>-0.00205389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-0.0492391" calcext:value-type="float">
            <text:p>-0.0492391</text:p>
          </table:table-cell>
          <table:table-cell office:value-type="float" office:value="-0.198021" calcext:value-type="float">
            <text:p>-0.198021</text:p>
          </table:table-cell>
          <table:table-cell office:value-type="float" office:value="-0.0933711" calcext:value-type="float">
            <text:p>-0.0933711</text:p>
          </table:table-cell>
          <table:table-cell office:value-type="float" office:value="0.161038" calcext:value-type="float">
            <text:p>0.161038</text:p>
          </table:table-cell>
          <table:table-cell office:value-type="float" office:value="-0.000970245" calcext:value-type="float">
            <text:p>-0.000970245</text:p>
          </table:table-cell>
          <table:table-cell office:value-type="float" office:value="0.000969357" calcext:value-type="float">
            <text:p>0.000969357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-0.0118703" calcext:value-type="float">
            <text:p>-0.0118703</text:p>
          </table:table-cell>
          <table:table-cell office:value-type="float" office:value="-0.317051" calcext:value-type="float">
            <text:p>-0.317051</text:p>
          </table:table-cell>
          <table:table-cell office:value-type="float" office:value="-0.22548" calcext:value-type="float">
            <text:p>-0.22548</text:p>
          </table:table-cell>
          <table:table-cell office:value-type="float" office:value="0.0504626" calcext:value-type="float">
            <text:p>0.0504626</text:p>
          </table:table-cell>
          <table:table-cell office:value-type="float" office:value="-0.00023739" calcext:value-type="float">
            <text:p>-0.00023739</text:p>
          </table:table-cell>
          <table:table-cell office:value-type="float" office:value="0.000236877" calcext:value-type="float">
            <text:p>0.000236877</text:p>
          </table:table-cell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-0.0376989" calcext:value-type="float">
            <text:p>-0.0376989</text:p>
          </table:table-cell>
          <table:table-cell office:value-type="float" office:value="-0.552734" calcext:value-type="float">
            <text:p>-0.552734</text:p>
          </table:table-cell>
          <table:table-cell office:value-type="float" office:value="-0.484436" calcext:value-type="float">
            <text:p>-0.484436</text:p>
          </table:table-cell>
          <table:table-cell office:value-type="float" office:value="-0.165338" calcext:value-type="float">
            <text:p>-0.165338</text:p>
          </table:table-cell>
          <table:table-cell office:value-type="float" office:value="-0.000753713" calcext:value-type="float">
            <text:p>-0.000753713</text:p>
          </table:table-cell>
          <table:table-cell office:value-type="float" office:value="0.000753713" calcext:value-type="float">
            <text:p>0.000753713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0.0121744" calcext:value-type="float">
            <text:p>0.0121744</text:p>
          </table:table-cell>
          <table:table-cell office:value-type="float" office:value="-0.694001" calcext:value-type="float">
            <text:p>-0.694001</text:p>
          </table:table-cell>
          <table:table-cell office:value-type="float" office:value="-0.626873" calcext:value-type="float">
            <text:p>-0.626873</text:p>
          </table:table-cell>
          <table:table-cell office:value-type="float" office:value="-0.279745" calcext:value-type="float">
            <text:p>-0.279745</text:p>
          </table:table-cell>
          <table:table-cell office:value-type="float" office:value="0.00025446" calcext:value-type="float">
            <text:p>0.00025446</text:p>
          </table:table-cell>
          <table:table-cell office:value-type="float" office:value="-0.000254511" calcext:value-type="float">
            <text:p>-0.000254511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0.0384312" calcext:value-type="float">
            <text:p>0.0384312</text:p>
          </table:table-cell>
          <table:table-cell office:value-type="float" office:value="-0.182448" calcext:value-type="float">
            <text:p>-0.182448</text:p>
          </table:table-cell>
          <table:table-cell office:value-type="float" office:value="-0.08395" calcext:value-type="float">
            <text:p>-0.08395</text:p>
          </table:table-cell>
          <table:table-cell office:value-type="float" office:value="0.164649" calcext:value-type="float">
            <text:p>0.164649</text:p>
          </table:table-cell>
          <table:table-cell office:value-type="float" office:value="0.000790295" calcext:value-type="float">
            <text:p>0.000790295</text:p>
          </table:table-cell>
          <table:table-cell office:value-type="float" office:value="-0.000791184" calcext:value-type="float">
            <text:p>-0.000791184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-0.0120908" calcext:value-type="float">
            <text:p>-0.0120908</text:p>
          </table:table-cell>
          <table:table-cell office:value-type="float" office:value="-0.308463" calcext:value-type="float">
            <text:p>-0.308463</text:p>
          </table:table-cell>
          <table:table-cell office:value-type="float" office:value="-0.219732" calcext:value-type="float">
            <text:p>-0.219732</text:p>
          </table:table-cell>
          <table:table-cell office:value-type="float" office:value="0.0527343" calcext:value-type="float">
            <text:p>0.0527343</text:p>
          </table:table-cell>
          <table:table-cell office:value-type="float" office:value="-0.000246294" calcext:value-type="float">
            <text:p>-0.000246294</text:p>
          </table:table-cell>
          <table:table-cell office:value-type="float" office:value="0.000245781" calcext:value-type="float">
            <text:p>0.000245781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-0.0262238" calcext:value-type="float">
            <text:p>-0.0262238</text:p>
          </table:table-cell>
          <table:table-cell office:value-type="float" office:value="-0.567094" calcext:value-type="float">
            <text:p>-0.567094</text:p>
          </table:table-cell>
          <table:table-cell office:value-type="float" office:value="-0.49517" calcext:value-type="float">
            <text:p>-0.49517</text:p>
          </table:table-cell>
          <table:table-cell office:value-type="float" office:value="-0.173423" calcext:value-type="float">
            <text:p>-0.173423</text:p>
          </table:table-cell>
          <table:table-cell office:value-type="float" office:value="-0.000531698" calcext:value-type="float">
            <text:p>-0.000531698</text:p>
          </table:table-cell>
          <table:table-cell office:value-type="float" office:value="0.000531647" calcext:value-type="float">
            <text:p>0.000531647</text:p>
          </table:table-cell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0.0904018" calcext:value-type="float">
            <text:p>0.0904018</text:p>
          </table:table-cell>
          <table:table-cell office:value-type="float" office:value="-0.668134" calcext:value-type="float">
            <text:p>-0.668134</text:p>
          </table:table-cell>
          <table:table-cell office:value-type="float" office:value="-0.592281" calcext:value-type="float">
            <text:p>-0.592281</text:p>
          </table:table-cell>
          <table:table-cell office:value-type="float" office:value="-0.250669" calcext:value-type="float">
            <text:p>-0.250669</text:p>
          </table:table-cell>
          <table:table-cell office:value-type="float" office:value="0.00191013" calcext:value-type="float">
            <text:p>0.00191013</text:p>
          </table:table-cell>
          <table:table-cell office:value-type="float" office:value="-0.00191369" calcext:value-type="float">
            <text:p>-0.00191369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-0.114396" calcext:value-type="float">
            <text:p>-0.114396</text:p>
          </table:table-cell>
          <table:table-cell office:value-type="float" office:value="-0.210411" calcext:value-type="float">
            <text:p>-0.210411</text:p>
          </table:table-cell>
          <table:table-cell office:value-type="float" office:value="-0.120962" calcext:value-type="float">
            <text:p>-0.120962</text:p>
          </table:table-cell>
          <table:table-cell office:value-type="float" office:value="0.131305" calcext:value-type="float">
            <text:p>0.131305</text:p>
          </table:table-cell>
          <table:table-cell office:value-type="float" office:value="-0.00236149" calcext:value-type="float">
            <text:p>-0.00236149</text:p>
          </table:table-cell>
          <table:table-cell office:value-type="float" office:value="0.00236144" calcext:value-type="float">
            <text:p>0.00236144</text:p>
          </table:table-cell>
        </table:table-row>
        <table:table-row table:style-name="ro1">
          <table:table-cell office:value-type="float" office:value="7.59" calcext:value-type="float">
            <text:p>7.59</text:p>
          </table:table-cell>
          <table:table-cell office:value-type="float" office:value="-0.0531428" calcext:value-type="float">
            <text:p>-0.0531428</text:p>
          </table:table-cell>
          <table:table-cell office:value-type="float" office:value="-0.334266" calcext:value-type="float">
            <text:p>-0.334266</text:p>
          </table:table-cell>
          <table:table-cell office:value-type="float" office:value="-0.250351" calcext:value-type="float">
            <text:p>-0.250351</text:p>
          </table:table-cell>
          <table:table-cell office:value-type="float" office:value="0.0258318" calcext:value-type="float">
            <text:p>0.0258318</text:p>
          </table:table-cell>
          <table:table-cell office:value-type="float" office:value="-0.00109899" calcext:value-type="float">
            <text:p>-0.00109899</text:p>
          </table:table-cell>
          <table:table-cell office:value-type="float" office:value="0.00109754" calcext:value-type="float">
            <text:p>0.00109754</text:p>
          </table:table-cell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0.0409026" calcext:value-type="float">
            <text:p>0.0409026</text:p>
          </table:table-cell>
          <table:table-cell office:value-type="float" office:value="-0.54881" calcext:value-type="float">
            <text:p>-0.54881</text:p>
          </table:table-cell>
          <table:table-cell office:value-type="float" office:value="-0.471837" calcext:value-type="float">
            <text:p>-0.471837</text:p>
          </table:table-cell>
          <table:table-cell office:value-type="float" office:value="-0.153993" calcext:value-type="float">
            <text:p>-0.153993</text:p>
          </table:table-cell>
          <table:table-cell office:value-type="float" office:value="0.000842195" calcext:value-type="float">
            <text:p>0.000842195</text:p>
          </table:table-cell>
          <table:table-cell office:value-type="float" office:value="-0.000842399" calcext:value-type="float">
            <text:p>-0.000842399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0.024679" calcext:value-type="float">
            <text:p>0.024679</text:p>
          </table:table-cell>
          <table:table-cell office:value-type="float" office:value="-0.562945" calcext:value-type="float">
            <text:p>-0.562945</text:p>
          </table:table-cell>
          <table:table-cell office:value-type="float" office:value="-0.482802" calcext:value-type="float">
            <text:p>-0.482802</text:p>
          </table:table-cell>
          <table:table-cell office:value-type="float" office:value="-0.162344" calcext:value-type="float">
            <text:p>-0.162344</text:p>
          </table:table-cell>
          <table:table-cell office:value-type="float" office:value="0.000513633" calcext:value-type="float">
            <text:p>0.000513633</text:p>
          </table:table-cell>
          <table:table-cell office:value-type="float" office:value="-0.000513633" calcext:value-type="float">
            <text:p>-0.000513633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0.0641222" calcext:value-type="float">
            <text:p>0.0641222</text:p>
          </table:table-cell>
          <table:table-cell office:value-type="float" office:value="-0.406873" calcext:value-type="float">
            <text:p>-0.406873</text:p>
          </table:table-cell>
          <table:table-cell office:value-type="float" office:value="-0.324384" calcext:value-type="float">
            <text:p>-0.324384</text:p>
          </table:table-cell>
          <table:table-cell office:value-type="float" office:value="-0.0346841" calcext:value-type="float">
            <text:p>-0.0346841</text:p>
          </table:table-cell>
          <table:table-cell office:value-type="float" office:value="0.0013552" calcext:value-type="float">
            <text:p>0.0013552</text:p>
          </table:table-cell>
          <table:table-cell office:value-type="float" office:value="-0.00135657" calcext:value-type="float">
            <text:p>-0.00135657</text:p>
          </table:table-cell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-0.0371295" calcext:value-type="float">
            <text:p>-0.0371295</text:p>
          </table:table-cell>
          <table:table-cell office:value-type="float" office:value="-0.219061" calcext:value-type="float">
            <text:p>-0.219061</text:p>
          </table:table-cell>
          <table:table-cell office:value-type="float" office:value="-0.13696" calcext:value-type="float">
            <text:p>-0.13696</text:p>
          </table:table-cell>
          <table:table-cell office:value-type="float" office:value="0.116163" calcext:value-type="float">
            <text:p>0.116163</text:p>
          </table:table-cell>
          <table:table-cell office:value-type="float" office:value="-0.000776425" calcext:value-type="float">
            <text:p>-0.000776425</text:p>
          </table:table-cell>
          <table:table-cell office:value-type="float" office:value="0.000776185" calcext:value-type="float">
            <text:p>0.000776185</text:p>
          </table:table-cell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-0.00198566" calcext:value-type="float">
            <text:p>-0.00198566</text:p>
          </table:table-cell>
          <table:table-cell office:value-type="float" office:value="-0.945077" calcext:value-type="float">
            <text:p>-0.945077</text:p>
          </table:table-cell>
          <table:table-cell office:value-type="float" office:value="-0.849941" calcext:value-type="float">
            <text:p>-0.849941</text:p>
          </table:table-cell>
          <table:table-cell office:value-type="float" office:value="-0.45683" calcext:value-type="float">
            <text:p>-0.45683</text:p>
          </table:table-cell>
          <table:table-cell office:value-type="float" office:value="-0.000031358" calcext:value-type="float">
            <text:p>-3.1358E-05</text:p>
          </table:table-cell>
          <table:table-cell office:value-type="float" office:value="0.0000311533" calcext:value-type="float">
            <text:p>3.11533E-05</text:p>
          </table:table-cell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0.0394423" calcext:value-type="float">
            <text:p>0.0394423</text:p>
          </table:table-cell>
          <table:table-cell office:value-type="float" office:value="-0.0514141" calcext:value-type="float">
            <text:p>-0.0514141</text:p>
          </table:table-cell>
          <table:table-cell office:value-type="float" office:value="0.0232191" calcext:value-type="float">
            <text:p>0.0232191</text:p>
          </table:table-cell>
          <table:table-cell office:value-type="float" office:value="0.243845" calcext:value-type="float">
            <text:p>0.243845</text:p>
          </table:table-cell>
          <table:table-cell office:value-type="float" office:value="0.000837891" calcext:value-type="float">
            <text:p>0.000837891</text:p>
          </table:table-cell>
          <table:table-cell office:value-type="float" office:value="-0.000839257" calcext:value-type="float">
            <text:p>-0.00083925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-0.0497944" calcext:value-type="float">
            <text:p>-0.0497944</text:p>
          </table:table-cell>
          <table:table-cell office:value-type="float" office:value="-0.448213" calcext:value-type="float">
            <text:p>-0.448213</text:p>
          </table:table-cell>
          <table:table-cell office:value-type="float" office:value="-0.367993" calcext:value-type="float">
            <text:p>-0.367993</text:p>
          </table:table-cell>
          <table:table-cell office:value-type="float" office:value="-0.0705005" calcext:value-type="float">
            <text:p>-0.0705005</text:p>
          </table:table-cell>
          <table:table-cell office:value-type="float" office:value="-0.00105268" calcext:value-type="float">
            <text:p>-0.00105268</text:p>
          </table:table-cell>
          <table:table-cell office:value-type="float" office:value="0.00105261" calcext:value-type="float">
            <text:p>0.00105261</text:p>
          </table:table-cell>
        </table:table-row>
        <table:table-row table:style-name="ro1">
          <table:table-cell office:value-type="float" office:value="7.83" calcext:value-type="float">
            <text:p>7.83</text:p>
          </table:table-cell>
          <table:table-cell office:value-type="float" office:value="0.0353138" calcext:value-type="float">
            <text:p>0.0353138</text:p>
          </table:table-cell>
          <table:table-cell office:value-type="float" office:value="-0.819914" calcext:value-type="float">
            <text:p>-0.819914</text:p>
          </table:table-cell>
          <table:table-cell office:value-type="float" office:value="-0.717067" calcext:value-type="float">
            <text:p>-0.717067</text:p>
          </table:table-cell>
          <table:table-cell office:value-type="float" office:value="-0.350721" calcext:value-type="float">
            <text:p>-0.350721</text:p>
          </table:table-cell>
          <table:table-cell office:value-type="float" office:value="0.000765862" calcext:value-type="float">
            <text:p>0.000765862</text:p>
          </table:table-cell>
          <table:table-cell office:value-type="float" office:value="-0.000766681" calcext:value-type="float">
            <text:p>-0.000766681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-0.0623224" calcext:value-type="float">
            <text:p>-0.0623224</text:p>
          </table:table-cell>
          <table:table-cell office:value-type="float" office:value="0.028055" calcext:value-type="float">
            <text:p>0.028055</text:p>
          </table:table-cell>
          <table:table-cell office:value-type="float" office:value="0.0898153" calcext:value-type="float">
            <text:p>0.0898153</text:p>
          </table:table-cell>
          <table:table-cell office:value-type="float" office:value="0.296766" calcext:value-type="float">
            <text:p>0.296766</text:p>
          </table:table-cell>
          <table:table-cell office:value-type="float" office:value="-0.00132835" calcext:value-type="float">
            <text:p>-0.00132835</text:p>
          </table:table-cell>
          <table:table-cell office:value-type="float" office:value="0.0013283" calcext:value-type="float">
            <text:p>0.0013283</text:p>
          </table:table-cell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0.0124635" calcext:value-type="float">
            <text:p>0.0124635</text:p>
          </table:table-cell>
          <table:table-cell office:value-type="float" office:value="-0.544592" calcext:value-type="float">
            <text:p>-0.544592</text:p>
          </table:table-cell>
          <table:table-cell office:value-type="float" office:value="-0.460131" calcext:value-type="float">
            <text:p>-0.460131</text:p>
          </table:table-cell>
          <table:table-cell office:value-type="float" office:value="-0.144528" calcext:value-type="float">
            <text:p>-0.144528</text:p>
          </table:table-cell>
          <table:table-cell office:value-type="float" office:value="0.000266016" calcext:value-type="float">
            <text:p>0.000266016</text:p>
          </table:table-cell>
          <table:table-cell office:value-type="float" office:value="-0.000266016" calcext:value-type="float">
            <text:p>-0.000266016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0.0124385" calcext:value-type="float">
            <text:p>0.0124385</text:p>
          </table:table-cell>
          <table:table-cell office:value-type="float" office:value="-0.628544" calcext:value-type="float">
            <text:p>-0.628544</text:p>
          </table:table-cell>
          <table:table-cell office:value-type="float" office:value="-0.535861" calcext:value-type="float">
            <text:p>-0.535861</text:p>
          </table:table-cell>
          <table:table-cell office:value-type="float" office:value="-0.205562" calcext:value-type="float">
            <text:p>-0.205562</text:p>
          </table:table-cell>
          <table:table-cell office:value-type="float" office:value="0.000267889" calcext:value-type="float">
            <text:p>0.000267889</text:p>
          </table:table-cell>
          <table:table-cell office:value-type="float" office:value="-0.000267941" calcext:value-type="float">
            <text:p>-0.000267941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-0.0249074" calcext:value-type="float">
            <text:p>-0.0249074</text:p>
          </table:table-cell>
          <table:table-cell office:value-type="float" office:value="-0.150053" calcext:value-type="float">
            <text:p>-0.150053</text:p>
          </table:table-cell>
          <table:table-cell office:value-type="float" office:value="-0.0858102" calcext:value-type="float">
            <text:p>-0.0858102</text:p>
          </table:table-cell>
          <table:table-cell office:value-type="float" office:value="0.156056" calcext:value-type="float">
            <text:p>0.156056</text:p>
          </table:table-cell>
          <table:table-cell office:value-type="float" office:value="-0.000533541" calcext:value-type="float">
            <text:p>-0.000533541</text:p>
          </table:table-cell>
          <table:table-cell office:value-type="float" office:value="0.00053349" calcext:value-type="float">
            <text:p>0.00053349</text:p>
          </table:table-cell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0.012451" calcext:value-type="float">
            <text:p>0.012451</text:p>
          </table:table-cell>
          <table:table-cell office:value-type="float" office:value="-0.490561" calcext:value-type="float">
            <text:p>-0.490561</text:p>
          </table:table-cell>
          <table:table-cell office:value-type="float" office:value="-0.408102" calcext:value-type="float">
            <text:p>-0.408102</text:p>
          </table:table-cell>
          <table:table-cell office:value-type="float" office:value="-0.102748" calcext:value-type="float">
            <text:p>-0.102748</text:p>
          </table:table-cell>
          <table:table-cell office:value-type="float" office:value="0.000266849" calcext:value-type="float">
            <text:p>0.000266849</text:p>
          </table:table-cell>
          <table:table-cell office:value-type="float" office:value="-0.000266849" calcext:value-type="float">
            <text:p>-0.000266849</text:p>
          </table:table-cell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0.0393811" calcext:value-type="float">
            <text:p>0.0393811</text:p>
          </table:table-cell>
          <table:table-cell office:value-type="float" office:value="-0.503197" calcext:value-type="float">
            <text:p>-0.503197</text:p>
          </table:table-cell>
          <table:table-cell office:value-type="float" office:value="-0.419358" calcext:value-type="float">
            <text:p>-0.419358</text:p>
          </table:table-cell>
          <table:table-cell office:value-type="float" office:value="-0.111815" calcext:value-type="float">
            <text:p>-0.111815</text:p>
          </table:table-cell>
          <table:table-cell office:value-type="float" office:value="0.000846266" calcext:value-type="float">
            <text:p>0.000846266</text:p>
          </table:table-cell>
          <table:table-cell office:value-type="float" office:value="-0.000846779" calcext:value-type="float">
            <text:p>-0.000846779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-0.0394072" calcext:value-type="float">
            <text:p>-0.0394072</text:p>
          </table:table-cell>
          <table:table-cell office:value-type="float" office:value="-0.325904" calcext:value-type="float">
            <text:p>-0.325904</text:p>
          </table:table-cell>
          <table:table-cell office:value-type="float" office:value="-0.253007" calcext:value-type="float">
            <text:p>-0.253007</text:p>
          </table:table-cell>
          <table:table-cell office:value-type="float" office:value="0.0218901" calcext:value-type="float">
            <text:p>0.0218901</text:p>
          </table:table-cell>
          <table:table-cell office:value-type="float" office:value="-0.000845544" calcext:value-type="float">
            <text:p>-0.000845544</text:p>
          </table:table-cell>
          <table:table-cell office:value-type="float" office:value="0.000845544" calcext:value-type="float">
            <text:p>0.000845544</text:p>
          </table:table-cell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0.0269644" calcext:value-type="float">
            <text:p>0.0269644</text:p>
          </table:table-cell>
          <table:table-cell office:value-type="float" office:value="-0.442683" calcext:value-type="float">
            <text:p>-0.442683</text:p>
          </table:table-cell>
          <table:table-cell office:value-type="float" office:value="-0.362865" calcext:value-type="float">
            <text:p>-0.362865</text:p>
          </table:table-cell>
          <table:table-cell office:value-type="float" office:value="-0.0663826" calcext:value-type="float">
            <text:p>-0.0663826</text:p>
          </table:table-cell>
          <table:table-cell office:value-type="float" office:value="0.000578362" calcext:value-type="float">
            <text:p>0.000578362</text:p>
          </table:table-cell>
          <table:table-cell office:value-type="float" office:value="-0.000578603" calcext:value-type="float">
            <text:p>-0.000578603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-0.0269668" calcext:value-type="float">
            <text:p>-0.0269668</text:p>
          </table:table-cell>
          <table:table-cell office:value-type="float" office:value="-0.425233" calcext:value-type="float">
            <text:p>-0.425233</text:p>
          </table:table-cell>
          <table:table-cell office:value-type="float" office:value="-0.346498" calcext:value-type="float">
            <text:p>-0.346498</text:p>
          </table:table-cell>
          <table:table-cell office:value-type="float" office:value="-0.0532409" calcext:value-type="float">
            <text:p>-0.0532409</text:p>
          </table:table-cell>
          <table:table-cell office:value-type="float" office:value="-0.000578446" calcext:value-type="float">
            <text:p>-0.000578446</text:p>
          </table:table-cell>
          <table:table-cell office:value-type="float" office:value="0.000578446" calcext:value-type="float">
            <text:p>0.000578446</text:p>
          </table:table-cell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0.0124455" calcext:value-type="float">
            <text:p>0.0124455</text:p>
          </table:table-cell>
          <table:table-cell office:value-type="float" office:value="-0.46876" calcext:value-type="float">
            <text:p>-0.46876</text:p>
          </table:table-cell>
          <table:table-cell office:value-type="float" office:value="-0.387485" calcext:value-type="float">
            <text:p>-0.387485</text:p>
          </table:table-cell>
          <table:table-cell office:value-type="float" office:value="-0.0861675" calcext:value-type="float">
            <text:p>-0.0861675</text:p>
          </table:table-cell>
          <table:table-cell office:value-type="float" office:value="0.000266973" calcext:value-type="float">
            <text:p>0.000266973</text:p>
          </table:table-cell>
          <table:table-cell office:value-type="float" office:value="-0.000267024" calcext:value-type="float">
            <text:p>-0.000267024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0.0124469" calcext:value-type="float">
            <text:p>0.0124469</text:p>
          </table:table-cell>
          <table:table-cell office:value-type="float" office:value="-0.431385" calcext:value-type="float">
            <text:p>-0.431385</text:p>
          </table:table-cell>
          <table:table-cell office:value-type="float" office:value="-0.352239" calcext:value-type="float">
            <text:p>-0.352239</text:p>
          </table:table-cell>
          <table:table-cell office:value-type="float" office:value="-0.0578524" calcext:value-type="float">
            <text:p>-0.0578524</text:p>
          </table:table-cell>
          <table:table-cell office:value-type="float" office:value="0.000266841" calcext:value-type="float">
            <text:p>0.000266841</text:p>
          </table:table-cell>
          <table:table-cell office:value-type="float" office:value="-0.000267046" calcext:value-type="float">
            <text:p>-0.000267046</text:p>
          </table:table-cell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-0.0248932" calcext:value-type="float">
            <text:p>-0.0248932</text:p>
          </table:table-cell>
          <table:table-cell office:value-type="float" office:value="-0.441754" calcext:value-type="float">
            <text:p>-0.441754</text:p>
          </table:table-cell>
          <table:table-cell office:value-type="float" office:value="-0.362085" calcext:value-type="float">
            <text:p>-0.362085</text:p>
          </table:table-cell>
          <table:table-cell office:value-type="float" office:value="-0.0657636" calcext:value-type="float">
            <text:p>-0.0657636</text:p>
          </table:table-cell>
          <table:table-cell office:value-type="float" office:value="-0.000533934" calcext:value-type="float">
            <text:p>-0.000533934</text:p>
          </table:table-cell>
          <table:table-cell office:value-type="float" office:value="0.000533934" calcext:value-type="float">
            <text:p>0.000533934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0.00000000000288006" calcext:value-type="float">
            <text:p>2.88006E-12</text:p>
          </table:table-cell>
          <table:table-cell office:value-type="float" office:value="-0.441793" calcext:value-type="float">
            <text:p>-0.441793</text:p>
          </table:table-cell>
          <table:table-cell office:value-type="float" office:value="-0.362092" calcext:value-type="float">
            <text:p>-0.362092</text:p>
          </table:table-cell>
          <table:table-cell office:value-type="float" office:value="-0.0657712" calcext:value-type="float">
            <text:p>-0.06577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0.0269774" calcext:value-type="float">
            <text:p>0.0269774</text:p>
          </table:table-cell>
          <table:table-cell office:value-type="float" office:value="-0.414151" calcext:value-type="float">
            <text:p>-0.414151</text:p>
          </table:table-cell>
          <table:table-cell office:value-type="float" office:value="-0.335895" calcext:value-type="float">
            <text:p>-0.335895</text:p>
          </table:table-cell>
          <table:table-cell office:value-type="float" office:value="-0.0447408" calcext:value-type="float">
            <text:p>-0.0447408</text:p>
          </table:table-cell>
          <table:table-cell office:value-type="float" office:value="0.000577939" calcext:value-type="float">
            <text:p>0.000577939</text:p>
          </table:table-cell>
          <table:table-cell office:value-type="float" office:value="-0.000578179" calcext:value-type="float">
            <text:p>-0.000578179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-0.0269736" calcext:value-type="float">
            <text:p>-0.0269736</text:p>
          </table:table-cell>
          <table:table-cell office:value-type="float" office:value="-0.4696" calcext:value-type="float">
            <text:p>-0.4696</text:p>
          </table:table-cell>
          <table:table-cell office:value-type="float" office:value="-0.388387" calcext:value-type="float">
            <text:p>-0.388387</text:p>
          </table:table-cell>
          <table:table-cell office:value-type="float" office:value="-0.0869029" calcext:value-type="float">
            <text:p>-0.0869029</text:p>
          </table:table-cell>
          <table:table-cell office:value-type="float" office:value="-0.000578278" calcext:value-type="float">
            <text:p>-0.000578278</text:p>
          </table:table-cell>
          <table:table-cell office:value-type="float" office:value="0.000578278" calcext:value-type="float">
            <text:p>0.000578278</text:p>
          </table:table-cell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0.00000000000288294" calcext:value-type="float">
            <text:p>2.88294E-12</text:p>
          </table:table-cell>
          <table:table-cell office:value-type="float" office:value="-0.441854" calcext:value-type="float">
            <text:p>-0.441854</text:p>
          </table:table-cell>
          <table:table-cell office:value-type="float" office:value="-0.362153" calcext:value-type="float">
            <text:p>-0.362153</text:p>
          </table:table-cell>
          <table:table-cell office:value-type="float" office:value="-0.065832" calcext:value-type="float">
            <text:p>-0.0658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-0.0000000000460143" calcext:value-type="float">
            <text:p>-4.60143E-11</text:p>
          </table:table-cell>
          <table:table-cell office:value-type="float" office:value="-0.440994" calcext:value-type="float">
            <text:p>-0.440994</text:p>
          </table:table-cell>
          <table:table-cell office:value-type="float" office:value="-0.361341" calcext:value-type="float">
            <text:p>-0.361341</text:p>
          </table:table-cell>
          <table:table-cell office:value-type="float" office:value="-0.0651815" calcext:value-type="float">
            <text:p>-0.06518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0.0124507" calcext:value-type="float">
            <text:p>0.0124507</text:p>
          </table:table-cell>
          <table:table-cell office:value-type="float" office:value="-0.44276" calcext:value-type="float">
            <text:p>-0.44276</text:p>
          </table:table-cell>
          <table:table-cell office:value-type="float" office:value="-0.362988" calcext:value-type="float">
            <text:p>-0.362988</text:p>
          </table:table-cell>
          <table:table-cell office:value-type="float" office:value="-0.0665059" calcext:value-type="float">
            <text:p>-0.0665059</text:p>
          </table:table-cell>
          <table:table-cell office:value-type="float" office:value="0.000266825" calcext:value-type="float">
            <text:p>0.000266825</text:p>
          </table:table-cell>
          <table:table-cell office:value-type="float" office:value="-0.000266877" calcext:value-type="float">
            <text:p>-0.00026687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-0.0124507" calcext:value-type="float">
            <text:p>-0.0124507</text:p>
          </table:table-cell>
          <table:table-cell office:value-type="float" office:value="-0.44186" calcext:value-type="float">
            <text:p>-0.44186</text:p>
          </table:table-cell>
          <table:table-cell office:value-type="float" office:value="-0.362175" calcext:value-type="float">
            <text:p>-0.362175</text:p>
          </table:table-cell>
          <table:table-cell office:value-type="float" office:value="-0.0658538" calcext:value-type="float">
            <text:p>-0.0658538</text:p>
          </table:table-cell>
          <table:table-cell office:value-type="float" office:value="-0.00026686" calcext:value-type="float">
            <text:p>-0.00026686</text:p>
          </table:table-cell>
          <table:table-cell office:value-type="float" office:value="0.00026686" calcext:value-type="float">
            <text:p>0.00026686</text:p>
          </table:table-cell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0.0124526" calcext:value-type="float">
            <text:p>0.0124526</text:p>
          </table:table-cell>
          <table:table-cell office:value-type="float" office:value="-0.430654" calcext:value-type="float">
            <text:p>-0.430654</text:p>
          </table:table-cell>
          <table:table-cell office:value-type="float" office:value="-0.351533" calcext:value-type="float">
            <text:p>-0.351533</text:p>
          </table:table-cell>
          <table:table-cell office:value-type="float" office:value="-0.0573122" calcext:value-type="float">
            <text:p>-0.0573122</text:p>
          </table:table-cell>
          <table:table-cell office:value-type="float" office:value="0.000266744" calcext:value-type="float">
            <text:p>0.000266744</text:p>
          </table:table-cell>
          <table:table-cell office:value-type="float" office:value="-0.000266796" calcext:value-type="float">
            <text:p>-0.000266796</text:p>
          </table:table-cell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-0.0124516" calcext:value-type="float">
            <text:p>-0.0124516</text:p>
          </table:table-cell>
          <table:table-cell office:value-type="float" office:value="-0.458357" calcext:value-type="float">
            <text:p>-0.458357</text:p>
          </table:table-cell>
          <table:table-cell office:value-type="float" office:value="-0.377779" calcext:value-type="float">
            <text:p>-0.377779</text:p>
          </table:table-cell>
          <table:table-cell office:value-type="float" office:value="-0.0783899" calcext:value-type="float">
            <text:p>-0.0783899</text:p>
          </table:table-cell>
          <table:table-cell office:value-type="float" office:value="-0.00026683" calcext:value-type="float">
            <text:p>-0.00026683</text:p>
          </table:table-cell>
          <table:table-cell office:value-type="float" office:value="0.00026683" calcext:value-type="float">
            <text:p>0.00026683</text:p>
          </table:table-cell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1.4029E-021" calcext:value-type="float">
            <text:p>1.4029E-21</text:p>
          </table:table-cell>
          <table:table-cell office:value-type="float" office:value="-0.441896" calcext:value-type="float">
            <text:p>-0.441896</text:p>
          </table:table-cell>
          <table:table-cell office:value-type="float" office:value="-0.362196" calcext:value-type="float">
            <text:p>-0.362196</text:p>
          </table:table-cell>
          <table:table-cell office:value-type="float" office:value="-0.0658749" calcext:value-type="float">
            <text:p>-0.06587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-0.00000000054638" calcext:value-type="float">
            <text:p>-5.4638E-10</text:p>
          </table:table-cell>
          <table:table-cell office:value-type="float" office:value="-0.43151" calcext:value-type="float">
            <text:p>-0.43151</text:p>
          </table:table-cell>
          <table:table-cell office:value-type="float" office:value="-0.352366" calcext:value-type="float">
            <text:p>-0.352366</text:p>
          </table:table-cell>
          <table:table-cell office:value-type="float" office:value="-0.0579836" calcext:value-type="float">
            <text:p>-0.05798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0.0145283" calcext:value-type="float">
            <text:p>0.0145283</text:p>
          </table:table-cell>
          <table:table-cell office:value-type="float" office:value="-0.446279" calcext:value-type="float">
            <text:p>-0.446279</text:p>
          </table:table-cell>
          <table:table-cell office:value-type="float" office:value="-0.366318" calcext:value-type="float">
            <text:p>-0.366318</text:p>
          </table:table-cell>
          <table:table-cell office:value-type="float" office:value="-0.0691889" calcext:value-type="float">
            <text:p>-0.0691889</text:p>
          </table:table-cell>
          <table:table-cell office:value-type="float" office:value="0.000311205" calcext:value-type="float">
            <text:p>0.000311205</text:p>
          </table:table-cell>
          <table:table-cell office:value-type="float" office:value="-0.000311274" calcext:value-type="float">
            <text:p>-0.000311274</text:p>
          </table:table-cell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-0.014528" calcext:value-type="float">
            <text:p>-0.014528</text:p>
          </table:table-cell>
          <table:table-cell office:value-type="float" office:value="-0.447965" calcext:value-type="float">
            <text:p>-0.447965</text:p>
          </table:table-cell>
          <table:table-cell office:value-type="float" office:value="-0.367958" calcext:value-type="float">
            <text:p>-0.367958</text:p>
          </table:table-cell>
          <table:table-cell office:value-type="float" office:value="-0.070506" calcext:value-type="float">
            <text:p>-0.070506</text:p>
          </table:table-cell>
          <table:table-cell office:value-type="float" office:value="-0.000311266" calcext:value-type="float">
            <text:p>-0.000311266</text:p>
          </table:table-cell>
          <table:table-cell office:value-type="float" office:value="0.000311266" calcext:value-type="float">
            <text:p>0.000311266</text:p>
          </table:table-cell>
        </table:table-row>
        <table:table-row table:style-name="ro1">
          <table:table-cell office:value-type="float" office:value="8.61" calcext:value-type="float">
            <text:p>8.61</text:p>
          </table:table-cell>
          <table:table-cell office:value-type="float" office:value="0.0249107" calcext:value-type="float">
            <text:p>0.0249107</text:p>
          </table:table-cell>
          <table:table-cell office:value-type="float" office:value="-0.41519" calcext:value-type="float">
            <text:p>-0.41519</text:p>
          </table:table-cell>
          <table:table-cell office:value-type="float" office:value="-0.336817" calcext:value-type="float">
            <text:p>-0.336817</text:p>
          </table:table-cell>
          <table:table-cell office:value-type="float" office:value="-0.0455082" calcext:value-type="float">
            <text:p>-0.0455082</text:p>
          </table:table-cell>
          <table:table-cell office:value-type="float" office:value="0.000533177" calcext:value-type="float">
            <text:p>0.000533177</text:p>
          </table:table-cell>
          <table:table-cell office:value-type="float" office:value="-0.000533382" calcext:value-type="float">
            <text:p>-0.000533382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0.00000000134684" calcext:value-type="float">
            <text:p>1.34684E-09</text:p>
          </table:table-cell>
          <table:table-cell office:value-type="float" office:value="-0.46882" calcext:value-type="float">
            <text:p>-0.46882</text:p>
          </table:table-cell>
          <table:table-cell office:value-type="float" office:value="-0.387678" calcext:value-type="float">
            <text:p>-0.387678</text:p>
          </table:table-cell>
          <table:table-cell office:value-type="float" office:value="-0.0863466" calcext:value-type="float">
            <text:p>-0.0863466</text:p>
          </table:table-cell>
          <table:table-cell table:number-columns-repeated="2" office:value-type="float" office:value="-0.000000102351" calcext:value-type="float">
            <text:p>-1.02351E-07</text:p>
          </table:table-cell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-0.0249079" calcext:value-type="float">
            <text:p>-0.0249079</text:p>
          </table:table-cell>
          <table:table-cell office:value-type="float" office:value="-0.441916" calcext:value-type="float">
            <text:p>-0.441916</text:p>
          </table:table-cell>
          <table:table-cell office:value-type="float" office:value="-0.362248" calcext:value-type="float">
            <text:p>-0.362248</text:p>
          </table:table-cell>
          <table:table-cell office:value-type="float" office:value="-0.0659269" calcext:value-type="float">
            <text:p>-0.0659269</text:p>
          </table:table-cell>
          <table:table-cell office:value-type="float" office:value="-0.000533495" calcext:value-type="float">
            <text:p>-0.000533495</text:p>
          </table:table-cell>
          <table:table-cell office:value-type="float" office:value="0.000533495" calcext:value-type="float">
            <text:p>0.000533495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-1.19776E-021" calcext:value-type="float">
            <text:p>-1.19776E-21</text:p>
          </table:table-cell>
          <table:table-cell office:value-type="float" office:value="-0.441948" calcext:value-type="float">
            <text:p>-0.441948</text:p>
          </table:table-cell>
          <table:table-cell office:value-type="float" office:value="-0.362248" calcext:value-type="float">
            <text:p>-0.362248</text:p>
          </table:table-cell>
          <table:table-cell office:value-type="float" office:value="-0.0659269" calcext:value-type="float">
            <text:p>-0.0659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0.0269871" calcext:value-type="float">
            <text:p>0.0269871</text:p>
          </table:table-cell>
          <table:table-cell office:value-type="float" office:value="-0.425601" calcext:value-type="float">
            <text:p>-0.425601</text:p>
          </table:table-cell>
          <table:table-cell office:value-type="float" office:value="-0.34668" calcext:value-type="float">
            <text:p>-0.34668</text:p>
          </table:table-cell>
          <table:table-cell office:value-type="float" office:value="-0.0534309" calcext:value-type="float">
            <text:p>-0.0534309</text:p>
          </table:table-cell>
          <table:table-cell office:value-type="float" office:value="0.000577613" calcext:value-type="float">
            <text:p>0.000577613</text:p>
          </table:table-cell>
          <table:table-cell office:value-type="float" office:value="-0.000577853" calcext:value-type="float">
            <text:p>-0.000577853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-0.0145307" calcext:value-type="float">
            <text:p>-0.0145307</text:p>
          </table:table-cell>
          <table:table-cell office:value-type="float" office:value="-0.448026" calcext:value-type="float">
            <text:p>-0.448026</text:p>
          </table:table-cell>
          <table:table-cell office:value-type="float" office:value="-0.36802" calcext:value-type="float">
            <text:p>-0.36802</text:p>
          </table:table-cell>
          <table:table-cell office:value-type="float" office:value="-0.0705675" calcext:value-type="float">
            <text:p>-0.0705675</text:p>
          </table:table-cell>
          <table:table-cell office:value-type="float" office:value="-0.00031121" calcext:value-type="float">
            <text:p>-0.00031121</text:p>
          </table:table-cell>
          <table:table-cell office:value-type="float" office:value="0.000311159" calcext:value-type="float">
            <text:p>0.000311159</text:p>
          </table:table-cell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-0.0124556" calcext:value-type="float">
            <text:p>-0.0124556</text:p>
          </table:table-cell>
          <table:table-cell office:value-type="float" office:value="-0.446294" calcext:value-type="float">
            <text:p>-0.446294</text:p>
          </table:table-cell>
          <table:table-cell office:value-type="float" office:value="-0.366386" calcext:value-type="float">
            <text:p>-0.366386</text:p>
          </table:table-cell>
          <table:table-cell office:value-type="float" office:value="-0.0692565" calcext:value-type="float">
            <text:p>-0.0692565</text:p>
          </table:table-cell>
          <table:table-cell office:value-type="float" office:value="-0.000266679" calcext:value-type="float">
            <text:p>-0.000266679</text:p>
          </table:table-cell>
          <table:table-cell office:value-type="float" office:value="0.000266679" calcext:value-type="float">
            <text:p>0.000266679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0.000000000282785" calcext:value-type="float">
            <text:p>2.82785E-10</text:p>
          </table:table-cell>
          <table:table-cell office:value-type="float" office:value="-0.448038" calcext:value-type="float">
            <text:p>-0.448038</text:p>
          </table:table-cell>
          <table:table-cell office:value-type="float" office:value="-0.368027" calcext:value-type="float">
            <text:p>-0.368027</text:p>
          </table:table-cell>
          <table:table-cell office:value-type="float" office:value="-0.0705738" calcext:value-type="float">
            <text:p>-0.07057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2.50139E-021" calcext:value-type="float">
            <text:p>2.50139E-21</text:p>
          </table:table-cell>
          <table:table-cell office:value-type="float" office:value="-0.441984" calcext:value-type="float">
            <text:p>-0.441984</text:p>
          </table:table-cell>
          <table:table-cell office:value-type="float" office:value="-0.362284" calcext:value-type="float">
            <text:p>-0.362284</text:p>
          </table:table-cell>
          <table:table-cell office:value-type="float" office:value="-0.065963" calcext:value-type="float">
            <text:p>-0.065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-0.000000000236608" calcext:value-type="float">
            <text:p>-2.36608E-10</text:p>
          </table:table-cell>
          <table:table-cell office:value-type="float" office:value="-0.436802" calcext:value-type="float">
            <text:p>-0.436802</text:p>
          </table:table-cell>
          <table:table-cell office:value-type="float" office:value="-0.357367" calcext:value-type="float">
            <text:p>-0.357367</text:p>
          </table:table-cell>
          <table:table-cell office:value-type="float" office:value="-0.0620164" calcext:value-type="float">
            <text:p>-0.0620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0.00000000000288975" calcext:value-type="float">
            <text:p>2.88975E-12</text:p>
          </table:table-cell>
          <table:table-cell office:value-type="float" office:value="-0.441996" calcext:value-type="float">
            <text:p>-0.441996</text:p>
          </table:table-cell>
          <table:table-cell office:value-type="float" office:value="-0.362295" calcext:value-type="float">
            <text:p>-0.362295</text:p>
          </table:table-cell>
          <table:table-cell office:value-type="float" office:value="-0.0659738" calcext:value-type="float">
            <text:p>-0.06597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0.0145321" calcext:value-type="float">
            <text:p>0.0145321</text:p>
          </table:table-cell>
          <table:table-cell office:value-type="float" office:value="-0.44721" calcext:value-type="float">
            <text:p>-0.44721</text:p>
          </table:table-cell>
          <table:table-cell office:value-type="float" office:value="-0.367218" calcext:value-type="float">
            <text:p>-0.367218</text:p>
          </table:table-cell>
          <table:table-cell office:value-type="float" office:value="-0.0699261" calcext:value-type="float">
            <text:p>-0.0699261</text:p>
          </table:table-cell>
          <table:table-cell office:value-type="float" office:value="0.000311065" calcext:value-type="float">
            <text:p>0.000311065</text:p>
          </table:table-cell>
          <table:table-cell office:value-type="float" office:value="-0.000311135" calcext:value-type="float">
            <text:p>-0.000311135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-0.0145321" calcext:value-type="float">
            <text:p>-0.0145321</text:p>
          </table:table-cell>
          <table:table-cell office:value-type="float" office:value="-0.441976" calcext:value-type="float">
            <text:p>-0.441976</text:p>
          </table:table-cell>
          <table:table-cell office:value-type="float" office:value="-0.362295" calcext:value-type="float">
            <text:p>-0.362295</text:p>
          </table:table-cell>
          <table:table-cell office:value-type="float" office:value="-0.0659738" calcext:value-type="float">
            <text:p>-0.0659738</text:p>
          </table:table-cell>
          <table:table-cell office:value-type="float" office:value="-0.0003111" calcext:value-type="float">
            <text:p>-0.0003111</text:p>
          </table:table-cell>
          <table:table-cell office:value-type="float" office:value="0.0003111" calcext:value-type="float">
            <text:p>0.00031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40213E-021" calcext:value-type="float">
            <text:p>2.40213E-21</text:p>
          </table:table-cell>
          <table:table-cell office:value-type="float" office:value="-0.441995" calcext:value-type="float">
            <text:p>-0.441995</text:p>
          </table:table-cell>
          <table:table-cell office:value-type="float" office:value="-0.362295" calcext:value-type="float">
            <text:p>-0.362295</text:p>
          </table:table-cell>
          <table:table-cell office:value-type="float" office:value="-0.0659738" calcext:value-type="float">
            <text:p>-0.06597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0.0249121" calcext:value-type="float">
            <text:p>0.0249121</text:p>
          </table:table-cell>
          <table:table-cell office:value-type="float" office:value="-0.442055" calcext:value-type="float">
            <text:p>-0.442055</text:p>
          </table:table-cell>
          <table:table-cell office:value-type="float" office:value="-0.362296" calcext:value-type="float">
            <text:p>-0.362296</text:p>
          </table:table-cell>
          <table:table-cell office:value-type="float" office:value="-0.0659743" calcext:value-type="float">
            <text:p>-0.0659743</text:p>
          </table:table-cell>
          <table:table-cell office:value-type="float" office:value="0.000533212" calcext:value-type="float">
            <text:p>0.000533212</text:p>
          </table:table-cell>
          <table:table-cell office:value-type="float" office:value="-0.000533416" calcext:value-type="float">
            <text:p>-0.000533416</text:p>
          </table:table-cell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-0.0249121" calcext:value-type="float">
            <text:p>-0.0249121</text:p>
          </table:table-cell>
          <table:table-cell office:value-type="float" office:value="-0.441963" calcext:value-type="float">
            <text:p>-0.441963</text:p>
          </table:table-cell>
          <table:table-cell office:value-type="float" office:value="-0.362295" calcext:value-type="float">
            <text:p>-0.362295</text:p>
          </table:table-cell>
          <table:table-cell office:value-type="float" office:value="-0.0659738" calcext:value-type="float">
            <text:p>-0.0659738</text:p>
          </table:table-cell>
          <table:table-cell office:value-type="float" office:value="-0.000533314" calcext:value-type="float">
            <text:p>-0.000533314</text:p>
          </table:table-cell>
          <table:table-cell office:value-type="float" office:value="0.000533314" calcext:value-type="float">
            <text:p>0.000533314</text:p>
          </table:table-cell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0.0124565" calcext:value-type="float">
            <text:p>0.0124565</text:p>
          </table:table-cell>
          <table:table-cell office:value-type="float" office:value="-0.436837" calcext:value-type="float">
            <text:p>-0.436837</text:p>
          </table:table-cell>
          <table:table-cell office:value-type="float" office:value="-0.357378" calcext:value-type="float">
            <text:p>-0.357378</text:p>
          </table:table-cell>
          <table:table-cell office:value-type="float" office:value="-0.0620272" calcext:value-type="float">
            <text:p>-0.0620272</text:p>
          </table:table-cell>
          <table:table-cell office:value-type="float" office:value="0.000266597" calcext:value-type="float">
            <text:p>0.000266597</text:p>
          </table:table-cell>
          <table:table-cell office:value-type="float" office:value="-0.000266649" calcext:value-type="float">
            <text:p>-0.000266649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-0.0124561" calcext:value-type="float">
            <text:p>-0.0124561</text:p>
          </table:table-cell>
          <table:table-cell office:value-type="float" office:value="-0.452355" calcext:value-type="float">
            <text:p>-0.452355</text:p>
          </table:table-cell>
          <table:table-cell office:value-type="float" office:value="-0.37214" calcext:value-type="float">
            <text:p>-0.37214</text:p>
          </table:table-cell>
          <table:table-cell office:value-type="float" office:value="-0.0738781" calcext:value-type="float">
            <text:p>-0.0738781</text:p>
          </table:table-cell>
          <table:table-cell office:value-type="float" office:value="-0.000266657" calcext:value-type="float">
            <text:p>-0.000266657</text:p>
          </table:table-cell>
          <table:table-cell office:value-type="float" office:value="0.000266657" calcext:value-type="float">
            <text:p>0.000266657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0.0269892" calcext:value-type="float">
            <text:p>0.0269892</text:p>
          </table:table-cell>
          <table:table-cell office:value-type="float" office:value="-0.431695" calcext:value-type="float">
            <text:p>-0.431695</text:p>
          </table:table-cell>
          <table:table-cell office:value-type="float" office:value="-0.352456" calcext:value-type="float">
            <text:p>-0.352456</text:p>
          </table:table-cell>
          <table:table-cell office:value-type="float" office:value="-0.0580755" calcext:value-type="float">
            <text:p>-0.0580755</text:p>
          </table:table-cell>
          <table:table-cell office:value-type="float" office:value="0.000577563" calcext:value-type="float">
            <text:p>0.000577563</text:p>
          </table:table-cell>
          <table:table-cell office:value-type="float" office:value="-0.000577803" calcext:value-type="float">
            <text:p>-0.000577803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-0.0269887" calcext:value-type="float">
            <text:p>-0.0269887</text:p>
          </table:table-cell>
          <table:table-cell office:value-type="float" office:value="-0.447153" calcext:value-type="float">
            <text:p>-0.447153</text:p>
          </table:table-cell>
          <table:table-cell office:value-type="float" office:value="-0.367223" calcext:value-type="float">
            <text:p>-0.367223</text:p>
          </table:table-cell>
          <table:table-cell office:value-type="float" office:value="-0.0699313" calcext:value-type="float">
            <text:p>-0.0699313</text:p>
          </table:table-cell>
          <table:table-cell office:value-type="float" office:value="-0.000577732" calcext:value-type="float">
            <text:p>-0.000577732</text:p>
          </table:table-cell>
          <table:table-cell office:value-type="float" office:value="0.000577732" calcext:value-type="float">
            <text:p>0.000577732</text:p>
          </table:table-cell>
        </table:table-row>
        <table:table-row table:style-name="ro1">
          <table:table-cell office:value-type="float" office:value="9.21" calcext:value-type="float">
            <text:p>9.21</text:p>
          </table:table-cell>
          <table:table-cell office:value-type="float" office:value="-1.33011E-021" calcext:value-type="float">
            <text:p>-1.33011E-21</text:p>
          </table:table-cell>
          <table:table-cell office:value-type="float" office:value="-0.442" calcext:value-type="float">
            <text:p>-0.442</text:p>
          </table:table-cell>
          <table:table-cell office:value-type="float" office:value="-0.3623" calcext:value-type="float">
            <text:p>-0.3623</text:p>
          </table:table-cell>
          <table:table-cell office:value-type="float" office:value="-0.0659791" calcext:value-type="float">
            <text:p>-0.06597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-1.33011E-021" calcext:value-type="float">
            <text:p>-1.33011E-21</text:p>
          </table:table-cell>
          <table:table-cell office:value-type="float" office:value="-0.442" calcext:value-type="float">
            <text:p>-0.442</text:p>
          </table:table-cell>
          <table:table-cell office:value-type="float" office:value="-0.3623" calcext:value-type="float">
            <text:p>-0.3623</text:p>
          </table:table-cell>
          <table:table-cell office:value-type="float" office:value="-0.0659791" calcext:value-type="float">
            <text:p>-0.06597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0.0249126" calcext:value-type="float">
            <text:p>0.0249126</text:p>
          </table:table-cell>
          <table:table-cell office:value-type="float" office:value="-0.44206" calcext:value-type="float">
            <text:p>-0.44206</text:p>
          </table:table-cell>
          <table:table-cell office:value-type="float" office:value="-0.362301" calcext:value-type="float">
            <text:p>-0.362301</text:p>
          </table:table-cell>
          <table:table-cell office:value-type="float" office:value="-0.0659796" calcext:value-type="float">
            <text:p>-0.0659796</text:p>
          </table:table-cell>
          <table:table-cell office:value-type="float" office:value="0.000533189" calcext:value-type="float">
            <text:p>0.000533189</text:p>
          </table:table-cell>
          <table:table-cell office:value-type="float" office:value="-0.000533394" calcext:value-type="float">
            <text:p>-0.000533394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-0.0249126" calcext:value-type="float">
            <text:p>-0.0249126</text:p>
          </table:table-cell>
          <table:table-cell office:value-type="float" office:value="-0.441969" calcext:value-type="float">
            <text:p>-0.441969</text:p>
          </table:table-cell>
          <table:table-cell office:value-type="float" office:value="-0.3623" calcext:value-type="float">
            <text:p>-0.3623</text:p>
          </table:table-cell>
          <table:table-cell office:value-type="float" office:value="-0.0659791" calcext:value-type="float">
            <text:p>-0.0659791</text:p>
          </table:table-cell>
          <table:table-cell office:value-type="float" office:value="-0.000533291" calcext:value-type="float">
            <text:p>-0.000533291</text:p>
          </table:table-cell>
          <table:table-cell office:value-type="float" office:value="0.000533291" calcext:value-type="float">
            <text:p>0.000533291</text:p>
          </table:table-cell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-0.000000000227938" calcext:value-type="float">
            <text:p>-2.27938E-10</text:p>
          </table:table-cell>
          <table:table-cell office:value-type="float" office:value="-0.436821" calcext:value-type="float">
            <text:p>-0.436821</text:p>
          </table:table-cell>
          <table:table-cell office:value-type="float" office:value="-0.357383" calcext:value-type="float">
            <text:p>-0.357383</text:p>
          </table:table-cell>
          <table:table-cell office:value-type="float" office:value="-0.0620323" calcext:value-type="float">
            <text:p>-0.0620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0.000000000470326" calcext:value-type="float">
            <text:p>4.70326E-10</text:p>
          </table:table-cell>
          <table:table-cell office:value-type="float" office:value="-0.452374" calcext:value-type="float">
            <text:p>-0.452374</text:p>
          </table:table-cell>
          <table:table-cell office:value-type="float" office:value="-0.372145" calcext:value-type="float">
            <text:p>-0.372145</text:p>
          </table:table-cell>
          <table:table-cell office:value-type="float" office:value="-0.0738834" calcext:value-type="float">
            <text:p>-0.07388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-0.0124558" calcext:value-type="float">
            <text:p>-0.0124558</text:p>
          </table:table-cell>
          <table:table-cell office:value-type="float" office:value="-0.441987" calcext:value-type="float">
            <text:p>-0.441987</text:p>
          </table:table-cell>
          <table:table-cell office:value-type="float" office:value="-0.362295" calcext:value-type="float">
            <text:p>-0.362295</text:p>
          </table:table-cell>
          <table:table-cell office:value-type="float" office:value="-0.065974" calcext:value-type="float">
            <text:p>-0.065974</text:p>
          </table:table-cell>
          <table:table-cell office:value-type="float" office:value="-0.000266705" calcext:value-type="float">
            <text:p>-0.000266705</text:p>
          </table:table-cell>
          <table:table-cell office:value-type="float" office:value="0.000266654" calcext:value-type="float">
            <text:p>0.000266654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0.0124561" calcext:value-type="float">
            <text:p>0.0124561</text:p>
          </table:table-cell>
          <table:table-cell office:value-type="float" office:value="-0.436823" calcext:value-type="float">
            <text:p>-0.436823</text:p>
          </table:table-cell>
          <table:table-cell office:value-type="float" office:value="-0.357373" calcext:value-type="float">
            <text:p>-0.357373</text:p>
          </table:table-cell>
          <table:table-cell office:value-type="float" office:value="-0.0620217" calcext:value-type="float">
            <text:p>-0.0620217</text:p>
          </table:table-cell>
          <table:table-cell office:value-type="float" office:value="0.000266657" calcext:value-type="float">
            <text:p>0.000266657</text:p>
          </table:table-cell>
          <table:table-cell office:value-type="float" office:value="-0.000266657" calcext:value-type="float">
            <text:p>-0.000266657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0.0124561" calcext:value-type="float">
            <text:p>0.0124561</text:p>
          </table:table-cell>
          <table:table-cell office:value-type="float" office:value="-0.442018" calcext:value-type="float">
            <text:p>-0.442018</text:p>
          </table:table-cell>
          <table:table-cell office:value-type="float" office:value="-0.362295" calcext:value-type="float">
            <text:p>-0.362295</text:p>
          </table:table-cell>
          <table:table-cell office:value-type="float" office:value="-0.065974" calcext:value-type="float">
            <text:p>-0.065974</text:p>
          </table:table-cell>
          <table:table-cell office:value-type="float" office:value="0.000266631" calcext:value-type="float">
            <text:p>0.000266631</text:p>
          </table:table-cell>
          <table:table-cell office:value-type="float" office:value="-0.000266683" calcext:value-type="float">
            <text:p>-0.000266683</text:p>
          </table:table-cell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0.00207698" calcext:value-type="float">
            <text:p>0.00207698</text:p>
          </table:table-cell>
          <table:table-cell office:value-type="float" office:value="-0.425616" calcext:value-type="float">
            <text:p>-0.425616</text:p>
          </table:table-cell>
          <table:table-cell office:value-type="float" office:value="-0.346723" calcext:value-type="float">
            <text:p>-0.346723</text:p>
          </table:table-cell>
          <table:table-cell office:value-type="float" office:value="-0.0534755" calcext:value-type="float">
            <text:p>-0.0534755</text:p>
          </table:table-cell>
          <table:table-cell office:value-type="float" office:value="0.0000443163" calcext:value-type="float">
            <text:p>4.43163E-05</text:p>
          </table:table-cell>
          <table:table-cell office:value-type="float" office:value="-0.0000443859" calcext:value-type="float">
            <text:p>-4.43859E-05</text:p>
          </table:table-cell>
        </table:table-row>
        <table:table-row table:style-name="ro1">
          <table:table-cell office:value-type="float" office:value="9.51" calcext:value-type="float">
            <text:p>9.51</text:p>
          </table:table-cell>
          <table:table-cell office:value-type="float" office:value="-0.0539757" calcext:value-type="float">
            <text:p>-0.0539757</text:p>
          </table:table-cell>
          <table:table-cell office:value-type="float" office:value="-0.46967" calcext:value-type="float">
            <text:p>-0.46967</text:p>
          </table:table-cell>
          <table:table-cell office:value-type="float" office:value="-0.388555" calcext:value-type="float">
            <text:p>-0.388555</text:p>
          </table:table-cell>
          <table:table-cell office:value-type="float" office:value="-0.0870582" calcext:value-type="float">
            <text:p>-0.0870582</text:p>
          </table:table-cell>
          <table:table-cell office:value-type="float" office:value="-0.00115588" calcext:value-type="float">
            <text:p>-0.00115588</text:p>
          </table:table-cell>
          <table:table-cell office:value-type="float" office:value="0.00115536" calcext:value-type="float">
            <text:p>0.00115536</text:p>
          </table:table-cell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0.039445" calcext:value-type="float">
            <text:p>0.039445</text:p>
          </table:table-cell>
          <table:table-cell office:value-type="float" office:value="-0.430812" calcext:value-type="float">
            <text:p>-0.430812</text:p>
          </table:table-cell>
          <table:table-cell office:value-type="float" office:value="-0.351635" calcext:value-type="float">
            <text:p>-0.351635</text:p>
          </table:table-cell>
          <table:table-cell office:value-type="float" office:value="-0.0574162" calcext:value-type="float">
            <text:p>-0.0574162</text:p>
          </table:table-cell>
          <table:table-cell office:value-type="float" office:value="0.000844378" calcext:value-type="float">
            <text:p>0.000844378</text:p>
          </table:table-cell>
          <table:table-cell office:value-type="float" office:value="-0.000844378" calcext:value-type="float">
            <text:p>-0.000844378</text:p>
          </table:table-cell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0.000000000239498" calcext:value-type="float">
            <text:p>2.39498E-10</text:p>
          </table:table-cell>
          <table:table-cell office:value-type="float" office:value="-0.447183" calcext:value-type="float">
            <text:p>-0.447183</text:p>
          </table:table-cell>
          <table:table-cell office:value-type="float" office:value="-0.367217" calcext:value-type="float">
            <text:p>-0.367217</text:p>
          </table:table-cell>
          <table:table-cell office:value-type="float" office:value="-0.069926" calcext:value-type="float">
            <text:p>-0.0699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-0.0145309" calcext:value-type="float">
            <text:p>-0.0145309</text:p>
          </table:table-cell>
          <table:table-cell office:value-type="float" office:value="-0.447169" calcext:value-type="float">
            <text:p>-0.447169</text:p>
          </table:table-cell>
          <table:table-cell office:value-type="float" office:value="-0.367206" calcext:value-type="float">
            <text:p>-0.367206</text:p>
          </table:table-cell>
          <table:table-cell office:value-type="float" office:value="-0.0699153" calcext:value-type="float">
            <text:p>-0.0699153</text:p>
          </table:table-cell>
          <table:table-cell office:value-type="float" office:value="-0.000311212" calcext:value-type="float">
            <text:p>-0.000311212</text:p>
          </table:table-cell>
          <table:table-cell office:value-type="float" office:value="0.000311143" calcext:value-type="float">
            <text:p>0.000311143</text:p>
          </table:table-cell>
        </table:table-row>
        <table:table-row table:style-name="ro1">
          <table:table-cell office:value-type="float" office:value="9.63" calcext:value-type="float">
            <text:p>9.63</text:p>
          </table:table-cell>
          <table:table-cell office:value-type="float" office:value="-0.0103781" calcext:value-type="float">
            <text:p>-0.0103781</text:p>
          </table:table-cell>
          <table:table-cell office:value-type="float" office:value="-0.442857" calcext:value-type="float">
            <text:p>-0.442857</text:p>
          </table:table-cell>
          <table:table-cell office:value-type="float" office:value="-0.363093" calcext:value-type="float">
            <text:p>-0.363093</text:p>
          </table:table-cell>
          <table:table-cell office:value-type="float" office:value="-0.0666102" calcext:value-type="float">
            <text:p>-0.0666102</text:p>
          </table:table-cell>
          <table:table-cell office:value-type="float" office:value="-0.000222449" calcext:value-type="float">
            <text:p>-0.000222449</text:p>
          </table:table-cell>
          <table:table-cell office:value-type="float" office:value="0.000222244" calcext:value-type="float">
            <text:p>0.000222244</text:p>
          </table:table-cell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0.0249096" calcext:value-type="float">
            <text:p>0.0249096</text:p>
          </table:table-cell>
          <table:table-cell office:value-type="float" office:value="-0.435941" calcext:value-type="float">
            <text:p>-0.435941</text:p>
          </table:table-cell>
          <table:table-cell office:value-type="float" office:value="-0.356524" calcext:value-type="float">
            <text:p>-0.356524</text:p>
          </table:table-cell>
          <table:table-cell office:value-type="float" office:value="-0.0613345" calcext:value-type="float">
            <text:p>-0.0613345</text:p>
          </table:table-cell>
          <table:table-cell office:value-type="float" office:value="0.000533428" calcext:value-type="float">
            <text:p>0.000533428</text:p>
          </table:table-cell>
          <table:table-cell office:value-type="float" office:value="-0.000533428" calcext:value-type="float">
            <text:p>-0.000533428</text:p>
          </table:table-cell>
        </table:table-row>
        <table:table-row table:style-name="ro1">
          <table:table-cell office:value-type="float" office:value="9.69" calcext:value-type="float">
            <text:p>9.69</text:p>
          </table:table-cell>
          <table:table-cell office:value-type="float" office:value="0.0124548" calcext:value-type="float">
            <text:p>0.0124548</text:p>
          </table:table-cell>
          <table:table-cell office:value-type="float" office:value="-0.436797" calcext:value-type="float">
            <text:p>-0.436797</text:p>
          </table:table-cell>
          <table:table-cell office:value-type="float" office:value="-0.357345" calcext:value-type="float">
            <text:p>-0.357345</text:p>
          </table:table-cell>
          <table:table-cell office:value-type="float" office:value="-0.0619933" calcext:value-type="float">
            <text:p>-0.0619933</text:p>
          </table:table-cell>
          <table:table-cell office:value-type="float" office:value="0.000266688" calcext:value-type="float">
            <text:p>0.000266688</text:p>
          </table:table-cell>
          <table:table-cell office:value-type="float" office:value="-0.000266739" calcext:value-type="float">
            <text:p>-0.000266739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-0.0124548" calcext:value-type="float">
            <text:p>-0.0124548</text:p>
          </table:table-cell>
          <table:table-cell office:value-type="float" office:value="-0.44195" calcext:value-type="float">
            <text:p>-0.44195</text:p>
          </table:table-cell>
          <table:table-cell office:value-type="float" office:value="-0.362267" calcext:value-type="float">
            <text:p>-0.362267</text:p>
          </table:table-cell>
          <table:table-cell office:value-type="float" office:value="-0.0659453" calcext:value-type="float">
            <text:p>-0.0659453</text:p>
          </table:table-cell>
          <table:table-cell office:value-type="float" office:value="-0.000266714" calcext:value-type="float">
            <text:p>-0.000266714</text:p>
          </table:table-cell>
          <table:table-cell office:value-type="float" office:value="0.000266714" calcext:value-type="float">
            <text:p>0.000266714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-0.0124542" calcext:value-type="float">
            <text:p>-0.0124542</text:p>
          </table:table-cell>
          <table:table-cell office:value-type="float" office:value="-0.448011" calcext:value-type="float">
            <text:p>-0.448011</text:p>
          </table:table-cell>
          <table:table-cell office:value-type="float" office:value="-0.368002" calcext:value-type="float">
            <text:p>-0.368002</text:p>
          </table:table-cell>
          <table:table-cell office:value-type="float" office:value="-0.0705495" calcext:value-type="float">
            <text:p>-0.0705495</text:p>
          </table:table-cell>
          <table:table-cell office:value-type="float" office:value="-0.000266777" calcext:value-type="float">
            <text:p>-0.000266777</text:p>
          </table:table-cell>
          <table:table-cell office:value-type="float" office:value="0.000266725" calcext:value-type="float">
            <text:p>0.000266725</text:p>
          </table:table-cell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-0.000000000297388" calcext:value-type="float">
            <text:p>-2.97388E-10</text:p>
          </table:table-cell>
          <table:table-cell office:value-type="float" office:value="-0.435907" calcext:value-type="float">
            <text:p>-0.435907</text:p>
          </table:table-cell>
          <table:table-cell office:value-type="float" office:value="-0.356518" calcext:value-type="float">
            <text:p>-0.356518</text:p>
          </table:table-cell>
          <table:table-cell office:value-type="float" office:value="-0.061328" calcext:value-type="float">
            <text:p>-0.061328</text:p>
          </table:table-cell>
          <table:table-cell table:number-columns-repeated="2" office:value-type="float" office:value="-0.0000000255879" calcext:value-type="float">
            <text:p>-2.55879E-08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124545" calcext:value-type="float">
            <text:p>0.0124545</text:p>
          </table:table-cell>
          <table:table-cell office:value-type="float" office:value="-0.441975" calcext:value-type="float">
            <text:p>-0.441975</text:p>
          </table:table-cell>
          <table:table-cell office:value-type="float" office:value="-0.36226" calcext:value-type="float">
            <text:p>-0.36226</text:p>
          </table:table-cell>
          <table:table-cell office:value-type="float" office:value="-0.0659386" calcext:value-type="float">
            <text:p>-0.0659386</text:p>
          </table:table-cell>
          <table:table-cell office:value-type="float" office:value="0.000266726" calcext:value-type="float">
            <text:p>0.000266726</text:p>
          </table:table-cell>
          <table:table-cell office:value-type="float" office:value="-0.000266726" calcext:value-type="float">
            <text:p>-0.000266726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-0.13071" calcext:value-type="float">
            <text:p>-0.13071</text:p>
          </table:table-cell>
          <table:table-cell office:value-type="float" office:value="-0.496389" calcext:value-type="float">
            <text:p>-0.496389</text:p>
          </table:table-cell>
          <table:table-cell office:value-type="float" office:value="-0.413053" calcext:value-type="float">
            <text:p>-0.413053</text:p>
          </table:table-cell>
          <table:table-cell office:value-type="float" office:value="-0.10673" calcext:value-type="float">
            <text:p>-0.10673</text:p>
          </table:table-cell>
          <table:table-cell office:value-type="float" office:value="-0.00280661" calcext:value-type="float">
            <text:p>-0.00280661</text:p>
          </table:table-cell>
          <table:table-cell office:value-type="float" office:value="0.00280097" calcext:value-type="float">
            <text:p>0.00280097</text:p>
          </table:table-cell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0.078857" calcext:value-type="float">
            <text:p>0.078857</text:p>
          </table:table-cell>
          <table:table-cell office:value-type="float" office:value="-0.415202" calcext:value-type="float">
            <text:p>-0.415202</text:p>
          </table:table-cell>
          <table:table-cell office:value-type="float" office:value="-0.336739" calcext:value-type="float">
            <text:p>-0.336739</text:p>
          </table:table-cell>
          <table:table-cell office:value-type="float" office:value="-0.0454236" calcext:value-type="float">
            <text:p>-0.0454236</text:p>
          </table:table-cell>
          <table:table-cell office:value-type="float" office:value="0.0016894" calcext:value-type="float">
            <text:p>0.0016894</text:p>
          </table:table-cell>
          <table:table-cell office:value-type="float" office:value="-0.00169029" calcext:value-type="float">
            <text:p>-0.00169029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0518752" calcext:value-type="float">
            <text:p>0.0518752</text:p>
          </table:table-cell>
          <table:table-cell office:value-type="float" office:value="-0.415018" calcext:value-type="float">
            <text:p>-0.415018</text:p>
          </table:table-cell>
          <table:table-cell office:value-type="float" office:value="-0.336739" calcext:value-type="float">
            <text:p>-0.336739</text:p>
          </table:table-cell>
          <table:table-cell office:value-type="float" office:value="-0.0454209" calcext:value-type="float">
            <text:p>-0.0454209</text:p>
          </table:table-cell>
          <table:table-cell office:value-type="float" office:value="0.00111199" calcext:value-type="float">
            <text:p>0.00111199</text:p>
          </table:table-cell>
          <table:table-cell office:value-type="float" office:value="-0.00111199" calcext:value-type="float">
            <text:p>-0.00111199</text:p>
          </table:table-cell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-0.0373441" calcext:value-type="float">
            <text:p>-0.0373441</text:p>
          </table:table-cell>
          <table:table-cell office:value-type="float" office:value="-0.458367" calcext:value-type="float">
            <text:p>-0.458367</text:p>
          </table:table-cell>
          <table:table-cell office:value-type="float" office:value="-0.37772" calcext:value-type="float">
            <text:p>-0.37772</text:p>
          </table:table-cell>
          <table:table-cell office:value-type="float" office:value="-0.0783344" calcext:value-type="float">
            <text:p>-0.0783344</text:p>
          </table:table-cell>
          <table:table-cell office:value-type="float" office:value="-0.000801114" calcext:value-type="float">
            <text:p>-0.000801114</text:p>
          </table:table-cell>
          <table:table-cell office:value-type="float" office:value="0.000800654" calcext:value-type="float">
            <text:p>0.000800654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-0.0290371" calcext:value-type="float">
            <text:p>-0.0290371</text:p>
          </table:table-cell>
          <table:table-cell office:value-type="float" office:value="-0.447207" calcext:value-type="float">
            <text:p>-0.447207</text:p>
          </table:table-cell>
          <table:table-cell office:value-type="float" office:value="-0.367031" calcext:value-type="float">
            <text:p>-0.367031</text:p>
          </table:table-cell>
          <table:table-cell office:value-type="float" office:value="-0.0697444" calcext:value-type="float">
            <text:p>-0.0697444</text:p>
          </table:table-cell>
          <table:table-cell office:value-type="float" office:value="-0.000623958" calcext:value-type="float">
            <text:p>-0.000623958</text:p>
          </table:table-cell>
          <table:table-cell office:value-type="float" office:value="0.000622502" calcext:value-type="float">
            <text:p>0.000622502</text:p>
          </table:table-cell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0.0788352" calcext:value-type="float">
            <text:p>0.0788352</text:p>
          </table:table-cell>
          <table:table-cell office:value-type="float" office:value="-0.420187" calcext:value-type="float">
            <text:p>-0.420187</text:p>
          </table:table-cell>
          <table:table-cell office:value-type="float" office:value="-0.34161" calcext:value-type="float">
            <text:p>-0.34161</text:p>
          </table:table-cell>
          <table:table-cell office:value-type="float" office:value="-0.0493206" calcext:value-type="float">
            <text:p>-0.0493206</text:p>
          </table:table-cell>
          <table:table-cell office:value-type="float" office:value="0.0016906" calcext:value-type="float">
            <text:p>0.0016906</text:p>
          </table:table-cell>
          <table:table-cell office:value-type="float" office:value="-0.00169066" calcext:value-type="float">
            <text:p>-0.00169066</text:p>
          </table:table-cell>
        </table:table-row>
        <table:table-row table:style-name="ro1">
          <table:table-cell office:value-type="float" office:value="10.02" calcext:value-type="float">
            <text:p>10.02</text:p>
          </table:table-cell>
          <table:table-cell office:value-type="float" office:value="-0.0767522" calcext:value-type="float">
            <text:p>-0.0767522</text:p>
          </table:table-cell>
          <table:table-cell office:value-type="float" office:value="-0.453195" calcext:value-type="float">
            <text:p>-0.453195</text:p>
          </table:table-cell>
          <table:table-cell office:value-type="float" office:value="-0.372755" calcext:value-type="float">
            <text:p>-0.372755</text:p>
          </table:table-cell>
          <table:table-cell office:value-type="float" office:value="-0.0743387" calcext:value-type="float">
            <text:p>-0.0743387</text:p>
          </table:table-cell>
          <table:table-cell office:value-type="float" office:value="-0.00164711" calcext:value-type="float">
            <text:p>-0.00164711</text:p>
          </table:table-cell>
          <table:table-cell office:value-type="float" office:value="0.00164574" calcext:value-type="float">
            <text:p>0.00164574</text:p>
          </table:table-cell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0.0518622" calcext:value-type="float">
            <text:p>0.0518622</text:p>
          </table:table-cell>
          <table:table-cell office:value-type="float" office:value="-0.430562" calcext:value-type="float">
            <text:p>-0.430562</text:p>
          </table:table-cell>
          <table:table-cell office:value-type="float" office:value="-0.351434" calcext:value-type="float">
            <text:p>-0.351434</text:p>
          </table:table-cell>
          <table:table-cell office:value-type="float" office:value="-0.0572085" calcext:value-type="float">
            <text:p>-0.0572085</text:p>
          </table:table-cell>
          <table:table-cell office:value-type="float" office:value="0.0011123" calcext:value-type="float">
            <text:p>0.0011123</text:p>
          </table:table-cell>
          <table:table-cell office:value-type="float" office:value="-0.00111236" calcext:value-type="float">
            <text:p>-0.00111236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0.0124469" calcext:value-type="float">
            <text:p>0.0124469</text:p>
          </table:table-cell>
          <table:table-cell office:value-type="float" office:value="-0.441808" calcext:value-type="float">
            <text:p>-0.441808</text:p>
          </table:table-cell>
          <table:table-cell office:value-type="float" office:value="-0.362092" calcext:value-type="float">
            <text:p>-0.362092</text:p>
          </table:table-cell>
          <table:table-cell office:value-type="float" office:value="-0.0657712" calcext:value-type="float">
            <text:p>-0.0657712</text:p>
          </table:table-cell>
          <table:table-cell office:value-type="float" office:value="0.000266959" calcext:value-type="float">
            <text:p>0.000266959</text:p>
          </table:table-cell>
          <table:table-cell office:value-type="float" office:value="-0.000266959" calcext:value-type="float">
            <text:p>-0.000266959</text:p>
          </table:table-cell>
        </table:table-row>
        <table:table-row table:style-name="ro1">
          <table:table-cell office:value-type="float" office:value="10.11" calcext:value-type="float">
            <text:p>10.11</text:p>
          </table:table-cell>
          <table:table-cell office:value-type="float" office:value="-0.0643019" calcext:value-type="float">
            <text:p>-0.0643019</text:p>
          </table:table-cell>
          <table:table-cell office:value-type="float" office:value="-0.452329" calcext:value-type="float">
            <text:p>-0.452329</text:p>
          </table:table-cell>
          <table:table-cell office:value-type="float" office:value="-0.37192" calcext:value-type="float">
            <text:p>-0.37192</text:p>
          </table:table-cell>
          <table:table-cell office:value-type="float" office:value="-0.0736648" calcext:value-type="float">
            <text:p>-0.0736648</text:p>
          </table:table-cell>
          <table:table-cell office:value-type="float" office:value="-0.00138022" calcext:value-type="float">
            <text:p>-0.00138022</text:p>
          </table:table-cell>
          <table:table-cell office:value-type="float" office:value="0.00137885" calcext:value-type="float">
            <text:p>0.00137885</text:p>
          </table:table-cell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-0.0269525" calcext:value-type="float">
            <text:p>-0.0269525</text:p>
          </table:table-cell>
          <table:table-cell office:value-type="float" office:value="-0.453428" calcext:value-type="float">
            <text:p>-0.453428</text:p>
          </table:table-cell>
          <table:table-cell office:value-type="float" office:value="-0.37271" calcext:value-type="float">
            <text:p>-0.37271</text:p>
          </table:table-cell>
          <table:table-cell office:value-type="float" office:value="-0.0742957" calcext:value-type="float">
            <text:p>-0.0742957</text:p>
          </table:table-cell>
          <table:table-cell office:value-type="float" office:value="-0.000580341" calcext:value-type="float">
            <text:p>-0.000580341</text:p>
          </table:table-cell>
          <table:table-cell office:value-type="float" office:value="0.000577589" calcext:value-type="float">
            <text:p>0.000577589</text:p>
          </table:table-cell>
        </table:table-row>
        <table:table-row table:style-name="ro1">
          <table:table-cell office:value-type="float" office:value="10.17" calcext:value-type="float">
            <text:p>10.17</text:p>
          </table:table-cell>
          <table:table-cell office:value-type="float" office:value="0.0912615" calcext:value-type="float">
            <text:p>0.0912615</text:p>
          </table:table-cell>
          <table:table-cell office:value-type="float" office:value="-0.420099" calcext:value-type="float">
            <text:p>-0.420099</text:p>
          </table:table-cell>
          <table:table-cell office:value-type="float" office:value="-0.34155" calcext:value-type="float">
            <text:p>-0.34155</text:p>
          </table:table-cell>
          <table:table-cell office:value-type="float" office:value="-0.0492559" calcext:value-type="float">
            <text:p>-0.0492559</text:p>
          </table:table-cell>
          <table:table-cell office:value-type="float" office:value="0.00195805" calcext:value-type="float">
            <text:p>0.00195805</text:p>
          </table:table-cell>
          <table:table-cell office:value-type="float" office:value="-0.00195805" calcext:value-type="float">
            <text:p>-0.0019580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-0.0642817" calcext:value-type="float">
            <text:p>-0.0642817</text:p>
          </table:table-cell>
          <table:table-cell office:value-type="float" office:value="-0.463612" calcext:value-type="float">
            <text:p>-0.463612</text:p>
          </table:table-cell>
          <table:table-cell office:value-type="float" office:value="-0.382506" calcext:value-type="float">
            <text:p>-0.382506</text:p>
          </table:table-cell>
          <table:table-cell office:value-type="float" office:value="-0.082161" calcext:value-type="float">
            <text:p>-0.082161</text:p>
          </table:table-cell>
          <table:table-cell office:value-type="float" office:value="-0.00138067" calcext:value-type="float">
            <text:p>-0.00138067</text:p>
          </table:table-cell>
          <table:table-cell office:value-type="float" office:value="0.0013793" calcext:value-type="float">
            <text:p>0.0013793</text:p>
          </table:table-cell>
        </table:table-row>
        <table:table-row table:style-name="ro1">
          <table:table-cell office:value-type="float" office:value="10.23" calcext:value-type="float">
            <text:p>10.23</text:p>
          </table:table-cell>
          <table:table-cell office:value-type="float" office:value="0.0643074" calcext:value-type="float">
            <text:p>0.0643074</text:p>
          </table:table-cell>
          <table:table-cell office:value-type="float" office:value="-0.371506" calcext:value-type="float">
            <text:p>-0.371506</text:p>
          </table:table-cell>
          <table:table-cell office:value-type="float" office:value="-0.295664" calcext:value-type="float">
            <text:p>-0.295664</text:p>
          </table:table-cell>
          <table:table-cell office:value-type="float" office:value="-0.0124102" calcext:value-type="float">
            <text:p>-0.0124102</text:p>
          </table:table-cell>
          <table:table-cell office:value-type="float" office:value="0.00137933" calcext:value-type="float">
            <text:p>0.00137933</text:p>
          </table:table-cell>
          <table:table-cell office:value-type="float" office:value="-0.00137933" calcext:value-type="float">
            <text:p>-0.00137933</text:p>
          </table:table-cell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-0.258978" calcext:value-type="float">
            <text:p>-0.258978</text:p>
          </table:table-cell>
          <table:table-cell office:value-type="float" office:value="-0.596599" calcext:value-type="float">
            <text:p>-0.596599</text:p>
          </table:table-cell>
          <table:table-cell office:value-type="float" office:value="-0.50455" calcext:value-type="float">
            <text:p>-0.50455</text:p>
          </table:table-cell>
          <table:table-cell office:value-type="float" office:value="-0.1803" calcext:value-type="float">
            <text:p>-0.1803</text:p>
          </table:table-cell>
          <table:table-cell office:value-type="float" office:value="-0.00558056" calcext:value-type="float">
            <text:p>-0.00558056</text:p>
          </table:table-cell>
          <table:table-cell office:value-type="float" office:value="0.00555834" calcext:value-type="float">
            <text:p>0.00555834</text:p>
          </table:table-cell>
        </table:table-row>
        <table:table-row table:style-name="ro1">
          <table:table-cell office:value-type="float" office:value="10.29" calcext:value-type="float">
            <text:p>10.29</text:p>
          </table:table-cell>
          <table:table-cell office:value-type="float" office:value="0.128538" calcext:value-type="float">
            <text:p>0.128538</text:p>
          </table:table-cell>
          <table:table-cell office:value-type="float" office:value="-0.367448" calcext:value-type="float">
            <text:p>-0.367448</text:p>
          </table:table-cell>
          <table:table-cell office:value-type="float" office:value="-0.291426" calcext:value-type="float">
            <text:p>-0.291426</text:p>
          </table:table-cell>
          <table:table-cell office:value-type="float" office:value="-0.00892626" calcext:value-type="float">
            <text:p>-0.00892626</text:p>
          </table:table-cell>
          <table:table-cell office:value-type="float" office:value="0.00275695" calcext:value-type="float">
            <text:p>0.00275695</text:p>
          </table:table-cell>
          <table:table-cell office:value-type="float" office:value="-0.0027626" calcext:value-type="float">
            <text:p>-0.0027626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0.130587" calcext:value-type="float">
            <text:p>0.130587</text:p>
          </table:table-cell>
          <table:table-cell office:value-type="float" office:value="-0.413788" calcext:value-type="float">
            <text:p>-0.413788</text:p>
          </table:table-cell>
          <table:table-cell office:value-type="float" office:value="-0.335651" calcext:value-type="float">
            <text:p>-0.335651</text:p>
          </table:table-cell>
          <table:table-cell office:value-type="float" office:value="-0.0444714" calcext:value-type="float">
            <text:p>-0.0444714</text:p>
          </table:table-cell>
          <table:table-cell office:value-type="float" office:value="0.00280489" calcext:value-type="float">
            <text:p>0.00280489</text:p>
          </table:table-cell>
          <table:table-cell office:value-type="float" office:value="-0.00280489" calcext:value-type="float">
            <text:p>-0.00280489</text:p>
          </table:table-cell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-0.103618" calcext:value-type="float">
            <text:p>-0.103618</text:p>
          </table:table-cell>
          <table:table-cell office:value-type="float" office:value="-0.45765" calcext:value-type="float">
            <text:p>-0.45765</text:p>
          </table:table-cell>
          <table:table-cell office:value-type="float" office:value="-0.376603" calcext:value-type="float">
            <text:p>-0.376603</text:p>
          </table:table-cell>
          <table:table-cell office:value-type="float" office:value="-0.0773923" calcext:value-type="float">
            <text:p>-0.0773923</text:p>
          </table:table-cell>
          <table:table-cell office:value-type="float" office:value="-0.00222826" calcext:value-type="float">
            <text:p>-0.00222826</text:p>
          </table:table-cell>
          <table:table-cell office:value-type="float" office:value="0.00222471" calcext:value-type="float">
            <text:p>0.00222471</text:p>
          </table:table-cell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0.103659" calcext:value-type="float">
            <text:p>0.103659</text:p>
          </table:table-cell>
          <table:table-cell office:value-type="float" office:value="-0.382478" calcext:value-type="float">
            <text:p>-0.382478</text:p>
          </table:table-cell>
          <table:table-cell office:value-type="float" office:value="-0.306186" calcext:value-type="float">
            <text:p>-0.306186</text:p>
          </table:table-cell>
          <table:table-cell office:value-type="float" office:value="-0.0208083" calcext:value-type="float">
            <text:p>-0.0208083</text:p>
          </table:table-cell>
          <table:table-cell office:value-type="float" office:value="0.00222586" calcext:value-type="float">
            <text:p>0.00222586</text:p>
          </table:table-cell>
          <table:table-cell office:value-type="float" office:value="-0.00222586" calcext:value-type="float">
            <text:p>-0.00222586</text:p>
          </table:table-cell>
        </table:table-row>
        <table:table-row table:style-name="ro1">
          <table:table-cell office:value-type="float" office:value="10.41" calcext:value-type="float">
            <text:p>10.41</text:p>
          </table:table-cell>
          <table:table-cell office:value-type="float" office:value="-0.116012" calcext:value-type="float">
            <text:p>-0.116012</text:p>
          </table:table-cell>
          <table:table-cell office:value-type="float" office:value="-0.540873" calcext:value-type="float">
            <text:p>-0.540873</text:p>
          </table:table-cell>
          <table:table-cell office:value-type="float" office:value="-0.454399" calcext:value-type="float">
            <text:p>-0.454399</text:p>
          </table:table-cell>
          <table:table-cell office:value-type="float" office:value="-0.13995" calcext:value-type="float">
            <text:p>-0.13995</text:p>
          </table:table-cell>
          <table:table-cell office:value-type="float" office:value="-0.00249665" calcext:value-type="float">
            <text:p>-0.00249665</text:p>
          </table:table-cell>
          <table:table-cell office:value-type="float" office:value="0.00249219" calcext:value-type="float">
            <text:p>0.00249219</text:p>
          </table:table-cell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-0.0269217" calcext:value-type="float">
            <text:p>-0.0269217</text:p>
          </table:table-cell>
          <table:table-cell office:value-type="float" office:value="-0.403942" calcext:value-type="float">
            <text:p>-0.403942</text:p>
          </table:table-cell>
          <table:table-cell office:value-type="float" office:value="-0.325776" calcext:value-type="float">
            <text:p>-0.325776</text:p>
          </table:table-cell>
          <table:table-cell office:value-type="float" office:value="-0.0365162" calcext:value-type="float">
            <text:p>-0.0365162</text:p>
          </table:table-cell>
          <table:table-cell office:value-type="float" office:value="-0.000582583" calcext:value-type="float">
            <text:p>-0.000582583</text:p>
          </table:table-cell>
          <table:table-cell office:value-type="float" office:value="0.000575815" calcext:value-type="float">
            <text:p>0.000575815</text:p>
          </table:table-cell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0.16992" calcext:value-type="float">
            <text:p>0.16992</text:p>
          </table:table-cell>
          <table:table-cell office:value-type="float" office:value="-0.425121" calcext:value-type="float">
            <text:p>-0.425121</text:p>
          </table:table-cell>
          <table:table-cell office:value-type="float" office:value="-0.346226" calcext:value-type="float">
            <text:p>-0.346226</text:p>
          </table:table-cell>
          <table:table-cell office:value-type="float" office:value="-0.052954" calcext:value-type="float">
            <text:p>-0.052954</text:p>
          </table:table-cell>
          <table:table-cell office:value-type="float" office:value="0.00365125" calcext:value-type="float">
            <text:p>0.00365125</text:p>
          </table:table-cell>
          <table:table-cell office:value-type="float" office:value="-0.00365149" calcext:value-type="float">
            <text:p>-0.0036514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-0.0269385" calcext:value-type="float">
            <text:p>-0.0269385</text:p>
          </table:table-cell>
          <table:table-cell office:value-type="float" office:value="-0.441455" calcext:value-type="float">
            <text:p>-0.441455</text:p>
          </table:table-cell>
          <table:table-cell office:value-type="float" office:value="-0.361789" calcext:value-type="float">
            <text:p>-0.361789</text:p>
          </table:table-cell>
          <table:table-cell office:value-type="float" office:value="-0.0654679" calcext:value-type="float">
            <text:p>-0.0654679</text:p>
          </table:table-cell>
          <table:table-cell office:value-type="float" office:value="-0.000578875" calcext:value-type="float">
            <text:p>-0.000578875</text:p>
          </table:table-cell>
          <table:table-cell office:value-type="float" office:value="0.000578875" calcext:value-type="float">
            <text:p>0.000578875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-0.130528" calcext:value-type="float">
            <text:p>-0.130528</text:p>
          </table:table-cell>
          <table:table-cell office:value-type="float" office:value="-0.452605" calcext:value-type="float">
            <text:p>-0.452605</text:p>
          </table:table-cell>
          <table:table-cell office:value-type="float" office:value="-0.371624" calcext:value-type="float">
            <text:p>-0.371624</text:p>
          </table:table-cell>
          <table:table-cell office:value-type="float" office:value="-0.0733775" calcext:value-type="float">
            <text:p>-0.0733775</text:p>
          </table:table-cell>
          <table:table-cell office:value-type="float" office:value="-0.00280841" calcext:value-type="float">
            <text:p>-0.00280841</text:p>
          </table:table-cell>
          <table:table-cell office:value-type="float" office:value="0.00280277" calcext:value-type="float">
            <text:p>0.00280277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0.130538" calcext:value-type="float">
            <text:p>0.130538</text:p>
          </table:table-cell>
          <table:table-cell office:value-type="float" office:value="-0.431135" calcext:value-type="float">
            <text:p>-0.431135</text:p>
          </table:table-cell>
          <table:table-cell office:value-type="float" office:value="-0.35194" calcext:value-type="float">
            <text:p>-0.35194</text:p>
          </table:table-cell>
          <table:table-cell office:value-type="float" office:value="-0.0575434" calcext:value-type="float">
            <text:p>-0.0575434</text:p>
          </table:table-cell>
          <table:table-cell office:value-type="float" office:value="0.00280541" calcext:value-type="float">
            <text:p>0.00280541</text:p>
          </table:table-cell>
          <table:table-cell office:value-type="float" office:value="-0.00280541" calcext:value-type="float">
            <text:p>-0.00280541</text:p>
          </table:table-cell>
        </table:table-row>
        <table:table-row table:style-name="ro1">
          <table:table-cell office:value-type="float" office:value="10.59" calcext:value-type="float">
            <text:p>10.59</text:p>
          </table:table-cell>
          <table:table-cell office:value-type="float" office:value="-0.140864" calcext:value-type="float">
            <text:p>-0.140864</text:p>
          </table:table-cell>
          <table:table-cell office:value-type="float" office:value="-0.45883" calcext:value-type="float">
            <text:p>-0.45883</text:p>
          </table:table-cell>
          <table:table-cell office:value-type="float" office:value="-0.377327" calcext:value-type="float">
            <text:p>-0.377327</text:p>
          </table:table-cell>
          <table:table-cell office:value-type="float" office:value="-0.0779606" calcext:value-type="float">
            <text:p>-0.0779606</text:p>
          </table:table-cell>
          <table:table-cell office:value-type="float" office:value="-0.00303177" calcext:value-type="float">
            <text:p>-0.00303177</text:p>
          </table:table-cell>
          <table:table-cell office:value-type="float" office:value="0.0030252" calcext:value-type="float">
            <text:p>0.0030252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0.140936" calcext:value-type="float">
            <text:p>0.140936</text:p>
          </table:table-cell>
          <table:table-cell office:value-type="float" office:value="-0.370166" calcext:value-type="float">
            <text:p>-0.370166</text:p>
          </table:table-cell>
          <table:table-cell office:value-type="float" office:value="-0.294644" calcext:value-type="float">
            <text:p>-0.294644</text:p>
          </table:table-cell>
          <table:table-cell office:value-type="float" office:value="-0.0115085" calcext:value-type="float">
            <text:p>-0.0115085</text:p>
          </table:table-cell>
          <table:table-cell office:value-type="float" office:value="0.00302768" calcext:value-type="float">
            <text:p>0.00302768</text:p>
          </table:table-cell>
          <table:table-cell office:value-type="float" office:value="-0.00302768" calcext:value-type="float">
            <text:p>-0.00302768</text:p>
          </table:table-cell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-0.130447" calcext:value-type="float">
            <text:p>-0.130447</text:p>
          </table:table-cell>
          <table:table-cell office:value-type="float" office:value="-0.563894" calcext:value-type="float">
            <text:p>-0.563894</text:p>
          </table:table-cell>
          <table:table-cell office:value-type="float" office:value="-0.475553" calcext:value-type="float">
            <text:p>-0.475553</text:p>
          </table:table-cell>
          <table:table-cell office:value-type="float" office:value="-0.156976" calcext:value-type="float">
            <text:p>-0.156976</text:p>
          </table:table-cell>
          <table:table-cell office:value-type="float" office:value="-0.00280943" calcext:value-type="float">
            <text:p>-0.00280943</text:p>
          </table:table-cell>
          <table:table-cell office:value-type="float" office:value="0.00280379" calcext:value-type="float">
            <text:p>0.00280379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0.0000102928" calcext:value-type="float">
            <text:p>1.02928E-05</text:p>
          </table:table-cell>
          <table:table-cell office:value-type="float" office:value="-0.38614" calcext:value-type="float">
            <text:p>-0.38614</text:p>
          </table:table-cell>
          <table:table-cell office:value-type="float" office:value="-0.309308" calcext:value-type="float">
            <text:p>-0.309308</text:p>
          </table:table-cell>
          <table:table-cell office:value-type="float" office:value="-0.0232421" calcext:value-type="float">
            <text:p>-0.0232421</text:p>
          </table:table-cell>
          <table:table-cell office:value-type="float" office:value="-0.00000296698" calcext:value-type="float">
            <text:p>-2.96698E-06</text:p>
          </table:table-cell>
          <table:table-cell office:value-type="float" office:value="-0.00000267515" calcext:value-type="float">
            <text:p>-2.67515E-06</text:p>
          </table:table-cell>
        </table:table-row>
        <table:table-row table:style-name="ro1">
          <table:table-cell office:value-type="float" office:value="10.71" calcext:value-type="float">
            <text:p>10.71</text:p>
          </table:table-cell>
          <table:table-cell office:value-type="float" office:value="0.130558" calcext:value-type="float">
            <text:p>0.130558</text:p>
          </table:table-cell>
          <table:table-cell office:value-type="float" office:value="-0.370977" calcext:value-type="float">
            <text:p>-0.370977</text:p>
          </table:table-cell>
          <table:table-cell office:value-type="float" office:value="-0.295435" calcext:value-type="float">
            <text:p>-0.295435</text:p>
          </table:table-cell>
          <table:table-cell office:value-type="float" office:value="-0.0121361" calcext:value-type="float">
            <text:p>-0.0121361</text:p>
          </table:table-cell>
          <table:table-cell office:value-type="float" office:value="0.00280522" calcext:value-type="float">
            <text:p>0.00280522</text:p>
          </table:table-cell>
          <table:table-cell office:value-type="float" office:value="-0.00280522" calcext:value-type="float">
            <text:p>-0.00280522</text:p>
          </table:table-cell>
        </table:table-row>
        <table:table-row table:style-name="ro1">
          <table:table-cell office:value-type="float" office:value="10.74" calcext:value-type="float">
            <text:p>10.74</text:p>
          </table:table-cell>
          <table:table-cell office:value-type="float" office:value="-0.153177" calcext:value-type="float">
            <text:p>-0.153177</text:p>
          </table:table-cell>
          <table:table-cell office:value-type="float" office:value="-0.580036" calcext:value-type="float">
            <text:p>-0.580036</text:p>
          </table:table-cell>
          <table:table-cell office:value-type="float" office:value="-0.49022" calcext:value-type="float">
            <text:p>-0.49022</text:p>
          </table:table-cell>
          <table:table-cell office:value-type="float" office:value="-0.168788" calcext:value-type="float">
            <text:p>-0.168788</text:p>
          </table:table-cell>
          <table:table-cell office:value-type="float" office:value="-0.00330075" calcext:value-type="float">
            <text:p>-0.00330075</text:p>
          </table:table-cell>
          <table:table-cell office:value-type="float" office:value="0.00329297" calcext:value-type="float">
            <text:p>0.00329297</text:p>
          </table:table-cell>
        </table:table-row>
        <table:table-row table:style-name="ro1">
          <table:table-cell office:value-type="float" office:value="10.77" calcext:value-type="float">
            <text:p>10.77</text:p>
          </table:table-cell>
          <table:table-cell office:value-type="float" office:value="0.153268" calcext:value-type="float">
            <text:p>0.153268</text:p>
          </table:table-cell>
          <table:table-cell office:value-type="float" office:value="-0.364434" calcext:value-type="float">
            <text:p>-0.364434</text:p>
          </table:table-cell>
          <table:table-cell office:value-type="float" office:value="-0.2896" calcext:value-type="float">
            <text:p>-0.2896</text:p>
          </table:table-cell>
          <table:table-cell office:value-type="float" office:value="-0.00737224" calcext:value-type="float">
            <text:p>-0.00737224</text:p>
          </table:table-cell>
          <table:table-cell office:value-type="float" office:value="0.00329572" calcext:value-type="float">
            <text:p>0.00329572</text:p>
          </table:table-cell>
          <table:table-cell office:value-type="float" office:value="-0.00329572" calcext:value-type="float">
            <text:p>-0.00329572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-0.15737" calcext:value-type="float">
            <text:p>-0.15737</text:p>
          </table:table-cell>
          <table:table-cell office:value-type="float" office:value="-0.458958" calcext:value-type="float">
            <text:p>-0.458958</text:p>
          </table:table-cell>
          <table:table-cell office:value-type="float" office:value="-0.377219" calcext:value-type="float">
            <text:p>-0.377219</text:p>
          </table:table-cell>
          <table:table-cell office:value-type="float" office:value="-0.0778574" calcext:value-type="float">
            <text:p>-0.0778574</text:p>
          </table:table-cell>
          <table:table-cell office:value-type="float" office:value="-0.00338925" calcext:value-type="float">
            <text:p>-0.00338925</text:p>
          </table:table-cell>
          <table:table-cell office:value-type="float" office:value="0.00338103" calcext:value-type="float">
            <text:p>0.00338103</text:p>
          </table:table-cell>
        </table:table-row>
        <table:table-row table:style-name="ro1">
          <table:table-cell office:value-type="float" office:value="10.83" calcext:value-type="float">
            <text:p>10.83</text:p>
          </table:table-cell>
          <table:table-cell office:value-type="float" office:value="0.15739" calcext:value-type="float">
            <text:p>0.15739</text:p>
          </table:table-cell>
          <table:table-cell office:value-type="float" office:value="-0.424863" calcext:value-type="float">
            <text:p>-0.424863</text:p>
          </table:table-cell>
          <table:table-cell office:value-type="float" office:value="-0.346066" calcext:value-type="float">
            <text:p>-0.346066</text:p>
          </table:table-cell>
          <table:table-cell office:value-type="float" office:value="-0.0527864" calcext:value-type="float">
            <text:p>-0.0527864</text:p>
          </table:table-cell>
          <table:table-cell office:value-type="float" office:value="0.00338491" calcext:value-type="float">
            <text:p>0.00338491</text:p>
          </table:table-cell>
          <table:table-cell office:value-type="float" office:value="-0.00338491" calcext:value-type="float">
            <text:p>-0.00338491</text:p>
          </table:table-cell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-0.140787" calcext:value-type="float">
            <text:p>-0.140787</text:p>
          </table:table-cell>
          <table:table-cell office:value-type="float" office:value="-0.457843" calcext:value-type="float">
            <text:p>-0.457843</text:p>
          </table:table-cell>
          <table:table-cell office:value-type="float" office:value="-0.376357" calcext:value-type="float">
            <text:p>-0.376357</text:p>
          </table:table-cell>
          <table:table-cell office:value-type="float" office:value="-0.0771573" calcext:value-type="float">
            <text:p>-0.0771573</text:p>
          </table:table-cell>
          <table:table-cell office:value-type="float" office:value="-0.00303215" calcext:value-type="float">
            <text:p>-0.00303215</text:p>
          </table:table-cell>
          <table:table-cell office:value-type="float" office:value="0.00302558" calcext:value-type="float">
            <text:p>0.00302558</text:p>
          </table:table-cell>
        </table:table-row>
        <table:table-row table:style-name="ro1">
          <table:table-cell office:value-type="float" office:value="10.89" calcext:value-type="float">
            <text:p>10.89</text:p>
          </table:table-cell>
          <table:table-cell office:value-type="float" office:value="0.140805" calcext:value-type="float">
            <text:p>0.140805</text:p>
          </table:table-cell>
          <table:table-cell office:value-type="float" office:value="-0.425677" calcext:value-type="float">
            <text:p>-0.425677</text:p>
          </table:table-cell>
          <table:table-cell office:value-type="float" office:value="-0.346853" calcext:value-type="float">
            <text:p>-0.346853</text:p>
          </table:table-cell>
          <table:table-cell office:value-type="float" office:value="-0.0534112" calcext:value-type="float">
            <text:p>-0.0534112</text:p>
          </table:table-cell>
          <table:table-cell office:value-type="float" office:value="0.0030287" calcext:value-type="float">
            <text:p>0.0030287</text:p>
          </table:table-cell>
          <table:table-cell office:value-type="float" office:value="-0.0030287" calcext:value-type="float">
            <text:p>-0.0030287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-0.155287" calcext:value-type="float">
            <text:p>-0.155287</text:p>
          </table:table-cell>
          <table:table-cell office:value-type="float" office:value="-0.447483" calcext:value-type="float">
            <text:p>-0.447483</text:p>
          </table:table-cell>
          <table:table-cell office:value-type="float" office:value="-0.366531" calcext:value-type="float">
            <text:p>-0.366531</text:p>
          </table:table-cell>
          <table:table-cell office:value-type="float" office:value="-0.0692491" calcext:value-type="float">
            <text:p>-0.0692491</text:p>
          </table:table-cell>
          <table:table-cell office:value-type="float" office:value="-0.00334456" calcext:value-type="float">
            <text:p>-0.00334456</text:p>
          </table:table-cell>
          <table:table-cell office:value-type="float" office:value="0.00333657" calcext:value-type="float">
            <text:p>0.00333657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0.155378" calcext:value-type="float">
            <text:p>0.155378</text:p>
          </table:table-cell>
          <table:table-cell office:value-type="float" office:value="-0.365615" calcext:value-type="float">
            <text:p>-0.365615</text:p>
          </table:table-cell>
          <table:table-cell office:value-type="float" office:value="-0.290444" calcext:value-type="float">
            <text:p>-0.290444</text:p>
          </table:table-cell>
          <table:table-cell office:value-type="float" office:value="-0.00809893" calcext:value-type="float">
            <text:p>-0.00809893</text:p>
          </table:table-cell>
          <table:table-cell office:value-type="float" office:value="0.00333998" calcext:value-type="float">
            <text:p>0.00333998</text:p>
          </table:table-cell>
          <table:table-cell office:value-type="float" office:value="-0.00333998" calcext:value-type="float">
            <text:p>-0.00333998</text:p>
          </table:table-cell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-0.182055" calcext:value-type="float">
            <text:p>-0.182055</text:p>
          </table:table-cell>
          <table:table-cell office:value-type="float" office:value="-0.601686" calcext:value-type="float">
            <text:p>-0.601686</text:p>
          </table:table-cell>
          <table:table-cell office:value-type="float" office:value="-0.509709" calcext:value-type="float">
            <text:p>-0.509709</text:p>
          </table:table-cell>
          <table:table-cell office:value-type="float" office:value="-0.184499" calcext:value-type="float">
            <text:p>-0.184499</text:p>
          </table:table-cell>
          <table:table-cell office:value-type="float" office:value="-0.00392615" calcext:value-type="float">
            <text:p>-0.00392615</text:p>
          </table:table-cell>
          <table:table-cell office:value-type="float" office:value="0.00391514" calcext:value-type="float">
            <text:p>0.00391514</text:p>
          </table:table-cell>
        </table:table-row>
        <table:table-row table:style-name="ro1">
          <table:table-cell office:value-type="float" office:value="11.01" calcext:value-type="float">
            <text:p>11.01</text:p>
          </table:table-cell>
          <table:table-cell office:value-type="float" office:value="-0.0103412" calcext:value-type="float">
            <text:p>-0.0103412</text:p>
          </table:table-cell>
          <table:table-cell office:value-type="float" office:value="-0.361318" calcext:value-type="float">
            <text:p>-0.361318</text:p>
          </table:table-cell>
          <table:table-cell office:value-type="float" office:value="-0.28547" calcext:value-type="float">
            <text:p>-0.28547</text:p>
          </table:table-cell>
          <table:table-cell office:value-type="float" office:value="-0.00401273" calcext:value-type="float">
            <text:p>-0.00401273</text:p>
          </table:table-cell>
          <table:table-cell office:value-type="float" office:value="-0.000228926" calcext:value-type="float">
            <text:p>-0.000228926</text:p>
          </table:table-cell>
          <table:table-cell office:value-type="float" office:value="0.000216631" calcext:value-type="float">
            <text:p>0.000216631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0.229791" calcext:value-type="float">
            <text:p>0.229791</text:p>
          </table:table-cell>
          <table:table-cell office:value-type="float" office:value="-0.435437" calcext:value-type="float">
            <text:p>-0.435437</text:p>
          </table:table-cell>
          <table:table-cell office:value-type="float" office:value="-0.3558" calcext:value-type="float">
            <text:p>-0.3558</text:p>
          </table:table-cell>
          <table:table-cell office:value-type="float" office:value="-0.0605973" calcext:value-type="float">
            <text:p>-0.0605973</text:p>
          </table:table-cell>
          <table:table-cell office:value-type="float" office:value="0.00494389" calcext:value-type="float">
            <text:p>0.00494389</text:p>
          </table:table-cell>
          <table:table-cell office:value-type="float" office:value="-0.00494435" calcext:value-type="float">
            <text:p>-0.00494435</text:p>
          </table:table-cell>
        </table:table-row>
        <table:table-row table:style-name="ro1">
          <table:table-cell office:value-type="float" office:value="11.07" calcext:value-type="float">
            <text:p>11.07</text:p>
          </table:table-cell>
          <table:table-cell office:value-type="float" office:value="-0.0372635" calcext:value-type="float">
            <text:p>-0.0372635</text:p>
          </table:table-cell>
          <table:table-cell office:value-type="float" office:value="-0.441179" calcext:value-type="float">
            <text:p>-0.441179</text:p>
          </table:table-cell>
          <table:table-cell office:value-type="float" office:value="-0.361527" calcext:value-type="float">
            <text:p>-0.361527</text:p>
          </table:table-cell>
          <table:table-cell office:value-type="float" office:value="-0.0652056" calcext:value-type="float">
            <text:p>-0.0652056</text:p>
          </table:table-cell>
          <table:table-cell office:value-type="float" office:value="-0.00080175" calcext:value-type="float">
            <text:p>-0.00080175</text:p>
          </table:table-cell>
          <table:table-cell office:value-type="float" office:value="0.00080175" calcext:value-type="float">
            <text:p>0.00080175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-0.180075" calcext:value-type="float">
            <text:p>-0.180075</text:p>
          </table:table-cell>
          <table:table-cell office:value-type="float" office:value="-0.45305" calcext:value-type="float">
            <text:p>-0.45305</text:p>
          </table:table-cell>
          <table:table-cell office:value-type="float" office:value="-0.371382" calcext:value-type="float">
            <text:p>-0.371382</text:p>
          </table:table-cell>
          <table:table-cell office:value-type="float" office:value="-0.0731435" calcext:value-type="float">
            <text:p>-0.0731435</text:p>
          </table:table-cell>
          <table:table-cell office:value-type="float" office:value="-0.00388066" calcext:value-type="float">
            <text:p>-0.00388066</text:p>
          </table:table-cell>
          <table:table-cell office:value-type="float" office:value="0.0038699" calcext:value-type="float">
            <text:p>0.0038699</text:p>
          </table:table-cell>
        </table:table-row>
        <table:table-row table:style-name="ro1">
          <table:table-cell office:value-type="float" office:value="11.13" calcext:value-type="float">
            <text:p>11.13</text:p>
          </table:table-cell>
          <table:table-cell office:value-type="float" office:value="0.180091" calcext:value-type="float">
            <text:p>0.180091</text:p>
          </table:table-cell>
          <table:table-cell office:value-type="float" office:value="-0.430892" calcext:value-type="float">
            <text:p>-0.430892</text:p>
          </table:table-cell>
          <table:table-cell office:value-type="float" office:value="-0.351682" calcext:value-type="float">
            <text:p>-0.351682</text:p>
          </table:table-cell>
          <table:table-cell office:value-type="float" office:value="-0.0572777" calcext:value-type="float">
            <text:p>-0.0572777</text:p>
          </table:table-cell>
          <table:table-cell office:value-type="float" office:value="0.00387518" calcext:value-type="float">
            <text:p>0.00387518</text:p>
          </table:table-cell>
          <table:table-cell office:value-type="float" office:value="-0.00387518" calcext:value-type="float">
            <text:p>-0.00387518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-0.182145" calcext:value-type="float">
            <text:p>-0.182145</text:p>
          </table:table-cell>
          <table:table-cell office:value-type="float" office:value="-0.4478" calcext:value-type="float">
            <text:p>-0.4478</text:p>
          </table:table-cell>
          <table:table-cell office:value-type="float" office:value="-0.366462" calcext:value-type="float">
            <text:p>-0.366462</text:p>
          </table:table-cell>
          <table:table-cell office:value-type="float" office:value="-0.0691811" calcext:value-type="float">
            <text:p>-0.0691811</text:p>
          </table:table-cell>
          <table:table-cell office:value-type="float" office:value="-0.0039253" calcext:value-type="float">
            <text:p>-0.0039253</text:p>
          </table:table-cell>
          <table:table-cell office:value-type="float" office:value="0.00391429" calcext:value-type="float">
            <text:p>0.00391429</text:p>
          </table:table-cell>
        </table:table-row>
        <table:table-row table:style-name="ro1">
          <table:table-cell office:value-type="float" office:value="11.19" calcext:value-type="float">
            <text:p>11.19</text:p>
          </table:table-cell>
          <table:table-cell office:value-type="float" office:value="0.182273" calcext:value-type="float">
            <text:p>0.182273</text:p>
          </table:table-cell>
          <table:table-cell office:value-type="float" office:value="-0.354192" calcext:value-type="float">
            <text:p>-0.354192</text:p>
          </table:table-cell>
          <table:table-cell office:value-type="float" office:value="-0.279744" calcext:value-type="float">
            <text:p>-0.279744</text:p>
          </table:table-cell>
          <table:table-cell office:value-type="float" office:value="0.000519235" calcext:value-type="float">
            <text:p>0.000519235</text:p>
          </table:table-cell>
          <table:table-cell office:value-type="float" office:value="0.00391918" calcext:value-type="float">
            <text:p>0.00391918</text:p>
          </table:table-cell>
          <table:table-cell office:value-type="float" office:value="-0.00391918" calcext:value-type="float">
            <text:p>-0.00391918</text:p>
          </table:table-cell>
        </table:table-row>
        <table:table-row table:style-name="ro1">
          <table:table-cell office:value-type="float" office:value="11.22" calcext:value-type="float">
            <text:p>11.22</text:p>
          </table:table-cell>
          <table:table-cell office:value-type="float" office:value="-0.167532" calcext:value-type="float">
            <text:p>-0.167532</text:p>
          </table:table-cell>
          <table:table-cell office:value-type="float" office:value="-0.612952" calcext:value-type="float">
            <text:p>-0.612952</text:p>
          </table:table-cell>
          <table:table-cell office:value-type="float" office:value="-0.520251" calcext:value-type="float">
            <text:p>-0.520251</text:p>
          </table:table-cell>
          <table:table-cell office:value-type="float" office:value="-0.192993" calcext:value-type="float">
            <text:p>-0.192993</text:p>
          </table:table-cell>
          <table:table-cell office:value-type="float" office:value="-0.00361332" calcext:value-type="float">
            <text:p>-0.00361332</text:p>
          </table:table-cell>
          <table:table-cell office:value-type="float" office:value="0.00360399" calcext:value-type="float">
            <text:p>0.00360399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-0.0144696" calcext:value-type="float">
            <text:p>-0.0144696</text:p>
          </table:table-cell>
          <table:table-cell office:value-type="float" office:value="-0.366254" calcext:value-type="float">
            <text:p>-0.366254</text:p>
          </table:table-cell>
          <table:table-cell office:value-type="float" office:value="-0.290318" calcext:value-type="float">
            <text:p>-0.290318</text:p>
          </table:table-cell>
          <table:table-cell office:value-type="float" office:value="-0.0078862" calcext:value-type="float">
            <text:p>-0.0078862</text:p>
          </table:table-cell>
          <table:table-cell office:value-type="float" office:value="-0.00031739" calcext:value-type="float">
            <text:p>-0.00031739</text:p>
          </table:table-cell>
          <table:table-cell office:value-type="float" office:value="0.000306382" calcext:value-type="float">
            <text:p>0.000306382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0.182257" calcext:value-type="float">
            <text:p>0.182257</text:p>
          </table:table-cell>
          <table:table-cell office:value-type="float" office:value="-0.34277" calcext:value-type="float">
            <text:p>-0.34277</text:p>
          </table:table-cell>
          <table:table-cell office:value-type="float" office:value="-0.269076" calcext:value-type="float">
            <text:p>-0.269076</text:p>
          </table:table-cell>
          <table:table-cell office:value-type="float" office:value="0.00910588" calcext:value-type="float">
            <text:p>0.00910588</text:p>
          </table:table-cell>
          <table:table-cell office:value-type="float" office:value="0.00391928" calcext:value-type="float">
            <text:p>0.00391928</text:p>
          </table:table-cell>
          <table:table-cell office:value-type="float" office:value="-0.00391928" calcext:value-type="float">
            <text:p>-0.00391928</text:p>
          </table:table-cell>
        </table:table-row>
        <table:table-row table:style-name="ro1">
          <table:table-cell office:value-type="float" office:value="11.31" calcext:value-type="float">
            <text:p>11.31</text:p>
          </table:table-cell>
          <table:table-cell office:value-type="float" office:value="-0.167514" calcext:value-type="float">
            <text:p>-0.167514</text:p>
          </table:table-cell>
          <table:table-cell office:value-type="float" office:value="-0.618256" calcext:value-type="float">
            <text:p>-0.618256</text:p>
          </table:table-cell>
          <table:table-cell office:value-type="float" office:value="-0.525122" calcext:value-type="float">
            <text:p>-0.525122</text:p>
          </table:table-cell>
          <table:table-cell office:value-type="float" office:value="-0.196919" calcext:value-type="float">
            <text:p>-0.196919</text:p>
          </table:table-cell>
          <table:table-cell office:value-type="float" office:value="-0.00361326" calcext:value-type="float">
            <text:p>-0.00361326</text:p>
          </table:table-cell>
          <table:table-cell office:value-type="float" office:value="0.00360393" calcext:value-type="float">
            <text:p>0.00360393</text:p>
          </table:table-cell>
        </table:table-row>
        <table:table-row table:style-name="ro1">
          <table:table-cell office:value-type="float" office:value="11.34" calcext:value-type="float">
            <text:p>11.34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-0.353486" calcext:value-type="float">
            <text:p>-0.353486</text:p>
          </table:table-cell>
          <table:table-cell office:value-type="float" office:value="-0.279619" calcext:value-type="float">
            <text:p>-0.279619</text:p>
          </table:table-cell>
          <table:table-cell office:value-type="float" office:value="0.000736863" calcext:value-type="float">
            <text:p>0.000736863</text:p>
          </table:table-cell>
          <table:table-cell office:value-type="float" office:value="0.00360801" calcext:value-type="float">
            <text:p>0.00360801</text:p>
          </table:table-cell>
          <table:table-cell office:value-type="float" office:value="-0.00360801" calcext:value-type="float">
            <text:p>-0.00360801</text:p>
          </table:table-cell>
        </table:table-row>
        <table:table-row table:style-name="ro1">
          <table:table-cell office:value-type="float" office:value="11.37" calcext:value-type="float">
            <text:p>11.37</text:p>
          </table:table-cell>
          <table:table-cell office:value-type="float" office:value="-0.00000000661723" calcext:value-type="float">
            <text:p>-6.61723E-09</text:p>
          </table:table-cell>
          <table:table-cell office:value-type="float" office:value="-0.35914" calcext:value-type="float">
            <text:p>-0.35914</text:p>
          </table:table-cell>
          <table:table-cell office:value-type="float" office:value="-0.28463" calcext:value-type="float">
            <text:p>-0.28463</text:p>
          </table:table-cell>
          <table:table-cell office:value-type="float" office:value="-0.00339805" calcext:value-type="float">
            <text:p>-0.00339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-0.167487" calcext:value-type="float">
            <text:p>-0.167487</text:p>
          </table:table-cell>
          <table:table-cell office:value-type="float" office:value="-0.6192" calcext:value-type="float">
            <text:p>-0.6192</text:p>
          </table:table-cell>
          <table:table-cell office:value-type="float" office:value="-0.525894" calcext:value-type="float">
            <text:p>-0.525894</text:p>
          </table:table-cell>
          <table:table-cell office:value-type="float" office:value="-0.197552" calcext:value-type="float">
            <text:p>-0.197552</text:p>
          </table:table-cell>
          <table:table-cell office:value-type="float" office:value="-0.00361323" calcext:value-type="float">
            <text:p>-0.00361323</text:p>
          </table:table-cell>
          <table:table-cell office:value-type="float" office:value="0.0036039" calcext:value-type="float">
            <text:p>0.0036039</text:p>
          </table:table-cell>
        </table:table-row>
        <table:table-row table:style-name="ro1">
          <table:table-cell office:value-type="float" office:value="11.43" calcext:value-type="float">
            <text:p>11.43</text:p>
          </table:table-cell>
          <table:table-cell office:value-type="float" office:value="0.00000768524" calcext:value-type="float">
            <text:p>7.68524E-06</text:p>
          </table:table-cell>
          <table:table-cell office:value-type="float" office:value="-0.353644" calcext:value-type="float">
            <text:p>-0.353644</text:p>
          </table:table-cell>
          <table:table-cell office:value-type="float" office:value="-0.278824" calcext:value-type="float">
            <text:p>-0.278824</text:p>
          </table:table-cell>
          <table:table-cell office:value-type="float" office:value="0.0013827" calcext:value-type="float">
            <text:p>0.0013827</text:p>
          </table:table-cell>
          <table:table-cell office:value-type="float" office:value="-0.00000468966" calcext:value-type="float">
            <text:p>-4.68966E-06</text:p>
          </table:table-cell>
          <table:table-cell office:value-type="float" office:value="-0.00000463712" calcext:value-type="float">
            <text:p>-4.63712E-06</text:p>
          </table:table-cell>
        </table:table-row>
        <table:table-row table:style-name="ro1">
          <table:table-cell office:value-type="float" office:value="11.46" calcext:value-type="float">
            <text:p>11.46</text:p>
          </table:table-cell>
          <table:table-cell office:value-type="float" office:value="-0.0144853" calcext:value-type="float">
            <text:p>-0.0144853</text:p>
          </table:table-cell>
          <table:table-cell office:value-type="float" office:value="-0.437391" calcext:value-type="float">
            <text:p>-0.437391</text:p>
          </table:table-cell>
          <table:table-cell office:value-type="float" office:value="-0.356567" calcext:value-type="float">
            <text:p>-0.356567</text:p>
          </table:table-cell>
          <table:table-cell office:value-type="float" office:value="-0.0612017" calcext:value-type="float">
            <text:p>-0.0612017</text:p>
          </table:table-cell>
          <table:table-cell office:value-type="float" office:value="-0.000317312" calcext:value-type="float">
            <text:p>-0.000317312</text:p>
          </table:table-cell>
          <table:table-cell office:value-type="float" office:value="0.000306303" calcext:value-type="float">
            <text:p>0.000306303</text:p>
          </table:table-cell>
        </table:table-row>
        <table:table-row table:style-name="ro1">
          <table:table-cell office:value-type="float" office:value="11.49" calcext:value-type="float">
            <text:p>11.49</text:p>
          </table:table-cell>
          <table:table-cell office:value-type="float" office:value="0.182234" calcext:value-type="float">
            <text:p>0.182234</text:p>
          </table:table-cell>
          <table:table-cell office:value-type="float" office:value="-0.354083" calcext:value-type="float">
            <text:p>-0.354083</text:p>
          </table:table-cell>
          <table:table-cell office:value-type="float" office:value="-0.279693" calcext:value-type="float">
            <text:p>-0.279693</text:p>
          </table:table-cell>
          <table:table-cell office:value-type="float" office:value="0.000578287" calcext:value-type="float">
            <text:p>0.000578287</text:p>
          </table:table-cell>
          <table:table-cell office:value-type="float" office:value="0.00391942" calcext:value-type="float">
            <text:p>0.00391942</text:p>
          </table:table-cell>
          <table:table-cell office:value-type="float" office:value="-0.00391942" calcext:value-type="float">
            <text:p>-0.00391942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-0.180148" calcext:value-type="float">
            <text:p>-0.180148</text:p>
          </table:table-cell>
          <table:table-cell office:value-type="float" office:value="-0.535572" calcext:value-type="float">
            <text:p>-0.535572</text:p>
          </table:table-cell>
          <table:table-cell office:value-type="float" office:value="-0.448437" calcext:value-type="float">
            <text:p>-0.448437</text:p>
          </table:table-cell>
          <table:table-cell office:value-type="float" office:value="-0.135154" calcext:value-type="float">
            <text:p>-0.135154</text:p>
          </table:table-cell>
          <table:table-cell office:value-type="float" office:value="-0.00388037" calcext:value-type="float">
            <text:p>-0.00388037</text:p>
          </table:table-cell>
          <table:table-cell office:value-type="float" office:value="0.00386961" calcext:value-type="float">
            <text:p>0.00386961</text:p>
          </table:table-cell>
        </table:table-row>
        <table:table-row table:style-name="ro1">
          <table:table-cell office:value-type="float" office:value="11.55" calcext:value-type="float">
            <text:p>11.55</text:p>
          </table:table-cell>
          <table:table-cell office:value-type="float" office:value="-0.00191974" calcext:value-type="float">
            <text:p>-0.00191974</text:p>
          </table:table-cell>
          <table:table-cell office:value-type="float" office:value="-0.53086" calcext:value-type="float">
            <text:p>-0.53086</text:p>
          </table:table-cell>
          <table:table-cell office:value-type="float" office:value="-0.443212" calcext:value-type="float">
            <text:p>-0.443212</text:p>
          </table:table-cell>
          <table:table-cell office:value-type="float" office:value="-0.130998" calcext:value-type="float">
            <text:p>-0.130998</text:p>
          </table:table-cell>
          <table:table-cell office:value-type="float" office:value="-0.0000504446" calcext:value-type="float">
            <text:p>-5.04446E-05</text:p>
          </table:table-cell>
          <table:table-cell office:value-type="float" office:value="0.0000394361" calcext:value-type="float">
            <text:p>3.94361E-05</text:p>
          </table:table-cell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0.182084" calcext:value-type="float">
            <text:p>0.182084</text:p>
          </table:table-cell>
          <table:table-cell office:value-type="float" office:value="-0.348093" calcext:value-type="float">
            <text:p>-0.348093</text:p>
          </table:table-cell>
          <table:table-cell office:value-type="float" office:value="-0.274662" calcext:value-type="float">
            <text:p>-0.274662</text:p>
          </table:table-cell>
          <table:table-cell office:value-type="float" office:value="0.00475311" calcext:value-type="float">
            <text:p>0.00475311</text:p>
          </table:table-cell>
          <table:table-cell office:value-type="float" office:value="0.00391989" calcext:value-type="float">
            <text:p>0.00391989</text:p>
          </table:table-cell>
          <table:table-cell office:value-type="float" office:value="-0.00391989" calcext:value-type="float">
            <text:p>-0.00391989</text:p>
          </table:table-cell>
        </table:table-row>
        <table:table-row table:style-name="ro1">
          <table:table-cell office:value-type="float" office:value="11.61" calcext:value-type="float">
            <text:p>11.61</text:p>
          </table:table-cell>
          <table:table-cell office:value-type="float" office:value="-0.00000000719101" calcext:value-type="float">
            <text:p>-7.19101E-09</text:p>
          </table:table-cell>
          <table:table-cell office:value-type="float" office:value="-0.353801" calcext:value-type="float">
            <text:p>-0.353801</text:p>
          </table:table-cell>
          <table:table-cell office:value-type="float" office:value="-0.279675" calcext:value-type="float">
            <text:p>-0.279675</text:p>
          </table:table-cell>
          <table:table-cell office:value-type="float" office:value="0.000600964" calcext:value-type="float">
            <text:p>0.000600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-0.194307" calcext:value-type="float">
            <text:p>-0.194307</text:p>
          </table:table-cell>
          <table:table-cell office:value-type="float" office:value="-0.63029" calcext:value-type="float">
            <text:p>-0.63029</text:p>
          </table:table-cell>
          <table:table-cell office:value-type="float" office:value="-0.535626" calcext:value-type="float">
            <text:p>-0.535626</text:p>
          </table:table-cell>
          <table:table-cell office:value-type="float" office:value="-0.205411" calcext:value-type="float">
            <text:p>-0.205411</text:p>
          </table:table-cell>
          <table:table-cell office:value-type="float" office:value="-0.00419378" calcext:value-type="float">
            <text:p>-0.00419378</text:p>
          </table:table-cell>
          <table:table-cell office:value-type="float" office:value="0.00418122" calcext:value-type="float">
            <text:p>0.00418122</text:p>
          </table:table-cell>
        </table:table-row>
        <table:table-row table:style-name="ro1">
          <table:table-cell office:value-type="float" office:value="11.67" calcext:value-type="float">
            <text:p>11.67</text:p>
          </table:table-cell>
          <table:table-cell office:value-type="float" office:value="0.194479" calcext:value-type="float">
            <text:p>0.194479</text:p>
          </table:table-cell>
          <table:table-cell office:value-type="float" office:value="-0.341891" calcext:value-type="float">
            <text:p>-0.341891</text:p>
          </table:table-cell>
          <table:table-cell office:value-type="float" office:value="-0.268914" calcext:value-type="float">
            <text:p>-0.268914</text:p>
          </table:table-cell>
          <table:table-cell office:value-type="float" office:value="0.00939136" calcext:value-type="float">
            <text:p>0.00939136</text:p>
          </table:table-cell>
          <table:table-cell office:value-type="float" office:value="0.00418718" calcext:value-type="float">
            <text:p>0.00418718</text:p>
          </table:table-cell>
          <table:table-cell office:value-type="float" office:value="-0.00418718" calcext:value-type="float">
            <text:p>-0.00418718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-0.192392" calcext:value-type="float">
            <text:p>-0.192392</text:p>
          </table:table-cell>
          <table:table-cell office:value-type="float" office:value="-0.447841" calcext:value-type="float">
            <text:p>-0.447841</text:p>
          </table:table-cell>
          <table:table-cell office:value-type="float" office:value="-0.366328" calcext:value-type="float">
            <text:p>-0.366328</text:p>
          </table:table-cell>
          <table:table-cell office:value-type="float" office:value="-0.0690498" calcext:value-type="float">
            <text:p>-0.0690498</text:p>
          </table:table-cell>
          <table:table-cell office:value-type="float" office:value="-0.0041488" calcext:value-type="float">
            <text:p>-0.0041488</text:p>
          </table:table-cell>
          <table:table-cell office:value-type="float" office:value="0.00413651" calcext:value-type="float">
            <text:p>0.00413651</text:p>
          </table:table-cell>
        </table:table-row>
        <table:table-row table:style-name="ro1">
          <table:table-cell office:value-type="float" office:value="11.73" calcext:value-type="float">
            <text:p>11.73</text:p>
          </table:table-cell>
          <table:table-cell office:value-type="float" office:value="0.192546" calcext:value-type="float">
            <text:p>0.192546</text:p>
          </table:table-cell>
          <table:table-cell office:value-type="float" office:value="-0.348697" calcext:value-type="float">
            <text:p>-0.348697</text:p>
          </table:table-cell>
          <table:table-cell office:value-type="float" office:value="-0.274735" calcext:value-type="float">
            <text:p>-0.274735</text:p>
          </table:table-cell>
          <table:table-cell office:value-type="float" office:value="0.00458954" calcext:value-type="float">
            <text:p>0.00458954</text:p>
          </table:table-cell>
          <table:table-cell office:value-type="float" office:value="0.0041423" calcext:value-type="float">
            <text:p>0.0041423</text:p>
          </table:table-cell>
          <table:table-cell office:value-type="float" office:value="-0.0041423" calcext:value-type="float">
            <text:p>-0.0041423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-0.194275" calcext:value-type="float">
            <text:p>-0.194275</text:p>
          </table:table-cell>
          <table:table-cell office:value-type="float" office:value="-0.63034" calcext:value-type="float">
            <text:p>-0.63034</text:p>
          </table:table-cell>
          <table:table-cell office:value-type="float" office:value="-0.535564" calcext:value-type="float">
            <text:p>-0.535564</text:p>
          </table:table-cell>
          <table:table-cell office:value-type="float" office:value="-0.205372" calcext:value-type="float">
            <text:p>-0.205372</text:p>
          </table:table-cell>
          <table:table-cell office:value-type="float" office:value="-0.0041936" calcext:value-type="float">
            <text:p>-0.0041936</text:p>
          </table:table-cell>
          <table:table-cell office:value-type="float" office:value="0.00418104" calcext:value-type="float">
            <text:p>0.00418104</text:p>
          </table:table-cell>
        </table:table-row>
        <table:table-row table:style-name="ro1">
          <table:table-cell office:value-type="float" office:value="11.79" calcext:value-type="float">
            <text:p>11.79</text:p>
          </table:table-cell>
          <table:table-cell office:value-type="float" office:value="0.0144963" calcext:value-type="float">
            <text:p>0.0144963</text:p>
          </table:table-cell>
          <table:table-cell office:value-type="float" office:value="-0.353626" calcext:value-type="float">
            <text:p>-0.353626</text:p>
          </table:table-cell>
          <table:table-cell office:value-type="float" office:value="-0.278745" calcext:value-type="float">
            <text:p>-0.278745</text:p>
          </table:table-cell>
          <table:table-cell office:value-type="float" office:value="0.00149084" calcext:value-type="float">
            <text:p>0.00149084</text:p>
          </table:table-cell>
          <table:table-cell office:value-type="float" office:value="0.000306433" calcext:value-type="float">
            <text:p>0.000306433</text:p>
          </table:table-cell>
          <table:table-cell office:value-type="float" office:value="-0.000317193" calcext:value-type="float">
            <text:p>-0.000317193</text:p>
          </table:table-cell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-0.0539799" calcext:value-type="float">
            <text:p>-0.0539799</text:p>
          </table:table-cell>
          <table:table-cell office:value-type="float" office:value="-0.350807" calcext:value-type="float">
            <text:p>-0.350807</text:p>
          </table:table-cell>
          <table:table-cell office:value-type="float" office:value="-0.274793" calcext:value-type="float">
            <text:p>-0.274793</text:p>
          </table:table-cell>
          <table:table-cell office:value-type="float" office:value="0.00455325" calcext:value-type="float">
            <text:p>0.00455325</text:p>
          </table:table-cell>
          <table:table-cell office:value-type="float" office:value="-0.00116622" calcext:value-type="float">
            <text:p>-0.00116622</text:p>
          </table:table-cell>
          <table:table-cell office:value-type="float" office:value="0.00114807" calcext:value-type="float">
            <text:p>0.00114807</text:p>
          </table:table-cell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0.103524" calcext:value-type="float">
            <text:p>0.103524</text:p>
          </table:table-cell>
          <table:table-cell office:value-type="float" office:value="-0.618304" calcext:value-type="float">
            <text:p>-0.618304</text:p>
          </table:table-cell>
          <table:table-cell office:value-type="float" office:value="-0.524818" calcext:value-type="float">
            <text:p>-0.524818</text:p>
          </table:table-cell>
          <table:table-cell office:value-type="float" office:value="-0.196717" calcext:value-type="float">
            <text:p>-0.196717</text:p>
          </table:table-cell>
          <table:table-cell office:value-type="float" office:value="0.00222449" calcext:value-type="float">
            <text:p>0.00222449</text:p>
          </table:table-cell>
          <table:table-cell office:value-type="float" office:value="-0.00223013" calcext:value-type="float">
            <text:p>-0.00223013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-0.0620319" calcext:value-type="float">
            <text:p>-0.0620319</text:p>
          </table:table-cell>
          <table:table-cell office:value-type="float" office:value="-0.355424" calcext:value-type="float">
            <text:p>-0.355424</text:p>
          </table:table-cell>
          <table:table-cell office:value-type="float" office:value="-0.28036" calcext:value-type="float">
            <text:p>-0.28036</text:p>
          </table:table-cell>
          <table:table-cell office:value-type="float" office:value="0.000205118" calcext:value-type="float">
            <text:p>0.000205118</text:p>
          </table:table-cell>
          <table:table-cell office:value-type="float" office:value="-0.00134247" calcext:value-type="float">
            <text:p>-0.00134247</text:p>
          </table:table-cell>
          <table:table-cell office:value-type="float" office:value="0.00133018" calcext:value-type="float">
            <text:p>0.00133018</text:p>
          </table:table-cell>
        </table:table-row>
        <table:table-row table:style-name="ro1">
          <table:table-cell office:value-type="float" office:value="11.91" calcext:value-type="float">
            <text:p>11.91</text:p>
          </table:table-cell>
          <table:table-cell office:value-type="float" office:value="0.0103405" calcext:value-type="float">
            <text:p>0.0103405</text:p>
          </table:table-cell>
          <table:table-cell office:value-type="float" office:value="-0.436374" calcext:value-type="float">
            <text:p>-0.436374</text:p>
          </table:table-cell>
          <table:table-cell office:value-type="float" office:value="-0.355594" calcext:value-type="float">
            <text:p>-0.355594</text:p>
          </table:table-cell>
          <table:table-cell office:value-type="float" office:value="-0.0603862" calcext:value-type="float">
            <text:p>-0.0603862</text:p>
          </table:table-cell>
          <table:table-cell office:value-type="float" office:value="0.000217219" calcext:value-type="float">
            <text:p>0.000217219</text:p>
          </table:table-cell>
          <table:table-cell office:value-type="float" office:value="-0.000228227" calcext:value-type="float">
            <text:p>-0.000228227</text:p>
          </table:table-cell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0.182145" calcext:value-type="float">
            <text:p>0.182145</text:p>
          </table:table-cell>
          <table:table-cell office:value-type="float" office:value="-0.347673" calcext:value-type="float">
            <text:p>-0.347673</text:p>
          </table:table-cell>
          <table:table-cell office:value-type="float" office:value="-0.273854" calcext:value-type="float">
            <text:p>-0.273854</text:p>
          </table:table-cell>
          <table:table-cell office:value-type="float" office:value="0.00532133" calcext:value-type="float">
            <text:p>0.00532133</text:p>
          </table:table-cell>
          <table:table-cell office:value-type="float" office:value="0.00391977" calcext:value-type="float">
            <text:p>0.00391977</text:p>
          </table:table-cell>
          <table:table-cell office:value-type="float" office:value="-0.00391977" calcext:value-type="float">
            <text:p>-0.00391977</text:p>
          </table:table-cell>
        </table:table-row>
        <table:table-row table:style-name="ro1">
          <table:table-cell office:value-type="float" office:value="11.97" calcext:value-type="float">
            <text:p>11.97</text:p>
          </table:table-cell>
          <table:table-cell office:value-type="float" office:value="-0.167671" calcext:value-type="float">
            <text:p>-0.167671</text:p>
          </table:table-cell>
          <table:table-cell office:value-type="float" office:value="-0.531022" calcext:value-type="float">
            <text:p>-0.531022</text:p>
          </table:table-cell>
          <table:table-cell office:value-type="float" office:value="-0.444204" calcext:value-type="float">
            <text:p>-0.444204</text:p>
          </table:table-cell>
          <table:table-cell office:value-type="float" office:value="-0.131747" calcext:value-type="float">
            <text:p>-0.131747</text:p>
          </table:table-cell>
          <table:table-cell office:value-type="float" office:value="-0.00361257" calcext:value-type="float">
            <text:p>-0.00361257</text:p>
          </table:table-cell>
          <table:table-cell office:value-type="float" office:value="0.00360324" calcext:value-type="float">
            <text:p>0.003603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026705" calcext:value-type="float">
            <text:p>-0.026705</text:p>
          </table:table-cell>
          <table:table-cell office:value-type="float" office:value="-0.547825" calcext:value-type="float">
            <text:p>-0.547825</text:p>
          </table:table-cell>
          <table:table-cell office:value-type="float" office:value="-0.458583" calcext:value-type="float">
            <text:p>-0.458583</text:p>
          </table:table-cell>
          <table:table-cell office:value-type="float" office:value="-0.14339" calcext:value-type="float">
            <text:p>-0.14339</text:p>
          </table:table-cell>
          <table:table-cell office:value-type="float" office:value="-0.000585165" calcext:value-type="float">
            <text:p>-0.000585165</text:p>
          </table:table-cell>
          <table:table-cell office:value-type="float" office:value="0.000572605" calcext:value-type="float">
            <text:p>0.000572605</text:p>
          </table:table-cell>
        </table:table-row>
        <table:table-row table:style-name="ro1">
          <table:table-cell office:value-type="float" office:value="12.03" calcext:value-type="float">
            <text:p>12.03</text:p>
          </table:table-cell>
          <table:table-cell office:value-type="float" office:value="0.194401" calcext:value-type="float">
            <text:p>0.194401</text:p>
          </table:table-cell>
          <table:table-cell office:value-type="float" office:value="-0.341657" calcext:value-type="float">
            <text:p>-0.341657</text:p>
          </table:table-cell>
          <table:table-cell office:value-type="float" office:value="-0.268836" calcext:value-type="float">
            <text:p>-0.268836</text:p>
          </table:table-cell>
          <table:table-cell office:value-type="float" office:value="0.0095001" calcext:value-type="float">
            <text:p>0.0095001</text:p>
          </table:table-cell>
          <table:table-cell office:value-type="float" office:value="0.00418719" calcext:value-type="float">
            <text:p>0.00418719</text:p>
          </table:table-cell>
          <table:table-cell office:value-type="float" office:value="-0.00418719" calcext:value-type="float">
            <text:p>-0.00418719</text:p>
          </table:table-cell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-0.0000000081116" calcext:value-type="float">
            <text:p>-8.1116E-09</text:p>
          </table:table-cell>
          <table:table-cell office:value-type="float" office:value="-0.347442" calcext:value-type="float">
            <text:p>-0.347442</text:p>
          </table:table-cell>
          <table:table-cell office:value-type="float" office:value="-0.273854" calcext:value-type="float">
            <text:p>-0.273854</text:p>
          </table:table-cell>
          <table:table-cell office:value-type="float" office:value="0.00532133" calcext:value-type="float">
            <text:p>0.00532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-0.206607" calcext:value-type="float">
            <text:p>-0.206607</text:p>
          </table:table-cell>
          <table:table-cell office:value-type="float" office:value="-0.636821" calcext:value-type="float">
            <text:p>-0.636821</text:p>
          </table:table-cell>
          <table:table-cell office:value-type="float" office:value="-0.541175" calcext:value-type="float">
            <text:p>-0.541175</text:p>
          </table:table-cell>
          <table:table-cell office:value-type="float" office:value="-0.209914" calcext:value-type="float">
            <text:p>-0.209914</text:p>
          </table:table-cell>
          <table:table-cell office:value-type="float" office:value="-0.00446129" calcext:value-type="float">
            <text:p>-0.00446129</text:p>
          </table:table-cell>
          <table:table-cell office:value-type="float" office:value="0.00444707" calcext:value-type="float">
            <text:p>0.00444707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0.2068" calcext:value-type="float">
            <text:p>0.2068</text:p>
          </table:table-cell>
          <table:table-cell office:value-type="float" office:value="-0.341644" calcext:value-type="float">
            <text:p>-0.341644</text:p>
          </table:table-cell>
          <table:table-cell office:value-type="float" office:value="-0.268826" calcext:value-type="float">
            <text:p>-0.268826</text:p>
          </table:table-cell>
          <table:table-cell office:value-type="float" office:value="0.00951348" calcext:value-type="float">
            <text:p>0.00951348</text:p>
          </table:table-cell>
          <table:table-cell office:value-type="float" office:value="0.00445445" calcext:value-type="float">
            <text:p>0.00445445</text:p>
          </table:table-cell>
          <table:table-cell office:value-type="float" office:value="-0.00445445" calcext:value-type="float">
            <text:p>-0.00445445</text:p>
          </table:table-cell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-0.167524" calcext:value-type="float">
            <text:p>-0.167524</text:p>
          </table:table-cell>
          <table:table-cell office:value-type="float" office:value="-0.43679" calcext:value-type="float">
            <text:p>-0.43679</text:p>
          </table:table-cell>
          <table:table-cell office:value-type="float" office:value="-0.356402" calcext:value-type="float">
            <text:p>-0.356402</text:p>
          </table:table-cell>
          <table:table-cell office:value-type="float" office:value="-0.0610348" calcext:value-type="float">
            <text:p>-0.0610348</text:p>
          </table:table-cell>
          <table:table-cell office:value-type="float" office:value="-0.00361278" calcext:value-type="float">
            <text:p>-0.00361278</text:p>
          </table:table-cell>
          <table:table-cell office:value-type="float" office:value="0.00360346" calcext:value-type="float">
            <text:p>0.00360346</text:p>
          </table:table-cell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-0.0268743" calcext:value-type="float">
            <text:p>-0.0268743</text:p>
          </table:table-cell>
          <table:table-cell office:value-type="float" office:value="-0.453275" calcext:value-type="float">
            <text:p>-0.453275</text:p>
          </table:table-cell>
          <table:table-cell office:value-type="float" office:value="-0.371129" calcext:value-type="float">
            <text:p>-0.371129</text:p>
          </table:table-cell>
          <table:table-cell office:value-type="float" office:value="-0.0728975" calcext:value-type="float">
            <text:p>-0.0728975</text:p>
          </table:table-cell>
          <table:table-cell office:value-type="float" office:value="-0.000585346" calcext:value-type="float">
            <text:p>-0.000585346</text:p>
          </table:table-cell>
          <table:table-cell office:value-type="float" office:value="0.000572785" calcext:value-type="float">
            <text:p>0.000572785</text:p>
          </table:table-cell>
        </table:table-row>
        <table:table-row table:style-name="ro1">
          <table:table-cell office:value-type="float" office:value="12.21" calcext:value-type="float">
            <text:p>12.21</text:p>
          </table:table-cell>
          <table:table-cell office:value-type="float" office:value="0.026884" calcext:value-type="float">
            <text:p>0.026884</text:p>
          </table:table-cell>
          <table:table-cell office:value-type="float" office:value="-0.437021" calcext:value-type="float">
            <text:p>-0.437021</text:p>
          </table:table-cell>
          <table:table-cell office:value-type="float" office:value="-0.356389" calcext:value-type="float">
            <text:p>-0.356389</text:p>
          </table:table-cell>
          <table:table-cell office:value-type="float" office:value="-0.0610217" calcext:value-type="float">
            <text:p>-0.0610217</text:p>
          </table:table-cell>
          <table:table-cell office:value-type="float" office:value="0.000574416" calcext:value-type="float">
            <text:p>0.000574416</text:p>
          </table:table-cell>
          <table:table-cell office:value-type="float" office:value="-0.000583742" calcext:value-type="float">
            <text:p>-0.000583742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0.167647" calcext:value-type="float">
            <text:p>0.167647</text:p>
          </table:table-cell>
          <table:table-cell office:value-type="float" office:value="-0.348497" calcext:value-type="float">
            <text:p>-0.348497</text:p>
          </table:table-cell>
          <table:table-cell office:value-type="float" office:value="-0.274662" calcext:value-type="float">
            <text:p>-0.274662</text:p>
          </table:table-cell>
          <table:table-cell office:value-type="float" office:value="0.00467678" calcext:value-type="float">
            <text:p>0.00467678</text:p>
          </table:table-cell>
          <table:table-cell office:value-type="float" office:value="0.00360799" calcext:value-type="float">
            <text:p>0.00360799</text:p>
          </table:table-cell>
          <table:table-cell office:value-type="float" office:value="-0.00360799" calcext:value-type="float">
            <text:p>-0.00360799</text:p>
          </table:table-cell>
        </table:table-row>
        <table:table-row table:style-name="ro1">
          <table:table-cell office:value-type="float" office:value="12.27" calcext:value-type="float">
            <text:p>12.27</text:p>
          </table:table-cell>
          <table:table-cell office:value-type="float" office:value="-0.181825" calcext:value-type="float">
            <text:p>-0.181825</text:p>
          </table:table-cell>
          <table:table-cell office:value-type="float" office:value="-0.629311" calcext:value-type="float">
            <text:p>-0.629311</text:p>
          </table:table-cell>
          <table:table-cell office:value-type="float" office:value="-0.534621" calcext:value-type="float">
            <text:p>-0.534621</text:p>
          </table:table-cell>
          <table:table-cell office:value-type="float" office:value="-0.204625" calcext:value-type="float">
            <text:p>-0.204625</text:p>
          </table:table-cell>
          <table:table-cell office:value-type="float" office:value="-0.0039252" calcext:value-type="float">
            <text:p>-0.0039252</text:p>
          </table:table-cell>
          <table:table-cell office:value-type="float" office:value="0.00391419" calcext:value-type="float">
            <text:p>0.00391419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0.181984" calcext:value-type="float">
            <text:p>0.181984</text:p>
          </table:table-cell>
          <table:table-cell office:value-type="float" office:value="-0.34778" calcext:value-type="float">
            <text:p>-0.34778</text:p>
          </table:table-cell>
          <table:table-cell office:value-type="float" office:value="-0.274551" calcext:value-type="float">
            <text:p>-0.274551</text:p>
          </table:table-cell>
          <table:table-cell office:value-type="float" office:value="0.00490269" calcext:value-type="float">
            <text:p>0.00490269</text:p>
          </table:table-cell>
          <table:table-cell office:value-type="float" office:value="0.00391992" calcext:value-type="float">
            <text:p>0.00391992</text:p>
          </table:table-cell>
          <table:table-cell office:value-type="float" office:value="-0.00391992" calcext:value-type="float">
            <text:p>-0.00391992</text:p>
          </table:table-cell>
        </table:table-row>
        <table:table-row table:style-name="ro1">
          <table:table-cell office:value-type="float" office:value="12.33" calcext:value-type="float">
            <text:p>12.33</text:p>
          </table:table-cell>
          <table:table-cell office:value-type="float" office:value="0.0538507" calcext:value-type="float">
            <text:p>0.0538507</text:p>
          </table:table-cell>
          <table:table-cell office:value-type="float" office:value="-0.353707" calcext:value-type="float">
            <text:p>-0.353707</text:p>
          </table:table-cell>
          <table:table-cell office:value-type="float" office:value="-0.279574" calcext:value-type="float">
            <text:p>-0.279574</text:p>
          </table:table-cell>
          <table:table-cell office:value-type="float" office:value="0.000731615" calcext:value-type="float">
            <text:p>0.000731615</text:p>
          </table:table-cell>
          <table:table-cell office:value-type="float" office:value="0.00115746" calcext:value-type="float">
            <text:p>0.00115746</text:p>
          </table:table-cell>
          <table:table-cell office:value-type="float" office:value="-0.00115842" calcext:value-type="float">
            <text:p>-0.00115842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-0.274835" calcext:value-type="float">
            <text:p>-0.274835</text:p>
          </table:table-cell>
          <table:table-cell office:value-type="float" office:value="-0.624675" calcext:value-type="float">
            <text:p>-0.624675</text:p>
          </table:table-cell>
          <table:table-cell office:value-type="float" office:value="-0.529726" calcext:value-type="float">
            <text:p>-0.529726</text:p>
          </table:table-cell>
          <table:table-cell office:value-type="float" office:value="-0.200692" calcext:value-type="float">
            <text:p>-0.200692</text:p>
          </table:table-cell>
          <table:table-cell office:value-type="float" office:value="-0.00593221" calcext:value-type="float">
            <text:p>-0.00593221</text:p>
          </table:table-cell>
          <table:table-cell office:value-type="float" office:value="0.00591593" calcext:value-type="float">
            <text:p>0.00591593</text:p>
          </table:table-cell>
        </table:table-row>
        <table:table-row table:style-name="ro1">
          <table:table-cell office:value-type="float" office:value="12.39" calcext:value-type="float">
            <text:p>12.39</text:p>
          </table:table-cell>
          <table:table-cell office:value-type="float" office:value="0.041366" calcext:value-type="float">
            <text:p>0.041366</text:p>
          </table:table-cell>
          <table:table-cell office:value-type="float" office:value="-0.355252" calcext:value-type="float">
            <text:p>-0.355252</text:p>
          </table:table-cell>
          <table:table-cell office:value-type="float" office:value="-0.280319" calcext:value-type="float">
            <text:p>-0.280319</text:p>
          </table:table-cell>
          <table:table-cell office:value-type="float" office:value="0.000255806" calcext:value-type="float">
            <text:p>0.000255806</text:p>
          </table:table-cell>
          <table:table-cell office:value-type="float" office:value="0.000885529" calcext:value-type="float">
            <text:p>0.000885529</text:p>
          </table:table-cell>
          <table:table-cell office:value-type="float" office:value="-0.000896289" calcext:value-type="float">
            <text:p>-0.000896289</text:p>
          </table:table-cell>
        </table:table-row>
        <table:table-row table:style-name="ro1">
          <table:table-cell office:value-type="float" office:value="12.42" calcext:value-type="float">
            <text:p>12.42</text:p>
          </table:table-cell>
          <table:table-cell office:value-type="float" office:value="0.18004" calcext:value-type="float">
            <text:p>0.18004</text:p>
          </table:table-cell>
          <table:table-cell office:value-type="float" office:value="-0.347519" calcext:value-type="float">
            <text:p>-0.347519</text:p>
          </table:table-cell>
          <table:table-cell office:value-type="float" office:value="-0.27382" calcext:value-type="float">
            <text:p>-0.27382</text:p>
          </table:table-cell>
          <table:table-cell office:value-type="float" office:value="0.00537432" calcext:value-type="float">
            <text:p>0.00537432</text:p>
          </table:table-cell>
          <table:table-cell office:value-type="float" office:value="0.00387531" calcext:value-type="float">
            <text:p>0.00387531</text:p>
          </table:table-cell>
          <table:table-cell office:value-type="float" office:value="-0.00387531" calcext:value-type="float">
            <text:p>-0.00387531</text:p>
          </table:table-cell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-0.169677" calcext:value-type="float">
            <text:p>-0.169677</text:p>
          </table:table-cell>
          <table:table-cell office:value-type="float" office:value="-0.535461" calcext:value-type="float">
            <text:p>-0.535461</text:p>
          </table:table-cell>
          <table:table-cell office:value-type="float" office:value="-0.448201" calcext:value-type="float">
            <text:p>-0.448201</text:p>
          </table:table-cell>
          <table:table-cell office:value-type="float" office:value="-0.134966" calcext:value-type="float">
            <text:p>-0.134966</text:p>
          </table:table-cell>
          <table:table-cell office:value-type="float" office:value="-0.00365741" calcext:value-type="float">
            <text:p>-0.00365741</text:p>
          </table:table-cell>
          <table:table-cell office:value-type="float" office:value="0.00364785" calcext:value-type="float">
            <text:p>0.00364785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-0.0103379" calcext:value-type="float">
            <text:p>-0.0103379</text:p>
          </table:table-cell>
          <table:table-cell office:value-type="float" office:value="-0.442624" calcext:value-type="float">
            <text:p>-0.442624</text:p>
          </table:table-cell>
          <table:table-cell office:value-type="float" office:value="-0.361462" calcext:value-type="float">
            <text:p>-0.361462</text:p>
          </table:table-cell>
          <table:table-cell office:value-type="float" office:value="-0.0651403" calcext:value-type="float">
            <text:p>-0.0651403</text:p>
          </table:table-cell>
          <table:table-cell office:value-type="float" office:value="-0.000228125" calcext:value-type="float">
            <text:p>-0.000228125</text:p>
          </table:table-cell>
          <table:table-cell office:value-type="float" office:value="0.000217366" calcext:value-type="float">
            <text:p>0.000217366</text:p>
          </table:table-cell>
        </table:table-row>
        <table:table-row table:style-name="ro1">
          <table:table-cell office:value-type="float" office:value="12.51" calcext:value-type="float">
            <text:p>12.51</text:p>
          </table:table-cell>
          <table:table-cell office:value-type="float" office:value="0.0249417" calcext:value-type="float">
            <text:p>0.0249417</text:p>
          </table:table-cell>
          <table:table-cell office:value-type="float" office:value="-0.525147" calcext:value-type="float">
            <text:p>-0.525147</text:p>
          </table:table-cell>
          <table:table-cell office:value-type="float" office:value="-0.438038" calcext:value-type="float">
            <text:p>-0.438038</text:p>
          </table:table-cell>
          <table:table-cell office:value-type="float" office:value="-0.126827" calcext:value-type="float">
            <text:p>-0.126827</text:p>
          </table:table-cell>
          <table:table-cell office:value-type="float" office:value="0.000530893" calcext:value-type="float">
            <text:p>0.000530893</text:p>
          </table:table-cell>
          <table:table-cell office:value-type="float" office:value="-0.000538889" calcext:value-type="float">
            <text:p>-0.000538889</text:p>
          </table:table-cell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0.155067" calcext:value-type="float">
            <text:p>0.155067</text:p>
          </table:table-cell>
          <table:table-cell office:value-type="float" office:value="-0.35292" calcext:value-type="float">
            <text:p>-0.35292</text:p>
          </table:table-cell>
          <table:table-cell office:value-type="float" office:value="-0.279415" calcext:value-type="float">
            <text:p>-0.279415</text:p>
          </table:table-cell>
          <table:table-cell office:value-type="float" office:value="0.00100711" calcext:value-type="float">
            <text:p>0.00100711</text:p>
          </table:table-cell>
          <table:table-cell office:value-type="float" office:value="0.00334081" calcext:value-type="float">
            <text:p>0.00334081</text:p>
          </table:table-cell>
          <table:table-cell office:value-type="float" office:value="-0.00334081" calcext:value-type="float">
            <text:p>-0.00334081</text:p>
          </table:table-cell>
        </table:table-row>
        <table:table-row table:style-name="ro1">
          <table:table-cell office:value-type="float" office:value="12.57" calcext:value-type="float">
            <text:p>12.57</text:p>
          </table:table-cell>
          <table:table-cell office:value-type="float" office:value="-0.00000000755127" calcext:value-type="float">
            <text:p>-7.55127E-09</text:p>
          </table:table-cell>
          <table:table-cell office:value-type="float" office:value="-0.358616" calcext:value-type="float">
            <text:p>-0.358616</text:p>
          </table:table-cell>
          <table:table-cell office:value-type="float" office:value="-0.284434" calcext:value-type="float">
            <text:p>-0.284434</text:p>
          </table:table-cell>
          <table:table-cell office:value-type="float" office:value="-0.0031511" calcext:value-type="float">
            <text:p>-0.0031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-0.167322" calcext:value-type="float">
            <text:p>-0.167322</text:p>
          </table:table-cell>
          <table:table-cell office:value-type="float" office:value="-0.613264" calcext:value-type="float">
            <text:p>-0.613264</text:p>
          </table:table-cell>
          <table:table-cell office:value-type="float" office:value="-0.519793" calcext:value-type="float">
            <text:p>-0.519793</text:p>
          </table:table-cell>
          <table:table-cell office:value-type="float" office:value="-0.19269" calcext:value-type="float">
            <text:p>-0.19269</text:p>
          </table:table-cell>
          <table:table-cell office:value-type="float" office:value="-0.00361228" calcext:value-type="float">
            <text:p>-0.00361228</text:p>
          </table:table-cell>
          <table:table-cell office:value-type="float" office:value="0.00360296" calcext:value-type="float">
            <text:p>0.00360296</text:p>
          </table:table-cell>
        </table:table-row>
        <table:table-row table:style-name="ro1">
          <table:table-cell office:value-type="float" office:value="12.63" calcext:value-type="float">
            <text:p>12.63</text:p>
          </table:table-cell>
          <table:table-cell office:value-type="float" office:value="0.167464" calcext:value-type="float">
            <text:p>0.167464</text:p>
          </table:table-cell>
          <table:table-cell office:value-type="float" office:value="-0.352909" calcext:value-type="float">
            <text:p>-0.352909</text:p>
          </table:table-cell>
          <table:table-cell office:value-type="float" office:value="-0.279405" calcext:value-type="float">
            <text:p>-0.279405</text:p>
          </table:table-cell>
          <table:table-cell office:value-type="float" office:value="0.00102086" calcext:value-type="float">
            <text:p>0.00102086</text:p>
          </table:table-cell>
          <table:table-cell office:value-type="float" office:value="0.00360806" calcext:value-type="float">
            <text:p>0.00360806</text:p>
          </table:table-cell>
          <table:table-cell office:value-type="float" office:value="-0.00360806" calcext:value-type="float">
            <text:p>-0.00360806</text:p>
          </table:table-cell>
        </table:table-row>
        <table:table-row table:style-name="ro1">
          <table:table-cell office:value-type="float" office:value="12.66" calcext:value-type="float">
            <text:p>12.66</text:p>
          </table:table-cell>
          <table:table-cell office:value-type="float" office:value="-0.15506" calcext:value-type="float">
            <text:p>-0.15506</text:p>
          </table:table-cell>
          <table:table-cell office:value-type="float" office:value="-0.441817" calcext:value-type="float">
            <text:p>-0.441817</text:p>
          </table:table-cell>
          <table:table-cell office:value-type="float" office:value="-0.361219" calcext:value-type="float">
            <text:p>-0.361219</text:p>
          </table:table-cell>
          <table:table-cell office:value-type="float" office:value="-0.0648969" calcext:value-type="float">
            <text:p>-0.0648969</text:p>
          </table:table-cell>
          <table:table-cell office:value-type="float" office:value="-0.00334479" calcext:value-type="float">
            <text:p>-0.00334479</text:p>
          </table:table-cell>
          <table:table-cell office:value-type="float" office:value="0.0033368" calcext:value-type="float">
            <text:p>0.0033368</text:p>
          </table:table-cell>
        </table:table-row>
        <table:table-row table:style-name="ro1">
          <table:table-cell office:value-type="float" office:value="12.69" calcext:value-type="float">
            <text:p>12.69</text:p>
          </table:table-cell>
          <table:table-cell office:value-type="float" office:value="0.155178" calcext:value-type="float">
            <text:p>0.155178</text:p>
          </table:table-cell>
          <table:table-cell office:value-type="float" office:value="-0.358787" calcext:value-type="float">
            <text:p>-0.358787</text:p>
          </table:table-cell>
          <table:table-cell office:value-type="float" office:value="-0.284424" calcext:value-type="float">
            <text:p>-0.284424</text:p>
          </table:table-cell>
          <table:table-cell office:value-type="float" office:value="-0.00313848" calcext:value-type="float">
            <text:p>-0.00313848</text:p>
          </table:table-cell>
          <table:table-cell office:value-type="float" office:value="0.00334082" calcext:value-type="float">
            <text:p>0.00334082</text:p>
          </table:table-cell>
          <table:table-cell office:value-type="float" office:value="-0.00334082" calcext:value-type="float">
            <text:p>-0.00334082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-0.169627" calcext:value-type="float">
            <text:p>-0.169627</text:p>
          </table:table-cell>
          <table:table-cell office:value-type="float" office:value="-0.536354" calcext:value-type="float">
            <text:p>-0.536354</text:p>
          </table:table-cell>
          <table:table-cell office:value-type="float" office:value="-0.448938" calcext:value-type="float">
            <text:p>-0.448938</text:p>
          </table:table-cell>
          <table:table-cell office:value-type="float" office:value="-0.135561" calcext:value-type="float">
            <text:p>-0.135561</text:p>
          </table:table-cell>
          <table:table-cell office:value-type="float" office:value="-0.00365746" calcext:value-type="float">
            <text:p>-0.00365746</text:p>
          </table:table-cell>
          <table:table-cell office:value-type="float" office:value="0.0036479" calcext:value-type="float">
            <text:p>0.0036479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0.002086" calcext:value-type="float">
            <text:p>0.002086</text:p>
          </table:table-cell>
          <table:table-cell office:value-type="float" office:value="-0.44236" calcext:value-type="float">
            <text:p>-0.44236</text:p>
          </table:table-cell>
          <table:table-cell office:value-type="float" office:value="-0.361375" calcext:value-type="float">
            <text:p>-0.361375</text:p>
          </table:table-cell>
          <table:table-cell office:value-type="float" office:value="-0.0650534" calcext:value-type="float">
            <text:p>-0.0650534</text:p>
          </table:table-cell>
          <table:table-cell office:value-type="float" office:value="0.0000398691" calcext:value-type="float">
            <text:p>3.98691E-05</text:p>
          </table:table-cell>
          <table:table-cell office:value-type="float" office:value="-0.0000491958" calcext:value-type="float">
            <text:p>-4.91958E-05</text:p>
          </table:table-cell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0.0125271" calcext:value-type="float">
            <text:p>0.0125271</text:p>
          </table:table-cell>
          <table:table-cell office:value-type="float" office:value="-0.512741" calcext:value-type="float">
            <text:p>-0.512741</text:p>
          </table:table-cell>
          <table:table-cell office:value-type="float" office:value="-0.426512" calcext:value-type="float">
            <text:p>-0.426512</text:p>
          </table:table-cell>
          <table:table-cell office:value-type="float" office:value="-0.117535" calcext:value-type="float">
            <text:p>-0.117535</text:p>
          </table:table-cell>
          <table:table-cell office:value-type="float" office:value="0.000263806" calcext:value-type="float">
            <text:p>0.000263806</text:p>
          </table:table-cell>
          <table:table-cell office:value-type="float" office:value="-0.000271802" calcext:value-type="float">
            <text:p>-0.000271802</text:p>
          </table:table-cell>
        </table:table-row>
        <table:table-row table:style-name="ro1">
          <table:table-cell office:value-type="float" office:value="12.81" calcext:value-type="float">
            <text:p>12.81</text:p>
          </table:table-cell>
          <table:table-cell office:value-type="float" office:value="0.155026" calcext:value-type="float">
            <text:p>0.155026</text:p>
          </table:table-cell>
          <table:table-cell office:value-type="float" office:value="-0.358956" calcext:value-type="float">
            <text:p>-0.358956</text:p>
          </table:table-cell>
          <table:table-cell office:value-type="float" office:value="-0.285083" calcext:value-type="float">
            <text:p>-0.285083</text:p>
          </table:table-cell>
          <table:table-cell office:value-type="float" office:value="-0.00353188" calcext:value-type="float">
            <text:p>-0.00353188</text:p>
          </table:table-cell>
          <table:table-cell office:value-type="float" office:value="0.00334073" calcext:value-type="float">
            <text:p>0.00334073</text:p>
          </table:table-cell>
          <table:table-cell office:value-type="float" office:value="-0.00334073" calcext:value-type="float">
            <text:p>-0.00334073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-0.00000000729922" calcext:value-type="float">
            <text:p>-7.29922E-09</text:p>
          </table:table-cell>
          <table:table-cell office:value-type="float" office:value="-0.364586" calcext:value-type="float">
            <text:p>-0.364586</text:p>
          </table:table-cell>
          <table:table-cell office:value-type="float" office:value="-0.290103" calcext:value-type="float">
            <text:p>-0.290103</text:p>
          </table:table-cell>
          <table:table-cell office:value-type="float" office:value="-0.00768068" calcext:value-type="float">
            <text:p>-0.007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7" calcext:value-type="float">
            <text:p>12.87</text:p>
          </table:table-cell>
          <table:table-cell office:value-type="float" office:value="-0.128042" calcext:value-type="float">
            <text:p>-0.128042</text:p>
          </table:table-cell>
          <table:table-cell office:value-type="float" office:value="-0.601324" calcext:value-type="float">
            <text:p>-0.601324</text:p>
          </table:table-cell>
          <table:table-cell office:value-type="float" office:value="-0.509038" calcext:value-type="float">
            <text:p>-0.509038</text:p>
          </table:table-cell>
          <table:table-cell office:value-type="float" office:value="-0.18403" calcext:value-type="float">
            <text:p>-0.18403</text:p>
          </table:table-cell>
          <table:table-cell office:value-type="float" office:value="-0.00276389" calcext:value-type="float">
            <text:p>-0.00276389</text:p>
          </table:table-cell>
          <table:table-cell office:value-type="float" office:value="0.00275843" calcext:value-type="float">
            <text:p>0.00275843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-0.01446" calcext:value-type="float">
            <text:p>-0.01446</text:p>
          </table:table-cell>
          <table:table-cell office:value-type="float" office:value="-0.364069" calcext:value-type="float">
            <text:p>-0.364069</text:p>
          </table:table-cell>
          <table:table-cell office:value-type="float" office:value="-0.28919" calcext:value-type="float">
            <text:p>-0.28919</text:p>
          </table:table-cell>
          <table:table-cell office:value-type="float" office:value="-0.00683774" calcext:value-type="float">
            <text:p>-0.00683774</text:p>
          </table:table-cell>
          <table:table-cell office:value-type="float" office:value="-0.000315144" calcext:value-type="float">
            <text:p>-0.000315144</text:p>
          </table:table-cell>
          <table:table-cell office:value-type="float" office:value="0.000308376" calcext:value-type="float">
            <text:p>0.000308376</text:p>
          </table:table-cell>
        </table:table-row>
        <table:table-row table:style-name="ro1">
          <table:table-cell office:value-type="float" office:value="12.93" calcext:value-type="float">
            <text:p>12.93</text:p>
          </table:table-cell>
          <table:table-cell office:value-type="float" office:value="-0.0124963" calcext:value-type="float">
            <text:p>-0.0124963</text:p>
          </table:table-cell>
          <table:table-cell office:value-type="float" office:value="-0.376095" calcext:value-type="float">
            <text:p>-0.376095</text:p>
          </table:table-cell>
          <table:table-cell office:value-type="float" office:value="-0.299926" calcext:value-type="float">
            <text:p>-0.299926</text:p>
          </table:table-cell>
          <table:table-cell office:value-type="float" office:value="-0.0155645" calcext:value-type="float">
            <text:p>-0.0155645</text:p>
          </table:table-cell>
          <table:table-cell office:value-type="float" office:value="-0.00027139" calcext:value-type="float">
            <text:p>-0.00027139</text:p>
          </table:table-cell>
          <table:table-cell office:value-type="float" office:value="0.000263394" calcext:value-type="float">
            <text:p>0.000263394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0.0124221" calcext:value-type="float">
            <text:p>0.0124221</text:p>
          </table:table-cell>
          <table:table-cell office:value-type="float" office:value="-0.514166" calcext:value-type="float">
            <text:p>-0.514166</text:p>
          </table:table-cell>
          <table:table-cell office:value-type="float" office:value="-0.428306" calcext:value-type="float">
            <text:p>-0.428306</text:p>
          </table:table-cell>
          <table:table-cell office:value-type="float" office:value="-0.118942" calcext:value-type="float">
            <text:p>-0.118942</text:p>
          </table:table-cell>
          <table:table-cell office:value-type="float" office:value="0.000263915" calcext:value-type="float">
            <text:p>0.000263915</text:p>
          </table:table-cell>
          <table:table-cell office:value-type="float" office:value="-0.000270683" calcext:value-type="float">
            <text:p>-0.000270683</text:p>
          </table:table-cell>
        </table:table-row>
        <table:table-row table:style-name="ro1">
          <table:table-cell office:value-type="float" office:value="12.99" calcext:value-type="float">
            <text:p>12.99</text:p>
          </table:table-cell>
          <table:table-cell office:value-type="float" office:value="-0.012276" calcext:value-type="float">
            <text:p>-0.012276</text:p>
          </table:table-cell>
          <table:table-cell office:value-type="float" office:value="-0.507357" calcext:value-type="float">
            <text:p>-0.507357</text:p>
          </table:table-cell>
          <table:table-cell office:value-type="float" office:value="-0.421489" calcext:value-type="float">
            <text:p>-0.421489</text:p>
          </table:table-cell>
          <table:table-cell office:value-type="float" office:value="-0.113479" calcext:value-type="float">
            <text:p>-0.113479</text:p>
          </table:table-cell>
          <table:table-cell office:value-type="float" office:value="-0.000270456" calcext:value-type="float">
            <text:p>-0.000270456</text:p>
          </table:table-cell>
          <table:table-cell office:value-type="float" office:value="0.00026246" calcext:value-type="float">
            <text:p>0.00026246</text:p>
          </table:table-cell>
        </table:table-row>
        <table:table-row table:style-name="ro1">
          <table:table-cell office:value-type="float" office:value="13.02" calcext:value-type="float">
            <text:p>13.02</text:p>
          </table:table-cell>
          <table:table-cell office:value-type="float" office:value="0.154966" calcext:value-type="float">
            <text:p>0.154966</text:p>
          </table:table-cell>
          <table:table-cell office:value-type="float" office:value="-0.364062" calcext:value-type="float">
            <text:p>-0.364062</text:p>
          </table:table-cell>
          <table:table-cell office:value-type="float" office:value="-0.289906" calcext:value-type="float">
            <text:p>-0.289906</text:p>
          </table:table-cell>
          <table:table-cell office:value-type="float" office:value="-0.00737881" calcext:value-type="float">
            <text:p>-0.00737881</text:p>
          </table:table-cell>
          <table:table-cell office:value-type="float" office:value="0.00334057" calcext:value-type="float">
            <text:p>0.00334057</text:p>
          </table:table-cell>
          <table:table-cell office:value-type="float" office:value="-0.00334057" calcext:value-type="float">
            <text:p>-0.00334057</text:p>
          </table:table-cell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-0.00000000715477" calcext:value-type="float">
            <text:p>-7.15477E-09</text:p>
          </table:table-cell>
          <table:table-cell office:value-type="float" office:value="-0.369642" calcext:value-type="float">
            <text:p>-0.369642</text:p>
          </table:table-cell>
          <table:table-cell office:value-type="float" office:value="-0.294925" calcext:value-type="float">
            <text:p>-0.294925</text:p>
          </table:table-cell>
          <table:table-cell office:value-type="float" office:value="-0.0115216" calcext:value-type="float">
            <text:p>-0.01152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-0.128012" calcext:value-type="float">
            <text:p>-0.128012</text:p>
          </table:table-cell>
          <table:table-cell office:value-type="float" office:value="-0.584548" calcext:value-type="float">
            <text:p>-0.584548</text:p>
          </table:table-cell>
          <table:table-cell office:value-type="float" office:value="-0.493396" calcext:value-type="float">
            <text:p>-0.493396</text:p>
          </table:table-cell>
          <table:table-cell office:value-type="float" office:value="-0.171427" calcext:value-type="float">
            <text:p>-0.171427</text:p>
          </table:table-cell>
          <table:table-cell office:value-type="float" office:value="-0.00276366" calcext:value-type="float">
            <text:p>-0.00276366</text:p>
          </table:table-cell>
          <table:table-cell office:value-type="float" office:value="0.0027582" calcext:value-type="float">
            <text:p>0.0027582</text:p>
          </table:table-cell>
        </table:table-row>
        <table:table-row table:style-name="ro1">
          <table:table-cell office:value-type="float" office:value="13.11" calcext:value-type="float">
            <text:p>13.11</text:p>
          </table:table-cell>
          <table:table-cell office:value-type="float" office:value="-0.014445" calcext:value-type="float">
            <text:p>-0.014445</text:p>
          </table:table-cell>
          <table:table-cell office:value-type="float" office:value="-0.381553" calcext:value-type="float">
            <text:p>-0.381553</text:p>
          </table:table-cell>
          <table:table-cell office:value-type="float" office:value="-0.305451" calcext:value-type="float">
            <text:p>-0.305451</text:p>
          </table:table-cell>
          <table:table-cell office:value-type="float" office:value="-0.0199067" calcext:value-type="float">
            <text:p>-0.0199067</text:p>
          </table:table-cell>
          <table:table-cell office:value-type="float" office:value="-0.000315045" calcext:value-type="float">
            <text:p>-0.000315045</text:p>
          </table:table-cell>
          <table:table-cell office:value-type="float" office:value="0.000308277" calcext:value-type="float">
            <text:p>0.000308277</text:p>
          </table:table-cell>
        </table:table-row>
        <table:table-row table:style-name="ro1">
          <table:table-cell office:value-type="float" office:value="13.14" calcext:value-type="float">
            <text:p>13.14</text:p>
          </table:table-cell>
          <table:table-cell office:value-type="float" office:value="0.0267964" calcext:value-type="float">
            <text:p>0.0267964</text:p>
          </table:table-cell>
          <table:table-cell office:value-type="float" office:value="-0.357925" calcext:value-type="float">
            <text:p>-0.357925</text:p>
          </table:table-cell>
          <table:table-cell office:value-type="float" office:value="-0.283483" calcext:value-type="float">
            <text:p>-0.283483</text:p>
          </table:table-cell>
          <table:table-cell office:value-type="float" office:value="-0.00230006" calcext:value-type="float">
            <text:p>-0.00230006</text:p>
          </table:table-cell>
          <table:table-cell office:value-type="float" office:value="0.000576594" calcext:value-type="float">
            <text:p>0.000576594</text:p>
          </table:table-cell>
          <table:table-cell office:value-type="float" office:value="-0.000581052" calcext:value-type="float">
            <text:p>-0.000581052</text:p>
          </table:table-cell>
        </table:table-row>
        <table:table-row table:style-name="ro1">
          <table:table-cell office:value-type="float" office:value="13.17" calcext:value-type="float">
            <text:p>13.17</text:p>
          </table:table-cell>
          <table:table-cell office:value-type="float" office:value="-0.0144648" calcext:value-type="float">
            <text:p>-0.0144648</text:p>
          </table:table-cell>
          <table:table-cell office:value-type="float" office:value="-0.519248" calcext:value-type="float">
            <text:p>-0.519248</text:p>
          </table:table-cell>
          <table:table-cell office:value-type="float" office:value="-0.43314" calcext:value-type="float">
            <text:p>-0.43314</text:p>
          </table:table-cell>
          <table:table-cell office:value-type="float" office:value="-0.122833" calcext:value-type="float">
            <text:p>-0.122833</text:p>
          </table:table-cell>
          <table:table-cell office:value-type="float" office:value="-0.000314605" calcext:value-type="float">
            <text:p>-0.000314605</text:p>
          </table:table-cell>
          <table:table-cell office:value-type="float" office:value="0.000308963" calcext:value-type="float">
            <text:p>0.000308963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0.00215448" calcext:value-type="float">
            <text:p>0.00215448</text:p>
          </table:table-cell>
          <table:table-cell office:value-type="float" office:value="-0.503429" calcext:value-type="float">
            <text:p>-0.503429</text:p>
          </table:table-cell>
          <table:table-cell office:value-type="float" office:value="-0.418177" calcext:value-type="float">
            <text:p>-0.418177</text:p>
          </table:table-cell>
          <table:table-cell office:value-type="float" office:value="-0.110797" calcext:value-type="float">
            <text:p>-0.110797</text:p>
          </table:table-cell>
          <table:table-cell office:value-type="float" office:value="0.0000424355" calcext:value-type="float">
            <text:p>4.24355E-05</text:p>
          </table:table-cell>
          <table:table-cell office:value-type="float" office:value="-0.0000478999" calcext:value-type="float">
            <text:p>-4.78999E-05</text:p>
          </table:table-cell>
        </table:table-row>
        <table:table-row table:style-name="ro1">
          <table:table-cell office:value-type="float" office:value="13.23" calcext:value-type="float">
            <text:p>13.23</text:p>
          </table:table-cell>
          <table:table-cell office:value-type="float" office:value="0.12809" calcext:value-type="float">
            <text:p>0.12809</text:p>
          </table:table-cell>
          <table:table-cell office:value-type="float" office:value="-0.373691" calcext:value-type="float">
            <text:p>-0.373691</text:p>
          </table:table-cell>
          <table:table-cell office:value-type="float" office:value="-0.298869" calcext:value-type="float">
            <text:p>-0.298869</text:p>
          </table:table-cell>
          <table:table-cell office:value-type="float" office:value="-0.0145925" calcext:value-type="float">
            <text:p>-0.0145925</text:p>
          </table:table-cell>
          <table:table-cell office:value-type="float" office:value="0.00276149" calcext:value-type="float">
            <text:p>0.00276149</text:p>
          </table:table-cell>
          <table:table-cell office:value-type="float" office:value="-0.00276149" calcext:value-type="float">
            <text:p>-0.00276149</text:p>
          </table:table-cell>
        </table:table-row>
        <table:table-row table:style-name="ro1">
          <table:table-cell office:value-type="float" office:value="13.26" calcext:value-type="float">
            <text:p>13.26</text:p>
          </table:table-cell>
          <table:table-cell office:value-type="float" office:value="-0.00000000685122" calcext:value-type="float">
            <text:p>-6.85122E-09</text:p>
          </table:table-cell>
          <table:table-cell office:value-type="float" office:value="-0.373961" calcext:value-type="float">
            <text:p>-0.373961</text:p>
          </table:table-cell>
          <table:table-cell office:value-type="float" office:value="-0.298984" calcext:value-type="float">
            <text:p>-0.298984</text:p>
          </table:table-cell>
          <table:table-cell office:value-type="float" office:value="-0.0147737" calcext:value-type="float">
            <text:p>-0.01477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9" calcext:value-type="float">
            <text:p>13.29</text:p>
          </table:table-cell>
          <table:table-cell office:value-type="float" office:value="-0.142437" calcext:value-type="float">
            <text:p>-0.142437</text:p>
          </table:table-cell>
          <table:table-cell office:value-type="float" office:value="-0.581205" calcext:value-type="float">
            <text:p>-0.581205</text:p>
          </table:table-cell>
          <table:table-cell office:value-type="float" office:value="-0.49007" calcext:value-type="float">
            <text:p>-0.49007</text:p>
          </table:table-cell>
          <table:table-cell office:value-type="float" office:value="-0.168755" calcext:value-type="float">
            <text:p>-0.168755</text:p>
          </table:table-cell>
          <table:table-cell office:value-type="float" office:value="-0.00307584" calcext:value-type="float">
            <text:p>-0.00307584</text:p>
          </table:table-cell>
          <table:table-cell office:value-type="float" office:value="0.00306907" calcext:value-type="float">
            <text:p>0.00306907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0.0124016" calcext:value-type="float">
            <text:p>0.0124016</text:p>
          </table:table-cell>
          <table:table-cell office:value-type="float" office:value="-0.374306" calcext:value-type="float">
            <text:p>-0.374306</text:p>
          </table:table-cell>
          <table:table-cell office:value-type="float" office:value="-0.298883" calcext:value-type="float">
            <text:p>-0.298883</text:p>
          </table:table-cell>
          <table:table-cell office:value-type="float" office:value="-0.0146005" calcext:value-type="float">
            <text:p>-0.0146005</text:p>
          </table:table-cell>
          <table:table-cell office:value-type="float" office:value="0.000264469" calcext:value-type="float">
            <text:p>0.000264469</text:p>
          </table:table-cell>
          <table:table-cell office:value-type="float" office:value="-0.000270111" calcext:value-type="float">
            <text:p>-0.000270111</text:p>
          </table:table-cell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-0.153324" calcext:value-type="float">
            <text:p>-0.153324</text:p>
          </table:table-cell>
          <table:table-cell office:value-type="float" office:value="-0.329493" calcext:value-type="float">
            <text:p>-0.329493</text:p>
          </table:table-cell>
          <table:table-cell office:value-type="float" office:value="-0.254182" calcext:value-type="float">
            <text:p>-0.254182</text:p>
          </table:table-cell>
          <table:table-cell office:value-type="float" office:value="0.0212097" calcext:value-type="float">
            <text:p>0.0212097</text:p>
          </table:table-cell>
          <table:table-cell office:value-type="float" office:value="-0.00331005" calcext:value-type="float">
            <text:p>-0.00331005</text:p>
          </table:table-cell>
          <table:table-cell office:value-type="float" office:value="0.00328337" calcext:value-type="float">
            <text:p>0.00328337</text:p>
          </table:table-cell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0.0766964" calcext:value-type="float">
            <text:p>0.0766964</text:p>
          </table:table-cell>
          <table:table-cell office:value-type="float" office:value="-0.681011" calcext:value-type="float">
            <text:p>-0.681011</text:p>
          </table:table-cell>
          <table:table-cell office:value-type="float" office:value="-0.580632" calcext:value-type="float">
            <text:p>-0.580632</text:p>
          </table:table-cell>
          <table:table-cell office:value-type="float" office:value="-0.241858" calcext:value-type="float">
            <text:p>-0.241858</text:p>
          </table:table-cell>
          <table:table-cell office:value-type="float" office:value="0.00164314" calcext:value-type="float">
            <text:p>0.00164314</text:p>
          </table:table-cell>
          <table:table-cell office:value-type="float" office:value="-0.00165735" calcext:value-type="float">
            <text:p>-0.00165735</text:p>
          </table:table-cell>
        </table:table-row>
        <table:table-row table:style-name="ro1">
          <table:table-cell office:value-type="float" office:value="13.41" calcext:value-type="float">
            <text:p>13.41</text:p>
          </table:table-cell>
          <table:table-cell office:value-type="float" office:value="0.103271" calcext:value-type="float">
            <text:p>0.103271</text:p>
          </table:table-cell>
          <table:table-cell office:value-type="float" office:value="-0.258737" calcext:value-type="float">
            <text:p>-0.258737</text:p>
          </table:table-cell>
          <table:table-cell office:value-type="float" office:value="-0.191859" calcext:value-type="float">
            <text:p>-0.191859</text:p>
          </table:table-cell>
          <table:table-cell office:value-type="float" office:value="0.0715946" calcext:value-type="float">
            <text:p>0.0715946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-0.00222855" calcext:value-type="float">
            <text:p>-0.00222855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-0.0123925" calcext:value-type="float">
            <text:p>-0.0123925</text:p>
          </table:table-cell>
          <table:table-cell office:value-type="float" office:value="-0.502284" calcext:value-type="float">
            <text:p>-0.502284</text:p>
          </table:table-cell>
          <table:table-cell office:value-type="float" office:value="-0.417461" calcext:value-type="float">
            <text:p>-0.417461</text:p>
          </table:table-cell>
          <table:table-cell office:value-type="float" office:value="-0.110194" calcext:value-type="float">
            <text:p>-0.110194</text:p>
          </table:table-cell>
          <table:table-cell office:value-type="float" office:value="-0.000269443" calcext:value-type="float">
            <text:p>-0.000269443</text:p>
          </table:table-cell>
          <table:table-cell office:value-type="float" office:value="0.000264985" calcext:value-type="float">
            <text:p>0.000264985</text:p>
          </table:table-cell>
        </table:table-row>
        <table:table-row table:style-name="ro1">
          <table:table-cell office:value-type="float" office:value="13.47" calcext:value-type="float">
            <text:p>13.47</text:p>
          </table:table-cell>
          <table:table-cell office:value-type="float" office:value="-0.0144483" calcext:value-type="float">
            <text:p>-0.0144483</text:p>
          </table:table-cell>
          <table:table-cell office:value-type="float" office:value="-0.447683" calcext:value-type="float">
            <text:p>-0.447683</text:p>
          </table:table-cell>
          <table:table-cell office:value-type="float" office:value="-0.366763" calcext:value-type="float">
            <text:p>-0.366763</text:p>
          </table:table-cell>
          <table:table-cell office:value-type="float" office:value="-0.069332" calcext:value-type="float">
            <text:p>-0.069332</text:p>
          </table:table-cell>
          <table:table-cell office:value-type="float" office:value="-0.000314509" calcext:value-type="float">
            <text:p>-0.000314509</text:p>
          </table:table-cell>
          <table:table-cell office:value-type="float" office:value="0.000308867" calcext:value-type="float">
            <text:p>0.000308867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.00215647" calcext:value-type="float">
            <text:p>0.00215647</text:p>
          </table:table-cell>
          <table:table-cell office:value-type="float" office:value="-0.496282" calcext:value-type="float">
            <text:p>-0.496282</text:p>
          </table:table-cell>
          <table:table-cell office:value-type="float" office:value="-0.411461" calcext:value-type="float">
            <text:p>-0.411461</text:p>
          </table:table-cell>
          <table:table-cell office:value-type="float" office:value="-0.105373" calcext:value-type="float">
            <text:p>-0.105373</text:p>
          </table:table-cell>
          <table:table-cell office:value-type="float" office:value="0.0000427003" calcext:value-type="float">
            <text:p>4.27003E-05</text:p>
          </table:table-cell>
          <table:table-cell office:value-type="float" office:value="-0.0000481647" calcext:value-type="float">
            <text:p>-4.81647E-05</text:p>
          </table:table-cell>
        </table:table-row>
        <table:table-row table:style-name="ro1">
          <table:table-cell office:value-type="float" office:value="13.53" calcext:value-type="float">
            <text:p>13.53</text:p>
          </table:table-cell>
          <table:table-cell office:value-type="float" office:value="0.128016" calcext:value-type="float">
            <text:p>0.128016</text:p>
          </table:table-cell>
          <table:table-cell office:value-type="float" office:value="-0.374319" calcext:value-type="float">
            <text:p>-0.374319</text:p>
          </table:table-cell>
          <table:table-cell office:value-type="float" office:value="-0.299559" calcext:value-type="float">
            <text:p>-0.299559</text:p>
          </table:table-cell>
          <table:table-cell office:value-type="float" office:value="-0.015095" calcext:value-type="float">
            <text:p>-0.015095</text:p>
          </table:table-cell>
          <table:table-cell office:value-type="float" office:value="0.00276117" calcext:value-type="float">
            <text:p>0.00276117</text:p>
          </table:table-cell>
          <table:table-cell office:value-type="float" office:value="-0.00276117" calcext:value-type="float">
            <text:p>-0.00276117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-0.00000000549858" calcext:value-type="float">
            <text:p>-5.49858E-09</text:p>
          </table:table-cell>
          <table:table-cell office:value-type="float" office:value="-0.391243" calcext:value-type="float">
            <text:p>-0.391243</text:p>
          </table:table-cell>
          <table:table-cell office:value-type="float" office:value="-0.315181" calcext:value-type="float">
            <text:p>-0.315181</text:p>
          </table:table-cell>
          <table:table-cell office:value-type="float" office:value="-0.0277514" calcext:value-type="float">
            <text:p>-0.02775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9" calcext:value-type="float">
            <text:p>13.59</text:p>
          </table:table-cell>
          <table:table-cell office:value-type="float" office:value="-0.090791" calcext:value-type="float">
            <text:p>-0.090791</text:p>
          </table:table-cell>
          <table:table-cell office:value-type="float" office:value="-0.545284" calcext:value-type="float">
            <text:p>-0.545284</text:p>
          </table:table-cell>
          <table:table-cell office:value-type="float" office:value="-0.457173" calcext:value-type="float">
            <text:p>-0.457173</text:p>
          </table:table-cell>
          <table:table-cell office:value-type="float" office:value="-0.142225" calcext:value-type="float">
            <text:p>-0.142225</text:p>
          </table:table-cell>
          <table:table-cell office:value-type="float" office:value="-0.00196035" calcext:value-type="float">
            <text:p>-0.00196035</text:p>
          </table:table-cell>
          <table:table-cell office:value-type="float" office:value="0.0019576" calcext:value-type="float">
            <text:p>0.0019576</text:p>
          </table:table-cell>
        </table:table-row>
        <table:table-row table:style-name="ro1">
          <table:table-cell office:value-type="float" office:value="13.62" calcext:value-type="float">
            <text:p>13.62</text:p>
          </table:table-cell>
          <table:table-cell office:value-type="float" office:value="-0.0123813" calcext:value-type="float">
            <text:p>-0.0123813</text:p>
          </table:table-cell>
          <table:table-cell office:value-type="float" office:value="-0.39142" calcext:value-type="float">
            <text:p>-0.39142</text:p>
          </table:table-cell>
          <table:table-cell office:value-type="float" office:value="-0.315076" calcext:value-type="float">
            <text:p>-0.315076</text:p>
          </table:table-cell>
          <table:table-cell office:value-type="float" office:value="-0.0276037" calcext:value-type="float">
            <text:p>-0.0276037</text:p>
          </table:table-cell>
          <table:table-cell office:value-type="float" office:value="-0.000268919" calcext:value-type="float">
            <text:p>-0.000268919</text:p>
          </table:table-cell>
          <table:table-cell office:value-type="float" office:value="0.000265365" calcext:value-type="float">
            <text:p>0.000265365</text:p>
          </table:table-cell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0.012351" calcext:value-type="float">
            <text:p>0.012351</text:p>
          </table:table-cell>
          <table:table-cell office:value-type="float" office:value="-0.391574" calcext:value-type="float">
            <text:p>-0.391574</text:p>
          </table:table-cell>
          <table:table-cell office:value-type="float" office:value="-0.315165" calcext:value-type="float">
            <text:p>-0.315165</text:p>
          </table:table-cell>
          <table:table-cell office:value-type="float" office:value="-0.0277252" calcext:value-type="float">
            <text:p>-0.0277252</text:p>
          </table:table-cell>
          <table:table-cell office:value-type="float" office:value="0.00026551" calcext:value-type="float">
            <text:p>0.00026551</text:p>
          </table:table-cell>
          <table:table-cell office:value-type="float" office:value="-0.000268262" calcext:value-type="float">
            <text:p>-0.000268262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0.0144518" calcext:value-type="float">
            <text:p>0.0144518</text:p>
          </table:table-cell>
          <table:table-cell office:value-type="float" office:value="-0.474527" calcext:value-type="float">
            <text:p>-0.474527</text:p>
          </table:table-cell>
          <table:table-cell office:value-type="float" office:value="-0.392006" calcext:value-type="float">
            <text:p>-0.392006</text:p>
          </table:table-cell>
          <table:table-cell office:value-type="float" office:value="-0.0896659" calcext:value-type="float">
            <text:p>-0.0896659</text:p>
          </table:table-cell>
          <table:table-cell office:value-type="float" office:value="0.000310737" calcext:value-type="float">
            <text:p>0.000310737</text:p>
          </table:table-cell>
          <table:table-cell office:value-type="float" office:value="-0.000312684" calcext:value-type="float">
            <text:p>-0.000312684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-0.00202731" calcext:value-type="float">
            <text:p>-0.00202731</text:p>
          </table:table-cell>
          <table:table-cell office:value-type="float" office:value="-0.49572" calcext:value-type="float">
            <text:p>-0.49572</text:p>
          </table:table-cell>
          <table:table-cell office:value-type="float" office:value="-0.411457" calcext:value-type="float">
            <text:p>-0.411457</text:p>
          </table:table-cell>
          <table:table-cell office:value-type="float" office:value="-0.105349" calcext:value-type="float">
            <text:p>-0.105349</text:p>
          </table:table-cell>
          <table:table-cell office:value-type="float" office:value="-0.0000451947" calcext:value-type="float">
            <text:p>-4.51947E-05</text:p>
          </table:table-cell>
          <table:table-cell office:value-type="float" office:value="0.0000431419" calcext:value-type="float">
            <text:p>4.31419E-05</text:p>
          </table:table-cell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0.0784616" calcext:value-type="float">
            <text:p>0.0784616</text:p>
          </table:table-cell>
          <table:table-cell office:value-type="float" office:value="-0.396377" calcext:value-type="float">
            <text:p>-0.396377</text:p>
          </table:table-cell>
          <table:table-cell office:value-type="float" office:value="-0.319979" calcext:value-type="float">
            <text:p>-0.319979</text:p>
          </table:table-cell>
          <table:table-cell office:value-type="float" office:value="-0.0315621" calcext:value-type="float">
            <text:p>-0.0315621</text:p>
          </table:table-cell>
          <table:table-cell office:value-type="float" office:value="0.00169233" calcext:value-type="float">
            <text:p>0.00169233</text:p>
          </table:table-cell>
          <table:table-cell office:value-type="float" office:value="-0.00169233" calcext:value-type="float">
            <text:p>-0.00169233</text:p>
          </table:table-cell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-0.00000000440332" calcext:value-type="float">
            <text:p>-4.40332E-09</text:p>
          </table:table-cell>
          <table:table-cell office:value-type="float" office:value="-0.401779" calcext:value-type="float">
            <text:p>-0.401779</text:p>
          </table:table-cell>
          <table:table-cell office:value-type="float" office:value="-0.324967" calcext:value-type="float">
            <text:p>-0.324967</text:p>
          </table:table-cell>
          <table:table-cell office:value-type="float" office:value="-0.0356259" calcext:value-type="float">
            <text:p>-0.0356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-0.0763647" calcext:value-type="float">
            <text:p>-0.0763647</text:p>
          </table:table-cell>
          <table:table-cell office:value-type="float" office:value="-0.518603" calcext:value-type="float">
            <text:p>-0.518603</text:p>
          </table:table-cell>
          <table:table-cell office:value-type="float" office:value="-0.432696" calcext:value-type="float">
            <text:p>-0.432696</text:p>
          </table:table-cell>
          <table:table-cell office:value-type="float" office:value="-0.122474" calcext:value-type="float">
            <text:p>-0.122474</text:p>
          </table:table-cell>
          <table:table-cell office:value-type="float" office:value="-0.00164845" calcext:value-type="float">
            <text:p>-0.00164845</text:p>
          </table:table-cell>
          <table:table-cell office:value-type="float" office:value="0.00164651" calcext:value-type="float">
            <text:p>0.00164651</text:p>
          </table:table-cell>
        </table:table-row>
        <table:table-row table:style-name="ro1">
          <table:table-cell office:value-type="float" office:value="13.83" calcext:value-type="float">
            <text:p>13.83</text:p>
          </table:table-cell>
          <table:table-cell office:value-type="float" office:value="0.0247652" calcext:value-type="float">
            <text:p>0.0247652</text:p>
          </table:table-cell>
          <table:table-cell office:value-type="float" office:value="-0.357784" calcext:value-type="float">
            <text:p>-0.357784</text:p>
          </table:table-cell>
          <table:table-cell office:value-type="float" office:value="-0.284128" calcext:value-type="float">
            <text:p>-0.284128</text:p>
          </table:table-cell>
          <table:table-cell office:value-type="float" office:value="-0.00271249" calcext:value-type="float">
            <text:p>-0.00271249</text:p>
          </table:table-cell>
          <table:table-cell office:value-type="float" office:value="0.000533846" calcext:value-type="float">
            <text:p>0.000533846</text:p>
          </table:table-cell>
          <table:table-cell office:value-type="float" office:value="-0.000534734" calcext:value-type="float">
            <text:p>-0.000534734</text:p>
          </table:table-cell>
        </table:table-row>
        <table:table-row table:style-name="ro1">
          <table:table-cell office:value-type="float" office:value="13.86" calcext:value-type="float">
            <text:p>13.86</text:p>
          </table:table-cell>
          <table:table-cell office:value-type="float" office:value="-0.0268547" calcext:value-type="float">
            <text:p>-0.0268547</text:p>
          </table:table-cell>
          <table:table-cell office:value-type="float" office:value="-0.485092" calcext:value-type="float">
            <text:p>-0.485092</text:p>
          </table:table-cell>
          <table:table-cell office:value-type="float" office:value="-0.401813" calcext:value-type="float">
            <text:p>-0.401813</text:p>
          </table:table-cell>
          <table:table-cell office:value-type="float" office:value="-0.0975708" calcext:value-type="float">
            <text:p>-0.0975708</text:p>
          </table:table-cell>
          <table:table-cell office:value-type="float" office:value="-0.000580037" calcext:value-type="float">
            <text:p>-0.000580037</text:p>
          </table:table-cell>
          <table:table-cell office:value-type="float" office:value="0.000577984" calcext:value-type="float">
            <text:p>0.000577984</text:p>
          </table:table-cell>
        </table:table-row>
        <table:table-row table:style-name="ro1">
          <table:table-cell office:value-type="float" office:value="13.89" calcext:value-type="float">
            <text:p>13.89</text:p>
          </table:table-cell>
          <table:table-cell office:value-type="float" office:value="0.0268561" calcext:value-type="float">
            <text:p>0.0268561</text:p>
          </table:table-cell>
          <table:table-cell office:value-type="float" office:value="-0.446095" calcext:value-type="float">
            <text:p>-0.446095</text:p>
          </table:table-cell>
          <table:table-cell office:value-type="float" office:value="-0.365837" calcext:value-type="float">
            <text:p>-0.365837</text:p>
          </table:table-cell>
          <table:table-cell office:value-type="float" office:value="-0.068566" calcext:value-type="float">
            <text:p>-0.068566</text:p>
          </table:table-cell>
          <table:table-cell office:value-type="float" office:value="0.000578583" calcext:value-type="float">
            <text:p>0.000578583</text:p>
          </table:table-cell>
          <table:table-cell office:value-type="float" office:value="-0.000579471" calcext:value-type="float">
            <text:p>-0.000579471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0.0000186487" calcext:value-type="float">
            <text:p>1.86487E-05</text:p>
          </table:table-cell>
          <table:table-cell office:value-type="float" office:value="-0.469" calcext:value-type="float">
            <text:p>-0.469</text:p>
          </table:table-cell>
          <table:table-cell office:value-type="float" office:value="-0.386968" calcext:value-type="float">
            <text:p>-0.386968</text:p>
          </table:table-cell>
          <table:table-cell office:value-type="float" office:value="-0.0855958" calcext:value-type="float">
            <text:p>-0.0855958</text:p>
          </table:table-cell>
          <table:table-cell office:value-type="float" office:value="-0.000000266371" calcext:value-type="float">
            <text:p>-2.66371E-07</text:p>
          </table:table-cell>
          <table:table-cell office:value-type="float" office:value="-0.000000622096" calcext:value-type="float">
            <text:p>-6.22096E-07</text:p>
          </table:table-cell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0.0516379" calcext:value-type="float">
            <text:p>0.0516379</text:p>
          </table:table-cell>
          <table:table-cell office:value-type="float" office:value="-0.378821" calcext:value-type="float">
            <text:p>-0.378821</text:p>
          </table:table-cell>
          <table:table-cell office:value-type="float" office:value="-0.303717" calcext:value-type="float">
            <text:p>-0.303717</text:p>
          </table:table-cell>
          <table:table-cell office:value-type="float" office:value="-0.0184851" calcext:value-type="float">
            <text:p>-0.0184851</text:p>
          </table:table-cell>
          <table:table-cell office:value-type="float" office:value="0.00111346" calcext:value-type="float">
            <text:p>0.00111346</text:p>
          </table:table-cell>
          <table:table-cell office:value-type="float" office:value="-0.00111346" calcext:value-type="float">
            <text:p>-0.00111346</text:p>
          </table:table-cell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0.00000000332804" calcext:value-type="float">
            <text:p>3.32804E-09</text:p>
          </table:table-cell>
          <table:table-cell office:value-type="float" office:value="-0.468902" calcext:value-type="float">
            <text:p>-0.468902</text:p>
          </table:table-cell>
          <table:table-cell office:value-type="float" office:value="-0.387059" calcext:value-type="float">
            <text:p>-0.387059</text:p>
          </table:table-cell>
          <table:table-cell office:value-type="float" office:value="-0.0856709" calcext:value-type="float">
            <text:p>-0.08567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1" calcext:value-type="float">
            <text:p>14.01</text:p>
          </table:table-cell>
          <table:table-cell office:value-type="float" office:value="-0.0639849" calcext:value-type="float">
            <text:p>-0.0639849</text:p>
          </table:table-cell>
          <table:table-cell office:value-type="float" office:value="-0.474285" calcext:value-type="float">
            <text:p>-0.474285</text:p>
          </table:table-cell>
          <table:table-cell office:value-type="float" office:value="-0.391856" calcext:value-type="float">
            <text:p>-0.391856</text:p>
          </table:table-cell>
          <table:table-cell office:value-type="float" office:value="-0.0895358" calcext:value-type="float">
            <text:p>-0.0895358</text:p>
          </table:table-cell>
          <table:table-cell office:value-type="float" office:value="-0.00138104" calcext:value-type="float">
            <text:p>-0.00138104</text:p>
          </table:table-cell>
          <table:table-cell office:value-type="float" office:value="0.00137968" calcext:value-type="float">
            <text:p>0.00137968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0.024774" calcext:value-type="float">
            <text:p>0.024774</text:p>
          </table:table-cell>
          <table:table-cell office:value-type="float" office:value="-0.38499" calcext:value-type="float">
            <text:p>-0.38499</text:p>
          </table:table-cell>
          <table:table-cell office:value-type="float" office:value="-0.309414" calcext:value-type="float">
            <text:p>-0.309414</text:p>
          </table:table-cell>
          <table:table-cell office:value-type="float" office:value="-0.0230666" calcext:value-type="float">
            <text:p>-0.0230666</text:p>
          </table:table-cell>
          <table:table-cell office:value-type="float" office:value="0.000534111" calcext:value-type="float">
            <text:p>0.000534111</text:p>
          </table:table-cell>
          <table:table-cell office:value-type="float" office:value="-0.000534624" calcext:value-type="float">
            <text:p>-0.000534624</text:p>
          </table:table-cell>
        </table:table-row>
        <table:table-row table:style-name="ro1">
          <table:table-cell office:value-type="float" office:value="14.07" calcext:value-type="float">
            <text:p>14.07</text:p>
          </table:table-cell>
          <table:table-cell office:value-type="float" office:value="0.00000000262554" calcext:value-type="float">
            <text:p>2.62554E-09</text:p>
          </table:table-cell>
          <table:table-cell office:value-type="float" office:value="-0.462762" calcext:value-type="float">
            <text:p>-0.462762</text:p>
          </table:table-cell>
          <table:table-cell office:value-type="float" office:value="-0.381308" calcext:value-type="float">
            <text:p>-0.381308</text:p>
          </table:table-cell>
          <table:table-cell office:value-type="float" office:value="-0.0810308" calcext:value-type="float">
            <text:p>-0.0810308</text:p>
          </table:table-cell>
          <table:table-cell table:number-columns-repeated="2" office:value-type="float" office:value="-0.000000256589" calcext:value-type="float">
            <text:p>-2.56589E-07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0.0144569" calcext:value-type="float">
            <text:p>0.0144569</text:p>
          </table:table-cell>
          <table:table-cell office:value-type="float" office:value="-0.440629" calcext:value-type="float">
            <text:p>-0.440629</text:p>
          </table:table-cell>
          <table:table-cell office:value-type="float" office:value="-0.360883" calcext:value-type="float">
            <text:p>-0.360883</text:p>
          </table:table-cell>
          <table:table-cell office:value-type="float" office:value="-0.0645616" calcext:value-type="float">
            <text:p>-0.0645616</text:p>
          </table:table-cell>
          <table:table-cell office:value-type="float" office:value="0.000311659" calcext:value-type="float">
            <text:p>0.000311659</text:p>
          </table:table-cell>
          <table:table-cell office:value-type="float" office:value="-0.000311863" calcext:value-type="float">
            <text:p>-0.000311863</text:p>
          </table:table-cell>
        </table:table-row>
        <table:table-row table:style-name="ro1">
          <table:table-cell office:value-type="float" office:value="14.13" calcext:value-type="float">
            <text:p>14.13</text:p>
          </table:table-cell>
          <table:table-cell office:value-type="float" office:value="-0.0144441" calcext:value-type="float">
            <text:p>-0.0144441</text:p>
          </table:table-cell>
          <table:table-cell office:value-type="float" office:value="-0.462706" calcext:value-type="float">
            <text:p>-0.462706</text:p>
          </table:table-cell>
          <table:table-cell office:value-type="float" office:value="-0.381237" calcext:value-type="float">
            <text:p>-0.381237</text:p>
          </table:table-cell>
          <table:table-cell office:value-type="float" office:value="-0.080967" calcext:value-type="float">
            <text:p>-0.080967</text:p>
          </table:table-cell>
          <table:table-cell office:value-type="float" office:value="-0.00031191" calcext:value-type="float">
            <text:p>-0.00031191</text:p>
          </table:table-cell>
          <table:table-cell office:value-type="float" office:value="0.000311397" calcext:value-type="float">
            <text:p>0.000311397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0.0392378" calcext:value-type="float">
            <text:p>0.0392378</text:p>
          </table:table-cell>
          <table:table-cell office:value-type="float" office:value="-0.401709" calcext:value-type="float">
            <text:p>-0.401709</text:p>
          </table:table-cell>
          <table:table-cell office:value-type="float" office:value="-0.32492" calcext:value-type="float">
            <text:p>-0.32492</text:p>
          </table:table-cell>
          <table:table-cell office:value-type="float" office:value="-0.0355629" calcext:value-type="float">
            <text:p>-0.0355629</text:p>
          </table:table-cell>
          <table:table-cell office:value-type="float" office:value="0.000846199" calcext:value-type="float">
            <text:p>0.000846199</text:p>
          </table:table-cell>
          <table:table-cell office:value-type="float" office:value="-0.000846199" calcext:value-type="float">
            <text:p>-0.000846199</text:p>
          </table:table-cell>
        </table:table-row>
        <table:table-row table:style-name="ro1">
          <table:table-cell office:value-type="float" office:value="14.19" calcext:value-type="float">
            <text:p>14.19</text:p>
          </table:table-cell>
          <table:table-cell office:value-type="float" office:value="0.026847" calcext:value-type="float">
            <text:p>0.026847</text:p>
          </table:table-cell>
          <table:table-cell office:value-type="float" office:value="-0.457438" calcext:value-type="float">
            <text:p>-0.457438</text:p>
          </table:table-cell>
          <table:table-cell office:value-type="float" office:value="-0.376389" calcext:value-type="float">
            <text:p>-0.376389</text:p>
          </table:table-cell>
          <table:table-cell office:value-type="float" office:value="-0.0770616" calcext:value-type="float">
            <text:p>-0.0770616</text:p>
          </table:table-cell>
          <table:table-cell office:value-type="float" office:value="0.000578858" calcext:value-type="float">
            <text:p>0.000578858</text:p>
          </table:table-cell>
          <table:table-cell office:value-type="float" office:value="-0.000579098" calcext:value-type="float">
            <text:p>-0.000579098</text:p>
          </table:table-cell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-0.0660658" calcext:value-type="float">
            <text:p>-0.0660658</text:p>
          </table:table-cell>
          <table:table-cell office:value-type="float" office:value="-0.457326" calcext:value-type="float">
            <text:p>-0.457326</text:p>
          </table:table-cell>
          <table:table-cell office:value-type="float" office:value="-0.376338" calcext:value-type="float">
            <text:p>-0.376338</text:p>
          </table:table-cell>
          <table:table-cell office:value-type="float" office:value="-0.0770149" calcext:value-type="float">
            <text:p>-0.0770149</text:p>
          </table:table-cell>
          <table:table-cell office:value-type="float" office:value="-0.00142531" calcext:value-type="float">
            <text:p>-0.00142531</text:p>
          </table:table-cell>
          <table:table-cell office:value-type="float" office:value="0.00142479" calcext:value-type="float">
            <text:p>0.00142479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0.0123878" calcext:value-type="float">
            <text:p>0.0123878</text:p>
          </table:table-cell>
          <table:table-cell office:value-type="float" office:value="-0.418467" calcext:value-type="float">
            <text:p>-0.418467</text:p>
          </table:table-cell>
          <table:table-cell office:value-type="float" office:value="-0.340414" calcext:value-type="float">
            <text:p>-0.340414</text:p>
          </table:table-cell>
          <table:table-cell office:value-type="float" office:value="-0.0480463" calcext:value-type="float">
            <text:p>-0.0480463</text:p>
          </table:table-cell>
          <table:table-cell office:value-type="float" office:value="0.000267079" calcext:value-type="float">
            <text:p>0.000267079</text:p>
          </table:table-cell>
          <table:table-cell office:value-type="float" office:value="-0.000267319" calcext:value-type="float">
            <text:p>-0.000267319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0.0020662" calcext:value-type="float">
            <text:p>0.0020662</text:p>
          </table:table-cell>
          <table:table-cell office:value-type="float" office:value="-0.451168" calcext:value-type="float">
            <text:p>-0.451168</text:p>
          </table:table-cell>
          <table:table-cell office:value-type="float" office:value="-0.37062" calcext:value-type="float">
            <text:p>-0.37062</text:p>
          </table:table-cell>
          <table:table-cell office:value-type="float" office:value="-0.0724019" calcext:value-type="float">
            <text:p>-0.0724019</text:p>
          </table:table-cell>
          <table:table-cell office:value-type="float" office:value="0.0000444466" calcext:value-type="float">
            <text:p>4.44466E-05</text:p>
          </table:table-cell>
          <table:table-cell office:value-type="float" office:value="-0.0000446513" calcext:value-type="float">
            <text:p>-4.46513E-05</text:p>
          </table:table-cell>
        </table:table-row>
        <table:table-row table:style-name="ro1">
          <table:table-cell office:value-type="float" office:value="14.31" calcext:value-type="float">
            <text:p>14.31</text:p>
          </table:table-cell>
          <table:table-cell office:value-type="float" office:value="-0.0144504" calcext:value-type="float">
            <text:p>-0.0144504</text:p>
          </table:table-cell>
          <table:table-cell office:value-type="float" office:value="-0.440558" calcext:value-type="float">
            <text:p>-0.440558</text:p>
          </table:table-cell>
          <table:table-cell office:value-type="float" office:value="-0.360805" calcext:value-type="float">
            <text:p>-0.360805</text:p>
          </table:table-cell>
          <table:table-cell office:value-type="float" office:value="-0.0644844" calcext:value-type="float">
            <text:p>-0.0644844</text:p>
          </table:table-cell>
          <table:table-cell office:value-type="float" office:value="-0.000311975" calcext:value-type="float">
            <text:p>-0.000311975</text:p>
          </table:table-cell>
          <table:table-cell office:value-type="float" office:value="0.000311462" calcext:value-type="float">
            <text:p>0.000311462</text:p>
          </table:table-cell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0.0268388" calcext:value-type="float">
            <text:p>0.0268388</text:p>
          </table:table-cell>
          <table:table-cell office:value-type="float" office:value="-0.446709" calcext:value-type="float">
            <text:p>-0.446709</text:p>
          </table:table-cell>
          <table:table-cell office:value-type="float" office:value="-0.366484" calcext:value-type="float">
            <text:p>-0.366484</text:p>
          </table:table-cell>
          <table:table-cell office:value-type="float" office:value="-0.0690581" calcext:value-type="float">
            <text:p>-0.0690581</text:p>
          </table:table-cell>
          <table:table-cell office:value-type="float" office:value="0.000578921" calcext:value-type="float">
            <text:p>0.000578921</text:p>
          </table:table-cell>
          <table:table-cell office:value-type="float" office:value="-0.000578972" calcext:value-type="float">
            <text:p>-0.000578972</text:p>
          </table:table-cell>
        </table:table-row>
        <table:table-row table:style-name="ro1">
          <table:table-cell office:value-type="float" office:value="14.37" calcext:value-type="float">
            <text:p>14.37</text:p>
          </table:table-cell>
          <table:table-cell office:value-type="float" office:value="0.012388" calcext:value-type="float">
            <text:p>0.012388</text:p>
          </table:table-cell>
          <table:table-cell office:value-type="float" office:value="-0.417513" calcext:value-type="float">
            <text:p>-0.417513</text:p>
          </table:table-cell>
          <table:table-cell office:value-type="float" office:value="-0.339566" calcext:value-type="float">
            <text:p>-0.339566</text:p>
          </table:table-cell>
          <table:table-cell office:value-type="float" office:value="-0.047355" calcext:value-type="float">
            <text:p>-0.047355</text:p>
          </table:table-cell>
          <table:table-cell office:value-type="float" office:value="0.000267207" calcext:value-type="float">
            <text:p>0.000267207</text:p>
          </table:table-cell>
          <table:table-cell office:value-type="float" office:value="-0.000267207" calcext:value-type="float">
            <text:p>-0.000267207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-0.0268338" calcext:value-type="float">
            <text:p>-0.0268338</text:p>
          </table:table-cell>
          <table:table-cell office:value-type="float" office:value="-0.463487" calcext:value-type="float">
            <text:p>-0.463487</text:p>
          </table:table-cell>
          <table:table-cell office:value-type="float" office:value="-0.382002" calcext:value-type="float">
            <text:p>-0.382002</text:p>
          </table:table-cell>
          <table:table-cell office:value-type="float" office:value="-0.0815744" calcext:value-type="float">
            <text:p>-0.0815744</text:p>
          </table:table-cell>
          <table:table-cell office:value-type="float" office:value="-0.000579015" calcext:value-type="float">
            <text:p>-0.000579015</text:p>
          </table:table-cell>
          <table:table-cell office:value-type="float" office:value="0.000578775" calcext:value-type="float">
            <text:p>0.000578775</text:p>
          </table:table-cell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0.0144511" calcext:value-type="float">
            <text:p>0.0144511</text:p>
          </table:table-cell>
          <table:table-cell office:value-type="float" office:value="-0.417523" calcext:value-type="float">
            <text:p>-0.417523</text:p>
          </table:table-cell>
          <table:table-cell office:value-type="float" office:value="-0.339566" calcext:value-type="float">
            <text:p>-0.339566</text:p>
          </table:table-cell>
          <table:table-cell office:value-type="float" office:value="-0.0473553" calcext:value-type="float">
            <text:p>-0.0473553</text:p>
          </table:table-cell>
          <table:table-cell office:value-type="float" office:value="0.0003117" calcext:value-type="float">
            <text:p>0.0003117</text:p>
          </table:table-cell>
          <table:table-cell office:value-type="float" office:value="-0.000311751" calcext:value-type="float">
            <text:p>-0.000311751</text:p>
          </table:table-cell>
        </table:table-row>
        <table:table-row table:style-name="ro1">
          <table:table-cell office:value-type="float" office:value="14.46" calcext:value-type="float">
            <text:p>14.46</text:p>
          </table:table-cell>
          <table:table-cell office:value-type="float" office:value="0.0123864" calcext:value-type="float">
            <text:p>0.0123864</text:p>
          </table:table-cell>
          <table:table-cell office:value-type="float" office:value="-0.463502" calcext:value-type="float">
            <text:p>-0.463502</text:p>
          </table:table-cell>
          <table:table-cell office:value-type="float" office:value="-0.382" calcext:value-type="float">
            <text:p>-0.382</text:p>
          </table:table-cell>
          <table:table-cell office:value-type="float" office:value="-0.0815727" calcext:value-type="float">
            <text:p>-0.0815727</text:p>
          </table:table-cell>
          <table:table-cell office:value-type="float" office:value="0.000267199" calcext:value-type="float">
            <text:p>0.000267199</text:p>
          </table:table-cell>
          <table:table-cell office:value-type="float" office:value="-0.000267199" calcext:value-type="float">
            <text:p>-0.000267199</text:p>
          </table:table-cell>
        </table:table-row>
        <table:table-row table:style-name="ro1">
          <table:table-cell office:value-type="float" office:value="14.49" calcext:value-type="float">
            <text:p>14.49</text:p>
          </table:table-cell>
          <table:table-cell office:value-type="float" office:value="-0.00000000141011" calcext:value-type="float">
            <text:p>-1.41011E-09</text:p>
          </table:table-cell>
          <table:table-cell office:value-type="float" office:value="-0.42896" calcext:value-type="float">
            <text:p>-0.42896</text:p>
          </table:table-cell>
          <table:table-cell office:value-type="float" office:value="-0.350152" calcext:value-type="float">
            <text:p>-0.350152</text:p>
          </table:table-cell>
          <table:table-cell office:value-type="float" office:value="-0.055884" calcext:value-type="float">
            <text:p>-0.055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0.0268372" calcext:value-type="float">
            <text:p>0.0268372</text:p>
          </table:table-cell>
          <table:table-cell office:value-type="float" office:value="-0.440536" calcext:value-type="float">
            <text:p>-0.440536</text:p>
          </table:table-cell>
          <table:table-cell office:value-type="float" office:value="-0.36077" calcext:value-type="float">
            <text:p>-0.36077</text:p>
          </table:table-cell>
          <table:table-cell office:value-type="float" office:value="-0.0644486" calcext:value-type="float">
            <text:p>-0.0644486</text:p>
          </table:table-cell>
          <table:table-cell office:value-type="float" office:value="0.00057881" calcext:value-type="float">
            <text:p>0.00057881</text:p>
          </table:table-cell>
          <table:table-cell office:value-type="float" office:value="-0.000579051" calcext:value-type="float">
            <text:p>-0.000579051</text:p>
          </table:table-cell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-0.0268372" calcext:value-type="float">
            <text:p>-0.0268372</text:p>
          </table:table-cell>
          <table:table-cell office:value-type="float" office:value="-0.440434" calcext:value-type="float">
            <text:p>-0.440434</text:p>
          </table:table-cell>
          <table:table-cell office:value-type="float" office:value="-0.360768" calcext:value-type="float">
            <text:p>-0.360768</text:p>
          </table:table-cell>
          <table:table-cell office:value-type="float" office:value="-0.0644469" calcext:value-type="float">
            <text:p>-0.0644469</text:p>
          </table:table-cell>
          <table:table-cell office:value-type="float" office:value="-0.00057893" calcext:value-type="float">
            <text:p>-0.00057893</text:p>
          </table:table-cell>
          <table:table-cell office:value-type="float" office:value="0.00057893" calcext:value-type="float">
            <text:p>0.00057893</text:p>
          </table:table-cell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0.0123881" calcext:value-type="float">
            <text:p>0.0123881</text:p>
          </table:table-cell>
          <table:table-cell office:value-type="float" office:value="-0.434315" calcext:value-type="float">
            <text:p>-0.434315</text:p>
          </table:table-cell>
          <table:table-cell office:value-type="float" office:value="-0.35507" calcext:value-type="float">
            <text:p>-0.35507</text:p>
          </table:table-cell>
          <table:table-cell office:value-type="float" office:value="-0.0598548" calcext:value-type="float">
            <text:p>-0.0598548</text:p>
          </table:table-cell>
          <table:table-cell office:value-type="float" office:value="0.000267186" calcext:value-type="float">
            <text:p>0.000267186</text:p>
          </table:table-cell>
          <table:table-cell office:value-type="float" office:value="-0.000267237" calcext:value-type="float">
            <text:p>-0.000267237</text:p>
          </table:table-cell>
        </table:table-row>
        <table:table-row table:style-name="ro1">
          <table:table-cell office:value-type="float" office:value="14.61" calcext:value-type="float">
            <text:p>14.61</text:p>
          </table:table-cell>
          <table:table-cell office:value-type="float" office:value="-0.024772" calcext:value-type="float">
            <text:p>-0.024772</text:p>
          </table:table-cell>
          <table:table-cell office:value-type="float" office:value="-0.452837" calcext:value-type="float">
            <text:p>-0.452837</text:p>
          </table:table-cell>
          <table:table-cell office:value-type="float" office:value="-0.372201" calcext:value-type="float">
            <text:p>-0.372201</text:p>
          </table:table-cell>
          <table:table-cell office:value-type="float" office:value="-0.0736689" calcext:value-type="float">
            <text:p>-0.0736689</text:p>
          </table:table-cell>
          <table:table-cell office:value-type="float" office:value="-0.000534414" calcext:value-type="float">
            <text:p>-0.000534414</text:p>
          </table:table-cell>
          <table:table-cell office:value-type="float" office:value="0.000534363" calcext:value-type="float">
            <text:p>0.000534363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0.0123864" calcext:value-type="float">
            <text:p>0.0123864</text:p>
          </table:table-cell>
          <table:table-cell office:value-type="float" office:value="-0.434287" calcext:value-type="float">
            <text:p>-0.434287</text:p>
          </table:table-cell>
          <table:table-cell office:value-type="float" office:value="-0.355052" calcext:value-type="float">
            <text:p>-0.355052</text:p>
          </table:table-cell>
          <table:table-cell office:value-type="float" office:value="-0.0598361" calcext:value-type="float">
            <text:p>-0.0598361</text:p>
          </table:table-cell>
          <table:table-cell office:value-type="float" office:value="0.000267199" calcext:value-type="float">
            <text:p>0.000267199</text:p>
          </table:table-cell>
          <table:table-cell office:value-type="float" office:value="-0.000267199" calcext:value-type="float">
            <text:p>-0.000267199</text:p>
          </table:table-cell>
        </table:table-row>
        <table:table-row table:style-name="ro1">
          <table:table-cell office:value-type="float" office:value="14.67" calcext:value-type="float">
            <text:p>14.67</text:p>
          </table:table-cell>
          <table:table-cell office:value-type="float" office:value="5.72409E-022" calcext:value-type="float">
            <text:p>5.72409E-22</text:p>
          </table:table-cell>
          <table:table-cell office:value-type="float" office:value="-0.440468" calcext:value-type="float">
            <text:p>-0.440468</text:p>
          </table:table-cell>
          <table:table-cell office:value-type="float" office:value="-0.360768" calcext:value-type="float">
            <text:p>-0.360768</text:p>
          </table:table-cell>
          <table:table-cell office:value-type="float" office:value="-0.0644469" calcext:value-type="float">
            <text:p>-0.06444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5.72409E-022" calcext:value-type="float">
            <text:p>5.72409E-22</text:p>
          </table:table-cell>
          <table:table-cell office:value-type="float" office:value="-0.440468" calcext:value-type="float">
            <text:p>-0.440468</text:p>
          </table:table-cell>
          <table:table-cell office:value-type="float" office:value="-0.360768" calcext:value-type="float">
            <text:p>-0.360768</text:p>
          </table:table-cell>
          <table:table-cell office:value-type="float" office:value="-0.0644469" calcext:value-type="float">
            <text:p>-0.06444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3" calcext:value-type="float">
            <text:p>14.73</text:p>
          </table:table-cell>
          <table:table-cell office:value-type="float" office:value="5.72409E-022" calcext:value-type="float">
            <text:p>5.72409E-22</text:p>
          </table:table-cell>
          <table:table-cell office:value-type="float" office:value="-0.440468" calcext:value-type="float">
            <text:p>-0.440468</text:p>
          </table:table-cell>
          <table:table-cell office:value-type="float" office:value="-0.360768" calcext:value-type="float">
            <text:p>-0.360768</text:p>
          </table:table-cell>
          <table:table-cell office:value-type="float" office:value="-0.0644469" calcext:value-type="float">
            <text:p>-0.06444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-0.000000000751614" calcext:value-type="float">
            <text:p>-7.51614E-10</text:p>
          </table:table-cell>
          <table:table-cell office:value-type="float" office:value="-0.434292" calcext:value-type="float">
            <text:p>-0.434292</text:p>
          </table:table-cell>
          <table:table-cell office:value-type="float" office:value="-0.355069" calcext:value-type="float">
            <text:p>-0.355069</text:p>
          </table:table-cell>
          <table:table-cell office:value-type="float" office:value="-0.0598544" calcext:value-type="float">
            <text:p>-0.05985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9" calcext:value-type="float">
            <text:p>14.79</text:p>
          </table:table-cell>
          <table:table-cell office:value-type="float" office:value="0.0247745" calcext:value-type="float">
            <text:p>0.0247745</text:p>
          </table:table-cell>
          <table:table-cell office:value-type="float" office:value="-0.446742" calcext:value-type="float">
            <text:p>-0.446742</text:p>
          </table:table-cell>
          <table:table-cell office:value-type="float" office:value="-0.366505" calcext:value-type="float">
            <text:p>-0.366505</text:p>
          </table:table-cell>
          <table:table-cell office:value-type="float" office:value="-0.0690774" calcext:value-type="float">
            <text:p>-0.0690774</text:p>
          </table:table-cell>
          <table:table-cell office:value-type="float" office:value="0.000534304" calcext:value-type="float">
            <text:p>0.000534304</text:p>
          </table:table-cell>
          <table:table-cell office:value-type="float" office:value="-0.000534508" calcext:value-type="float">
            <text:p>-0.000534508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-0.0247745" calcext:value-type="float">
            <text:p>-0.0247745</text:p>
          </table:table-cell>
          <table:table-cell office:value-type="float" office:value="-0.440455" calcext:value-type="float">
            <text:p>-0.440455</text:p>
          </table:table-cell>
          <table:table-cell office:value-type="float" office:value="-0.360786" calcext:value-type="float">
            <text:p>-0.360786</text:p>
          </table:table-cell>
          <table:table-cell office:value-type="float" office:value="-0.0644652" calcext:value-type="float">
            <text:p>-0.0644652</text:p>
          </table:table-cell>
          <table:table-cell office:value-type="float" office:value="-0.000534406" calcext:value-type="float">
            <text:p>-0.000534406</text:p>
          </table:table-cell>
          <table:table-cell office:value-type="float" office:value="0.000534406" calcext:value-type="float">
            <text:p>0.000534406</text:p>
          </table:table-cell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-6.15422E-022" calcext:value-type="float">
            <text:p>-6.15422E-22</text:p>
          </table:table-cell>
          <table:table-cell office:value-type="float" office:value="-0.440486" calcext:value-type="float">
            <text:p>-0.440486</text:p>
          </table:table-cell>
          <table:table-cell office:value-type="float" office:value="-0.360786" calcext:value-type="float">
            <text:p>-0.360786</text:p>
          </table:table-cell>
          <table:table-cell office:value-type="float" office:value="-0.0644652" calcext:value-type="float">
            <text:p>-0.0644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-6.15422E-022" calcext:value-type="float">
            <text:p>-6.15422E-22</text:p>
          </table:table-cell>
          <table:table-cell office:value-type="float" office:value="-0.440486" calcext:value-type="float">
            <text:p>-0.440486</text:p>
          </table:table-cell>
          <table:table-cell office:value-type="float" office:value="-0.360786" calcext:value-type="float">
            <text:p>-0.360786</text:p>
          </table:table-cell>
          <table:table-cell office:value-type="float" office:value="-0.0644652" calcext:value-type="float">
            <text:p>-0.0644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1" calcext:value-type="float">
            <text:p>14.91</text:p>
          </table:table-cell>
          <table:table-cell office:value-type="float" office:value="0.000000000763128" calcext:value-type="float">
            <text:p>7.63128E-10</text:p>
          </table:table-cell>
          <table:table-cell office:value-type="float" office:value="-0.446665" calcext:value-type="float">
            <text:p>-0.446665</text:p>
          </table:table-cell>
          <table:table-cell office:value-type="float" office:value="-0.366484" calcext:value-type="float">
            <text:p>-0.366484</text:p>
          </table:table-cell>
          <table:table-cell office:value-type="float" office:value="-0.0690577" calcext:value-type="float">
            <text:p>-0.06905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4" calcext:value-type="float">
            <text:p>14.94</text:p>
          </table:table-cell>
          <table:table-cell office:value-type="float" office:value="-0.00000000075929" calcext:value-type="float">
            <text:p>-7.5929E-10</text:p>
          </table:table-cell>
          <table:table-cell office:value-type="float" office:value="-0.434271" calcext:value-type="float">
            <text:p>-0.434271</text:p>
          </table:table-cell>
          <table:table-cell office:value-type="float" office:value="-0.355052" calcext:value-type="float">
            <text:p>-0.355052</text:p>
          </table:table-cell>
          <table:table-cell office:value-type="float" office:value="-0.0598361" calcext:value-type="float">
            <text:p>-0.05983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7" calcext:value-type="float">
            <text:p>14.97</text:p>
          </table:table-cell>
          <table:table-cell office:value-type="float" office:value="5.72409E-022" calcext:value-type="float">
            <text:p>5.72409E-22</text:p>
          </table:table-cell>
          <table:table-cell office:value-type="float" office:value="-0.440468" calcext:value-type="float">
            <text:p>-0.440468</text:p>
          </table:table-cell>
          <table:table-cell office:value-type="float" office:value="-0.360768" calcext:value-type="float">
            <text:p>-0.360768</text:p>
          </table:table-cell>
          <table:table-cell office:value-type="float" office:value="-0.0644469" calcext:value-type="float">
            <text:p>-0.06444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44508" calcext:value-type="float">
            <text:p>0.0144508</text:p>
          </table:table-cell>
          <table:table-cell office:value-type="float" office:value="-0.440496" calcext:value-type="float">
            <text:p>-0.440496</text:p>
          </table:table-cell>
          <table:table-cell office:value-type="float" office:value="-0.360769" calcext:value-type="float">
            <text:p>-0.360769</text:p>
          </table:table-cell>
          <table:table-cell office:value-type="float" office:value="-0.0644474" calcext:value-type="float">
            <text:p>-0.0644474</text:p>
          </table:table-cell>
          <table:table-cell office:value-type="float" office:value="0.000311697" calcext:value-type="float">
            <text:p>0.000311697</text:p>
          </table:table-cell>
          <table:table-cell office:value-type="float" office:value="-0.000311767" calcext:value-type="float">
            <text:p>-0.000311767</text:p>
          </table:table-cell>
        </table:table-row>
        <table:table-row table:style-name="ro1">
          <table:table-cell office:value-type="float" office:value="15.03" calcext:value-type="float">
            <text:p>15.03</text:p>
          </table:table-cell>
          <table:table-cell office:value-type="float" office:value="-0.0144526" calcext:value-type="float">
            <text:p>-0.0144526</text:p>
          </table:table-cell>
          <table:table-cell office:value-type="float" office:value="-0.428983" calcext:value-type="float">
            <text:p>-0.428983</text:p>
          </table:table-cell>
          <table:table-cell office:value-type="float" office:value="-0.350183" calcext:value-type="float">
            <text:p>-0.350183</text:p>
          </table:table-cell>
          <table:table-cell office:value-type="float" office:value="-0.0559179" calcext:value-type="float">
            <text:p>-0.0559179</text:p>
          </table:table-cell>
          <table:table-cell office:value-type="float" office:value="-0.000311741" calcext:value-type="float">
            <text:p>-0.000311741</text:p>
          </table:table-cell>
          <table:table-cell office:value-type="float" office:value="0.000311741" calcext:value-type="float">
            <text:p>0.000311741</text:p>
          </table:table-cell>
        </table:table-row>
        <table:table-row table:style-name="ro1">
          <table:table-cell office:value-type="float" office:value="15.06" calcext:value-type="float">
            <text:p>15.06</text:p>
          </table:table-cell>
          <table:table-cell office:value-type="float" office:value="-0.0660525" calcext:value-type="float">
            <text:p>-0.0660525</text:p>
          </table:table-cell>
          <table:table-cell office:value-type="float" office:value="-0.463612" calcext:value-type="float">
            <text:p>-0.463612</text:p>
          </table:table-cell>
          <table:table-cell office:value-type="float" office:value="-0.382011" calcext:value-type="float">
            <text:p>-0.382011</text:p>
          </table:table-cell>
          <table:table-cell office:value-type="float" office:value="-0.0815829" calcext:value-type="float">
            <text:p>-0.0815829</text:p>
          </table:table-cell>
          <table:table-cell office:value-type="float" office:value="-0.0014257" calcext:value-type="float">
            <text:p>-0.0014257</text:p>
          </table:table-cell>
          <table:table-cell office:value-type="float" office:value="0.00142424" calcext:value-type="float">
            <text:p>0.00142424</text:p>
          </table:table-cell>
        </table:table-row>
        <table:table-row table:style-name="ro1">
          <table:table-cell office:value-type="float" office:value="15.09" calcext:value-type="float">
            <text:p>15.09</text:p>
          </table:table-cell>
          <table:table-cell office:value-type="float" office:value="0.0660653" calcext:value-type="float">
            <text:p>0.0660653</text:p>
          </table:table-cell>
          <table:table-cell office:value-type="float" office:value="-0.42287" calcext:value-type="float">
            <text:p>-0.42287</text:p>
          </table:table-cell>
          <table:table-cell office:value-type="float" office:value="-0.344452" calcext:value-type="float">
            <text:p>-0.344452</text:p>
          </table:table-cell>
          <table:table-cell office:value-type="float" office:value="-0.0512915" calcext:value-type="float">
            <text:p>-0.0512915</text:p>
          </table:table-cell>
          <table:table-cell office:value-type="float" office:value="0.00142508" calcext:value-type="float">
            <text:p>0.00142508</text:p>
          </table:table-cell>
          <table:table-cell office:value-type="float" office:value="-0.00142508" calcext:value-type="float">
            <text:p>-0.00142508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-0.0247745" calcext:value-type="float">
            <text:p>-0.0247745</text:p>
          </table:table-cell>
          <table:table-cell office:value-type="float" office:value="-0.446679" calcext:value-type="float">
            <text:p>-0.446679</text:p>
          </table:table-cell>
          <table:table-cell office:value-type="float" office:value="-0.366505" calcext:value-type="float">
            <text:p>-0.366505</text:p>
          </table:table-cell>
          <table:table-cell office:value-type="float" office:value="-0.0690774" calcext:value-type="float">
            <text:p>-0.0690774</text:p>
          </table:table-cell>
          <table:table-cell office:value-type="float" office:value="-0.000534508" calcext:value-type="float">
            <text:p>-0.000534508</text:p>
          </table:table-cell>
          <table:table-cell office:value-type="float" office:value="0.000534304" calcext:value-type="float">
            <text:p>0.000534304</text:p>
          </table:table-cell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0.0123872" calcext:value-type="float">
            <text:p>0.0123872</text:p>
          </table:table-cell>
          <table:table-cell office:value-type="float" office:value="-0.446688" calcext:value-type="float">
            <text:p>-0.446688</text:p>
          </table:table-cell>
          <table:table-cell office:value-type="float" office:value="-0.366485" calcext:value-type="float">
            <text:p>-0.366485</text:p>
          </table:table-cell>
          <table:table-cell office:value-type="float" office:value="-0.0690581" calcext:value-type="float">
            <text:p>-0.0690581</text:p>
          </table:table-cell>
          <table:table-cell office:value-type="float" office:value="0.000267182" calcext:value-type="float">
            <text:p>0.000267182</text:p>
          </table:table-cell>
          <table:table-cell office:value-type="float" office:value="-0.000267233" calcext:value-type="float">
            <text:p>-0.000267233</text:p>
          </table:table-cell>
        </table:table-row>
        <table:table-row table:style-name="ro1">
          <table:table-cell office:value-type="float" office:value="15.18" calcext:value-type="float">
            <text:p>15.18</text:p>
          </table:table-cell>
          <table:table-cell office:value-type="float" office:value="-0.0144607" calcext:value-type="float">
            <text:p>-0.0144607</text:p>
          </table:table-cell>
          <table:table-cell office:value-type="float" office:value="-0.412252" calcext:value-type="float">
            <text:p>-0.412252</text:p>
          </table:table-cell>
          <table:table-cell office:value-type="float" office:value="-0.334693" calcext:value-type="float">
            <text:p>-0.334693</text:p>
          </table:table-cell>
          <table:table-cell office:value-type="float" office:value="-0.0434355" calcext:value-type="float">
            <text:p>-0.0434355</text:p>
          </table:table-cell>
          <table:table-cell office:value-type="float" office:value="-0.00031193" calcext:value-type="float">
            <text:p>-0.00031193</text:p>
          </table:table-cell>
          <table:table-cell office:value-type="float" office:value="0.00031169" calcext:value-type="float">
            <text:p>0.00031169</text:p>
          </table:table-cell>
        </table:table-row>
        <table:table-row table:style-name="ro1">
          <table:table-cell office:value-type="float" office:value="15.21" calcext:value-type="float">
            <text:p>15.21</text:p>
          </table:table-cell>
          <table:table-cell office:value-type="float" office:value="-0.179579" calcext:value-type="float">
            <text:p>-0.179579</text:p>
          </table:table-cell>
          <table:table-cell office:value-type="float" office:value="-0.480368" calcext:value-type="float">
            <text:p>-0.480368</text:p>
          </table:table-cell>
          <table:table-cell office:value-type="float" office:value="-0.396003" calcext:value-type="float">
            <text:p>-0.396003</text:p>
          </table:table-cell>
          <table:table-cell office:value-type="float" office:value="-0.0928881" calcext:value-type="float">
            <text:p>-0.0928881</text:p>
          </table:table-cell>
          <table:table-cell office:value-type="float" office:value="-0.00388118" calcext:value-type="float">
            <text:p>-0.00388118</text:p>
          </table:table-cell>
          <table:table-cell office:value-type="float" office:value="0.00386697" calcext:value-type="float">
            <text:p>0.00386697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0.206478" calcext:value-type="float">
            <text:p>0.206478</text:p>
          </table:table-cell>
          <table:table-cell office:value-type="float" office:value="-0.414238" calcext:value-type="float">
            <text:p>-0.414238</text:p>
          </table:table-cell>
          <table:table-cell office:value-type="float" office:value="-0.336313" calcext:value-type="float">
            <text:p>-0.336313</text:p>
          </table:table-cell>
          <table:table-cell office:value-type="float" office:value="-0.0447358" calcext:value-type="float">
            <text:p>-0.0447358</text:p>
          </table:table-cell>
          <table:table-cell office:value-type="float" office:value="0.0044535" calcext:value-type="float">
            <text:p>0.0044535</text:p>
          </table:table-cell>
          <table:table-cell office:value-type="float" office:value="-0.0044535" calcext:value-type="float">
            <text:p>-0.0044535</text:p>
          </table:table-cell>
        </table:table-row>
        <table:table-row table:style-name="ro1">
          <table:table-cell office:value-type="float" office:value="15.27" calcext:value-type="float">
            <text:p>15.27</text:p>
          </table:table-cell>
          <table:table-cell office:value-type="float" office:value="-0.0763968" calcext:value-type="float">
            <text:p>-0.0763968</text:p>
          </table:table-cell>
          <table:table-cell office:value-type="float" office:value="-0.451318" calcext:value-type="float">
            <text:p>-0.451318</text:p>
          </table:table-cell>
          <table:table-cell office:value-type="float" office:value="-0.370633" calcext:value-type="float">
            <text:p>-0.370633</text:p>
          </table:table-cell>
          <table:table-cell office:value-type="float" office:value="-0.072414" calcext:value-type="float">
            <text:p>-0.072414</text:p>
          </table:table-cell>
          <table:table-cell office:value-type="float" office:value="-0.00164877" calcext:value-type="float">
            <text:p>-0.00164877</text:p>
          </table:table-cell>
          <table:table-cell office:value-type="float" office:value="0.00164682" calcext:value-type="float">
            <text:p>0.00164682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0.0619546" calcext:value-type="float">
            <text:p>0.0619546</text:p>
          </table:table-cell>
          <table:table-cell office:value-type="float" office:value="-0.418576" calcext:value-type="float">
            <text:p>-0.418576</text:p>
          </table:table-cell>
          <table:table-cell office:value-type="float" office:value="-0.340455" calcext:value-type="float">
            <text:p>-0.340455</text:p>
          </table:table-cell>
          <table:table-cell office:value-type="float" office:value="-0.0480936" calcext:value-type="float">
            <text:p>-0.0480936</text:p>
          </table:table-cell>
          <table:table-cell office:value-type="float" office:value="0.00133605" calcext:value-type="float">
            <text:p>0.00133605</text:p>
          </table:table-cell>
          <table:table-cell office:value-type="float" office:value="-0.00133612" calcext:value-type="float">
            <text:p>-0.00133612</text:p>
          </table:table-cell>
        </table:table-row>
        <table:table-row table:style-name="ro1">
          <table:table-cell office:value-type="float" office:value="15.33" calcext:value-type="float">
            <text:p>15.33</text:p>
          </table:table-cell>
          <table:table-cell office:value-type="float" office:value="-0.243582" calcext:value-type="float">
            <text:p>-0.243582</text:p>
          </table:table-cell>
          <table:table-cell office:value-type="float" office:value="-0.487657" calcext:value-type="float">
            <text:p>-0.487657</text:p>
          </table:table-cell>
          <table:table-cell office:value-type="float" office:value="-0.401809" calcext:value-type="float">
            <text:p>-0.401809</text:p>
          </table:table-cell>
          <table:table-cell office:value-type="float" office:value="-0.0975846" calcext:value-type="float">
            <text:p>-0.0975846</text:p>
          </table:table-cell>
          <table:table-cell office:value-type="float" office:value="-0.00526564" calcext:value-type="float">
            <text:p>-0.00526564</text:p>
          </table:table-cell>
          <table:table-cell office:value-type="float" office:value="0.00524342" calcext:value-type="float">
            <text:p>0.00524342</text:p>
          </table:table-cell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0.258127" calcext:value-type="float">
            <text:p>0.258127</text:p>
          </table:table-cell>
          <table:table-cell office:value-type="float" office:value="-0.40815" calcext:value-type="float">
            <text:p>-0.40815</text:p>
          </table:table-cell>
          <table:table-cell office:value-type="float" office:value="-0.330624" calcext:value-type="float">
            <text:p>-0.330624</text:p>
          </table:table-cell>
          <table:table-cell office:value-type="float" office:value="-0.0401558" calcext:value-type="float">
            <text:p>-0.0401558</text:p>
          </table:table-cell>
          <table:table-cell office:value-type="float" office:value="0.00556702" calcext:value-type="float">
            <text:p>0.00556702</text:p>
          </table:table-cell>
          <table:table-cell office:value-type="float" office:value="-0.00556702" calcext:value-type="float">
            <text:p>-0.00556702</text:p>
          </table:table-cell>
        </table:table-row>
        <table:table-row table:style-name="ro1">
          <table:table-cell office:value-type="float" office:value="15.39" calcext:value-type="float">
            <text:p>15.39</text:p>
          </table:table-cell>
          <table:table-cell office:value-type="float" office:value="-0.0371702" calcext:value-type="float">
            <text:p>-0.0371702</text:p>
          </table:table-cell>
          <table:table-cell office:value-type="float" office:value="-0.451182" calcext:value-type="float">
            <text:p>-0.451182</text:p>
          </table:table-cell>
          <table:table-cell office:value-type="float" office:value="-0.370654" calcext:value-type="float">
            <text:p>-0.370654</text:p>
          </table:table-cell>
          <table:table-cell office:value-type="float" office:value="-0.0724345" calcext:value-type="float">
            <text:p>-0.0724345</text:p>
          </table:table-cell>
          <table:table-cell office:value-type="float" office:value="-0.000801881" calcext:value-type="float">
            <text:p>-0.000801881</text:p>
          </table:table-cell>
          <table:table-cell office:value-type="float" office:value="0.00080142" calcext:value-type="float">
            <text:p>0.00080142</text:p>
          </table:table-cell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0.0103211" calcext:value-type="float">
            <text:p>0.0103211</text:p>
          </table:table-cell>
          <table:table-cell office:value-type="float" office:value="-0.417692" calcext:value-type="float">
            <text:p>-0.417692</text:p>
          </table:table-cell>
          <table:table-cell office:value-type="float" office:value="-0.339669" calcext:value-type="float">
            <text:p>-0.339669</text:p>
          </table:table-cell>
          <table:table-cell office:value-type="float" office:value="-0.0474688" calcext:value-type="float">
            <text:p>-0.0474688</text:p>
          </table:table-cell>
          <table:table-cell office:value-type="float" office:value="0.000222519" calcext:value-type="float">
            <text:p>0.000222519</text:p>
          </table:table-cell>
          <table:table-cell office:value-type="float" office:value="-0.000222759" calcext:value-type="float">
            <text:p>-0.000222759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-0.243485" calcext:value-type="float">
            <text:p>-0.243485</text:p>
          </table:table-cell>
          <table:table-cell office:value-type="float" office:value="-0.511005" calcext:value-type="float">
            <text:p>-0.511005</text:p>
          </table:table-cell>
          <table:table-cell office:value-type="float" office:value="-0.423013" calcext:value-type="float">
            <text:p>-0.423013</text:p>
          </table:table-cell>
          <table:table-cell office:value-type="float" office:value="-0.114696" calcext:value-type="float">
            <text:p>-0.114696</text:p>
          </table:table-cell>
          <table:table-cell office:value-type="float" office:value="-0.00526585" calcext:value-type="float">
            <text:p>-0.00526585</text:p>
          </table:table-cell>
          <table:table-cell office:value-type="float" office:value="0.00524146" calcext:value-type="float">
            <text:p>0.00524146</text:p>
          </table:table-cell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0.27047" calcext:value-type="float">
            <text:p>0.27047</text:p>
          </table:table-cell>
          <table:table-cell office:value-type="float" office:value="-0.39129" calcext:value-type="float">
            <text:p>-0.39129</text:p>
          </table:table-cell>
          <table:table-cell office:value-type="float" office:value="-0.315064" calcext:value-type="float">
            <text:p>-0.315064</text:p>
          </table:table-cell>
          <table:table-cell office:value-type="float" office:value="-0.0275945" calcext:value-type="float">
            <text:p>-0.0275945</text:p>
          </table:table-cell>
          <table:table-cell office:value-type="float" office:value="0.00583401" calcext:value-type="float">
            <text:p>0.00583401</text:p>
          </table:table-cell>
          <table:table-cell office:value-type="float" office:value="-0.00583401" calcext:value-type="float">
            <text:p>-0.00583401</text:p>
          </table:table-cell>
        </table:table-row>
        <table:table-row table:style-name="ro1">
          <table:table-cell office:value-type="float" office:value="15.51" calcext:value-type="float">
            <text:p>15.51</text:p>
          </table:table-cell>
          <table:table-cell office:value-type="float" office:value="0.000000000644711" calcext:value-type="float">
            <text:p>6.44711E-10</text:p>
          </table:table-cell>
          <table:table-cell office:value-type="float" office:value="-0.445811" calcext:value-type="float">
            <text:p>-0.445811</text:p>
          </table:table-cell>
          <table:table-cell office:value-type="float" office:value="-0.365702" calcext:value-type="float">
            <text:p>-0.365702</text:p>
          </table:table-cell>
          <table:table-cell office:value-type="float" office:value="-0.0684329" calcext:value-type="float">
            <text:p>-0.0684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4" calcext:value-type="float">
            <text:p>15.54</text:p>
          </table:table-cell>
          <table:table-cell office:value-type="float" office:value="-0.0268338" calcext:value-type="float">
            <text:p>-0.0268338</text:p>
          </table:table-cell>
          <table:table-cell office:value-type="float" office:value="-0.451979" calcext:value-type="float">
            <text:p>-0.451979</text:p>
          </table:table-cell>
          <table:table-cell office:value-type="float" office:value="-0.371385" calcext:value-type="float">
            <text:p>-0.371385</text:p>
          </table:table-cell>
          <table:table-cell office:value-type="float" office:value="-0.0730115" calcext:value-type="float">
            <text:p>-0.0730115</text:p>
          </table:table-cell>
          <table:table-cell office:value-type="float" office:value="-0.000579015" calcext:value-type="float">
            <text:p>-0.000579015</text:p>
          </table:table-cell>
          <table:table-cell office:value-type="float" office:value="0.000578775" calcext:value-type="float">
            <text:p>0.000578775</text:p>
          </table:table-cell>
        </table:table-row>
        <table:table-row table:style-name="ro1">
          <table:table-cell office:value-type="float" office:value="15.57" calcext:value-type="float">
            <text:p>15.57</text:p>
          </table:table-cell>
          <table:table-cell office:value-type="float" office:value="0.0268421" calcext:value-type="float">
            <text:p>0.0268421</text:p>
          </table:table-cell>
          <table:table-cell office:value-type="float" office:value="-0.412245" calcext:value-type="float">
            <text:p>-0.412245</text:p>
          </table:table-cell>
          <table:table-cell office:value-type="float" office:value="-0.334678" calcext:value-type="float">
            <text:p>-0.334678</text:p>
          </table:table-cell>
          <table:table-cell office:value-type="float" office:value="-0.0434184" calcext:value-type="float">
            <text:p>-0.0434184</text:p>
          </table:table-cell>
          <table:table-cell office:value-type="float" office:value="0.000578955" calcext:value-type="float">
            <text:p>0.000578955</text:p>
          </table:table-cell>
          <table:table-cell office:value-type="float" office:value="-0.000578955" calcext:value-type="float">
            <text:p>-0.000578955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-0.206275" calcext:value-type="float">
            <text:p>-0.206275</text:p>
          </table:table-cell>
          <table:table-cell office:value-type="float" office:value="-0.503347" calcext:value-type="float">
            <text:p>-0.503347</text:p>
          </table:table-cell>
          <table:table-cell office:value-type="float" office:value="-0.417109" calcext:value-type="float">
            <text:p>-0.417109</text:p>
          </table:table-cell>
          <table:table-cell office:value-type="float" office:value="-0.109916" calcext:value-type="float">
            <text:p>-0.109916</text:p>
          </table:table-cell>
          <table:table-cell office:value-type="float" office:value="-0.00445886" calcext:value-type="float">
            <text:p>-0.00445886</text:p>
          </table:table-cell>
          <table:table-cell office:value-type="float" office:value="0.00444465" calcext:value-type="float">
            <text:p>0.00444465</text:p>
          </table:table-cell>
        </table:table-row>
        <table:table-row table:style-name="ro1">
          <table:table-cell office:value-type="float" office:value="15.63" calcext:value-type="float">
            <text:p>15.63</text:p>
          </table:table-cell>
          <table:table-cell office:value-type="float" office:value="0.206377" calcext:value-type="float">
            <text:p>0.206377</text:p>
          </table:table-cell>
          <table:table-cell office:value-type="float" office:value="-0.396356" calcext:value-type="float">
            <text:p>-0.396356</text:p>
          </table:table-cell>
          <table:table-cell office:value-type="float" office:value="-0.319863" calcext:value-type="float">
            <text:p>-0.319863</text:p>
          </table:table-cell>
          <table:table-cell office:value-type="float" office:value="-0.0314306" calcext:value-type="float">
            <text:p>-0.0314306</text:p>
          </table:table-cell>
          <table:table-cell office:value-type="float" office:value="0.00445296" calcext:value-type="float">
            <text:p>0.00445296</text:p>
          </table:table-cell>
          <table:table-cell office:value-type="float" office:value="-0.00445296" calcext:value-type="float">
            <text:p>-0.00445296</text:p>
          </table:table-cell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-0.0392117" calcext:value-type="float">
            <text:p>-0.0392117</text:p>
          </table:table-cell>
          <table:table-cell office:value-type="float" office:value="-0.44041" calcext:value-type="float">
            <text:p>-0.44041</text:p>
          </table:table-cell>
          <table:table-cell office:value-type="float" office:value="-0.36069" calcext:value-type="float">
            <text:p>-0.36069</text:p>
          </table:table-cell>
          <table:table-cell office:value-type="float" office:value="-0.0643685" calcext:value-type="float">
            <text:p>-0.0643685</text:p>
          </table:table-cell>
          <table:table-cell office:value-type="float" office:value="-0.000846319" calcext:value-type="float">
            <text:p>-0.000846319</text:p>
          </table:table-cell>
          <table:table-cell office:value-type="float" office:value="0.000845806" calcext:value-type="float">
            <text:p>0.000845806</text:p>
          </table:table-cell>
        </table:table-row>
        <table:table-row table:style-name="ro1">
          <table:table-cell office:value-type="float" office:value="15.69" calcext:value-type="float">
            <text:p>15.69</text:p>
          </table:table-cell>
          <table:table-cell office:value-type="float" office:value="0.00206169" calcext:value-type="float">
            <text:p>0.00206169</text:p>
          </table:table-cell>
          <table:table-cell office:value-type="float" office:value="-0.435157" calcext:value-type="float">
            <text:p>-0.435157</text:p>
          </table:table-cell>
          <table:table-cell office:value-type="float" office:value="-0.355806" calcext:value-type="float">
            <text:p>-0.355806</text:p>
          </table:table-cell>
          <table:table-cell office:value-type="float" office:value="-0.060432" calcext:value-type="float">
            <text:p>-0.060432</text:p>
          </table:table-cell>
          <table:table-cell office:value-type="float" office:value="0.0000442746" calcext:value-type="float">
            <text:p>4.42746E-05</text:p>
          </table:table-cell>
          <table:table-cell office:value-type="float" office:value="-0.0000447352" calcext:value-type="float">
            <text:p>-4.47352E-05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-0.078305" calcext:value-type="float">
            <text:p>-0.078305</text:p>
          </table:table-cell>
          <table:table-cell office:value-type="float" office:value="-0.501169" calcext:value-type="float">
            <text:p>-0.501169</text:p>
          </table:table-cell>
          <table:table-cell office:value-type="float" office:value="-0.416034" calcext:value-type="float">
            <text:p>-0.416034</text:p>
          </table:table-cell>
          <table:table-cell office:value-type="float" office:value="-0.109036" calcext:value-type="float">
            <text:p>-0.109036</text:p>
          </table:table-cell>
          <table:table-cell office:value-type="float" office:value="-0.00169304" calcext:value-type="float">
            <text:p>-0.00169304</text:p>
          </table:table-cell>
          <table:table-cell office:value-type="float" office:value="0.00168859" calcext:value-type="float">
            <text:p>0.00168859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0.11552" calcext:value-type="float">
            <text:p>0.11552</text:p>
          </table:table-cell>
          <table:table-cell office:value-type="float" office:value="-0.374797" calcext:value-type="float">
            <text:p>-0.374797</text:p>
          </table:table-cell>
          <table:table-cell office:value-type="float" office:value="-0.300169" calcext:value-type="float">
            <text:p>-0.300169</text:p>
          </table:table-cell>
          <table:table-cell office:value-type="float" office:value="-0.0155024" calcext:value-type="float">
            <text:p>-0.0155024</text:p>
          </table:table-cell>
          <table:table-cell office:value-type="float" office:value="0.00249333" calcext:value-type="float">
            <text:p>0.00249333</text:p>
          </table:table-cell>
          <table:table-cell office:value-type="float" office:value="-0.00249333" calcext:value-type="float">
            <text:p>-0.00249333</text:p>
          </table:table-cell>
        </table:table-row>
        <table:table-row table:style-name="ro1">
          <table:table-cell office:value-type="float" office:value="15.78" calcext:value-type="float">
            <text:p>15.78</text:p>
          </table:table-cell>
          <table:table-cell office:value-type="float" office:value="0.0247543" calcext:value-type="float">
            <text:p>0.0247543</text:p>
          </table:table-cell>
          <table:table-cell office:value-type="float" office:value="-0.450968" calcext:value-type="float">
            <text:p>-0.450968</text:p>
          </table:table-cell>
          <table:table-cell office:value-type="float" office:value="-0.370362" calcext:value-type="float">
            <text:p>-0.370362</text:p>
          </table:table-cell>
          <table:table-cell office:value-type="float" office:value="-0.0721507" calcext:value-type="float">
            <text:p>-0.0721507</text:p>
          </table:table-cell>
          <table:table-cell office:value-type="float" office:value="0.000534184" calcext:value-type="float">
            <text:p>0.000534184</text:p>
          </table:table-cell>
          <table:table-cell office:value-type="float" office:value="-0.000534388" calcext:value-type="float">
            <text:p>-0.000534388</text:p>
          </table:table-cell>
        </table:table-row>
        <table:table-row table:style-name="ro1">
          <table:table-cell office:value-type="float" office:value="15.81" calcext:value-type="float">
            <text:p>15.81</text:p>
          </table:table-cell>
          <table:table-cell office:value-type="float" office:value="-0.0763427" calcext:value-type="float">
            <text:p>-0.0763427</text:p>
          </table:table-cell>
          <table:table-cell office:value-type="float" office:value="-0.428812" calcext:value-type="float">
            <text:p>-0.428812</text:p>
          </table:table-cell>
          <table:table-cell office:value-type="float" office:value="-0.349996" calcext:value-type="float">
            <text:p>-0.349996</text:p>
          </table:table-cell>
          <table:table-cell office:value-type="float" office:value="-0.0557244" calcext:value-type="float">
            <text:p>-0.0557244</text:p>
          </table:table-cell>
          <table:table-cell office:value-type="float" office:value="-0.00164798" calcext:value-type="float">
            <text:p>-0.00164798</text:p>
          </table:table-cell>
          <table:table-cell office:value-type="float" office:value="0.00164709" calcext:value-type="float">
            <text:p>0.00164709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0.0123857" calcext:value-type="float">
            <text:p>0.0123857</text:p>
          </table:table-cell>
          <table:table-cell office:value-type="float" office:value="-0.47404" calcext:value-type="float">
            <text:p>-0.47404</text:p>
          </table:table-cell>
          <table:table-cell office:value-type="float" office:value="-0.391544" calcext:value-type="float">
            <text:p>-0.391544</text:p>
          </table:table-cell>
          <table:table-cell office:value-type="float" office:value="-0.0892455" calcext:value-type="float">
            <text:p>-0.0892455</text:p>
          </table:table-cell>
          <table:table-cell office:value-type="float" office:value="0.000267016" calcext:value-type="float">
            <text:p>0.000267016</text:p>
          </table:table-cell>
          <table:table-cell office:value-type="float" office:value="-0.000267529" calcext:value-type="float">
            <text:p>-0.000267529</text:p>
          </table:table-cell>
        </table:table-row>
        <table:table-row table:style-name="ro1">
          <table:table-cell office:value-type="float" office:value="15.87" calcext:value-type="float">
            <text:p>15.87</text:p>
          </table:table-cell>
          <table:table-cell office:value-type="float" office:value="0.0391895" calcext:value-type="float">
            <text:p>0.0391895</text:p>
          </table:table-cell>
          <table:table-cell office:value-type="float" office:value="-0.418108" calcext:value-type="float">
            <text:p>-0.418108</text:p>
          </table:table-cell>
          <table:table-cell office:value-type="float" office:value="-0.340131" calcext:value-type="float">
            <text:p>-0.340131</text:p>
          </table:table-cell>
          <table:table-cell office:value-type="float" office:value="-0.0477446" calcext:value-type="float">
            <text:p>-0.0477446</text:p>
          </table:table-cell>
          <table:table-cell office:value-type="float" office:value="0.00084592" calcext:value-type="float">
            <text:p>0.00084592</text:p>
          </table:table-cell>
          <table:table-cell office:value-type="float" office:value="-0.00084592" calcext:value-type="float">
            <text:p>-0.00084592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0.0268139" calcext:value-type="float">
            <text:p>0.0268139</text:p>
          </table:table-cell>
          <table:table-cell office:value-type="float" office:value="-0.440301" calcext:value-type="float">
            <text:p>-0.440301</text:p>
          </table:table-cell>
          <table:table-cell office:value-type="float" office:value="-0.360535" calcext:value-type="float">
            <text:p>-0.360535</text:p>
          </table:table-cell>
          <table:table-cell office:value-type="float" office:value="-0.0642135" calcext:value-type="float">
            <text:p>-0.0642135</text:p>
          </table:table-cell>
          <table:table-cell office:value-type="float" office:value="0.000578667" calcext:value-type="float">
            <text:p>0.000578667</text:p>
          </table:table-cell>
          <table:table-cell office:value-type="float" office:value="-0.000578907" calcext:value-type="float">
            <text:p>-0.000578907</text:p>
          </table:table-cell>
        </table:table-row>
        <table:table-row table:style-name="ro1">
          <table:table-cell office:value-type="float" office:value="15.93" calcext:value-type="float">
            <text:p>15.93</text:p>
          </table:table-cell>
          <table:table-cell office:value-type="float" office:value="-0.0412624" calcext:value-type="float">
            <text:p>-0.0412624</text:p>
          </table:table-cell>
          <table:table-cell office:value-type="float" office:value="-0.424288" calcext:value-type="float">
            <text:p>-0.424288</text:p>
          </table:table-cell>
          <table:table-cell office:value-type="float" office:value="-0.345889" calcext:value-type="float">
            <text:p>-0.345889</text:p>
          </table:table-cell>
          <table:table-cell office:value-type="float" office:value="-0.0524058" calcext:value-type="float">
            <text:p>-0.0524058</text:p>
          </table:table-cell>
          <table:table-cell office:value-type="float" office:value="-0.000890563" calcext:value-type="float">
            <text:p>-0.000890563</text:p>
          </table:table-cell>
          <table:table-cell office:value-type="float" office:value="0.000890494" calcext:value-type="float">
            <text:p>0.000890494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0.00206633" calcext:value-type="float">
            <text:p>0.00206633</text:p>
          </table:table-cell>
          <table:table-cell office:value-type="float" office:value="-0.4837" calcext:value-type="float">
            <text:p>-0.4837</text:p>
          </table:table-cell>
          <table:table-cell office:value-type="float" office:value="-0.400474" calcext:value-type="float">
            <text:p>-0.400474</text:p>
          </table:table-cell>
          <table:table-cell office:value-type="float" office:value="-0.0964512" calcext:value-type="float">
            <text:p>-0.0964512</text:p>
          </table:table-cell>
          <table:table-cell office:value-type="float" office:value="0.0000445518" calcext:value-type="float">
            <text:p>4.45518E-05</text:p>
          </table:table-cell>
          <table:table-cell office:value-type="float" office:value="-0.000044603" calcext:value-type="float">
            <text:p>-4.4603E-05</text:p>
          </table:table-cell>
        </table:table-row>
        <table:table-row table:style-name="ro1">
          <table:table-cell office:value-type="float" office:value="15.99" calcext:value-type="float">
            <text:p>15.99</text:p>
          </table:table-cell>
          <table:table-cell office:value-type="float" office:value="0.012374" calcext:value-type="float">
            <text:p>0.012374</text:p>
          </table:table-cell>
          <table:table-cell office:value-type="float" office:value="-0.412707" calcext:value-type="float">
            <text:p>-0.412707</text:p>
          </table:table-cell>
          <table:table-cell office:value-type="float" office:value="-0.335201" calcext:value-type="float">
            <text:p>-0.335201</text:p>
          </table:table-cell>
          <table:table-cell office:value-type="float" office:value="-0.043756" calcext:value-type="float">
            <text:p>-0.043756</text:p>
          </table:table-cell>
          <table:table-cell office:value-type="float" office:value="0.000267121" calcext:value-type="float">
            <text:p>0.000267121</text:p>
          </table:table-cell>
          <table:table-cell office:value-type="float" office:value="-0.000267121" calcext:value-type="float">
            <text:p>-0.000267121</text:p>
          </table:table-cell>
        </table:table-row>
        <table:table-row table:style-name="ro1">
          <table:table-cell office:value-type="float" office:value="16.02" calcext:value-type="float">
            <text:p>16.02</text:p>
          </table:table-cell>
          <table:table-cell office:value-type="float" office:value="0.0391842" calcext:value-type="float">
            <text:p>0.0391842</text:p>
          </table:table-cell>
          <table:table-cell office:value-type="float" office:value="-0.44032" calcext:value-type="float">
            <text:p>-0.44032</text:p>
          </table:table-cell>
          <table:table-cell office:value-type="float" office:value="-0.3605" calcext:value-type="float">
            <text:p>-0.3605</text:p>
          </table:table-cell>
          <table:table-cell office:value-type="float" office:value="-0.0641791" calcext:value-type="float">
            <text:p>-0.0641791</text:p>
          </table:table-cell>
          <table:table-cell office:value-type="float" office:value="0.000845626" calcext:value-type="float">
            <text:p>0.000845626</text:p>
          </table:table-cell>
          <table:table-cell office:value-type="float" office:value="-0.000846139" calcext:value-type="float">
            <text:p>-0.000846139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-0.0268131" calcext:value-type="float">
            <text:p>-0.0268131</text:p>
          </table:table-cell>
          <table:table-cell office:value-type="float" office:value="-0.423379" calcext:value-type="float">
            <text:p>-0.423379</text:p>
          </table:table-cell>
          <table:table-cell office:value-type="float" office:value="-0.345041" calcext:value-type="float">
            <text:p>-0.345041</text:p>
          </table:table-cell>
          <table:table-cell office:value-type="float" office:value="-0.0517138" calcext:value-type="float">
            <text:p>-0.0517138</text:p>
          </table:table-cell>
          <table:table-cell office:value-type="float" office:value="-0.000578791" calcext:value-type="float">
            <text:p>-0.000578791</text:p>
          </table:table-cell>
          <table:table-cell office:value-type="float" office:value="0.00057874" calcext:value-type="float">
            <text:p>0.00057874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0.0268114" calcext:value-type="float">
            <text:p>0.0268114</text:p>
          </table:table-cell>
          <table:table-cell office:value-type="float" office:value="-0.462516" calcext:value-type="float">
            <text:p>-0.462516</text:p>
          </table:table-cell>
          <table:table-cell office:value-type="float" office:value="-0.380939" calcext:value-type="float">
            <text:p>-0.380939</text:p>
          </table:table-cell>
          <table:table-cell office:value-type="float" office:value="-0.0806826" calcext:value-type="float">
            <text:p>-0.0806826</text:p>
          </table:table-cell>
          <table:table-cell office:value-type="float" office:value="0.000578497" calcext:value-type="float">
            <text:p>0.000578497</text:p>
          </table:table-cell>
          <table:table-cell office:value-type="float" office:value="-0.00057901" calcext:value-type="float">
            <text:p>-0.00057901</text:p>
          </table:table-cell>
        </table:table-row>
        <table:table-row table:style-name="ro1">
          <table:table-cell office:value-type="float" office:value="16.11" calcext:value-type="float">
            <text:p>16.11</text:p>
          </table:table-cell>
          <table:table-cell office:value-type="float" office:value="-0.014437" calcext:value-type="float">
            <text:p>-0.014437</text:p>
          </table:table-cell>
          <table:table-cell office:value-type="float" office:value="-0.424319" calcext:value-type="float">
            <text:p>-0.424319</text:p>
          </table:table-cell>
          <table:table-cell office:value-type="float" office:value="-0.345876" calcext:value-type="float">
            <text:p>-0.345876</text:p>
          </table:table-cell>
          <table:table-cell office:value-type="float" office:value="-0.0523902" calcext:value-type="float">
            <text:p>-0.0523902</text:p>
          </table:table-cell>
          <table:table-cell office:value-type="float" office:value="-0.000311728" calcext:value-type="float">
            <text:p>-0.000311728</text:p>
          </table:table-cell>
          <table:table-cell office:value-type="float" office:value="0.000311524" calcext:value-type="float">
            <text:p>0.000311524</text:p>
          </table:table-cell>
        </table:table-row>
        <table:table-row table:style-name="ro1">
          <table:table-cell office:value-type="float" office:value="16.14" calcext:value-type="float">
            <text:p>16.14</text:p>
          </table:table-cell>
          <table:table-cell office:value-type="float" office:value="0.0144334" calcext:value-type="float">
            <text:p>0.0144334</text:p>
          </table:table-cell>
          <table:table-cell office:value-type="float" office:value="-0.461615" calcext:value-type="float">
            <text:p>-0.461615</text:p>
          </table:table-cell>
          <table:table-cell office:value-type="float" office:value="-0.380122" calcext:value-type="float">
            <text:p>-0.380122</text:p>
          </table:table-cell>
          <table:table-cell office:value-type="float" office:value="-0.080024" calcext:value-type="float">
            <text:p>-0.080024</text:p>
          </table:table-cell>
          <table:table-cell office:value-type="float" office:value="0.000311331" calcext:value-type="float">
            <text:p>0.000311331</text:p>
          </table:table-cell>
          <table:table-cell office:value-type="float" office:value="-0.000311844" calcext:value-type="float">
            <text:p>-0.000311844</text:p>
          </table:table-cell>
        </table:table-row>
        <table:table-row table:style-name="ro1">
          <table:table-cell office:value-type="float" office:value="16.17" calcext:value-type="float">
            <text:p>16.17</text:p>
          </table:table-cell>
          <table:table-cell office:value-type="float" office:value="-0.0391895" calcext:value-type="float">
            <text:p>-0.0391895</text:p>
          </table:table-cell>
          <table:table-cell office:value-type="float" office:value="-0.429539" calcext:value-type="float">
            <text:p>-0.429539</text:p>
          </table:table-cell>
          <table:table-cell office:value-type="float" office:value="-0.35074" calcext:value-type="float">
            <text:p>-0.35074</text:p>
          </table:table-cell>
          <table:table-cell office:value-type="float" office:value="-0.0563075" calcext:value-type="float">
            <text:p>-0.0563075</text:p>
          </table:table-cell>
          <table:table-cell office:value-type="float" office:value="-0.00084592" calcext:value-type="float">
            <text:p>-0.00084592</text:p>
          </table:table-cell>
          <table:table-cell office:value-type="float" office:value="0.00084592" calcext:value-type="float">
            <text:p>0.00084592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0.0515651" calcext:value-type="float">
            <text:p>0.0515651</text:p>
          </table:table-cell>
          <table:table-cell office:value-type="float" office:value="-0.440426" calcext:value-type="float">
            <text:p>-0.440426</text:p>
          </table:table-cell>
          <table:table-cell office:value-type="float" office:value="-0.36054" calcext:value-type="float">
            <text:p>-0.36054</text:p>
          </table:table-cell>
          <table:table-cell office:value-type="float" office:value="-0.0642183" calcext:value-type="float">
            <text:p>-0.0642183</text:p>
          </table:table-cell>
          <table:table-cell office:value-type="float" office:value="0.00111261" calcext:value-type="float">
            <text:p>0.00111261</text:p>
          </table:table-cell>
          <table:table-cell office:value-type="float" office:value="-0.0011135" calcext:value-type="float">
            <text:p>-0.0011135</text:p>
          </table:table-cell>
        </table:table-row>
        <table:table-row table:style-name="ro1">
          <table:table-cell office:value-type="float" office:value="16.23" calcext:value-type="float">
            <text:p>16.23</text:p>
          </table:table-cell>
          <table:table-cell office:value-type="float" office:value="-0.0123793" calcext:value-type="float">
            <text:p>-0.0123793</text:p>
          </table:table-cell>
          <table:table-cell office:value-type="float" office:value="-0.451792" calcext:value-type="float">
            <text:p>-0.451792</text:p>
          </table:table-cell>
          <table:table-cell office:value-type="float" office:value="-0.371107" calcext:value-type="float">
            <text:p>-0.371107</text:p>
          </table:table-cell>
          <table:table-cell office:value-type="float" office:value="-0.072742" calcext:value-type="float">
            <text:p>-0.072742</text:p>
          </table:table-cell>
          <table:table-cell office:value-type="float" office:value="-0.000267453" calcext:value-type="float">
            <text:p>-0.000267453</text:p>
          </table:table-cell>
          <table:table-cell office:value-type="float" office:value="0.00026694" calcext:value-type="float">
            <text:p>0.00026694</text:p>
          </table:table-cell>
        </table:table-row>
        <table:table-row table:style-name="ro1">
          <table:table-cell office:value-type="float" office:value="16.26" calcext:value-type="float">
            <text:p>16.26</text:p>
          </table:table-cell>
          <table:table-cell office:value-type="float" office:value="0.0371076" calcext:value-type="float">
            <text:p>0.0371076</text:p>
          </table:table-cell>
          <table:table-cell office:value-type="float" office:value="-0.439606" calcext:value-type="float">
            <text:p>-0.439606</text:p>
          </table:table-cell>
          <table:table-cell office:value-type="float" office:value="-0.359661" calcext:value-type="float">
            <text:p>-0.359661</text:p>
          </table:table-cell>
          <table:table-cell office:value-type="float" office:value="-0.0634975" calcext:value-type="float">
            <text:p>-0.0634975</text:p>
          </table:table-cell>
          <table:table-cell office:value-type="float" office:value="0.000800214" calcext:value-type="float">
            <text:p>0.000800214</text:p>
          </table:table-cell>
          <table:table-cell office:value-type="float" office:value="-0.00080216" calcext:value-type="float">
            <text:p>-0.00080216</text:p>
          </table:table-cell>
        </table:table-row>
        <table:table-row table:style-name="ro1">
          <table:table-cell office:value-type="float" office:value="16.29" calcext:value-type="float">
            <text:p>16.29</text:p>
          </table:table-cell>
          <table:table-cell office:value-type="float" office:value="-0.061862" calcext:value-type="float">
            <text:p>-0.061862</text:p>
          </table:table-cell>
          <table:table-cell office:value-type="float" office:value="-0.429444" calcext:value-type="float">
            <text:p>-0.429444</text:p>
          </table:table-cell>
          <table:table-cell office:value-type="float" office:value="-0.350672" calcext:value-type="float">
            <text:p>-0.350672</text:p>
          </table:table-cell>
          <table:table-cell office:value-type="float" office:value="-0.0562377" calcext:value-type="float">
            <text:p>-0.0562377</text:p>
          </table:table-cell>
          <table:table-cell office:value-type="float" office:value="-0.00133558" calcext:value-type="float">
            <text:p>-0.00133558</text:p>
          </table:table-cell>
          <table:table-cell office:value-type="float" office:value="0.00133551" calcext:value-type="float">
            <text:p>0.00133551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-0.0144345" calcext:value-type="float">
            <text:p>-0.0144345</text:p>
          </table:table-cell>
          <table:table-cell office:value-type="float" office:value="-0.440144" calcext:value-type="float">
            <text:p>-0.440144</text:p>
          </table:table-cell>
          <table:table-cell office:value-type="float" office:value="-0.360463" calcext:value-type="float">
            <text:p>-0.360463</text:p>
          </table:table-cell>
          <table:table-cell office:value-type="float" office:value="-0.0641413" calcext:value-type="float">
            <text:p>-0.0641413</text:p>
          </table:table-cell>
          <table:table-cell office:value-type="float" office:value="-0.000311628" calcext:value-type="float">
            <text:p>-0.000311628</text:p>
          </table:table-cell>
          <table:table-cell office:value-type="float" office:value="0.000311628" calcext:value-type="float">
            <text:p>0.000311628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0.0123773" calcext:value-type="float">
            <text:p>0.0123773</text:p>
          </table:table-cell>
          <table:table-cell office:value-type="float" office:value="-0.423391" calcext:value-type="float">
            <text:p>-0.423391</text:p>
          </table:table-cell>
          <table:table-cell office:value-type="float" office:value="-0.345009" calcext:value-type="float">
            <text:p>-0.345009</text:p>
          </table:table-cell>
          <table:table-cell office:value-type="float" office:value="-0.0516803" calcext:value-type="float">
            <text:p>-0.0516803</text:p>
          </table:table-cell>
          <table:table-cell office:value-type="float" office:value="0.000267136" calcext:value-type="float">
            <text:p>0.000267136</text:p>
          </table:table-cell>
          <table:table-cell office:value-type="float" office:value="-0.000267187" calcext:value-type="float">
            <text:p>-0.000267187</text:p>
          </table:table-cell>
        </table:table-row>
        <table:table-row table:style-name="ro1">
          <table:table-cell office:value-type="float" office:value="16.38" calcext:value-type="float">
            <text:p>16.38</text:p>
          </table:table-cell>
          <table:table-cell office:value-type="float" office:value="-0.0391822" calcext:value-type="float">
            <text:p>-0.0391822</text:p>
          </table:table-cell>
          <table:table-cell office:value-type="float" office:value="-0.46325" calcext:value-type="float">
            <text:p>-0.46325</text:p>
          </table:table-cell>
          <table:table-cell office:value-type="float" office:value="-0.381714" calcext:value-type="float">
            <text:p>-0.381714</text:p>
          </table:table-cell>
          <table:table-cell office:value-type="float" office:value="-0.0813029" calcext:value-type="float">
            <text:p>-0.0813029</text:p>
          </table:table-cell>
          <table:table-cell office:value-type="float" office:value="-0.000845975" calcext:value-type="float">
            <text:p>-0.000845975</text:p>
          </table:table-cell>
          <table:table-cell office:value-type="float" office:value="0.000845734" calcext:value-type="float">
            <text:p>0.000845734</text:p>
          </table:table-cell>
        </table:table-row>
        <table:table-row table:style-name="ro1">
          <table:table-cell office:value-type="float" office:value="16.41" calcext:value-type="float">
            <text:p>16.41</text:p>
          </table:table-cell>
          <table:table-cell office:value-type="float" office:value="0.0268102" calcext:value-type="float">
            <text:p>0.0268102</text:p>
          </table:table-cell>
          <table:table-cell office:value-type="float" office:value="-0.434019" calcext:value-type="float">
            <text:p>-0.434019</text:p>
          </table:table-cell>
          <table:table-cell office:value-type="float" office:value="-0.354785" calcext:value-type="float">
            <text:p>-0.354785</text:p>
          </table:table-cell>
          <table:table-cell office:value-type="float" office:value="-0.0595645" calcext:value-type="float">
            <text:p>-0.0595645</text:p>
          </table:table-cell>
          <table:table-cell office:value-type="float" office:value="0.000578762" calcext:value-type="float">
            <text:p>0.000578762</text:p>
          </table:table-cell>
          <table:table-cell office:value-type="float" office:value="-0.000578762" calcext:value-type="float">
            <text:p>-0.000578762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-9.16516E-022" calcext:value-type="float">
            <text:p>-9.16516E-22</text:p>
          </table:table-cell>
          <table:table-cell office:value-type="float" office:value="-0.440196" calcext:value-type="float">
            <text:p>-0.440196</text:p>
          </table:table-cell>
          <table:table-cell office:value-type="float" office:value="-0.360497" calcext:value-type="float">
            <text:p>-0.360497</text:p>
          </table:table-cell>
          <table:table-cell office:value-type="float" office:value="-0.0641753" calcext:value-type="float">
            <text:p>-0.06417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7" calcext:value-type="float">
            <text:p>16.47</text:p>
          </table:table-cell>
          <table:table-cell office:value-type="float" office:value="-0.0123758" calcext:value-type="float">
            <text:p>-0.0123758</text:p>
          </table:table-cell>
          <table:table-cell office:value-type="float" office:value="-0.433999" calcext:value-type="float">
            <text:p>-0.433999</text:p>
          </table:table-cell>
          <table:table-cell office:value-type="float" office:value="-0.354804" calcext:value-type="float">
            <text:p>-0.354804</text:p>
          </table:table-cell>
          <table:table-cell office:value-type="float" office:value="-0.0595845" calcext:value-type="float">
            <text:p>-0.0595845</text:p>
          </table:table-cell>
          <table:table-cell office:value-type="float" office:value="-0.000267165" calcext:value-type="float">
            <text:p>-0.000267165</text:p>
          </table:table-cell>
          <table:table-cell office:value-type="float" office:value="0.000267114" calcext:value-type="float">
            <text:p>0.000267114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-0.0123794" calcext:value-type="float">
            <text:p>-0.0123794</text:p>
          </table:table-cell>
          <table:table-cell office:value-type="float" office:value="-0.435832" calcext:value-type="float">
            <text:p>-0.435832</text:p>
          </table:table-cell>
          <table:table-cell office:value-type="float" office:value="-0.35647" calcext:value-type="float">
            <text:p>-0.35647</text:p>
          </table:table-cell>
          <table:table-cell office:value-type="float" office:value="-0.0609365" calcext:value-type="float">
            <text:p>-0.0609365</text:p>
          </table:table-cell>
          <table:table-cell office:value-type="float" office:value="-0.000267282" calcext:value-type="float">
            <text:p>-0.000267282</text:p>
          </table:table-cell>
          <table:table-cell office:value-type="float" office:value="0.000267077" calcext:value-type="float">
            <text:p>0.000267077</text:p>
          </table:table-cell>
        </table:table-row>
        <table:table-row table:style-name="ro1">
          <table:table-cell office:value-type="float" office:value="16.53" calcext:value-type="float">
            <text:p>16.53</text:p>
          </table:table-cell>
          <table:table-cell office:value-type="float" office:value="-0.0268354" calcext:value-type="float">
            <text:p>-0.0268354</text:p>
          </table:table-cell>
          <table:table-cell office:value-type="float" office:value="-0.428902" calcext:value-type="float">
            <text:p>-0.428902</text:p>
          </table:table-cell>
          <table:table-cell office:value-type="float" office:value="-0.350009" calcext:value-type="float">
            <text:p>-0.350009</text:p>
          </table:table-cell>
          <table:table-cell office:value-type="float" office:value="-0.0557408" calcext:value-type="float">
            <text:p>-0.0557408</text:p>
          </table:table-cell>
          <table:table-cell office:value-type="float" office:value="-0.000579454" calcext:value-type="float">
            <text:p>-0.000579454</text:p>
          </table:table-cell>
          <table:table-cell office:value-type="float" office:value="0.000578565" calcext:value-type="float">
            <text:p>0.000578565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0.0123812" calcext:value-type="float">
            <text:p>0.0123812</text:p>
          </table:table-cell>
          <table:table-cell office:value-type="float" office:value="-0.467873" calcext:value-type="float">
            <text:p>-0.467873</text:p>
          </table:table-cell>
          <table:table-cell office:value-type="float" office:value="-0.385909" calcext:value-type="float">
            <text:p>-0.385909</text:p>
          </table:table-cell>
          <table:table-cell office:value-type="float" office:value="-0.0847038" calcext:value-type="float">
            <text:p>-0.0847038</text:p>
          </table:table-cell>
          <table:table-cell office:value-type="float" office:value="0.000266928" calcext:value-type="float">
            <text:p>0.000266928</text:p>
          </table:table-cell>
          <table:table-cell office:value-type="float" office:value="-0.000267441" calcext:value-type="float">
            <text:p>-0.000267441</text:p>
          </table:table-cell>
        </table:table-row>
        <table:table-row table:style-name="ro1">
          <table:table-cell office:value-type="float" office:value="16.59" calcext:value-type="float">
            <text:p>16.59</text:p>
          </table:table-cell>
          <table:table-cell office:value-type="float" office:value="0.0144407" calcext:value-type="float">
            <text:p>0.0144407</text:p>
          </table:table-cell>
          <table:table-cell office:value-type="float" office:value="-0.424433" calcext:value-type="float">
            <text:p>-0.424433</text:p>
          </table:table-cell>
          <table:table-cell office:value-type="float" office:value="-0.345941" calcext:value-type="float">
            <text:p>-0.345941</text:p>
          </table:table-cell>
          <table:table-cell office:value-type="float" office:value="-0.0524587" calcext:value-type="float">
            <text:p>-0.0524587</text:p>
          </table:table-cell>
          <table:table-cell office:value-type="float" office:value="0.000311551" calcext:value-type="float">
            <text:p>0.000311551</text:p>
          </table:table-cell>
          <table:table-cell office:value-type="float" office:value="-0.000311756" calcext:value-type="float">
            <text:p>-0.000311756</text:p>
          </table:table-cell>
        </table:table-row>
        <table:table-row table:style-name="ro1">
          <table:table-cell office:value-type="float" office:value="16.62" calcext:value-type="float">
            <text:p>16.62</text:p>
          </table:table-cell>
          <table:table-cell office:value-type="float" office:value="-0.0536572" calcext:value-type="float">
            <text:p>-0.0536572</text:p>
          </table:table-cell>
          <table:table-cell office:value-type="float" office:value="-0.445013" calcext:value-type="float">
            <text:p>-0.445013</text:p>
          </table:table-cell>
          <table:table-cell office:value-type="float" office:value="-0.36475" calcext:value-type="float">
            <text:p>-0.36475</text:p>
          </table:table-cell>
          <table:table-cell office:value-type="float" office:value="-0.0676408" calcext:value-type="float">
            <text:p>-0.0676408</text:p>
          </table:table-cell>
          <table:table-cell office:value-type="float" office:value="-0.00115882" calcext:value-type="float">
            <text:p>-0.00115882</text:p>
          </table:table-cell>
          <table:table-cell office:value-type="float" office:value="0.00115677" calcext:value-type="float">
            <text:p>0.00115677</text:p>
          </table:table-cell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0.0536552" calcext:value-type="float">
            <text:p>0.0536552</text:p>
          </table:table-cell>
          <table:table-cell office:value-type="float" office:value="-0.436057" calcext:value-type="float">
            <text:p>-0.436057</text:p>
          </table:table-cell>
          <table:table-cell office:value-type="float" office:value="-0.356604" calcext:value-type="float">
            <text:p>-0.356604</text:p>
          </table:table-cell>
          <table:table-cell office:value-type="float" office:value="-0.0610728" calcext:value-type="float">
            <text:p>-0.0610728</text:p>
          </table:table-cell>
          <table:table-cell office:value-type="float" office:value="0.00115763" calcext:value-type="float">
            <text:p>0.00115763</text:p>
          </table:table-cell>
          <table:table-cell office:value-type="float" office:value="-0.00115784" calcext:value-type="float">
            <text:p>-0.00115784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-0.0288879" calcext:value-type="float">
            <text:p>-0.0288879</text:p>
          </table:table-cell>
          <table:table-cell office:value-type="float" office:value="-0.456419" calcext:value-type="float">
            <text:p>-0.456419</text:p>
          </table:table-cell>
          <table:table-cell office:value-type="float" office:value="-0.375372" calcext:value-type="float">
            <text:p>-0.375372</text:p>
          </table:table-cell>
          <table:table-cell office:value-type="float" office:value="-0.076212" calcext:value-type="float">
            <text:p>-0.076212</text:p>
          </table:table-cell>
          <table:table-cell office:value-type="float" office:value="-0.000623846" calcext:value-type="float">
            <text:p>-0.000623846</text:p>
          </table:table-cell>
          <table:table-cell office:value-type="float" office:value="0.000622885" calcext:value-type="float">
            <text:p>0.000622885</text:p>
          </table:table-cell>
        </table:table-row>
        <table:table-row table:style-name="ro1">
          <table:table-cell office:value-type="float" office:value="16.71" calcext:value-type="float">
            <text:p>16.71</text:p>
          </table:table-cell>
          <table:table-cell office:value-type="float" office:value="0.0165068" calcext:value-type="float">
            <text:p>0.0165068</text:p>
          </table:table-cell>
          <table:table-cell office:value-type="float" office:value="-0.424549" calcext:value-type="float">
            <text:p>-0.424549</text:p>
          </table:table-cell>
          <table:table-cell office:value-type="float" office:value="-0.346008" calcext:value-type="float">
            <text:p>-0.346008</text:p>
          </table:table-cell>
          <table:table-cell office:value-type="float" office:value="-0.0525278" calcext:value-type="float">
            <text:p>-0.0525278</text:p>
          </table:table-cell>
          <table:table-cell office:value-type="float" office:value="0.000355961" calcext:value-type="float">
            <text:p>0.000355961</text:p>
          </table:table-cell>
          <table:table-cell office:value-type="float" office:value="-0.000356422" calcext:value-type="float">
            <text:p>-0.000356422</text:p>
          </table:table-cell>
        </table:table-row>
        <table:table-row table:style-name="ro1">
          <table:table-cell office:value-type="float" office:value="16.74" calcext:value-type="float">
            <text:p>16.74</text:p>
          </table:table-cell>
          <table:table-cell office:value-type="float" office:value="-0.0289001" calcext:value-type="float">
            <text:p>-0.0289001</text:p>
          </table:table-cell>
          <table:table-cell office:value-type="float" office:value="-0.445905" calcext:value-type="float">
            <text:p>-0.445905</text:p>
          </table:table-cell>
          <table:table-cell office:value-type="float" office:value="-0.365628" calcext:value-type="float">
            <text:p>-0.365628</text:p>
          </table:table-cell>
          <table:table-cell office:value-type="float" office:value="-0.0683593" calcext:value-type="float">
            <text:p>-0.0683593</text:p>
          </table:table-cell>
          <table:table-cell office:value-type="float" office:value="-0.000624206" calcext:value-type="float">
            <text:p>-0.000624206</text:p>
          </table:table-cell>
          <table:table-cell office:value-type="float" office:value="0.00062275" calcext:value-type="float">
            <text:p>0.00062275</text:p>
          </table:table-cell>
        </table:table-row>
        <table:table-row table:style-name="ro1">
          <table:table-cell office:value-type="float" office:value="16.77" calcext:value-type="float">
            <text:p>16.77</text:p>
          </table:table-cell>
          <table:table-cell office:value-type="float" office:value="0.0805262" calcext:value-type="float">
            <text:p>0.0805262</text:p>
          </table:table-cell>
          <table:table-cell office:value-type="float" office:value="-0.417627" calcext:value-type="float">
            <text:p>-0.417627</text:p>
          </table:table-cell>
          <table:table-cell office:value-type="float" office:value="-0.339561" calcext:value-type="float">
            <text:p>-0.339561</text:p>
          </table:table-cell>
          <table:table-cell office:value-type="float" office:value="-0.0473555" calcext:value-type="float">
            <text:p>-0.0473555</text:p>
          </table:table-cell>
          <table:table-cell office:value-type="float" office:value="0.00173685" calcext:value-type="float">
            <text:p>0.00173685</text:p>
          </table:table-cell>
          <table:table-cell office:value-type="float" office:value="-0.00173692" calcext:value-type="float">
            <text:p>-0.00173692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-0.0289077" calcext:value-type="float">
            <text:p>-0.0289077</text:p>
          </table:table-cell>
          <table:table-cell office:value-type="float" office:value="-0.463496" calcext:value-type="float">
            <text:p>-0.463496</text:p>
          </table:table-cell>
          <table:table-cell office:value-type="float" office:value="-0.382054" calcext:value-type="float">
            <text:p>-0.382054</text:p>
          </table:table-cell>
          <table:table-cell office:value-type="float" office:value="-0.0816226" calcext:value-type="float">
            <text:p>-0.0816226</text:p>
          </table:table-cell>
          <table:table-cell office:value-type="float" office:value="-0.000623533" calcext:value-type="float">
            <text:p>-0.000623533</text:p>
          </table:table-cell>
          <table:table-cell office:value-type="float" office:value="0.000623464" calcext:value-type="float">
            <text:p>0.000623464</text:p>
          </table:table-cell>
        </table:table-row>
        <table:table-row table:style-name="ro1">
          <table:table-cell office:value-type="float" office:value="16.83" calcext:value-type="float">
            <text:p>16.83</text:p>
          </table:table-cell>
          <table:table-cell office:value-type="float" office:value="0.00206419" calcext:value-type="float">
            <text:p>0.00206419</text:p>
          </table:table-cell>
          <table:table-cell office:value-type="float" office:value="-0.440543" calcext:value-type="float">
            <text:p>-0.440543</text:p>
          </table:table-cell>
          <table:table-cell office:value-type="float" office:value="-0.360833" calcext:value-type="float">
            <text:p>-0.360833</text:p>
          </table:table-cell>
          <table:table-cell office:value-type="float" office:value="-0.0645121" calcext:value-type="float">
            <text:p>-0.0645121</text:p>
          </table:table-cell>
          <table:table-cell office:value-type="float" office:value="0.0000445033" calcext:value-type="float">
            <text:p>4.45033E-05</text:p>
          </table:table-cell>
          <table:table-cell office:value-type="float" office:value="-0.0000445544" calcext:value-type="float">
            <text:p>-4.45544E-05</text:p>
          </table:table-cell>
        </table:table-row>
        <table:table-row table:style-name="ro1">
          <table:table-cell office:value-type="float" office:value="16.86" calcext:value-type="float">
            <text:p>16.86</text:p>
          </table:table-cell>
          <table:table-cell office:value-type="float" office:value="-0.0123872" calcext:value-type="float">
            <text:p>-0.0123872</text:p>
          </table:table-cell>
          <table:table-cell office:value-type="float" office:value="-0.451149" calcext:value-type="float">
            <text:p>-0.451149</text:p>
          </table:table-cell>
          <table:table-cell office:value-type="float" office:value="-0.37062" calcext:value-type="float">
            <text:p>-0.37062</text:p>
          </table:table-cell>
          <table:table-cell office:value-type="float" office:value="-0.0724019" calcext:value-type="float">
            <text:p>-0.0724019</text:p>
          </table:table-cell>
          <table:table-cell office:value-type="float" office:value="-0.000267299" calcext:value-type="float">
            <text:p>-0.000267299</text:p>
          </table:table-cell>
          <table:table-cell office:value-type="float" office:value="0.000267094" calcext:value-type="float">
            <text:p>0.000267094</text:p>
          </table:table-cell>
        </table:table-row>
        <table:table-row table:style-name="ro1">
          <table:table-cell office:value-type="float" office:value="16.89" calcext:value-type="float">
            <text:p>16.89</text:p>
          </table:table-cell>
          <table:table-cell office:value-type="float" office:value="0.0371632" calcext:value-type="float">
            <text:p>0.0371632</text:p>
          </table:table-cell>
          <table:table-cell office:value-type="float" office:value="-0.440557" calcext:value-type="float">
            <text:p>-0.440557</text:p>
          </table:table-cell>
          <table:table-cell office:value-type="float" office:value="-0.360802" calcext:value-type="float">
            <text:p>-0.360802</text:p>
          </table:table-cell>
          <table:table-cell office:value-type="float" office:value="-0.0644811" calcext:value-type="float">
            <text:p>-0.0644811</text:p>
          </table:table-cell>
          <table:table-cell office:value-type="float" office:value="0.000801587" calcext:value-type="float">
            <text:p>0.000801587</text:p>
          </table:table-cell>
          <table:table-cell office:value-type="float" office:value="-0.000801638" calcext:value-type="float">
            <text:p>-0.000801638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0.012388" calcext:value-type="float">
            <text:p>0.012388</text:p>
          </table:table-cell>
          <table:table-cell office:value-type="float" office:value="-0.435237" calcext:value-type="float">
            <text:p>-0.435237</text:p>
          </table:table-cell>
          <table:table-cell office:value-type="float" office:value="-0.355903" calcext:value-type="float">
            <text:p>-0.355903</text:p>
          </table:table-cell>
          <table:table-cell office:value-type="float" office:value="-0.0605301" calcext:value-type="float">
            <text:p>-0.0605301</text:p>
          </table:table-cell>
          <table:table-cell office:value-type="float" office:value="0.000267104" calcext:value-type="float">
            <text:p>0.000267104</text:p>
          </table:table-cell>
          <table:table-cell office:value-type="float" office:value="-0.000267309" calcext:value-type="float">
            <text:p>-0.000267309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0.00206632" calcext:value-type="float">
            <text:p>0.00206632</text:p>
          </table:table-cell>
          <table:table-cell office:value-type="float" office:value="-0.435246" calcext:value-type="float">
            <text:p>-0.435246</text:p>
          </table:table-cell>
          <table:table-cell office:value-type="float" office:value="-0.355918" calcext:value-type="float">
            <text:p>-0.355918</text:p>
          </table:table-cell>
          <table:table-cell office:value-type="float" office:value="-0.0605459" calcext:value-type="float">
            <text:p>-0.0605459</text:p>
          </table:table-cell>
          <table:table-cell office:value-type="float" office:value="0.00004443" calcext:value-type="float">
            <text:p>4.443E-05</text:p>
          </table:table-cell>
          <table:table-cell office:value-type="float" office:value="-0.0000446702" calcext:value-type="float">
            <text:p>-4.46702E-05</text:p>
          </table:table-cell>
        </table:table-row>
        <table:table-row table:style-name="ro1">
          <table:table-cell office:value-type="float" office:value="16.98" calcext:value-type="float">
            <text:p>16.98</text:p>
          </table:table-cell>
          <table:table-cell office:value-type="float" office:value="0.0123887" calcext:value-type="float">
            <text:p>0.0123887</text:p>
          </table:table-cell>
          <table:table-cell office:value-type="float" office:value="-0.445916" calcext:value-type="float">
            <text:p>-0.445916</text:p>
          </table:table-cell>
          <table:table-cell office:value-type="float" office:value="-0.365722" calcext:value-type="float">
            <text:p>-0.365722</text:p>
          </table:table-cell>
          <table:table-cell office:value-type="float" office:value="-0.068452" calcext:value-type="float">
            <text:p>-0.068452</text:p>
          </table:table-cell>
          <table:table-cell office:value-type="float" office:value="0.000266954" calcext:value-type="float">
            <text:p>0.000266954</text:p>
          </table:table-cell>
          <table:table-cell office:value-type="float" office:value="-0.000267467" calcext:value-type="float">
            <text:p>-0.000267467</text:p>
          </table:table-cell>
        </table:table-row>
        <table:table-row table:style-name="ro1">
          <table:table-cell office:value-type="float" office:value="17.01" calcext:value-type="float">
            <text:p>17.01</text:p>
          </table:table-cell>
          <table:table-cell office:value-type="float" office:value="-0.0392308" calcext:value-type="float">
            <text:p>-0.0392308</text:p>
          </table:table-cell>
          <table:table-cell office:value-type="float" office:value="-0.440467" calcext:value-type="float">
            <text:p>-0.440467</text:p>
          </table:table-cell>
          <table:table-cell office:value-type="float" office:value="-0.360818" calcext:value-type="float">
            <text:p>-0.360818</text:p>
          </table:table-cell>
          <table:table-cell office:value-type="float" office:value="-0.0644963" calcext:value-type="float">
            <text:p>-0.0644963</text:p>
          </table:table-cell>
          <table:table-cell office:value-type="float" office:value="-0.000846166" calcext:value-type="float">
            <text:p>-0.000846166</text:p>
          </table:table-cell>
          <table:table-cell office:value-type="float" office:value="0.000846166" calcext:value-type="float">
            <text:p>0.000846166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0.000000000647531" calcext:value-type="float">
            <text:p>6.47531E-10</text:p>
          </table:table-cell>
          <table:table-cell office:value-type="float" office:value="-0.445812" calcext:value-type="float">
            <text:p>-0.445812</text:p>
          </table:table-cell>
          <table:table-cell office:value-type="float" office:value="-0.365702" calcext:value-type="float">
            <text:p>-0.365702</text:p>
          </table:table-cell>
          <table:table-cell office:value-type="float" office:value="-0.0684329" calcext:value-type="float">
            <text:p>-0.0684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7" calcext:value-type="float">
            <text:p>17.07</text:p>
          </table:table-cell>
          <table:table-cell office:value-type="float" office:value="0.012388" calcext:value-type="float">
            <text:p>0.012388</text:p>
          </table:table-cell>
          <table:table-cell office:value-type="float" office:value="-0.435215" calcext:value-type="float">
            <text:p>-0.435215</text:p>
          </table:table-cell>
          <table:table-cell office:value-type="float" office:value="-0.355902" calcext:value-type="float">
            <text:p>-0.355902</text:p>
          </table:table-cell>
          <table:table-cell office:value-type="float" office:value="-0.060529" calcext:value-type="float">
            <text:p>-0.060529</text:p>
          </table:table-cell>
          <table:table-cell office:value-type="float" office:value="0.000267181" calcext:value-type="float">
            <text:p>0.000267181</text:p>
          </table:table-cell>
          <table:table-cell office:value-type="float" office:value="-0.000267232" calcext:value-type="float">
            <text:p>-0.000267232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-0.012388" calcext:value-type="float">
            <text:p>-0.012388</text:p>
          </table:table-cell>
          <table:table-cell office:value-type="float" office:value="-0.440486" calcext:value-type="float">
            <text:p>-0.440486</text:p>
          </table:table-cell>
          <table:table-cell office:value-type="float" office:value="-0.360802" calcext:value-type="float">
            <text:p>-0.360802</text:p>
          </table:table-cell>
          <table:table-cell office:value-type="float" office:value="-0.0644808" calcext:value-type="float">
            <text:p>-0.0644808</text:p>
          </table:table-cell>
          <table:table-cell office:value-type="float" office:value="-0.000267207" calcext:value-type="float">
            <text:p>-0.000267207</text:p>
          </table:table-cell>
          <table:table-cell office:value-type="float" office:value="0.000267207" calcext:value-type="float">
            <text:p>0.000267207</text:p>
          </table:table-cell>
        </table:table-row>
        <table:table-row table:style-name="ro1">
          <table:table-cell office:value-type="float" office:value="17.13" calcext:value-type="float">
            <text:p>17.13</text:p>
          </table:table-cell>
          <table:table-cell office:value-type="float" office:value="0.0123894" calcext:value-type="float">
            <text:p>0.0123894</text:p>
          </table:table-cell>
          <table:table-cell office:value-type="float" office:value="-0.435232" calcext:value-type="float">
            <text:p>-0.435232</text:p>
          </table:table-cell>
          <table:table-cell office:value-type="float" office:value="-0.355917" calcext:value-type="float">
            <text:p>-0.355917</text:p>
          </table:table-cell>
          <table:table-cell office:value-type="float" office:value="-0.0605446" calcext:value-type="float">
            <text:p>-0.0605446</text:p>
          </table:table-cell>
          <table:table-cell office:value-type="float" office:value="0.000267192" calcext:value-type="float">
            <text:p>0.000267192</text:p>
          </table:table-cell>
          <table:table-cell office:value-type="float" office:value="-0.000267243" calcext:value-type="float">
            <text:p>-0.000267243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-0.0247773" calcext:value-type="float">
            <text:p>-0.0247773</text:p>
          </table:table-cell>
          <table:table-cell office:value-type="float" office:value="-0.445802" calcext:value-type="float">
            <text:p>-0.445802</text:p>
          </table:table-cell>
          <table:table-cell office:value-type="float" office:value="-0.365719" calcext:value-type="float">
            <text:p>-0.365719</text:p>
          </table:table-cell>
          <table:table-cell office:value-type="float" office:value="-0.0684488" calcext:value-type="float">
            <text:p>-0.0684488</text:p>
          </table:table-cell>
          <table:table-cell office:value-type="float" office:value="-0.000534446" calcext:value-type="float">
            <text:p>-0.000534446</text:p>
          </table:table-cell>
          <table:table-cell office:value-type="float" office:value="0.000534395" calcext:value-type="float">
            <text:p>0.000534395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-2.62768E-015" calcext:value-type="float">
            <text:p>-2.62768E-15</text:p>
          </table:table-cell>
          <table:table-cell office:value-type="float" office:value="-0.440525" calcext:value-type="float">
            <text:p>-0.440525</text:p>
          </table:table-cell>
          <table:table-cell office:value-type="float" office:value="-0.360818" calcext:value-type="float">
            <text:p>-0.360818</text:p>
          </table:table-cell>
          <table:table-cell office:value-type="float" office:value="-0.0644967" calcext:value-type="float">
            <text:p>-0.0644967</text:p>
          </table:table-cell>
          <table:table-cell table:number-columns-repeated="2" office:value-type="float" office:value="-0.0000000255879" calcext:value-type="float">
            <text:p>-2.55879E-08</text:p>
          </table:table-cell>
        </table:table-row>
        <table:table-row table:style-name="ro1">
          <table:table-cell office:value-type="float" office:value="17.22" calcext:value-type="float">
            <text:p>17.22</text:p>
          </table:table-cell>
          <table:table-cell office:value-type="float" office:value="-0.000000707192" calcext:value-type="float">
            <text:p>-7.07192E-07</text:p>
          </table:table-cell>
          <table:table-cell office:value-type="float" office:value="-0.435233" calcext:value-type="float">
            <text:p>-0.435233</text:p>
          </table:table-cell>
          <table:table-cell office:value-type="float" office:value="-0.355932" calcext:value-type="float">
            <text:p>-0.355932</text:p>
          </table:table-cell>
          <table:table-cell office:value-type="float" office:value="-0.06056" calcext:value-type="float">
            <text:p>-0.06056</text:p>
          </table:table-cell>
          <table:table-cell office:value-type="float" office:value="-0.0000000323279" calcext:value-type="float">
            <text:p>-3.23279E-08</text:p>
          </table:table-cell>
          <table:table-cell office:value-type="float" office:value="-0.0000000188478" calcext:value-type="float">
            <text:p>-1.88478E-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4-15T23:34:08.833112058</dc:date>
    <meta:editing-duration>PT3H4M54S</meta:editing-duration>
    <meta:editing-cycles>1</meta:editing-cycles>
    <meta:document-statistic meta:table-count="1" meta:cell-count="40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line" chart:style-name="ch1">
        <chart:legend chart:legend-position="end" svg:x="13.134cm" svg:y="3.955cm" style:legend-expansion="high" chart:style-name="ch2"/>
        <chart:plot-area chart:style-name="ch3" table:cell-range-address="torque.A1:torque.B575 torque.E1:torque.E575" chart:data-source-has-labels="column" svg:x="0.319cm" svg:y="0.18cm" svg:width="12.496cm" svg:height="8.646cm">
          <chartooo:coordinate-region svg:x="1.152cm" svg:y="0.379cm" svg:width="11.663cm" svg:height="8.248cm"/>
          <chart:axis chart:dimension="x" chart:name="primary-x" chart:style-name="ch4" chartooo:axis-type="auto">
            <chartooo:date-scale/>
            <chart:categories table:cell-range-address="torque.A1:torque.A57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orque.B1:torque.B575" chart:class="chart:line">
            <chart:data-point chart:repeated="575"/>
          </chart:series>
          <chart:series chart:style-name="ch7" chart:values-cell-range-address="torque.E1:torque.E575" chart:class="chart:line">
            <chart:data-point chart:repeated="57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orque.A1:torque.A575</svg:desc>
                </draw:g>
              </table:table-cell>
              <table:table-cell office:value-type="float" office:value="-6.4851E-022">
                <text:p>-6.4851E-022</text:p>
                <draw:g>
                  <svg:desc>torque.B1:torque.B575</svg:desc>
                </draw:g>
              </table:table-cell>
              <table:table-cell office:value-type="float" office:value="-0.0640871">
                <text:p>-0.0640871</text:p>
                <draw:g>
                  <svg:desc>torque.E1:torque.E575</svg:desc>
                </draw:g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0123715">
                <text:p>0.0123715</text:p>
              </table:table-cell>
              <table:table-cell office:value-type="float" office:value="-0.0601526">
                <text:p>-0.0601526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-0.0123699">
                <text:p>-0.0123699</text:p>
              </table:table-cell>
              <table:table-cell office:value-type="float" office:value="-0.0719913">
                <text:p>-0.0719913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-0.000000000712196">
                <text:p>-0.000000000712196</text:p>
              </table:table-cell>
              <table:table-cell office:value-type="float" office:value="-0.060135">
                <text:p>-0.060135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-6.4851E-022">
                <text:p>-6.4851E-022</text:p>
              </table:table-cell>
              <table:table-cell office:value-type="float" office:value="-0.0640871">
                <text:p>-0.0640871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0123699">
                <text:p>0.0123699</text:p>
              </table:table-cell>
              <table:table-cell office:value-type="float" office:value="-0.0640875">
                <text:p>-0.0640875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0020627">
                <text:p>0.0020627</text:p>
              </table:table-cell>
              <table:table-cell office:value-type="float" office:value="-0.0601527">
                <text:p>-0.0601527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-0.0144325">
                <text:p>-0.0144325</text:p>
              </table:table-cell>
              <table:table-cell office:value-type="float" office:value="-0.0680564">
                <text:p>-0.0680564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0123707">
                <text:p>0.0123707</text:p>
              </table:table-cell>
              <table:table-cell office:value-type="float" office:value="-0.0641047">
                <text:p>-0.0641047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-0.0123699">
                <text:p>-0.0123699</text:p>
              </table:table-cell>
              <table:table-cell office:value-type="float" office:value="-0.0680392">
                <text:p>-0.068039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123715">
                <text:p>0.0123715</text:p>
              </table:table-cell>
              <table:table-cell office:value-type="float" office:value="-0.0562005">
                <text:p>-0.0562005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-0.0123707">
                <text:p>-0.0123707</text:p>
              </table:table-cell>
              <table:table-cell office:value-type="float" office:value="-0.0680564">
                <text:p>-0.0680564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9.26442E-023">
                <text:p>9.26442E-023</text:p>
              </table:table-cell>
              <table:table-cell office:value-type="float" office:value="-0.0641043">
                <text:p>-0.0641043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9.26442E-023">
                <text:p>9.26442E-023</text:p>
              </table:table-cell>
              <table:table-cell office:value-type="float" office:value="-0.0641043">
                <text:p>-0.0641043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9.26442E-023">
                <text:p>9.26442E-023</text:p>
              </table:table-cell>
              <table:table-cell office:value-type="float" office:value="-0.0641043">
                <text:p>-0.0641043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-0.000000000703785">
                <text:p>-0.000000000703785</text:p>
              </table:table-cell>
              <table:table-cell office:value-type="float" office:value="-0.0601693">
                <text:p>-0.0601693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-0.0123699">
                <text:p>-0.0123699</text:p>
              </table:table-cell>
              <table:table-cell office:value-type="float" office:value="-0.0720089">
                <text:p>-0.0720089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0.0247438">
                <text:p>0.0247438</text:p>
              </table:table-cell>
              <table:table-cell office:value-type="float" office:value="-0.0562176">
                <text:p>-0.0562176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.000000000706586">
                <text:p>0.000000000706586</text:p>
              </table:table-cell>
              <table:table-cell office:value-type="float" office:value="-0.0680739">
                <text:p>-0.0680739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-0.0123724">
                <text:p>-0.0123724</text:p>
              </table:table-cell>
              <table:table-cell office:value-type="float" office:value="-0.0595306">
                <text:p>-0.059530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00000000820536">
                <text:p>0.000000000820536</text:p>
              </table:table-cell>
              <table:table-cell office:value-type="float" office:value="-0.0687521">
                <text:p>-0.0687521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-0.012374">
                <text:p>-0.012374</text:p>
              </table:table-cell>
              <table:table-cell office:value-type="float" office:value="-0.0602066">
                <text:p>-0.0602066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000000000700508">
                <text:p>0.000000000700508</text:p>
              </table:table-cell>
              <table:table-cell office:value-type="float" office:value="-0.0681108">
                <text:p>-0.0681108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2.57766E-015">
                <text:p>2.57766E-015</text:p>
              </table:table-cell>
              <table:table-cell office:value-type="float" office:value="-0.0641587">
                <text:p>-0.0641587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0371234">
                <text:p>0.0371234</text:p>
              </table:table-cell>
              <table:table-cell office:value-type="float" office:value="-0.0602247">
                <text:p>-0.060224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-0.0371188">
                <text:p>-0.0371188</text:p>
              </table:table-cell>
              <table:table-cell office:value-type="float" office:value="-0.0720629">
                <text:p>-0.0720629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-0.000000000700508">
                <text:p>-0.000000000700508</text:p>
              </table:table-cell>
              <table:table-cell office:value-type="float" office:value="-0.0602066">
                <text:p>-0.0602066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024744">
                <text:p>0.024744</text:p>
              </table:table-cell>
              <table:table-cell office:value-type="float" office:value="-0.0680938">
                <text:p>-0.0680938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-0.0123724">
                <text:p>-0.0123724</text:p>
              </table:table-cell>
              <table:table-cell office:value-type="float" office:value="-0.0601892">
                <text:p>-0.0601892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-0.0123724">
                <text:p>-0.0123724</text:p>
              </table:table-cell>
              <table:table-cell office:value-type="float" office:value="-0.0641417">
                <text:p>-0.064141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247448">
                <text:p>0.0247448</text:p>
              </table:table-cell>
              <table:table-cell office:value-type="float" office:value="-0.0641417">
                <text:p>-0.0641417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-0.0247421">
                <text:p>-0.0247421</text:p>
              </table:table-cell>
              <table:table-cell office:value-type="float" office:value="-0.0687326">
                <text:p>-0.0687326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-0.00206192">
                <text:p>-0.00206192</text:p>
              </table:table-cell>
              <table:table-cell office:value-type="float" office:value="-0.0595112">
                <text:p>-0.0595112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0144334">
                <text:p>0.0144334</text:p>
              </table:table-cell>
              <table:table-cell office:value-type="float" office:value="-0.0641214">
                <text:p>-0.0641214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-0.000000000816718">
                <text:p>-0.000000000816718</text:p>
              </table:table-cell>
              <table:table-cell office:value-type="float" office:value="-0.0595306">
                <text:p>-0.0595306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-0.0123724">
                <text:p>-0.0123724</text:p>
              </table:table-cell>
              <table:table-cell office:value-type="float" office:value="-0.0687525">
                <text:p>-0.0687525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-0.0144314">
                <text:p>-0.0144314</text:p>
              </table:table-cell>
              <table:table-cell office:value-type="float" office:value="-0.0687341">
                <text:p>-0.0687341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0.0144336">
                <text:p>0.0144336</text:p>
              </table:table-cell>
              <table:table-cell office:value-type="float" office:value="-0.0549202">
                <text:p>-0.0549202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-0.0123724">
                <text:p>-0.0123724</text:p>
              </table:table-cell>
              <table:table-cell office:value-type="float" office:value="-0.0687537">
                <text:p>-0.0687537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0.0247448">
                <text:p>0.0247448</text:p>
              </table:table-cell>
              <table:table-cell office:value-type="float" office:value="-0.0641413">
                <text:p>-0.0641413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-0.000000000697705">
                <text:p>-0.000000000697705</text:p>
              </table:table-cell>
              <table:table-cell office:value-type="float" office:value="-0.0602062">
                <text:p>-0.0602062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-0.0123716">
                <text:p>-0.0123716</text:p>
              </table:table-cell>
              <table:table-cell office:value-type="float" office:value="-0.0720459">
                <text:p>-0.0720459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0.0247471">
                <text:p>0.0247471</text:p>
              </table:table-cell>
              <table:table-cell office:value-type="float" office:value="-0.0562545">
                <text:p>-0.0562545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-0.0391776">
                <text:p>-0.0391776</text:p>
              </table:table-cell>
              <table:table-cell office:value-type="float" office:value="-0.0720474">
                <text:p>-0.0720474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0.0144343">
                <text:p>0.0144343</text:p>
              </table:table-cell>
              <table:table-cell office:value-type="float" office:value="-0.0647805">
                <text:p>-0.0647805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0.0123724">
                <text:p>0.0123724</text:p>
              </table:table-cell>
              <table:table-cell office:value-type="float" office:value="-0.0549198">
                <text:p>-0.0549198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0.000000000820536">
                <text:p>0.000000000820536</text:p>
              </table:table-cell>
              <table:table-cell office:value-type="float" office:value="-0.0687521">
                <text:p>-0.0687521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-0.0123724">
                <text:p>-0.0123724</text:p>
              </table:table-cell>
              <table:table-cell office:value-type="float" office:value="-0.0641417">
                <text:p>-0.0641417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-0.0020631">
                <text:p>-0.0020631</text:p>
              </table:table-cell>
              <table:table-cell office:value-type="float" office:value="-0.0602068">
                <text:p>-0.0602068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0.0020622">
                <text:p>0.0020622</text:p>
              </table:table-cell>
              <table:table-cell office:value-type="float" office:value="-0.0681108">
                <text:p>-0.0681108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0.000000774734">
                <text:p>-0.000000774734</text:p>
              </table:table-cell>
              <table:table-cell office:value-type="float" office:value="-0.0602235">
                <text:p>-0.0602235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0.012374">
                <text:p>0.012374</text:p>
              </table:table-cell>
              <table:table-cell office:value-type="float" office:value="-0.0681274">
                <text:p>-0.0681274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-0.012374">
                <text:p>-0.012374</text:p>
              </table:table-cell>
              <table:table-cell office:value-type="float" office:value="-0.0641756">
                <text:p>-0.0641756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0.0123749">
                <text:p>0.0123749</text:p>
              </table:table-cell>
              <table:table-cell office:value-type="float" office:value="-0.0595841">
                <text:p>-0.0595841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-0.0123749">
                <text:p>-0.0123749</text:p>
              </table:table-cell>
              <table:table-cell office:value-type="float" office:value="-0.0688061">
                <text:p>-0.0688061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-0.00206248">
                <text:p>-0.00206248</text:p>
              </table:table-cell>
              <table:table-cell office:value-type="float" office:value="-0.0641954">
                <text:p>-0.0641954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0.00206248">
                <text:p>0.00206248</text:p>
              </table:table-cell>
              <table:table-cell office:value-type="float" office:value="-0.0641953">
                <text:p>-0.0641953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0.012374">
                <text:p>0.012374</text:p>
              </table:table-cell>
              <table:table-cell office:value-type="float" office:value="-0.068786">
                <text:p>-0.068786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-0.0123773">
                <text:p>-0.0123773</text:p>
              </table:table-cell>
              <table:table-cell office:value-type="float" office:value="-0.0510384">
                <text:p>-0.0510384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-0.0144357">
                <text:p>-0.0144357</text:p>
              </table:table-cell>
              <table:table-cell office:value-type="float" office:value="-0.0767117">
                <text:p>-0.0767117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0268155">
                <text:p>0.0268155</text:p>
              </table:table-cell>
              <table:table-cell office:value-type="float" office:value="-0.0523721">
                <text:p>-0.0523721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-0.0247497">
                <text:p>-0.0247497</text:p>
              </table:table-cell>
              <table:table-cell office:value-type="float" office:value="-0.0760695">
                <text:p>-0.0760695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0.0247528">
                <text:p>0.0247528</text:p>
              </table:table-cell>
              <table:table-cell office:value-type="float" office:value="-0.0563242">
                <text:p>-0.0563242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0.000000000688812">
                <text:p>0.000000000688812</text:p>
              </table:table-cell>
              <table:table-cell office:value-type="float" office:value="-0.0681805">
                <text:p>-0.0681805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0.0515882">
                <text:p>0.0515882</text:p>
              </table:table-cell>
              <table:table-cell office:value-type="float" office:value="-0.0517723">
                <text:p>-0.0517723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0.0247698">
                <text:p>0.0247698</text:p>
              </table:table-cell>
              <table:table-cell office:value-type="float" office:value="-0.0689385">
                <text:p>-0.0689385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0.117672">
                <text:p>0.117672</text:p>
              </table:table-cell>
              <table:table-cell office:value-type="float" office:value="-0.0598444">
                <text:p>-0.0598444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0.103189">
                <text:p>0.103189</text:p>
              </table:table-cell>
              <table:table-cell office:value-type="float" office:value="-0.077092">
                <text:p>-0.077092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0.140337">
                <text:p>0.140337</text:p>
              </table:table-cell>
              <table:table-cell office:value-type="float" office:value="-0.0648248">
                <text:p>-0.0648248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0.117799">
                <text:p>0.117799</text:p>
              </table:table-cell>
              <table:table-cell office:value-type="float" office:value="-0.048691">
                <text:p>-0.048691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128087">
                <text:p>0.128087</text:p>
              </table:table-cell>
              <table:table-cell office:value-type="float" office:value="-0.0734594">
                <text:p>-0.0734594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0.0908398">
                <text:p>0.0908398</text:p>
              </table:table-cell>
              <table:table-cell office:value-type="float" office:value="-0.0744271">
                <text:p>-0.0744271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0.012524">
                <text:p>0.012524</text:p>
              </table:table-cell>
              <table:table-cell office:value-type="float" office:value="-0.0540799">
                <text:p>-0.0540799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-0.799115">
                <text:p>-0.799115</text:p>
              </table:table-cell>
              <table:table-cell office:value-type="float" office:value="-0.0763684">
                <text:p>-0.0763684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0.181731">
                <text:p>0.181731</text:p>
              </table:table-cell>
              <table:table-cell office:value-type="float" office:value="-0.0606407">
                <text:p>-0.0606407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0.486647">
                <text:p>0.486647</text:p>
              </table:table-cell>
              <table:table-cell office:value-type="float" office:value="-0.11019">
                <text:p>-0.11019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-0.681045">
                <text:p>-0.681045</text:p>
              </table:table-cell>
              <table:table-cell office:value-type="float" office:value="-0.0235278">
                <text:p>-0.0235278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0.204268">
                <text:p>0.204268</text:p>
              </table:table-cell>
              <table:table-cell office:value-type="float" office:value="-0.0723149">
                <text:p>-0.0723149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0.606677">
                <text:p>0.606677</text:p>
              </table:table-cell>
              <table:table-cell office:value-type="float" office:value="-0.057927">
                <text:p>-0.057927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-0.810966">
                <text:p>-0.810966</text:p>
              </table:table-cell>
              <table:table-cell office:value-type="float" office:value="-0.0643339">
                <text:p>-0.064333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191883">
                <text:p>0.191883</text:p>
              </table:table-cell>
              <table:table-cell office:value-type="float" office:value="-0.0689924">
                <text:p>-0.0689924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0.0144198">
                <text:p>0.0144198</text:p>
              </table:table-cell>
              <table:table-cell office:value-type="float" office:value="-0.0676553">
                <text:p>-0.0676553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0.216432">
                <text:p>0.216432</text:p>
              </table:table-cell>
              <table:table-cell office:value-type="float" office:value="-0.0771084">
                <text:p>-0.0771084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-0.435182">
                <text:p>-0.435182</text:p>
              </table:table-cell>
              <table:table-cell office:value-type="float" office:value="-0.0437791">
                <text:p>-0.0437791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0.216609">
                <text:p>0.216609</text:p>
              </table:table-cell>
              <table:table-cell office:value-type="float" office:value="-0.0564045">
                <text:p>-0.0564045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0.0412707">
                <text:p>0.0412707</text:p>
              </table:table-cell>
              <table:table-cell office:value-type="float" office:value="-0.0683181">
                <text:p>-0.0683181</text:p>
              </table:table-cell>
            </table:table-row>
            <table:table-row>
              <table:table-cell office:value-type="float" office:value="2.58">
                <text:p>2.58</text:p>
              </table:table-cell>
              <table:table-cell office:value-type="float" office:value="0.371624">
                <text:p>0.371624</text:p>
              </table:table-cell>
              <table:table-cell office:value-type="float" office:value="-0.0480571">
                <text:p>-0.0480571</text:p>
              </table:table-cell>
            </table:table-row>
            <table:table-row>
              <table:table-cell office:value-type="float" office:value="2.61">
                <text:p>2.61</text:p>
              </table:table-cell>
              <table:table-cell office:value-type="float" office:value="-0.668583">
                <text:p>-0.668583</text:p>
              </table:table-cell>
              <table:table-cell office:value-type="float" office:value="-0.0854245">
                <text:p>-0.0854245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0.216692">
                <text:p>0.216692</text:p>
              </table:table-cell>
              <table:table-cell office:value-type="float" office:value="-0.0604441">
                <text:p>-0.0604441</text:p>
              </table:table-cell>
            </table:table-row>
            <table:table-row>
              <table:table-cell office:value-type="float" office:value="2.67">
                <text:p>2.67</text:p>
              </table:table-cell>
              <table:table-cell office:value-type="float" office:value="0.066053">
                <text:p>0.066053</text:p>
              </table:table-cell>
              <table:table-cell office:value-type="float" office:value="-0.0644671">
                <text:p>-0.0644671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219033">
                <text:p>0.219033</text:p>
              </table:table-cell>
              <table:table-cell office:value-type="float" office:value="-0.0398711">
                <text:p>-0.0398711</text:p>
              </table:table-cell>
            </table:table-row>
            <table:table-row>
              <table:table-cell office:value-type="float" office:value="2.73">
                <text:p>2.73</text:p>
              </table:table-cell>
              <table:table-cell office:value-type="float" office:value="-0.47438">
                <text:p>-0.47438</text:p>
              </table:table-cell>
              <table:table-cell office:value-type="float" office:value="-0.155133">
                <text:p>-0.155133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0.216961">
                <text:p>0.216961</text:p>
              </table:table-cell>
              <table:table-cell office:value-type="float" office:value="0.0632238">
                <text:p>0.0632238</text:p>
              </table:table-cell>
            </table:table-row>
            <table:table-row>
              <table:table-cell office:value-type="float" office:value="2.79">
                <text:p>2.79</text:p>
              </table:table-cell>
              <table:table-cell office:value-type="float" office:value="0.0516502">
                <text:p>0.0516502</text:p>
              </table:table-cell>
              <table:table-cell office:value-type="float" office:value="-0.122601">
                <text:p>-0.122601</text:p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0.270517">
                <text:p>0.270517</text:p>
              </table:table-cell>
              <table:table-cell office:value-type="float" office:value="-0.07298">
                <text:p>-0.07298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-0.513696">
                <text:p>-0.513696</text:p>
              </table:table-cell>
              <table:table-cell office:value-type="float" office:value="-0.12554">
                <text:p>-0.12554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0.152908">
                <text:p>0.152908</text:p>
              </table:table-cell>
              <table:table-cell office:value-type="float" office:value="0.0540137">
                <text:p>0.0540137</text:p>
              </table:table-cell>
            </table:table-row>
            <table:table-row>
              <table:table-cell office:value-type="float" office:value="2.91">
                <text:p>2.91</text:p>
              </table:table-cell>
              <table:table-cell office:value-type="float" office:value="0.414079">
                <text:p>0.414079</text:p>
              </table:table-cell>
              <table:table-cell office:value-type="float" office:value="-0.18815">
                <text:p>-0.18815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-0.503771">
                <text:p>-0.503771</text:p>
              </table:table-cell>
              <table:table-cell office:value-type="float" office:value="0.063285">
                <text:p>0.063285</text:p>
              </table:table-cell>
            </table:table-row>
            <table:table-row>
              <table:table-cell office:value-type="float" office:value="2.97">
                <text:p>2.97</text:p>
              </table:table-cell>
              <table:table-cell office:value-type="float" office:value="0.140405">
                <text:p>0.140405</text:p>
              </table:table-cell>
              <table:table-cell office:value-type="float" office:value="-0.126487">
                <text:p>-0.12648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20542">
                <text:p>0.0020542</text:p>
              </table:table-cell>
              <table:table-cell office:value-type="float" office:value="-0.0685096">
                <text:p>-0.0685096</text:p>
              </table:table-cell>
            </table:table-row>
            <table:table-row>
              <table:table-cell office:value-type="float" office:value="3.03">
                <text:p>3.03</text:p>
              </table:table-cell>
              <table:table-cell office:value-type="float" office:value="0.204292">
                <text:p>0.204292</text:p>
              </table:table-cell>
              <table:table-cell office:value-type="float" office:value="-0.0733454">
                <text:p>-0.0733454</text:p>
              </table:table-cell>
            </table:table-row>
            <table:table-row>
              <table:table-cell office:value-type="float" office:value="3.06">
                <text:p>3.06</text:p>
              </table:table-cell>
              <table:table-cell office:value-type="float" office:value="-0.437229">
                <text:p>-0.437229</text:p>
              </table:table-cell>
              <table:table-cell office:value-type="float" office:value="-0.105057">
                <text:p>-0.105057</text:p>
              </table:table-cell>
            </table:table-row>
            <table:table-row>
              <table:table-cell office:value-type="float" office:value="3.09">
                <text:p>3.09</text:p>
              </table:table-cell>
              <table:table-cell office:value-type="float" office:value="0.181741">
                <text:p>0.181741</text:p>
              </table:table-cell>
              <table:table-cell office:value-type="float" office:value="0.0382994">
                <text:p>0.0382994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0.385882">
                <text:p>0.385882</text:p>
              </table:table-cell>
              <table:table-cell office:value-type="float" office:value="-0.122982">
                <text:p>-0.122982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-0.527985">
                <text:p>-0.527985</text:p>
              </table:table-cell>
              <table:table-cell office:value-type="float" office:value="-0.100423">
                <text:p>-0.100423</text:p>
              </table:table-cell>
            </table:table-row>
            <table:table-row>
              <table:table-cell office:value-type="float" office:value="3.18">
                <text:p>3.18</text:p>
              </table:table-cell>
              <table:table-cell office:value-type="float" office:value="0.127904">
                <text:p>0.127904</text:p>
              </table:table-cell>
              <table:table-cell office:value-type="float" office:value="-0.0115669">
                <text:p>-0.0115669</text:p>
              </table:table-cell>
            </table:table-row>
            <table:table-row>
              <table:table-cell office:value-type="float" office:value="3.21">
                <text:p>3.21</text:p>
              </table:table-cell>
              <table:table-cell office:value-type="float" office:value="0.258308">
                <text:p>0.258308</text:p>
              </table:table-cell>
              <table:table-cell office:value-type="float" office:value="-0.0232632">
                <text:p>-0.0232632</text:p>
              </table:table-cell>
            </table:table-row>
            <table:table-row>
              <table:table-cell office:value-type="float" office:value="3.24">
                <text:p>3.24</text:p>
              </table:table-cell>
              <table:table-cell office:value-type="float" office:value="-0.400176">
                <text:p>-0.400176</text:p>
              </table:table-cell>
              <table:table-cell office:value-type="float" office:value="-0.159097">
                <text:p>-0.159097</text:p>
              </table:table-cell>
            </table:table-row>
            <table:table-row>
              <table:table-cell office:value-type="float" office:value="3.27">
                <text:p>3.27</text:p>
              </table:table-cell>
              <table:table-cell office:value-type="float" office:value="0.117557">
                <text:p>0.117557</text:p>
              </table:table-cell>
              <table:table-cell office:value-type="float" office:value="-0.0266873">
                <text:p>-0.0266873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231581">
                <text:p>0.231581</text:p>
              </table:table-cell>
              <table:table-cell office:value-type="float" office:value="0.0129885">
                <text:p>0.0129885</text:p>
              </table:table-cell>
            </table:table-row>
            <table:table-row>
              <table:table-cell office:value-type="float" office:value="3.33">
                <text:p>3.33</text:p>
              </table:table-cell>
              <table:table-cell office:value-type="float" office:value="-0.385947">
                <text:p>-0.385947</text:p>
              </table:table-cell>
              <table:table-cell office:value-type="float" office:value="-0.159257">
                <text:p>-0.159257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0.142445">
                <text:p>0.142445</text:p>
              </table:table-cell>
              <table:table-cell office:value-type="float" office:value="-0.0308528">
                <text:p>-0.0308528</text:p>
              </table:table-cell>
            </table:table-row>
            <table:table-row>
              <table:table-cell office:value-type="float" office:value="3.39">
                <text:p>3.39</text:p>
              </table:table-cell>
              <table:table-cell office:value-type="float" office:value="0.179944">
                <text:p>0.179944</text:p>
              </table:table-cell>
              <table:table-cell office:value-type="float" office:value="-0.0160566">
                <text:p>-0.0160566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-0.27058">
                <text:p>-0.27058</text:p>
              </table:table-cell>
              <table:table-cell office:value-type="float" office:value="-0.137707">
                <text:p>-0.137707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0.049582">
                <text:p>0.049582</text:p>
              </table:table-cell>
              <table:table-cell office:value-type="float" office:value="-0.0409133">
                <text:p>-0.0409133</text:p>
              </table:table-cell>
            </table:table-row>
            <table:table-row>
              <table:table-cell office:value-type="float" office:value="3.48">
                <text:p>3.48</text:p>
              </table:table-cell>
              <table:table-cell office:value-type="float" office:value="0.196681">
                <text:p>0.196681</text:p>
              </table:table-cell>
              <table:table-cell office:value-type="float" office:value="0.00546528">
                <text:p>0.00546528</text:p>
              </table:table-cell>
            </table:table-row>
            <table:table-row>
              <table:table-cell office:value-type="float" office:value="3.51">
                <text:p>3.51</text:p>
              </table:table-cell>
              <table:table-cell office:value-type="float" office:value="-0.248147">
                <text:p>-0.248147</text:p>
              </table:table-cell>
              <table:table-cell office:value-type="float" office:value="-0.143288">
                <text:p>-0.143288</text:p>
              </table:table-cell>
            </table:table-row>
            <table:table-row>
              <table:table-cell office:value-type="float" office:value="3.54">
                <text:p>3.54</text:p>
              </table:table-cell>
              <table:table-cell office:value-type="float" office:value="0.0682771">
                <text:p>0.0682771</text:p>
              </table:table-cell>
              <table:table-cell office:value-type="float" office:value="-0.0406205">
                <text:p>-0.0406205</text:p>
              </table:table-cell>
            </table:table-row>
            <table:table-row>
              <table:table-cell office:value-type="float" office:value="3.57">
                <text:p>3.57</text:p>
              </table:table-cell>
              <table:table-cell office:value-type="float" office:value="0.138879">
                <text:p>0.138879</text:p>
              </table:table-cell>
              <table:table-cell office:value-type="float" office:value="-0.0112828">
                <text:p>-0.0112828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-0.231883">
                <text:p>-0.231883</text:p>
              </table:table-cell>
              <table:table-cell office:value-type="float" office:value="-0.143617">
                <text:p>-0.143617</text:p>
              </table:table-cell>
            </table:table-row>
            <table:table-row>
              <table:table-cell office:value-type="float" office:value="3.63">
                <text:p>3.63</text:p>
              </table:table-cell>
              <table:table-cell office:value-type="float" office:value="0.0662763">
                <text:p>0.0662763</text:p>
              </table:table-cell>
              <table:table-cell office:value-type="float" office:value="-0.0409313">
                <text:p>-0.0409313</text:p>
              </table:table-cell>
            </table:table-row>
            <table:table-row>
              <table:table-cell office:value-type="float" office:value="3.66">
                <text:p>3.66</text:p>
              </table:table-cell>
              <table:table-cell office:value-type="float" office:value="0.128606">
                <text:p>0.128606</text:p>
              </table:table-cell>
              <table:table-cell office:value-type="float" office:value="-0.0115319">
                <text:p>-0.0115319</text:p>
              </table:table-cell>
            </table:table-row>
            <table:table-row>
              <table:table-cell office:value-type="float" office:value="3.69">
                <text:p>3.69</text:p>
              </table:table-cell>
              <table:table-cell office:value-type="float" office:value="-0.180324">
                <text:p>-0.180324</text:p>
              </table:table-cell>
              <table:table-cell office:value-type="float" office:value="-0.135352">
                <text:p>-0.135352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0.0497546">
                <text:p>0.0497546</text:p>
              </table:table-cell>
              <table:table-cell office:value-type="float" office:value="-0.0576663">
                <text:p>-0.0576663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0.0145252">
                <text:p>0.0145252</text:p>
              </table:table-cell>
              <table:table-cell office:value-type="float" office:value="-0.0491797">
                <text:p>-0.0491797</text:p>
              </table:table-cell>
            </table:table-row>
            <table:table-row>
              <table:table-cell office:value-type="float" office:value="3.78">
                <text:p>3.78</text:p>
              </table:table-cell>
              <table:table-cell office:value-type="float" office:value="-0.0393971">
                <text:p>-0.0393971</text:p>
              </table:table-cell>
              <table:table-cell office:value-type="float" office:value="-0.098579">
                <text:p>-0.098579</text:p>
              </table:table-cell>
            </table:table-row>
            <table:table-row>
              <table:table-cell office:value-type="float" office:value="3.81">
                <text:p>3.81</text:p>
              </table:table-cell>
              <table:table-cell office:value-type="float" office:value="-0.0269521">
                <text:p>-0.0269521</text:p>
              </table:table-cell>
              <table:table-cell office:value-type="float" office:value="-0.0741896">
                <text:p>-0.0741896</text:p>
              </table:table-cell>
            </table:table-row>
            <table:table-row>
              <table:table-cell office:value-type="float" office:value="3.84">
                <text:p>3.84</text:p>
              </table:table-cell>
              <table:table-cell office:value-type="float" office:value="0.0269532">
                <text:p>0.0269532</text:p>
              </table:table-cell>
              <table:table-cell office:value-type="float" office:value="-0.0610061">
                <text:p>-0.0610061</text:p>
              </table:table-cell>
            </table:table-row>
            <table:table-row>
              <table:table-cell office:value-type="float" office:value="3.87">
                <text:p>3.87</text:p>
              </table:table-cell>
              <table:table-cell office:value-type="float" office:value="-0.051807">
                <text:p>-0.051807</text:p>
              </table:table-cell>
              <table:table-cell office:value-type="float" office:value="-0.0905831">
                <text:p>-0.0905831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.0269464">
                <text:p>0.0269464</text:p>
              </table:table-cell>
              <table:table-cell office:value-type="float" office:value="-0.0405107">
                <text:p>-0.0405107</text:p>
              </table:table-cell>
            </table:table-row>
            <table:table-row>
              <table:table-cell office:value-type="float" office:value="3.93">
                <text:p>3.93</text:p>
              </table:table-cell>
              <table:table-cell office:value-type="float" office:value="0.037311">
                <text:p>0.037311</text:p>
              </table:table-cell>
              <table:table-cell office:value-type="float" office:value="-0.0576453">
                <text:p>-0.0576453</text:p>
              </table:table-cell>
            </table:table-row>
            <table:table-row>
              <table:table-cell office:value-type="float" office:value="3.96">
                <text:p>3.96</text:p>
              </table:table-cell>
              <table:table-cell office:value-type="float" office:value="0.000000428115">
                <text:p>0.000000428115</text:p>
              </table:table-cell>
              <table:table-cell office:value-type="float" office:value="-0.065559">
                <text:p>-0.065559</text:p>
              </table:table-cell>
            </table:table-row>
            <table:table-row>
              <table:table-cell office:value-type="float" office:value="3.99">
                <text:p>3.99</text:p>
              </table:table-cell>
              <table:table-cell office:value-type="float" office:value="0.0020758">
                <text:p>0.0020758</text:p>
              </table:table-cell>
              <table:table-cell office:value-type="float" office:value="-0.0484824">
                <text:p>-0.0484824</text:p>
              </table:table-cell>
            </table:table-row>
            <table:table-row>
              <table:table-cell office:value-type="float" office:value="4.02">
                <text:p>4.02</text:p>
              </table:table-cell>
              <table:table-cell office:value-type="float" office:value="-0.0145128">
                <text:p>-0.0145128</text:p>
              </table:table-cell>
              <table:table-cell office:value-type="float" office:value="-0.0866858">
                <text:p>-0.0866858</text:p>
              </table:table-cell>
            </table:table-row>
            <table:table-row>
              <table:table-cell office:value-type="float" office:value="4.05">
                <text:p>4.05</text:p>
              </table:table-cell>
              <table:table-cell office:value-type="float" office:value="0.064292">
                <text:p>0.064292</text:p>
              </table:table-cell>
              <table:table-cell office:value-type="float" office:value="-0.0452395">
                <text:p>-0.0452395</text:p>
              </table:table-cell>
            </table:table-row>
            <table:table-row>
              <table:table-cell office:value-type="float" office:value="4.08">
                <text:p>4.08</text:p>
              </table:table-cell>
              <table:table-cell office:value-type="float" office:value="-0.0787967">
                <text:p>-0.0787967</text:p>
              </table:table-cell>
              <table:table-cell office:value-type="float" office:value="-0.086073">
                <text:p>-0.086073</text:p>
              </table:table-cell>
            </table:table-row>
            <table:table-row>
              <table:table-cell office:value-type="float" office:value="4.11">
                <text:p>4.11</text:p>
              </table:table-cell>
              <table:table-cell office:value-type="float" office:value="0.0020736">
                <text:p>0.0020736</text:p>
              </table:table-cell>
              <table:table-cell office:value-type="float" office:value="-0.0656537">
                <text:p>-0.0656537</text:p>
              </table:table-cell>
            </table:table-row>
            <table:table-row>
              <table:table-cell office:value-type="float" office:value="4.14">
                <text:p>4.14</text:p>
              </table:table-cell>
              <table:table-cell office:value-type="float" office:value="0.0124403">
                <text:p>0.0124403</text:p>
              </table:table-cell>
              <table:table-cell office:value-type="float" office:value="-0.0781408">
                <text:p>-0.0781408</text:p>
              </table:table-cell>
            </table:table-row>
            <table:table-row>
              <table:table-cell office:value-type="float" office:value="4.17">
                <text:p>4.17</text:p>
              </table:table-cell>
              <table:table-cell office:value-type="float" office:value="-0.0124387">
                <text:p>-0.0124387</text:p>
              </table:table-cell>
              <table:table-cell office:value-type="float" office:value="-0.0609973">
                <text:p>-0.0609973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-0.000000408066">
                <text:p>-0.000000408066</text:p>
              </table:table-cell>
              <table:table-cell office:value-type="float" office:value="-0.0537607">
                <text:p>-0.0537607</text:p>
              </table:table-cell>
            </table:table-row>
            <table:table-row>
              <table:table-cell office:value-type="float" office:value="4.23">
                <text:p>4.23</text:p>
              </table:table-cell>
              <table:table-cell office:value-type="float" office:value="-0.000000800825">
                <text:p>-0.000000800825</text:p>
              </table:table-cell>
              <table:table-cell office:value-type="float" office:value="-0.0616827">
                <text:p>-0.0616827</text:p>
              </table:table-cell>
            </table:table-row>
            <table:table-row>
              <table:table-cell office:value-type="float" office:value="4.26">
                <text:p>4.26</text:p>
              </table:table-cell>
              <table:table-cell office:value-type="float" office:value="-0.00207407">
                <text:p>-0.00207407</text:p>
              </table:table-cell>
              <table:table-cell office:value-type="float" office:value="-0.0689385">
                <text:p>-0.0689385</text:p>
              </table:table-cell>
            </table:table-row>
            <table:table-row>
              <table:table-cell office:value-type="float" office:value="4.29">
                <text:p>4.29</text:p>
              </table:table-cell>
              <table:table-cell office:value-type="float" office:value="0.0020732">
                <text:p>0.0020732</text:p>
              </table:table-cell>
              <table:table-cell office:value-type="float" office:value="-0.0663124">
                <text:p>-0.0663124</text:p>
              </table:table-cell>
            </table:table-row>
            <table:table-row>
              <table:table-cell office:value-type="float" office:value="4.32">
                <text:p>4.32</text:p>
              </table:table-cell>
              <table:table-cell office:value-type="float" office:value="-0.0394127">
                <text:p>-0.0394127</text:p>
              </table:table-cell>
              <table:table-cell office:value-type="float" office:value="-0.0492333">
                <text:p>-0.0492333</text:p>
              </table:table-cell>
            </table:table-row>
            <table:table-row>
              <table:table-cell office:value-type="float" office:value="4.35">
                <text:p>4.35</text:p>
              </table:table-cell>
              <table:table-cell office:value-type="float" office:value="-0.0643922">
                <text:p>-0.0643922</text:p>
              </table:table-cell>
              <table:table-cell office:value-type="float" office:value="0.000652322">
                <text:p>0.000652322</text:p>
              </table:table-cell>
            </table:table-row>
            <table:table-row>
              <table:table-cell office:value-type="float" office:value="4.38">
                <text:p>4.38</text:p>
              </table:table-cell>
              <table:table-cell office:value-type="float" office:value="-0.05409">
                <text:p>-0.05409</text:p>
              </table:table-cell>
              <table:table-cell office:value-type="float" office:value="0.0728468">
                <text:p>0.0728468</text:p>
              </table:table-cell>
            </table:table-row>
            <table:table-row>
              <table:table-cell office:value-type="float" office:value="4.41">
                <text:p>4.41</text:p>
              </table:table-cell>
              <table:table-cell office:value-type="float" office:value="0.0293025">
                <text:p>0.0293025</text:p>
              </table:table-cell>
              <table:table-cell office:value-type="float" office:value="0.0867924">
                <text:p>0.0867924</text:p>
              </table:table-cell>
            </table:table-row>
            <table:table-row>
              <table:table-cell office:value-type="float" office:value="4.44">
                <text:p>4.44</text:p>
              </table:table-cell>
              <table:table-cell office:value-type="float" office:value="0.0255219">
                <text:p>0.0255219</text:p>
              </table:table-cell>
              <table:table-cell office:value-type="float" office:value="0.0384785">
                <text:p>0.0384785</text:p>
              </table:table-cell>
            </table:table-row>
            <table:table-row>
              <table:table-cell office:value-type="float" office:value="4.47">
                <text:p>4.47</text:p>
              </table:table-cell>
              <table:table-cell office:value-type="float" office:value="0.0499684">
                <text:p>0.0499684</text:p>
              </table:table-cell>
              <table:table-cell office:value-type="float" office:value="0.0312534">
                <text:p>0.031253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0526237">
                <text:p>0.0526237</text:p>
              </table:table-cell>
              <table:table-cell office:value-type="float" office:value="-0.0615018">
                <text:p>-0.0615018</text:p>
              </table:table-cell>
            </table:table-row>
            <table:table-row>
              <table:table-cell office:value-type="float" office:value="4.53">
                <text:p>4.53</text:p>
              </table:table-cell>
              <table:table-cell office:value-type="float" office:value="0.0118344">
                <text:p>0.0118344</text:p>
              </table:table-cell>
              <table:table-cell office:value-type="float" office:value="-0.0195021">
                <text:p>-0.0195021</text:p>
              </table:table-cell>
            </table:table-row>
            <table:table-row>
              <table:table-cell office:value-type="float" office:value="4.56">
                <text:p>4.56</text:p>
              </table:table-cell>
              <table:table-cell office:value-type="float" office:value="-0.10489">
                <text:p>-0.10489</text:p>
              </table:table-cell>
              <table:table-cell office:value-type="float" office:value="-0.0872481">
                <text:p>-0.0872481</text:p>
              </table:table-cell>
            </table:table-row>
            <table:table-row>
              <table:table-cell office:value-type="float" office:value="4.59">
                <text:p>4.59</text:p>
              </table:table-cell>
              <table:table-cell office:value-type="float" office:value="-0.0207925">
                <text:p>-0.0207925</text:p>
              </table:table-cell>
              <table:table-cell office:value-type="float" office:value="-0.0794973">
                <text:p>-0.0794973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-0.00751418">
                <text:p>-0.00751418</text:p>
              </table:table-cell>
              <table:table-cell office:value-type="float" office:value="-0.110437">
                <text:p>-0.110437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0.0571193">
                <text:p>0.0571193</text:p>
              </table:table-cell>
              <table:table-cell office:value-type="float" office:value="-0.179765">
                <text:p>-0.179765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0.0467645">
                <text:p>0.0467645</text:p>
              </table:table-cell>
              <table:table-cell office:value-type="float" office:value="-0.320121">
                <text:p>-0.320121</text:p>
              </table:table-cell>
            </table:table-row>
            <table:table-row>
              <table:table-cell office:value-type="float" office:value="4.71">
                <text:p>4.71</text:p>
              </table:table-cell>
              <table:table-cell office:value-type="float" office:value="0.0322587">
                <text:p>0.0322587</text:p>
              </table:table-cell>
              <table:table-cell office:value-type="float" office:value="0.0345605">
                <text:p>0.0345605</text:p>
              </table:table-cell>
            </table:table-row>
            <table:table-row>
              <table:table-cell office:value-type="float" office:value="4.74">
                <text:p>4.74</text:p>
              </table:table-cell>
              <table:table-cell office:value-type="float" office:value="-0.0125451">
                <text:p>-0.0125451</text:p>
              </table:table-cell>
              <table:table-cell office:value-type="float" office:value="-0.0879531">
                <text:p>-0.0879531</text:p>
              </table:table-cell>
            </table:table-row>
            <table:table-row>
              <table:table-cell office:value-type="float" office:value="4.77">
                <text:p>4.77</text:p>
              </table:table-cell>
              <table:table-cell office:value-type="float" office:value="0.012545">
                <text:p>0.012545</text:p>
              </table:table-cell>
              <table:table-cell office:value-type="float" office:value="-0.0266972">
                <text:p>-0.0266972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-0.02102">
                <text:p>-0.02102</text:p>
              </table:table-cell>
              <table:table-cell office:value-type="float" office:value="0.166085">
                <text:p>0.166085</text:p>
              </table:table-cell>
            </table:table-row>
            <table:table-row>
              <table:table-cell office:value-type="float" office:value="4.83">
                <text:p>4.83</text:p>
              </table:table-cell>
              <table:table-cell office:value-type="float" office:value="-0.00177207">
                <text:p>-0.00177207</text:p>
              </table:table-cell>
              <table:table-cell office:value-type="float" office:value="-0.213317">
                <text:p>-0.213317</text:p>
              </table:table-cell>
            </table:table-row>
            <table:table-row>
              <table:table-cell office:value-type="float" office:value="4.86">
                <text:p>4.86</text:p>
              </table:table-cell>
              <table:table-cell office:value-type="float" office:value="0.0228237">
                <text:p>0.0228237</text:p>
              </table:table-cell>
              <table:table-cell office:value-type="float" office:value="0.131045">
                <text:p>0.131045</text:p>
              </table:table-cell>
            </table:table-row>
            <table:table-row>
              <table:table-cell office:value-type="float" office:value="4.89">
                <text:p>4.89</text:p>
              </table:table-cell>
              <table:table-cell office:value-type="float" office:value="-0.0105341">
                <text:p>-0.0105341</text:p>
              </table:table-cell>
              <table:table-cell office:value-type="float" office:value="-0.173266">
                <text:p>-0.173266</text:p>
              </table:table-cell>
            </table:table-row>
            <table:table-row>
              <table:table-cell office:value-type="float" office:value="4.92">
                <text:p>4.92</text:p>
              </table:table-cell>
              <table:table-cell office:value-type="float" office:value="0.0000292648">
                <text:p>0.0000292648</text:p>
              </table:table-cell>
              <table:table-cell office:value-type="float" office:value="0.0250964">
                <text:p>0.0250964</text:p>
              </table:table-cell>
            </table:table-row>
            <table:table-row>
              <table:table-cell office:value-type="float" office:value="4.95">
                <text:p>4.95</text:p>
              </table:table-cell>
              <table:table-cell office:value-type="float" office:value="-0.0122556">
                <text:p>-0.0122556</text:p>
              </table:table-cell>
              <table:table-cell office:value-type="float" office:value="-0.0657974">
                <text:p>-0.0657974</text:p>
              </table:table-cell>
            </table:table-row>
            <table:table-row>
              <table:table-cell office:value-type="float" office:value="4.98">
                <text:p>4.98</text:p>
              </table:table-cell>
              <table:table-cell office:value-type="float" office:value="0.0227658">
                <text:p>0.0227658</text:p>
              </table:table-cell>
              <table:table-cell office:value-type="float" office:value="-0.0243721">
                <text:p>-0.0243721</text:p>
              </table:table-cell>
            </table:table-row>
            <table:table-row>
              <table:table-cell office:value-type="float" office:value="5.01">
                <text:p>5.01</text:p>
              </table:table-cell>
              <table:table-cell office:value-type="float" office:value="-0.0210891">
                <text:p>-0.0210891</text:p>
              </table:table-cell>
              <table:table-cell office:value-type="float" office:value="-0.0459277">
                <text:p>-0.0459277</text:p>
              </table:table-cell>
            </table:table-row>
            <table:table-row>
              <table:table-cell office:value-type="float" office:value="5.04">
                <text:p>5.04</text:p>
              </table:table-cell>
              <table:table-cell office:value-type="float" office:value="0.0210519">
                <text:p>0.0210519</text:p>
              </table:table-cell>
              <table:table-cell office:value-type="float" office:value="0.00807937">
                <text:p>0.00807937</text:p>
              </table:table-cell>
            </table:table-row>
            <table:table-row>
              <table:table-cell office:value-type="float" office:value="5.07">
                <text:p>5.07</text:p>
              </table:table-cell>
              <table:table-cell office:value-type="float" office:value="-0.0883792">
                <text:p>-0.0883792</text:p>
              </table:table-cell>
              <table:table-cell office:value-type="float" office:value="-0.0837581">
                <text:p>-0.0837581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.0880478">
                <text:p>0.0880478</text:p>
              </table:table-cell>
              <table:table-cell office:value-type="float" office:value="0.0399865">
                <text:p>0.0399865</text:p>
              </table:table-cell>
            </table:table-row>
            <table:table-row>
              <table:table-cell office:value-type="float" office:value="5.13">
                <text:p>5.13</text:p>
              </table:table-cell>
              <table:table-cell office:value-type="float" office:value="-0.0336751">
                <text:p>-0.0336751</text:p>
              </table:table-cell>
              <table:table-cell office:value-type="float" office:value="-0.076151">
                <text:p>-0.076151</text:p>
              </table:table-cell>
            </table:table-row>
            <table:table-row>
              <table:table-cell office:value-type="float" office:value="5.16">
                <text:p>5.16</text:p>
              </table:table-cell>
              <table:table-cell office:value-type="float" office:value="0.0336081">
                <text:p>0.0336081</text:p>
              </table:table-cell>
              <table:table-cell office:value-type="float" office:value="0.00978823">
                <text:p>0.00978823</text:p>
              </table:table-cell>
            </table:table-row>
            <table:table-row>
              <table:table-cell office:value-type="float" office:value="5.19">
                <text:p>5.19</text:p>
              </table:table-cell>
              <table:table-cell office:value-type="float" office:value="0.00000000260022">
                <text:p>0.00000000260022</text:p>
              </table:table-cell>
              <table:table-cell office:value-type="float" office:value="-0.0194642">
                <text:p>-0.0194642</text:p>
              </table:table-cell>
            </table:table-row>
            <table:table-row>
              <table:table-cell office:value-type="float" office:value="5.22">
                <text:p>5.22</text:p>
              </table:table-cell>
              <table:table-cell office:value-type="float" office:value="0.0000000107584">
                <text:p>0.0000000107584</text:p>
              </table:table-cell>
              <table:table-cell office:value-type="float" office:value="-0.00694916">
                <text:p>-0.00694916</text:p>
              </table:table-cell>
            </table:table-row>
            <table:table-row>
              <table:table-cell office:value-type="float" office:value="5.25">
                <text:p>5.25</text:p>
              </table:table-cell>
              <table:table-cell office:value-type="float" office:value="-0.0000000132837">
                <text:p>-0.0000000132837</text:p>
              </table:table-cell>
              <table:table-cell office:value-type="float" office:value="-0.04417">
                <text:p>-0.04417</text:p>
              </table:table-cell>
            </table:table-row>
            <table:table-row>
              <table:table-cell office:value-type="float" office:value="5.28">
                <text:p>5.28</text:p>
              </table:table-cell>
              <table:table-cell office:value-type="float" office:value="0.0106368">
                <text:p>0.0106368</text:p>
              </table:table-cell>
              <table:table-cell office:value-type="float" office:value="-0.00333028">
                <text:p>-0.00333028</text:p>
              </table:table-cell>
            </table:table-row>
            <table:table-row>
              <table:table-cell office:value-type="float" office:value="5.31">
                <text:p>5.31</text:p>
              </table:table-cell>
              <table:table-cell office:value-type="float" office:value="-0.0106448">
                <text:p>-0.0106448</text:p>
              </table:table-cell>
              <table:table-cell office:value-type="float" office:value="-0.0364705">
                <text:p>-0.0364705</text:p>
              </table:table-cell>
            </table:table-row>
            <table:table-row>
              <table:table-cell office:value-type="float" office:value="5.34">
                <text:p>5.34</text:p>
              </table:table-cell>
              <table:table-cell office:value-type="float" office:value="0.05697">
                <text:p>0.05697</text:p>
              </table:table-cell>
              <table:table-cell office:value-type="float" office:value="-0.0408595">
                <text:p>-0.0408595</text:p>
              </table:table-cell>
            </table:table-row>
            <table:table-row>
              <table:table-cell office:value-type="float" office:value="5.37">
                <text:p>5.37</text:p>
              </table:table-cell>
              <table:table-cell office:value-type="float" office:value="-0.046226">
                <text:p>-0.046226</text:p>
              </table:table-cell>
              <table:table-cell office:value-type="float" office:value="-0.00414741">
                <text:p>-0.00414741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-0.0213452">
                <text:p>-0.0213452</text:p>
              </table:table-cell>
              <table:table-cell office:value-type="float" office:value="-0.0200202">
                <text:p>-0.0200202</text:p>
              </table:table-cell>
            </table:table-row>
            <table:table-row>
              <table:table-cell office:value-type="float" office:value="5.43">
                <text:p>5.43</text:p>
              </table:table-cell>
              <table:table-cell office:value-type="float" office:value="0.0106713">
                <text:p>0.0106713</text:p>
              </table:table-cell>
              <table:table-cell office:value-type="float" office:value="-0.0206801">
                <text:p>-0.0206801</text:p>
              </table:table-cell>
            </table:table-row>
            <table:table-row>
              <table:table-cell office:value-type="float" office:value="5.46">
                <text:p>5.46</text:p>
              </table:table-cell>
              <table:table-cell office:value-type="float" office:value="-0.0338912">
                <text:p>-0.0338912</text:p>
              </table:table-cell>
              <table:table-cell office:value-type="float" office:value="-0.049387">
                <text:p>-0.049387</text:p>
              </table:table-cell>
            </table:table-row>
            <table:table-row>
              <table:table-cell office:value-type="float" office:value="5.49">
                <text:p>5.49</text:p>
              </table:table-cell>
              <table:table-cell office:value-type="float" office:value="0.0445571">
                <text:p>0.0445571</text:p>
              </table:table-cell>
              <table:table-cell office:value-type="float" office:value="-0.00935751">
                <text:p>-0.00935751</text:p>
              </table:table-cell>
            </table:table-row>
            <table:table-row>
              <table:table-cell office:value-type="float" office:value="5.52">
                <text:p>5.52</text:p>
              </table:table-cell>
              <table:table-cell office:value-type="float" office:value="-0.0106974">
                <text:p>-0.0106974</text:p>
              </table:table-cell>
              <table:table-cell office:value-type="float" office:value="-0.0246366">
                <text:p>-0.0246366</text:p>
              </table:table-cell>
            </table:table-row>
            <table:table-row>
              <table:table-cell office:value-type="float" office:value="5.55">
                <text:p>5.55</text:p>
              </table:table-cell>
              <table:table-cell office:value-type="float" office:value="0.0000000051004">
                <text:p>0.0000000051004</text:p>
              </table:table-cell>
              <table:table-cell office:value-type="float" office:value="-0.0173911">
                <text:p>-0.0173911</text:p>
              </table:table-cell>
            </table:table-row>
            <table:table-row>
              <table:table-cell office:value-type="float" office:value="5.58">
                <text:p>5.58</text:p>
              </table:table-cell>
              <table:table-cell office:value-type="float" office:value="0.0106974">
                <text:p>0.0106974</text:p>
              </table:table-cell>
              <table:table-cell office:value-type="float" office:value="-0.0252941">
                <text:p>-0.0252941</text:p>
              </table:table-cell>
            </table:table-row>
            <table:table-row>
              <table:table-cell office:value-type="float" office:value="5.61">
                <text:p>5.61</text:p>
              </table:table-cell>
              <table:table-cell office:value-type="float" office:value="-0.0214025">
                <text:p>-0.0214025</text:p>
              </table:table-cell>
              <table:table-cell office:value-type="float" office:value="-0.0293102">
                <text:p>-0.0293102</text:p>
              </table:table-cell>
            </table:table-row>
            <table:table-row>
              <table:table-cell office:value-type="float" office:value="5.64">
                <text:p>5.64</text:p>
              </table:table-cell>
              <table:table-cell office:value-type="float" office:value="0.0214163">
                <text:p>0.0214163</text:p>
              </table:table-cell>
              <table:table-cell office:value-type="float" office:value="-0.0301075">
                <text:p>-0.0301075</text:p>
              </table:table-cell>
            </table:table-row>
            <table:table-row>
              <table:table-cell office:value-type="float" office:value="5.67">
                <text:p>5.67</text:p>
              </table:table-cell>
              <table:table-cell office:value-type="float" office:value="-0.0107054">
                <text:p>-0.0107054</text:p>
              </table:table-cell>
              <table:table-cell office:value-type="float" office:value="-0.0169351">
                <text:p>-0.0169351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-8.73503E-022">
                <text:p>-8.73503E-022</text:p>
              </table:table-cell>
              <table:table-cell office:value-type="float" office:value="-0.025498">
                <text:p>-0.025498</text:p>
              </table:table-cell>
            </table:table-row>
            <table:table-row>
              <table:table-cell office:value-type="float" office:value="5.73">
                <text:p>5.73</text:p>
              </table:table-cell>
              <table:table-cell office:value-type="float" office:value="0.0124897">
                <text:p>0.0124897</text:p>
              </table:table-cell>
              <table:table-cell office:value-type="float" office:value="-0.0254962">
                <text:p>-0.0254962</text:p>
              </table:table-cell>
            </table:table-row>
            <table:table-row>
              <table:table-cell office:value-type="float" office:value="5.76">
                <text:p>5.76</text:p>
              </table:table-cell>
              <table:table-cell office:value-type="float" office:value="-0.00178424">
                <text:p>-0.00178424</text:p>
              </table:table-cell>
              <table:table-cell office:value-type="float" office:value="-0.0254967">
                <text:p>-0.0254967</text:p>
              </table:table-cell>
            </table:table-row>
            <table:table-row>
              <table:table-cell office:value-type="float" office:value="5.79">
                <text:p>5.79</text:p>
              </table:table-cell>
              <table:table-cell office:value-type="float" office:value="0.0213709">
                <text:p>0.0213709</text:p>
              </table:table-cell>
              <table:table-cell office:value-type="float" office:value="-0.012769">
                <text:p>-0.012769</text:p>
              </table:table-cell>
            </table:table-row>
            <table:table-row>
              <table:table-cell office:value-type="float" office:value="5.82">
                <text:p>5.82</text:p>
              </table:table-cell>
              <table:table-cell office:value-type="float" office:value="-0.019612">
                <text:p>-0.019612</text:p>
              </table:table-cell>
              <table:table-cell office:value-type="float" office:value="-0.0378086">
                <text:p>-0.0378086</text:p>
              </table:table-cell>
            </table:table-row>
            <table:table-row>
              <table:table-cell office:value-type="float" office:value="5.85">
                <text:p>5.85</text:p>
              </table:table-cell>
              <table:table-cell office:value-type="float" office:value="0.00890022">
                <text:p>0.00890022</text:p>
              </table:table-cell>
              <table:table-cell office:value-type="float" office:value="-0.0172579">
                <text:p>-0.0172579</text:p>
              </table:table-cell>
            </table:table-row>
            <table:table-row>
              <table:table-cell office:value-type="float" office:value="5.88">
                <text:p>5.88</text:p>
              </table:table-cell>
              <table:table-cell office:value-type="float" office:value="-0.0213848">
                <text:p>-0.0213848</text:p>
              </table:table-cell>
              <table:table-cell office:value-type="float" office:value="-0.0330714">
                <text:p>-0.0330714</text:p>
              </table:table-cell>
            </table:table-row>
            <table:table-row>
              <table:table-cell office:value-type="float" office:value="5.91">
                <text:p>5.91</text:p>
              </table:table-cell>
              <table:table-cell office:value-type="float" office:value="0.0124558">
                <text:p>0.0124558</text:p>
              </table:table-cell>
              <table:table-cell office:value-type="float" office:value="-0.0124474">
                <text:p>-0.0124474</text:p>
              </table:table-cell>
            </table:table-row>
            <table:table-row>
              <table:table-cell office:value-type="float" office:value="5.94">
                <text:p>5.94</text:p>
              </table:table-cell>
              <table:table-cell office:value-type="float" office:value="-0.0124622">
                <text:p>-0.0124622</text:p>
              </table:table-cell>
              <table:table-cell office:value-type="float" office:value="-0.0334629">
                <text:p>-0.0334629</text:p>
              </table:table-cell>
            </table:table-row>
            <table:table-row>
              <table:table-cell office:value-type="float" office:value="5.97">
                <text:p>5.97</text:p>
              </table:table-cell>
              <table:table-cell office:value-type="float" office:value="0.0106819">
                <text:p>0.0106819</text:p>
              </table:table-cell>
              <table:table-cell office:value-type="float" office:value="-0.0288508">
                <text:p>-0.02885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0000294602">
                <text:p>-0.00000294602</text:p>
              </table:table-cell>
              <table:table-cell office:value-type="float" office:value="-0.020213">
                <text:p>-0.020213</text:p>
              </table:table-cell>
            </table:table-row>
            <table:table-row>
              <table:table-cell office:value-type="float" office:value="6.03">
                <text:p>6.03</text:p>
              </table:table-cell>
              <table:table-cell office:value-type="float" office:value="-0.0106789">
                <text:p>-0.0106789</text:p>
              </table:table-cell>
              <table:table-cell office:value-type="float" office:value="-0.0294358">
                <text:p>-0.0294358</text:p>
              </table:table-cell>
            </table:table-row>
            <table:table-row>
              <table:table-cell office:value-type="float" office:value="6.06">
                <text:p>6.06</text:p>
              </table:table-cell>
              <table:table-cell office:value-type="float" office:value="0.0337178">
                <text:p>0.0337178</text:p>
              </table:table-cell>
              <table:table-cell office:value-type="float" office:value="-0.0000443996">
                <text:p>-0.0000443996</text:p>
              </table:table-cell>
            </table:table-row>
            <table:table-row>
              <table:table-cell office:value-type="float" office:value="6.09">
                <text:p>6.09</text:p>
              </table:table-cell>
              <table:table-cell office:value-type="float" office:value="-0.0337418">
                <text:p>-0.0337418</text:p>
              </table:table-cell>
              <table:table-cell office:value-type="float" office:value="-0.0360807">
                <text:p>-0.0360807</text:p>
              </table:table-cell>
            </table:table-row>
            <table:table-row>
              <table:table-cell office:value-type="float" office:value="6.12">
                <text:p>6.12</text:p>
              </table:table-cell>
              <table:table-cell office:value-type="float" office:value="-0.00000000556671">
                <text:p>-0.00000000556671</text:p>
              </table:table-cell>
              <table:table-cell office:value-type="float" office:value="-0.0327228">
                <text:p>-0.0327228</text:p>
              </table:table-cell>
            </table:table-row>
            <table:table-row>
              <table:table-cell office:value-type="float" office:value="6.15">
                <text:p>6.15</text:p>
              </table:table-cell>
              <table:table-cell office:value-type="float" office:value="-0.00000000256975">
                <text:p>-0.00000000256975</text:p>
              </table:table-cell>
              <table:table-cell office:value-type="float" office:value="-0.028112">
                <text:p>-0.028112</text:p>
              </table:table-cell>
            </table:table-row>
            <table:table-row>
              <table:table-cell office:value-type="float" office:value="6.18">
                <text:p>6.18</text:p>
              </table:table-cell>
              <table:table-cell office:value-type="float" office:value="-3.46754E-021">
                <text:p>-3.46754E-021</text:p>
              </table:table-cell>
              <table:table-cell office:value-type="float" office:value="-0.0241599">
                <text:p>-0.0241599</text:p>
              </table:table-cell>
            </table:table-row>
            <table:table-row>
              <table:table-cell office:value-type="float" office:value="6.21">
                <text:p>6.21</text:p>
              </table:table-cell>
              <table:table-cell office:value-type="float" office:value="0.0000000081591">
                <text:p>0.0000000081591</text:p>
              </table:table-cell>
              <table:table-cell office:value-type="float" office:value="-0.0114404">
                <text:p>-0.0114404</text:p>
              </table:table-cell>
            </table:table-row>
            <table:table-row>
              <table:table-cell office:value-type="float" office:value="6.24">
                <text:p>6.24</text:p>
              </table:table-cell>
              <table:table-cell office:value-type="float" office:value="-0.0124189">
                <text:p>-0.0124189</text:p>
              </table:table-cell>
              <table:table-cell office:value-type="float" office:value="-0.0364687">
                <text:p>-0.0364687</text:p>
              </table:table-cell>
            </table:table-row>
            <table:table-row>
              <table:table-cell office:value-type="float" office:value="6.27">
                <text:p>6.27</text:p>
              </table:table-cell>
              <table:table-cell office:value-type="float" office:value="0.0248378">
                <text:p>0.0248378</text:p>
              </table:table-cell>
              <table:table-cell office:value-type="float" office:value="-0.0239537">
                <text:p>-0.0239537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-0.00177623">
                <text:p>-0.00177623</text:p>
              </table:table-cell>
              <table:table-cell office:value-type="float" office:value="-0.0199375">
                <text:p>-0.0199375</text:p>
              </table:table-cell>
            </table:table-row>
            <table:table-row>
              <table:table-cell office:value-type="float" office:value="6.33">
                <text:p>6.33</text:p>
              </table:table-cell>
              <table:table-cell office:value-type="float" office:value="-0.0106422">
                <text:p>-0.0106422</text:p>
              </table:table-cell>
              <table:table-cell office:value-type="float" office:value="-0.027843">
                <text:p>-0.027843</text:p>
              </table:table-cell>
            </table:table-row>
            <table:table-row>
              <table:table-cell office:value-type="float" office:value="6.36">
                <text:p>6.36</text:p>
              </table:table-cell>
              <table:table-cell office:value-type="float" office:value="0.0230344">
                <text:p>0.0230344</text:p>
              </table:table-cell>
              <table:table-cell office:value-type="float" office:value="-0.0151819">
                <text:p>-0.0151819</text:p>
              </table:table-cell>
            </table:table-row>
            <table:table-row>
              <table:table-cell office:value-type="float" office:value="6.39">
                <text:p>6.39</text:p>
              </table:table-cell>
              <table:table-cell office:value-type="float" office:value="-0.00177744">
                <text:p>-0.00177744</text:p>
              </table:table-cell>
              <table:table-cell office:value-type="float" office:value="-0.0282918">
                <text:p>-0.0282918</text:p>
              </table:table-cell>
            </table:table-row>
            <table:table-row>
              <table:table-cell office:value-type="float" office:value="6.42">
                <text:p>6.42</text:p>
              </table:table-cell>
              <table:table-cell office:value-type="float" office:value="-0.0212684">
                <text:p>-0.0212684</text:p>
              </table:table-cell>
              <table:table-cell office:value-type="float" office:value="-0.0276382">
                <text:p>-0.0276382</text:p>
              </table:table-cell>
            </table:table-row>
            <table:table-row>
              <table:table-cell office:value-type="float" office:value="6.45">
                <text:p>6.45</text:p>
              </table:table-cell>
              <table:table-cell office:value-type="float" office:value="-0.0106663">
                <text:p>-0.0106663</text:p>
              </table:table-cell>
              <table:table-cell office:value-type="float" office:value="-0.0491241">
                <text:p>-0.0491241</text:p>
              </table:table-cell>
            </table:table-row>
            <table:table-row>
              <table:table-cell office:value-type="float" office:value="6.48">
                <text:p>6.48</text:p>
              </table:table-cell>
              <table:table-cell office:value-type="float" office:value="-0.0124421">
                <text:p>-0.0124421</text:p>
              </table:table-cell>
              <table:table-cell office:value-type="float" office:value="-0.00709262">
                <text:p>-0.00709262</text:p>
              </table:table-cell>
            </table:table-row>
            <table:table-row>
              <table:table-cell office:value-type="float" office:value="6.51">
                <text:p>6.51</text:p>
              </table:table-cell>
              <table:table-cell office:value-type="float" office:value="0.0231039">
                <text:p>0.0231039</text:p>
              </table:table-cell>
              <table:table-cell office:value-type="float" office:value="-0.0290392">
                <text:p>-0.0290392</text:p>
              </table:table-cell>
            </table:table-row>
            <table:table-row>
              <table:table-cell office:value-type="float" office:value="6.54">
                <text:p>6.54</text:p>
              </table:table-cell>
              <table:table-cell office:value-type="float" office:value="0.00000000812319">
                <text:p>0.00000000812319</text:p>
              </table:table-cell>
              <table:table-cell office:value-type="float" office:value="-0.0119134">
                <text:p>-0.0119134</text:p>
              </table:table-cell>
            </table:table-row>
            <table:table-row>
              <table:table-cell office:value-type="float" office:value="6.57">
                <text:p>6.57</text:p>
              </table:table-cell>
              <table:table-cell office:value-type="float" office:value="-0.0106633">
                <text:p>-0.0106633</text:p>
              </table:table-cell>
              <table:table-cell office:value-type="float" office:value="-0.0244272">
                <text:p>-0.0244272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.0106713">
                <text:p>0.0106713</text:p>
              </table:table-cell>
              <table:table-cell office:value-type="float" office:value="-0.0371472">
                <text:p>-0.0371472</text:p>
              </table:table-cell>
            </table:table-row>
            <table:table-row>
              <table:table-cell office:value-type="float" office:value="6.63">
                <text:p>6.63</text:p>
              </table:table-cell>
              <table:table-cell office:value-type="float" office:value="-0.00000000253778">
                <text:p>-0.00000000253778</text:p>
              </table:table-cell>
              <table:table-cell office:value-type="float" office:value="-0.0288521">
                <text:p>-0.0288521</text:p>
              </table:table-cell>
            </table:table-row>
            <table:table-row>
              <table:table-cell office:value-type="float" office:value="6.66">
                <text:p>6.66</text:p>
              </table:table-cell>
              <table:table-cell office:value-type="float" office:value="-0.010713">
                <text:p>-0.010713</text:p>
              </table:table-cell>
              <table:table-cell office:value-type="float" office:value="-0.0331983">
                <text:p>-0.0331983</text:p>
              </table:table-cell>
            </table:table-row>
            <table:table-row>
              <table:table-cell office:value-type="float" office:value="6.69">
                <text:p>6.69</text:p>
              </table:table-cell>
              <table:table-cell office:value-type="float" office:value="0.0107134">
                <text:p>0.0107134</text:p>
              </table:table-cell>
              <table:table-cell office:value-type="float" office:value="-0.026359">
                <text:p>-0.026359</text:p>
              </table:table-cell>
            </table:table-row>
            <table:table-row>
              <table:table-cell office:value-type="float" office:value="6.72">
                <text:p>6.72</text:p>
              </table:table-cell>
              <table:table-cell office:value-type="float" office:value="-0.012548">
                <text:p>-0.012548</text:p>
              </table:table-cell>
              <table:table-cell office:value-type="float" office:value="-0.0341339">
                <text:p>-0.0341339</text:p>
              </table:table-cell>
            </table:table-row>
            <table:table-row>
              <table:table-cell office:value-type="float" office:value="6.75">
                <text:p>6.75</text:p>
              </table:table-cell>
              <table:table-cell office:value-type="float" office:value="-0.00907826">
                <text:p>-0.00907826</text:p>
              </table:table-cell>
              <table:table-cell office:value-type="float" office:value="-0.0682473">
                <text:p>-0.0682473</text:p>
              </table:table-cell>
            </table:table-row>
            <table:table-row>
              <table:table-cell office:value-type="float" office:value="6.78">
                <text:p>6.78</text:p>
              </table:table-cell>
              <table:table-cell office:value-type="float" office:value="0.0216205">
                <text:p>0.0216205</text:p>
              </table:table-cell>
              <table:table-cell office:value-type="float" office:value="0.000186351">
                <text:p>0.000186351</text:p>
              </table:table-cell>
            </table:table-row>
            <table:table-row>
              <table:table-cell office:value-type="float" office:value="6.81">
                <text:p>6.81</text:p>
              </table:table-cell>
              <table:table-cell office:value-type="float" office:value="0.0108677">
                <text:p>0.0108677</text:p>
              </table:table-cell>
              <table:table-cell office:value-type="float" office:value="-0.028855">
                <text:p>-0.028855</text:p>
              </table:table-cell>
            </table:table-row>
            <table:table-row>
              <table:table-cell office:value-type="float" office:value="6.84">
                <text:p>6.84</text:p>
              </table:table-cell>
              <table:table-cell office:value-type="float" office:value="-0.0108752">
                <text:p>-0.0108752</text:p>
              </table:table-cell>
              <table:table-cell office:value-type="float" office:value="-0.0416134">
                <text:p>-0.0416134</text:p>
              </table:table-cell>
            </table:table-row>
            <table:table-row>
              <table:table-cell office:value-type="float" office:value="6.87">
                <text:p>6.87</text:p>
              </table:table-cell>
              <table:table-cell office:value-type="float" office:value="-0.0108702">
                <text:p>-0.0108702</text:p>
              </table:table-cell>
              <table:table-cell office:value-type="float" office:value="0.0315637">
                <text:p>0.0315637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.0108727">
                <text:p>0.0108727</text:p>
              </table:table-cell>
              <table:table-cell office:value-type="float" office:value="-0.0336473">
                <text:p>-0.0336473</text:p>
              </table:table-cell>
            </table:table-row>
            <table:table-row>
              <table:table-cell office:value-type="float" office:value="6.93">
                <text:p>6.93</text:p>
              </table:table-cell>
              <table:table-cell office:value-type="float" office:value="0.0578661">
                <text:p>0.0578661</text:p>
              </table:table-cell>
              <table:table-cell office:value-type="float" office:value="-0.297189">
                <text:p>-0.297189</text:p>
              </table:table-cell>
            </table:table-row>
            <table:table-row>
              <table:table-cell office:value-type="float" office:value="6.96">
                <text:p>6.96</text:p>
              </table:table-cell>
              <table:table-cell office:value-type="float" office:value="0.0252607">
                <text:p>0.0252607</text:p>
              </table:table-cell>
              <table:table-cell office:value-type="float" office:value="-0.00817065">
                <text:p>-0.00817065</text:p>
              </table:table-cell>
            </table:table-row>
            <table:table-row>
              <table:table-cell office:value-type="float" office:value="6.99">
                <text:p>6.99</text:p>
              </table:table-cell>
              <table:table-cell office:value-type="float" office:value="-0.0353537">
                <text:p>-0.0353537</text:p>
              </table:table-cell>
              <table:table-cell office:value-type="float" office:value="0.109767">
                <text:p>0.109767</text:p>
              </table:table-cell>
            </table:table-row>
            <table:table-row>
              <table:table-cell office:value-type="float" office:value="7.02">
                <text:p>7.02</text:p>
              </table:table-cell>
              <table:table-cell office:value-type="float" office:value="-0.0111114">
                <text:p>-0.0111114</text:p>
              </table:table-cell>
              <table:table-cell office:value-type="float" office:value="-0.0483502">
                <text:p>-0.0483502</text:p>
              </table:table-cell>
            </table:table-row>
            <table:table-row>
              <table:table-cell office:value-type="float" office:value="7.05">
                <text:p>7.05</text:p>
              </table:table-cell>
              <table:table-cell office:value-type="float" office:value="-0.0359366">
                <text:p>-0.0359366</text:p>
              </table:table-cell>
              <table:table-cell office:value-type="float" office:value="-0.0491276">
                <text:p>-0.0491276</text:p>
              </table:table-cell>
            </table:table-row>
            <table:table-row>
              <table:table-cell office:value-type="float" office:value="7.08">
                <text:p>7.08</text:p>
              </table:table-cell>
              <table:table-cell office:value-type="float" office:value="0.035893">
                <text:p>0.035893</text:p>
              </table:table-cell>
              <table:table-cell office:value-type="float" office:value="0.0735621">
                <text:p>0.0735621</text:p>
              </table:table-cell>
            </table:table-row>
            <table:table-row>
              <table:table-cell office:value-type="float" office:value="7.11">
                <text:p>7.11</text:p>
              </table:table-cell>
              <table:table-cell office:value-type="float" office:value="-0.0360953">
                <text:p>-0.0360953</text:p>
              </table:table-cell>
              <table:table-cell office:value-type="float" office:value="-0.153064">
                <text:p>-0.153064</text:p>
              </table:table-cell>
            </table:table-row>
            <table:table-row>
              <table:table-cell office:value-type="float" office:value="7.14">
                <text:p>7.14</text:p>
              </table:table-cell>
              <table:table-cell office:value-type="float" office:value="0.0459671">
                <text:p>0.0459671</text:p>
              </table:table-cell>
              <table:table-cell office:value-type="float" office:value="-0.0270178">
                <text:p>-0.0270178</text:p>
              </table:table-cell>
            </table:table-row>
            <table:table-row>
              <table:table-cell office:value-type="float" office:value="7.17">
                <text:p>7.17</text:p>
              </table:table-cell>
              <table:table-cell office:value-type="float" office:value="-0.0209665">
                <text:p>-0.0209665</text:p>
              </table:table-cell>
              <table:table-cell office:value-type="float" office:value="-0.0565847">
                <text:p>-0.0565847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-0.0134345">
                <text:p>-0.0134345</text:p>
              </table:table-cell>
              <table:table-cell office:value-type="float" office:value="-0.150636">
                <text:p>-0.150636</text:p>
              </table:table-cell>
            </table:table-row>
            <table:table-row>
              <table:table-cell office:value-type="float" office:value="7.23">
                <text:p>7.23</text:p>
              </table:table-cell>
              <table:table-cell office:value-type="float" office:value="0.0135329">
                <text:p>0.0135329</text:p>
              </table:table-cell>
              <table:table-cell office:value-type="float" office:value="0.154387">
                <text:p>0.154387</text:p>
              </table:table-cell>
            </table:table-row>
            <table:table-row>
              <table:table-cell office:value-type="float" office:value="7.26">
                <text:p>7.26</text:p>
              </table:table-cell>
              <table:table-cell office:value-type="float" office:value="-0.025268">
                <text:p>-0.025268</text:p>
              </table:table-cell>
              <table:table-cell office:value-type="float" office:value="-0.163793">
                <text:p>-0.163793</text:p>
              </table:table-cell>
            </table:table-row>
            <table:table-row>
              <table:table-cell office:value-type="float" office:value="7.29">
                <text:p>7.29</text:p>
              </table:table-cell>
              <table:table-cell office:value-type="float" office:value="0.0997082">
                <text:p>0.0997082</text:p>
              </table:table-cell>
              <table:table-cell office:value-type="float" office:value="-0.249579">
                <text:p>-0.249579</text:p>
              </table:table-cell>
            </table:table-row>
            <table:table-row>
              <table:table-cell office:value-type="float" office:value="7.32">
                <text:p>7.32</text:p>
              </table:table-cell>
              <table:table-cell office:value-type="float" office:value="-0.0492391">
                <text:p>-0.0492391</text:p>
              </table:table-cell>
              <table:table-cell office:value-type="float" office:value="0.161038">
                <text:p>0.161038</text:p>
              </table:table-cell>
            </table:table-row>
            <table:table-row>
              <table:table-cell office:value-type="float" office:value="7.35">
                <text:p>7.35</text:p>
              </table:table-cell>
              <table:table-cell office:value-type="float" office:value="-0.0118703">
                <text:p>-0.0118703</text:p>
              </table:table-cell>
              <table:table-cell office:value-type="float" office:value="0.0504626">
                <text:p>0.0504626</text:p>
              </table:table-cell>
            </table:table-row>
            <table:table-row>
              <table:table-cell office:value-type="float" office:value="7.38">
                <text:p>7.38</text:p>
              </table:table-cell>
              <table:table-cell office:value-type="float" office:value="-0.0376989">
                <text:p>-0.0376989</text:p>
              </table:table-cell>
              <table:table-cell office:value-type="float" office:value="-0.165338">
                <text:p>-0.165338</text:p>
              </table:table-cell>
            </table:table-row>
            <table:table-row>
              <table:table-cell office:value-type="float" office:value="7.41">
                <text:p>7.41</text:p>
              </table:table-cell>
              <table:table-cell office:value-type="float" office:value="0.0121744">
                <text:p>0.0121744</text:p>
              </table:table-cell>
              <table:table-cell office:value-type="float" office:value="-0.279745">
                <text:p>-0.279745</text:p>
              </table:table-cell>
            </table:table-row>
            <table:table-row>
              <table:table-cell office:value-type="float" office:value="7.44">
                <text:p>7.44</text:p>
              </table:table-cell>
              <table:table-cell office:value-type="float" office:value="0.0384312">
                <text:p>0.0384312</text:p>
              </table:table-cell>
              <table:table-cell office:value-type="float" office:value="0.164649">
                <text:p>0.164649</text:p>
              </table:table-cell>
            </table:table-row>
            <table:table-row>
              <table:table-cell office:value-type="float" office:value="7.47">
                <text:p>7.47</text:p>
              </table:table-cell>
              <table:table-cell office:value-type="float" office:value="-0.0120908">
                <text:p>-0.0120908</text:p>
              </table:table-cell>
              <table:table-cell office:value-type="float" office:value="0.0527343">
                <text:p>0.0527343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-0.0262238">
                <text:p>-0.0262238</text:p>
              </table:table-cell>
              <table:table-cell office:value-type="float" office:value="-0.173423">
                <text:p>-0.173423</text:p>
              </table:table-cell>
            </table:table-row>
            <table:table-row>
              <table:table-cell office:value-type="float" office:value="7.53">
                <text:p>7.53</text:p>
              </table:table-cell>
              <table:table-cell office:value-type="float" office:value="0.0904018">
                <text:p>0.0904018</text:p>
              </table:table-cell>
              <table:table-cell office:value-type="float" office:value="-0.250669">
                <text:p>-0.250669</text:p>
              </table:table-cell>
            </table:table-row>
            <table:table-row>
              <table:table-cell office:value-type="float" office:value="7.56">
                <text:p>7.56</text:p>
              </table:table-cell>
              <table:table-cell office:value-type="float" office:value="-0.114396">
                <text:p>-0.114396</text:p>
              </table:table-cell>
              <table:table-cell office:value-type="float" office:value="0.131305">
                <text:p>0.131305</text:p>
              </table:table-cell>
            </table:table-row>
            <table:table-row>
              <table:table-cell office:value-type="float" office:value="7.59">
                <text:p>7.59</text:p>
              </table:table-cell>
              <table:table-cell office:value-type="float" office:value="-0.0531428">
                <text:p>-0.0531428</text:p>
              </table:table-cell>
              <table:table-cell office:value-type="float" office:value="0.0258318">
                <text:p>0.0258318</text:p>
              </table:table-cell>
            </table:table-row>
            <table:table-row>
              <table:table-cell office:value-type="float" office:value="7.62">
                <text:p>7.62</text:p>
              </table:table-cell>
              <table:table-cell office:value-type="float" office:value="0.0409026">
                <text:p>0.0409026</text:p>
              </table:table-cell>
              <table:table-cell office:value-type="float" office:value="-0.153993">
                <text:p>-0.153993</text:p>
              </table:table-cell>
            </table:table-row>
            <table:table-row>
              <table:table-cell office:value-type="float" office:value="7.65">
                <text:p>7.65</text:p>
              </table:table-cell>
              <table:table-cell office:value-type="float" office:value="0.024679">
                <text:p>0.024679</text:p>
              </table:table-cell>
              <table:table-cell office:value-type="float" office:value="-0.162344">
                <text:p>-0.162344</text:p>
              </table:table-cell>
            </table:table-row>
            <table:table-row>
              <table:table-cell office:value-type="float" office:value="7.68">
                <text:p>7.68</text:p>
              </table:table-cell>
              <table:table-cell office:value-type="float" office:value="0.0641222">
                <text:p>0.0641222</text:p>
              </table:table-cell>
              <table:table-cell office:value-type="float" office:value="-0.0346841">
                <text:p>-0.0346841</text:p>
              </table:table-cell>
            </table:table-row>
            <table:table-row>
              <table:table-cell office:value-type="float" office:value="7.71">
                <text:p>7.71</text:p>
              </table:table-cell>
              <table:table-cell office:value-type="float" office:value="-0.0371295">
                <text:p>-0.0371295</text:p>
              </table:table-cell>
              <table:table-cell office:value-type="float" office:value="0.116163">
                <text:p>0.116163</text:p>
              </table:table-cell>
            </table:table-row>
            <table:table-row>
              <table:table-cell office:value-type="float" office:value="7.74">
                <text:p>7.74</text:p>
              </table:table-cell>
              <table:table-cell office:value-type="float" office:value="-0.00198566">
                <text:p>-0.00198566</text:p>
              </table:table-cell>
              <table:table-cell office:value-type="float" office:value="-0.45683">
                <text:p>-0.45683</text:p>
              </table:table-cell>
            </table:table-row>
            <table:table-row>
              <table:table-cell office:value-type="float" office:value="7.77">
                <text:p>7.77</text:p>
              </table:table-cell>
              <table:table-cell office:value-type="float" office:value="0.0394423">
                <text:p>0.0394423</text:p>
              </table:table-cell>
              <table:table-cell office:value-type="float" office:value="0.243845">
                <text:p>0.243845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-0.0497944">
                <text:p>-0.0497944</text:p>
              </table:table-cell>
              <table:table-cell office:value-type="float" office:value="-0.0705005">
                <text:p>-0.0705005</text:p>
              </table:table-cell>
            </table:table-row>
            <table:table-row>
              <table:table-cell office:value-type="float" office:value="7.83">
                <text:p>7.83</text:p>
              </table:table-cell>
              <table:table-cell office:value-type="float" office:value="0.0353138">
                <text:p>0.0353138</text:p>
              </table:table-cell>
              <table:table-cell office:value-type="float" office:value="-0.350721">
                <text:p>-0.350721</text:p>
              </table:table-cell>
            </table:table-row>
            <table:table-row>
              <table:table-cell office:value-type="float" office:value="7.86">
                <text:p>7.86</text:p>
              </table:table-cell>
              <table:table-cell office:value-type="float" office:value="-0.0623224">
                <text:p>-0.0623224</text:p>
              </table:table-cell>
              <table:table-cell office:value-type="float" office:value="0.296766">
                <text:p>0.296766</text:p>
              </table:table-cell>
            </table:table-row>
            <table:table-row>
              <table:table-cell office:value-type="float" office:value="7.89">
                <text:p>7.89</text:p>
              </table:table-cell>
              <table:table-cell office:value-type="float" office:value="0.0124635">
                <text:p>0.0124635</text:p>
              </table:table-cell>
              <table:table-cell office:value-type="float" office:value="-0.144528">
                <text:p>-0.144528</text:p>
              </table:table-cell>
            </table:table-row>
            <table:table-row>
              <table:table-cell office:value-type="float" office:value="7.92">
                <text:p>7.92</text:p>
              </table:table-cell>
              <table:table-cell office:value-type="float" office:value="0.0124385">
                <text:p>0.0124385</text:p>
              </table:table-cell>
              <table:table-cell office:value-type="float" office:value="-0.205562">
                <text:p>-0.205562</text:p>
              </table:table-cell>
            </table:table-row>
            <table:table-row>
              <table:table-cell office:value-type="float" office:value="7.95">
                <text:p>7.95</text:p>
              </table:table-cell>
              <table:table-cell office:value-type="float" office:value="-0.0249074">
                <text:p>-0.0249074</text:p>
              </table:table-cell>
              <table:table-cell office:value-type="float" office:value="0.156056">
                <text:p>0.156056</text:p>
              </table:table-cell>
            </table:table-row>
            <table:table-row>
              <table:table-cell office:value-type="float" office:value="7.98">
                <text:p>7.98</text:p>
              </table:table-cell>
              <table:table-cell office:value-type="float" office:value="0.012451">
                <text:p>0.012451</text:p>
              </table:table-cell>
              <table:table-cell office:value-type="float" office:value="-0.102748">
                <text:p>-0.102748</text:p>
              </table:table-cell>
            </table:table-row>
            <table:table-row>
              <table:table-cell office:value-type="float" office:value="8.01">
                <text:p>8.01</text:p>
              </table:table-cell>
              <table:table-cell office:value-type="float" office:value="0.0393811">
                <text:p>0.0393811</text:p>
              </table:table-cell>
              <table:table-cell office:value-type="float" office:value="-0.111815">
                <text:p>-0.111815</text:p>
              </table:table-cell>
            </table:table-row>
            <table:table-row>
              <table:table-cell office:value-type="float" office:value="8.04">
                <text:p>8.04</text:p>
              </table:table-cell>
              <table:table-cell office:value-type="float" office:value="-0.0394072">
                <text:p>-0.0394072</text:p>
              </table:table-cell>
              <table:table-cell office:value-type="float" office:value="0.0218901">
                <text:p>0.0218901</text:p>
              </table:table-cell>
            </table:table-row>
            <table:table-row>
              <table:table-cell office:value-type="float" office:value="8.07">
                <text:p>8.07</text:p>
              </table:table-cell>
              <table:table-cell office:value-type="float" office:value="0.0269644">
                <text:p>0.0269644</text:p>
              </table:table-cell>
              <table:table-cell office:value-type="float" office:value="-0.0663826">
                <text:p>-0.0663826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-0.0269668">
                <text:p>-0.0269668</text:p>
              </table:table-cell>
              <table:table-cell office:value-type="float" office:value="-0.0532409">
                <text:p>-0.0532409</text:p>
              </table:table-cell>
            </table:table-row>
            <table:table-row>
              <table:table-cell office:value-type="float" office:value="8.13">
                <text:p>8.13</text:p>
              </table:table-cell>
              <table:table-cell office:value-type="float" office:value="0.0124455">
                <text:p>0.0124455</text:p>
              </table:table-cell>
              <table:table-cell office:value-type="float" office:value="-0.0861675">
                <text:p>-0.0861675</text:p>
              </table:table-cell>
            </table:table-row>
            <table:table-row>
              <table:table-cell office:value-type="float" office:value="8.16">
                <text:p>8.16</text:p>
              </table:table-cell>
              <table:table-cell office:value-type="float" office:value="0.0124469">
                <text:p>0.0124469</text:p>
              </table:table-cell>
              <table:table-cell office:value-type="float" office:value="-0.0578524">
                <text:p>-0.0578524</text:p>
              </table:table-cell>
            </table:table-row>
            <table:table-row>
              <table:table-cell office:value-type="float" office:value="8.19">
                <text:p>8.19</text:p>
              </table:table-cell>
              <table:table-cell office:value-type="float" office:value="-0.0248932">
                <text:p>-0.0248932</text:p>
              </table:table-cell>
              <table:table-cell office:value-type="float" office:value="-0.0657636">
                <text:p>-0.0657636</text:p>
              </table:table-cell>
            </table:table-row>
            <table:table-row>
              <table:table-cell office:value-type="float" office:value="8.22">
                <text:p>8.22</text:p>
              </table:table-cell>
              <table:table-cell office:value-type="float" office:value="0.00000000000288006">
                <text:p>0.00000000000288006</text:p>
              </table:table-cell>
              <table:table-cell office:value-type="float" office:value="-0.0657712">
                <text:p>-0.0657712</text:p>
              </table:table-cell>
            </table:table-row>
            <table:table-row>
              <table:table-cell office:value-type="float" office:value="8.25">
                <text:p>8.25</text:p>
              </table:table-cell>
              <table:table-cell office:value-type="float" office:value="0.0269774">
                <text:p>0.0269774</text:p>
              </table:table-cell>
              <table:table-cell office:value-type="float" office:value="-0.0447408">
                <text:p>-0.0447408</text:p>
              </table:table-cell>
            </table:table-row>
            <table:table-row>
              <table:table-cell office:value-type="float" office:value="8.28">
                <text:p>8.28</text:p>
              </table:table-cell>
              <table:table-cell office:value-type="float" office:value="-0.0269736">
                <text:p>-0.0269736</text:p>
              </table:table-cell>
              <table:table-cell office:value-type="float" office:value="-0.0869029">
                <text:p>-0.0869029</text:p>
              </table:table-cell>
            </table:table-row>
            <table:table-row>
              <table:table-cell office:value-type="float" office:value="8.31">
                <text:p>8.31</text:p>
              </table:table-cell>
              <table:table-cell office:value-type="float" office:value="0.00000000000288294">
                <text:p>0.00000000000288294</text:p>
              </table:table-cell>
              <table:table-cell office:value-type="float" office:value="-0.065832">
                <text:p>-0.065832</text:p>
              </table:table-cell>
            </table:table-row>
            <table:table-row>
              <table:table-cell office:value-type="float" office:value="8.34">
                <text:p>8.34</text:p>
              </table:table-cell>
              <table:table-cell office:value-type="float" office:value="-0.0000000000460143">
                <text:p>-0.0000000000460143</text:p>
              </table:table-cell>
              <table:table-cell office:value-type="float" office:value="-0.0651815">
                <text:p>-0.0651815</text:p>
              </table:table-cell>
            </table:table-row>
            <table:table-row>
              <table:table-cell office:value-type="float" office:value="8.37">
                <text:p>8.37</text:p>
              </table:table-cell>
              <table:table-cell office:value-type="float" office:value="0.0124507">
                <text:p>0.0124507</text:p>
              </table:table-cell>
              <table:table-cell office:value-type="float" office:value="-0.0665059">
                <text:p>-0.0665059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-0.0124507">
                <text:p>-0.0124507</text:p>
              </table:table-cell>
              <table:table-cell office:value-type="float" office:value="-0.0658538">
                <text:p>-0.0658538</text:p>
              </table:table-cell>
            </table:table-row>
            <table:table-row>
              <table:table-cell office:value-type="float" office:value="8.43">
                <text:p>8.43</text:p>
              </table:table-cell>
              <table:table-cell office:value-type="float" office:value="0.0124526">
                <text:p>0.0124526</text:p>
              </table:table-cell>
              <table:table-cell office:value-type="float" office:value="-0.0573122">
                <text:p>-0.0573122</text:p>
              </table:table-cell>
            </table:table-row>
            <table:table-row>
              <table:table-cell office:value-type="float" office:value="8.46">
                <text:p>8.46</text:p>
              </table:table-cell>
              <table:table-cell office:value-type="float" office:value="-0.0124516">
                <text:p>-0.0124516</text:p>
              </table:table-cell>
              <table:table-cell office:value-type="float" office:value="-0.0783899">
                <text:p>-0.0783899</text:p>
              </table:table-cell>
            </table:table-row>
            <table:table-row>
              <table:table-cell office:value-type="float" office:value="8.49">
                <text:p>8.49</text:p>
              </table:table-cell>
              <table:table-cell office:value-type="float" office:value="1.4029E-021">
                <text:p>1.4029E-021</text:p>
              </table:table-cell>
              <table:table-cell office:value-type="float" office:value="-0.0658749">
                <text:p>-0.0658749</text:p>
              </table:table-cell>
            </table:table-row>
            <table:table-row>
              <table:table-cell office:value-type="float" office:value="8.52">
                <text:p>8.52</text:p>
              </table:table-cell>
              <table:table-cell office:value-type="float" office:value="-0.00000000054638">
                <text:p>-0.00000000054638</text:p>
              </table:table-cell>
              <table:table-cell office:value-type="float" office:value="-0.0579836">
                <text:p>-0.0579836</text:p>
              </table:table-cell>
            </table:table-row>
            <table:table-row>
              <table:table-cell office:value-type="float" office:value="8.55">
                <text:p>8.55</text:p>
              </table:table-cell>
              <table:table-cell office:value-type="float" office:value="0.0145283">
                <text:p>0.0145283</text:p>
              </table:table-cell>
              <table:table-cell office:value-type="float" office:value="-0.0691889">
                <text:p>-0.0691889</text:p>
              </table:table-cell>
            </table:table-row>
            <table:table-row>
              <table:table-cell office:value-type="float" office:value="8.58">
                <text:p>8.58</text:p>
              </table:table-cell>
              <table:table-cell office:value-type="float" office:value="-0.014528">
                <text:p>-0.014528</text:p>
              </table:table-cell>
              <table:table-cell office:value-type="float" office:value="-0.070506">
                <text:p>-0.070506</text:p>
              </table:table-cell>
            </table:table-row>
            <table:table-row>
              <table:table-cell office:value-type="float" office:value="8.61">
                <text:p>8.61</text:p>
              </table:table-cell>
              <table:table-cell office:value-type="float" office:value="0.0249107">
                <text:p>0.0249107</text:p>
              </table:table-cell>
              <table:table-cell office:value-type="float" office:value="-0.0455082">
                <text:p>-0.0455082</text:p>
              </table:table-cell>
            </table:table-row>
            <table:table-row>
              <table:table-cell office:value-type="float" office:value="8.64">
                <text:p>8.64</text:p>
              </table:table-cell>
              <table:table-cell office:value-type="float" office:value="0.00000000134684">
                <text:p>0.00000000134684</text:p>
              </table:table-cell>
              <table:table-cell office:value-type="float" office:value="-0.0863466">
                <text:p>-0.0863466</text:p>
              </table:table-cell>
            </table:table-row>
            <table:table-row>
              <table:table-cell office:value-type="float" office:value="8.67">
                <text:p>8.67</text:p>
              </table:table-cell>
              <table:table-cell office:value-type="float" office:value="-0.0249079">
                <text:p>-0.0249079</text:p>
              </table:table-cell>
              <table:table-cell office:value-type="float" office:value="-0.0659269">
                <text:p>-0.0659269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-1.19776E-021">
                <text:p>-1.19776E-021</text:p>
              </table:table-cell>
              <table:table-cell office:value-type="float" office:value="-0.0659269">
                <text:p>-0.0659269</text:p>
              </table:table-cell>
            </table:table-row>
            <table:table-row>
              <table:table-cell office:value-type="float" office:value="8.73">
                <text:p>8.73</text:p>
              </table:table-cell>
              <table:table-cell office:value-type="float" office:value="0.0269871">
                <text:p>0.0269871</text:p>
              </table:table-cell>
              <table:table-cell office:value-type="float" office:value="-0.0534309">
                <text:p>-0.0534309</text:p>
              </table:table-cell>
            </table:table-row>
            <table:table-row>
              <table:table-cell office:value-type="float" office:value="8.76">
                <text:p>8.76</text:p>
              </table:table-cell>
              <table:table-cell office:value-type="float" office:value="-0.0145307">
                <text:p>-0.0145307</text:p>
              </table:table-cell>
              <table:table-cell office:value-type="float" office:value="-0.0705675">
                <text:p>-0.0705675</text:p>
              </table:table-cell>
            </table:table-row>
            <table:table-row>
              <table:table-cell office:value-type="float" office:value="8.79">
                <text:p>8.79</text:p>
              </table:table-cell>
              <table:table-cell office:value-type="float" office:value="-0.0124556">
                <text:p>-0.0124556</text:p>
              </table:table-cell>
              <table:table-cell office:value-type="float" office:value="-0.0692565">
                <text:p>-0.0692565</text:p>
              </table:table-cell>
            </table:table-row>
            <table:table-row>
              <table:table-cell office:value-type="float" office:value="8.82">
                <text:p>8.82</text:p>
              </table:table-cell>
              <table:table-cell office:value-type="float" office:value="0.000000000282785">
                <text:p>0.000000000282785</text:p>
              </table:table-cell>
              <table:table-cell office:value-type="float" office:value="-0.0705738">
                <text:p>-0.0705738</text:p>
              </table:table-cell>
            </table:table-row>
            <table:table-row>
              <table:table-cell office:value-type="float" office:value="8.85">
                <text:p>8.85</text:p>
              </table:table-cell>
              <table:table-cell office:value-type="float" office:value="2.50139E-021">
                <text:p>2.50139E-021</text:p>
              </table:table-cell>
              <table:table-cell office:value-type="float" office:value="-0.065963">
                <text:p>-0.065963</text:p>
              </table:table-cell>
            </table:table-row>
            <table:table-row>
              <table:table-cell office:value-type="float" office:value="8.88">
                <text:p>8.88</text:p>
              </table:table-cell>
              <table:table-cell office:value-type="float" office:value="-0.000000000236608">
                <text:p>-0.000000000236608</text:p>
              </table:table-cell>
              <table:table-cell office:value-type="float" office:value="-0.0620164">
                <text:p>-0.0620164</text:p>
              </table:table-cell>
            </table:table-row>
            <table:table-row>
              <table:table-cell office:value-type="float" office:value="8.91">
                <text:p>8.91</text:p>
              </table:table-cell>
              <table:table-cell office:value-type="float" office:value="0.00000000000288975">
                <text:p>0.00000000000288975</text:p>
              </table:table-cell>
              <table:table-cell office:value-type="float" office:value="-0.0659738">
                <text:p>-0.0659738</text:p>
              </table:table-cell>
            </table:table-row>
            <table:table-row>
              <table:table-cell office:value-type="float" office:value="8.94">
                <text:p>8.94</text:p>
              </table:table-cell>
              <table:table-cell office:value-type="float" office:value="0.0145321">
                <text:p>0.0145321</text:p>
              </table:table-cell>
              <table:table-cell office:value-type="float" office:value="-0.0699261">
                <text:p>-0.0699261</text:p>
              </table:table-cell>
            </table:table-row>
            <table:table-row>
              <table:table-cell office:value-type="float" office:value="8.97">
                <text:p>8.97</text:p>
              </table:table-cell>
              <table:table-cell office:value-type="float" office:value="-0.0145321">
                <text:p>-0.0145321</text:p>
              </table:table-cell>
              <table:table-cell office:value-type="float" office:value="-0.0659738">
                <text:p>-0.06597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40213E-021">
                <text:p>2.40213E-021</text:p>
              </table:table-cell>
              <table:table-cell office:value-type="float" office:value="-0.0659738">
                <text:p>-0.0659738</text:p>
              </table:table-cell>
            </table:table-row>
            <table:table-row>
              <table:table-cell office:value-type="float" office:value="9.03">
                <text:p>9.03</text:p>
              </table:table-cell>
              <table:table-cell office:value-type="float" office:value="0.0249121">
                <text:p>0.0249121</text:p>
              </table:table-cell>
              <table:table-cell office:value-type="float" office:value="-0.0659743">
                <text:p>-0.0659743</text:p>
              </table:table-cell>
            </table:table-row>
            <table:table-row>
              <table:table-cell office:value-type="float" office:value="9.06">
                <text:p>9.06</text:p>
              </table:table-cell>
              <table:table-cell office:value-type="float" office:value="-0.0249121">
                <text:p>-0.0249121</text:p>
              </table:table-cell>
              <table:table-cell office:value-type="float" office:value="-0.0659738">
                <text:p>-0.0659738</text:p>
              </table:table-cell>
            </table:table-row>
            <table:table-row>
              <table:table-cell office:value-type="float" office:value="9.09">
                <text:p>9.09</text:p>
              </table:table-cell>
              <table:table-cell office:value-type="float" office:value="0.0124565">
                <text:p>0.0124565</text:p>
              </table:table-cell>
              <table:table-cell office:value-type="float" office:value="-0.0620272">
                <text:p>-0.0620272</text:p>
              </table:table-cell>
            </table:table-row>
            <table:table-row>
              <table:table-cell office:value-type="float" office:value="9.12">
                <text:p>9.12</text:p>
              </table:table-cell>
              <table:table-cell office:value-type="float" office:value="-0.0124561">
                <text:p>-0.0124561</text:p>
              </table:table-cell>
              <table:table-cell office:value-type="float" office:value="-0.0738781">
                <text:p>-0.0738781</text:p>
              </table:table-cell>
            </table:table-row>
            <table:table-row>
              <table:table-cell office:value-type="float" office:value="9.15">
                <text:p>9.15</text:p>
              </table:table-cell>
              <table:table-cell office:value-type="float" office:value="0.0269892">
                <text:p>0.0269892</text:p>
              </table:table-cell>
              <table:table-cell office:value-type="float" office:value="-0.0580755">
                <text:p>-0.0580755</text:p>
              </table:table-cell>
            </table:table-row>
            <table:table-row>
              <table:table-cell office:value-type="float" office:value="9.18">
                <text:p>9.18</text:p>
              </table:table-cell>
              <table:table-cell office:value-type="float" office:value="-0.0269887">
                <text:p>-0.0269887</text:p>
              </table:table-cell>
              <table:table-cell office:value-type="float" office:value="-0.0699313">
                <text:p>-0.0699313</text:p>
              </table:table-cell>
            </table:table-row>
            <table:table-row>
              <table:table-cell office:value-type="float" office:value="9.21">
                <text:p>9.21</text:p>
              </table:table-cell>
              <table:table-cell office:value-type="float" office:value="-1.33011E-021">
                <text:p>-1.33011E-021</text:p>
              </table:table-cell>
              <table:table-cell office:value-type="float" office:value="-0.0659791">
                <text:p>-0.0659791</text:p>
              </table:table-cell>
            </table:table-row>
            <table:table-row>
              <table:table-cell office:value-type="float" office:value="9.24">
                <text:p>9.24</text:p>
              </table:table-cell>
              <table:table-cell office:value-type="float" office:value="-1.33011E-021">
                <text:p>-1.33011E-021</text:p>
              </table:table-cell>
              <table:table-cell office:value-type="float" office:value="-0.0659791">
                <text:p>-0.0659791</text:p>
              </table:table-cell>
            </table:table-row>
            <table:table-row>
              <table:table-cell office:value-type="float" office:value="9.27">
                <text:p>9.27</text:p>
              </table:table-cell>
              <table:table-cell office:value-type="float" office:value="0.0249126">
                <text:p>0.0249126</text:p>
              </table:table-cell>
              <table:table-cell office:value-type="float" office:value="-0.0659796">
                <text:p>-0.0659796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-0.0249126">
                <text:p>-0.0249126</text:p>
              </table:table-cell>
              <table:table-cell office:value-type="float" office:value="-0.0659791">
                <text:p>-0.0659791</text:p>
              </table:table-cell>
            </table:table-row>
            <table:table-row>
              <table:table-cell office:value-type="float" office:value="9.33">
                <text:p>9.33</text:p>
              </table:table-cell>
              <table:table-cell office:value-type="float" office:value="-0.000000000227938">
                <text:p>-0.000000000227938</text:p>
              </table:table-cell>
              <table:table-cell office:value-type="float" office:value="-0.0620323">
                <text:p>-0.0620323</text:p>
              </table:table-cell>
            </table:table-row>
            <table:table-row>
              <table:table-cell office:value-type="float" office:value="9.36">
                <text:p>9.36</text:p>
              </table:table-cell>
              <table:table-cell office:value-type="float" office:value="0.000000000470326">
                <text:p>0.000000000470326</text:p>
              </table:table-cell>
              <table:table-cell office:value-type="float" office:value="-0.0738834">
                <text:p>-0.0738834</text:p>
              </table:table-cell>
            </table:table-row>
            <table:table-row>
              <table:table-cell office:value-type="float" office:value="9.39">
                <text:p>9.39</text:p>
              </table:table-cell>
              <table:table-cell office:value-type="float" office:value="-0.0124558">
                <text:p>-0.0124558</text:p>
              </table:table-cell>
              <table:table-cell office:value-type="float" office:value="-0.065974">
                <text:p>-0.065974</text:p>
              </table:table-cell>
            </table:table-row>
            <table:table-row>
              <table:table-cell office:value-type="float" office:value="9.42">
                <text:p>9.42</text:p>
              </table:table-cell>
              <table:table-cell office:value-type="float" office:value="0.0124561">
                <text:p>0.0124561</text:p>
              </table:table-cell>
              <table:table-cell office:value-type="float" office:value="-0.0620217">
                <text:p>-0.0620217</text:p>
              </table:table-cell>
            </table:table-row>
            <table:table-row>
              <table:table-cell office:value-type="float" office:value="9.45">
                <text:p>9.45</text:p>
              </table:table-cell>
              <table:table-cell office:value-type="float" office:value="0.0124561">
                <text:p>0.0124561</text:p>
              </table:table-cell>
              <table:table-cell office:value-type="float" office:value="-0.065974">
                <text:p>-0.065974</text:p>
              </table:table-cell>
            </table:table-row>
            <table:table-row>
              <table:table-cell office:value-type="float" office:value="9.48">
                <text:p>9.48</text:p>
              </table:table-cell>
              <table:table-cell office:value-type="float" office:value="0.00207698">
                <text:p>0.00207698</text:p>
              </table:table-cell>
              <table:table-cell office:value-type="float" office:value="-0.0534755">
                <text:p>-0.0534755</text:p>
              </table:table-cell>
            </table:table-row>
            <table:table-row>
              <table:table-cell office:value-type="float" office:value="9.51">
                <text:p>9.51</text:p>
              </table:table-cell>
              <table:table-cell office:value-type="float" office:value="-0.0539757">
                <text:p>-0.0539757</text:p>
              </table:table-cell>
              <table:table-cell office:value-type="float" office:value="-0.0870582">
                <text:p>-0.0870582</text:p>
              </table:table-cell>
            </table:table-row>
            <table:table-row>
              <table:table-cell office:value-type="float" office:value="9.54">
                <text:p>9.54</text:p>
              </table:table-cell>
              <table:table-cell office:value-type="float" office:value="0.039445">
                <text:p>0.039445</text:p>
              </table:table-cell>
              <table:table-cell office:value-type="float" office:value="-0.0574162">
                <text:p>-0.0574162</text:p>
              </table:table-cell>
            </table:table-row>
            <table:table-row>
              <table:table-cell office:value-type="float" office:value="9.57">
                <text:p>9.57</text:p>
              </table:table-cell>
              <table:table-cell office:value-type="float" office:value="0.000000000239498">
                <text:p>0.000000000239498</text:p>
              </table:table-cell>
              <table:table-cell office:value-type="float" office:value="-0.069926">
                <text:p>-0.069926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-0.0145309">
                <text:p>-0.0145309</text:p>
              </table:table-cell>
              <table:table-cell office:value-type="float" office:value="-0.0699153">
                <text:p>-0.0699153</text:p>
              </table:table-cell>
            </table:table-row>
            <table:table-row>
              <table:table-cell office:value-type="float" office:value="9.63">
                <text:p>9.63</text:p>
              </table:table-cell>
              <table:table-cell office:value-type="float" office:value="-0.0103781">
                <text:p>-0.0103781</text:p>
              </table:table-cell>
              <table:table-cell office:value-type="float" office:value="-0.0666102">
                <text:p>-0.0666102</text:p>
              </table:table-cell>
            </table:table-row>
            <table:table-row>
              <table:table-cell office:value-type="float" office:value="9.66">
                <text:p>9.66</text:p>
              </table:table-cell>
              <table:table-cell office:value-type="float" office:value="0.0249096">
                <text:p>0.0249096</text:p>
              </table:table-cell>
              <table:table-cell office:value-type="float" office:value="-0.0613345">
                <text:p>-0.0613345</text:p>
              </table:table-cell>
            </table:table-row>
            <table:table-row>
              <table:table-cell office:value-type="float" office:value="9.69">
                <text:p>9.69</text:p>
              </table:table-cell>
              <table:table-cell office:value-type="float" office:value="0.0124548">
                <text:p>0.0124548</text:p>
              </table:table-cell>
              <table:table-cell office:value-type="float" office:value="-0.0619933">
                <text:p>-0.0619933</text:p>
              </table:table-cell>
            </table:table-row>
            <table:table-row>
              <table:table-cell office:value-type="float" office:value="9.72">
                <text:p>9.72</text:p>
              </table:table-cell>
              <table:table-cell office:value-type="float" office:value="-0.0124548">
                <text:p>-0.0124548</text:p>
              </table:table-cell>
              <table:table-cell office:value-type="float" office:value="-0.0659453">
                <text:p>-0.0659453</text:p>
              </table:table-cell>
            </table:table-row>
            <table:table-row>
              <table:table-cell office:value-type="float" office:value="9.75">
                <text:p>9.75</text:p>
              </table:table-cell>
              <table:table-cell office:value-type="float" office:value="-0.0124542">
                <text:p>-0.0124542</text:p>
              </table:table-cell>
              <table:table-cell office:value-type="float" office:value="-0.0705495">
                <text:p>-0.0705495</text:p>
              </table:table-cell>
            </table:table-row>
            <table:table-row>
              <table:table-cell office:value-type="float" office:value="9.78">
                <text:p>9.78</text:p>
              </table:table-cell>
              <table:table-cell office:value-type="float" office:value="-0.000000000297388">
                <text:p>-0.000000000297388</text:p>
              </table:table-cell>
              <table:table-cell office:value-type="float" office:value="-0.061328">
                <text:p>-0.061328</text:p>
              </table:table-cell>
            </table:table-row>
            <table:table-row>
              <table:table-cell office:value-type="float" office:value="9.81">
                <text:p>9.81</text:p>
              </table:table-cell>
              <table:table-cell office:value-type="float" office:value="0.0124545">
                <text:p>0.0124545</text:p>
              </table:table-cell>
              <table:table-cell office:value-type="float" office:value="-0.0659386">
                <text:p>-0.0659386</text:p>
              </table:table-cell>
            </table:table-row>
            <table:table-row>
              <table:table-cell office:value-type="float" office:value="9.84">
                <text:p>9.84</text:p>
              </table:table-cell>
              <table:table-cell office:value-type="float" office:value="-0.13071">
                <text:p>-0.13071</text:p>
              </table:table-cell>
              <table:table-cell office:value-type="float" office:value="-0.10673">
                <text:p>-0.10673</text:p>
              </table:table-cell>
            </table:table-row>
            <table:table-row>
              <table:table-cell office:value-type="float" office:value="9.87">
                <text:p>9.87</text:p>
              </table:table-cell>
              <table:table-cell office:value-type="float" office:value="0.078857">
                <text:p>0.078857</text:p>
              </table:table-cell>
              <table:table-cell office:value-type="float" office:value="-0.0454236">
                <text:p>-0.0454236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0.0518752">
                <text:p>0.0518752</text:p>
              </table:table-cell>
              <table:table-cell office:value-type="float" office:value="-0.0454209">
                <text:p>-0.0454209</text:p>
              </table:table-cell>
            </table:table-row>
            <table:table-row>
              <table:table-cell office:value-type="float" office:value="9.93">
                <text:p>9.93</text:p>
              </table:table-cell>
              <table:table-cell office:value-type="float" office:value="-0.0373441">
                <text:p>-0.0373441</text:p>
              </table:table-cell>
              <table:table-cell office:value-type="float" office:value="-0.0783344">
                <text:p>-0.0783344</text:p>
              </table:table-cell>
            </table:table-row>
            <table:table-row>
              <table:table-cell office:value-type="float" office:value="9.96">
                <text:p>9.96</text:p>
              </table:table-cell>
              <table:table-cell office:value-type="float" office:value="-0.0290371">
                <text:p>-0.0290371</text:p>
              </table:table-cell>
              <table:table-cell office:value-type="float" office:value="-0.0697444">
                <text:p>-0.0697444</text:p>
              </table:table-cell>
            </table:table-row>
            <table:table-row>
              <table:table-cell office:value-type="float" office:value="9.99">
                <text:p>9.99</text:p>
              </table:table-cell>
              <table:table-cell office:value-type="float" office:value="0.0788352">
                <text:p>0.0788352</text:p>
              </table:table-cell>
              <table:table-cell office:value-type="float" office:value="-0.0493206">
                <text:p>-0.0493206</text:p>
              </table:table-cell>
            </table:table-row>
            <table:table-row>
              <table:table-cell office:value-type="float" office:value="10.02">
                <text:p>10.02</text:p>
              </table:table-cell>
              <table:table-cell office:value-type="float" office:value="-0.0767522">
                <text:p>-0.0767522</text:p>
              </table:table-cell>
              <table:table-cell office:value-type="float" office:value="-0.0743387">
                <text:p>-0.0743387</text:p>
              </table:table-cell>
            </table:table-row>
            <table:table-row>
              <table:table-cell office:value-type="float" office:value="10.05">
                <text:p>10.05</text:p>
              </table:table-cell>
              <table:table-cell office:value-type="float" office:value="0.0518622">
                <text:p>0.0518622</text:p>
              </table:table-cell>
              <table:table-cell office:value-type="float" office:value="-0.0572085">
                <text:p>-0.0572085</text:p>
              </table:table-cell>
            </table:table-row>
            <table:table-row>
              <table:table-cell office:value-type="float" office:value="10.08">
                <text:p>10.08</text:p>
              </table:table-cell>
              <table:table-cell office:value-type="float" office:value="0.0124469">
                <text:p>0.0124469</text:p>
              </table:table-cell>
              <table:table-cell office:value-type="float" office:value="-0.0657712">
                <text:p>-0.0657712</text:p>
              </table:table-cell>
            </table:table-row>
            <table:table-row>
              <table:table-cell office:value-type="float" office:value="10.11">
                <text:p>10.11</text:p>
              </table:table-cell>
              <table:table-cell office:value-type="float" office:value="-0.0643019">
                <text:p>-0.0643019</text:p>
              </table:table-cell>
              <table:table-cell office:value-type="float" office:value="-0.0736648">
                <text:p>-0.0736648</text:p>
              </table:table-cell>
            </table:table-row>
            <table:table-row>
              <table:table-cell office:value-type="float" office:value="10.14">
                <text:p>10.14</text:p>
              </table:table-cell>
              <table:table-cell office:value-type="float" office:value="-0.0269525">
                <text:p>-0.0269525</text:p>
              </table:table-cell>
              <table:table-cell office:value-type="float" office:value="-0.0742957">
                <text:p>-0.0742957</text:p>
              </table:table-cell>
            </table:table-row>
            <table:table-row>
              <table:table-cell office:value-type="float" office:value="10.17">
                <text:p>10.17</text:p>
              </table:table-cell>
              <table:table-cell office:value-type="float" office:value="0.0912615">
                <text:p>0.0912615</text:p>
              </table:table-cell>
              <table:table-cell office:value-type="float" office:value="-0.0492559">
                <text:p>-0.0492559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-0.0642817">
                <text:p>-0.0642817</text:p>
              </table:table-cell>
              <table:table-cell office:value-type="float" office:value="-0.082161">
                <text:p>-0.082161</text:p>
              </table:table-cell>
            </table:table-row>
            <table:table-row>
              <table:table-cell office:value-type="float" office:value="10.23">
                <text:p>10.23</text:p>
              </table:table-cell>
              <table:table-cell office:value-type="float" office:value="0.0643074">
                <text:p>0.0643074</text:p>
              </table:table-cell>
              <table:table-cell office:value-type="float" office:value="-0.0124102">
                <text:p>-0.0124102</text:p>
              </table:table-cell>
            </table:table-row>
            <table:table-row>
              <table:table-cell office:value-type="float" office:value="10.26">
                <text:p>10.26</text:p>
              </table:table-cell>
              <table:table-cell office:value-type="float" office:value="-0.258978">
                <text:p>-0.258978</text:p>
              </table:table-cell>
              <table:table-cell office:value-type="float" office:value="-0.1803">
                <text:p>-0.1803</text:p>
              </table:table-cell>
            </table:table-row>
            <table:table-row>
              <table:table-cell office:value-type="float" office:value="10.29">
                <text:p>10.29</text:p>
              </table:table-cell>
              <table:table-cell office:value-type="float" office:value="0.128538">
                <text:p>0.128538</text:p>
              </table:table-cell>
              <table:table-cell office:value-type="float" office:value="-0.00892626">
                <text:p>-0.00892626</text:p>
              </table:table-cell>
            </table:table-row>
            <table:table-row>
              <table:table-cell office:value-type="float" office:value="10.32">
                <text:p>10.32</text:p>
              </table:table-cell>
              <table:table-cell office:value-type="float" office:value="0.130587">
                <text:p>0.130587</text:p>
              </table:table-cell>
              <table:table-cell office:value-type="float" office:value="-0.0444714">
                <text:p>-0.0444714</text:p>
              </table:table-cell>
            </table:table-row>
            <table:table-row>
              <table:table-cell office:value-type="float" office:value="10.35">
                <text:p>10.35</text:p>
              </table:table-cell>
              <table:table-cell office:value-type="float" office:value="-0.103618">
                <text:p>-0.103618</text:p>
              </table:table-cell>
              <table:table-cell office:value-type="float" office:value="-0.0773923">
                <text:p>-0.0773923</text:p>
              </table:table-cell>
            </table:table-row>
            <table:table-row>
              <table:table-cell office:value-type="float" office:value="10.38">
                <text:p>10.38</text:p>
              </table:table-cell>
              <table:table-cell office:value-type="float" office:value="0.103659">
                <text:p>0.103659</text:p>
              </table:table-cell>
              <table:table-cell office:value-type="float" office:value="-0.0208083">
                <text:p>-0.0208083</text:p>
              </table:table-cell>
            </table:table-row>
            <table:table-row>
              <table:table-cell office:value-type="float" office:value="10.41">
                <text:p>10.41</text:p>
              </table:table-cell>
              <table:table-cell office:value-type="float" office:value="-0.116012">
                <text:p>-0.116012</text:p>
              </table:table-cell>
              <table:table-cell office:value-type="float" office:value="-0.13995">
                <text:p>-0.13995</text:p>
              </table:table-cell>
            </table:table-row>
            <table:table-row>
              <table:table-cell office:value-type="float" office:value="10.44">
                <text:p>10.44</text:p>
              </table:table-cell>
              <table:table-cell office:value-type="float" office:value="-0.0269217">
                <text:p>-0.0269217</text:p>
              </table:table-cell>
              <table:table-cell office:value-type="float" office:value="-0.0365162">
                <text:p>-0.0365162</text:p>
              </table:table-cell>
            </table:table-row>
            <table:table-row>
              <table:table-cell office:value-type="float" office:value="10.47">
                <text:p>10.47</text:p>
              </table:table-cell>
              <table:table-cell office:value-type="float" office:value="0.16992">
                <text:p>0.16992</text:p>
              </table:table-cell>
              <table:table-cell office:value-type="float" office:value="-0.052954">
                <text:p>-0.052954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-0.0269385">
                <text:p>-0.0269385</text:p>
              </table:table-cell>
              <table:table-cell office:value-type="float" office:value="-0.0654679">
                <text:p>-0.0654679</text:p>
              </table:table-cell>
            </table:table-row>
            <table:table-row>
              <table:table-cell office:value-type="float" office:value="10.53">
                <text:p>10.53</text:p>
              </table:table-cell>
              <table:table-cell office:value-type="float" office:value="-0.130528">
                <text:p>-0.130528</text:p>
              </table:table-cell>
              <table:table-cell office:value-type="float" office:value="-0.0733775">
                <text:p>-0.0733775</text:p>
              </table:table-cell>
            </table:table-row>
            <table:table-row>
              <table:table-cell office:value-type="float" office:value="10.56">
                <text:p>10.56</text:p>
              </table:table-cell>
              <table:table-cell office:value-type="float" office:value="0.130538">
                <text:p>0.130538</text:p>
              </table:table-cell>
              <table:table-cell office:value-type="float" office:value="-0.0575434">
                <text:p>-0.0575434</text:p>
              </table:table-cell>
            </table:table-row>
            <table:table-row>
              <table:table-cell office:value-type="float" office:value="10.59">
                <text:p>10.59</text:p>
              </table:table-cell>
              <table:table-cell office:value-type="float" office:value="-0.140864">
                <text:p>-0.140864</text:p>
              </table:table-cell>
              <table:table-cell office:value-type="float" office:value="-0.0779606">
                <text:p>-0.0779606</text:p>
              </table:table-cell>
            </table:table-row>
            <table:table-row>
              <table:table-cell office:value-type="float" office:value="10.62">
                <text:p>10.62</text:p>
              </table:table-cell>
              <table:table-cell office:value-type="float" office:value="0.140936">
                <text:p>0.140936</text:p>
              </table:table-cell>
              <table:table-cell office:value-type="float" office:value="-0.0115085">
                <text:p>-0.0115085</text:p>
              </table:table-cell>
            </table:table-row>
            <table:table-row>
              <table:table-cell office:value-type="float" office:value="10.65">
                <text:p>10.65</text:p>
              </table:table-cell>
              <table:table-cell office:value-type="float" office:value="-0.130447">
                <text:p>-0.130447</text:p>
              </table:table-cell>
              <table:table-cell office:value-type="float" office:value="-0.156976">
                <text:p>-0.156976</text:p>
              </table:table-cell>
            </table:table-row>
            <table:table-row>
              <table:table-cell office:value-type="float" office:value="10.68">
                <text:p>10.68</text:p>
              </table:table-cell>
              <table:table-cell office:value-type="float" office:value="0.0000102928">
                <text:p>0.0000102928</text:p>
              </table:table-cell>
              <table:table-cell office:value-type="float" office:value="-0.0232421">
                <text:p>-0.0232421</text:p>
              </table:table-cell>
            </table:table-row>
            <table:table-row>
              <table:table-cell office:value-type="float" office:value="10.71">
                <text:p>10.71</text:p>
              </table:table-cell>
              <table:table-cell office:value-type="float" office:value="0.130558">
                <text:p>0.130558</text:p>
              </table:table-cell>
              <table:table-cell office:value-type="float" office:value="-0.0121361">
                <text:p>-0.0121361</text:p>
              </table:table-cell>
            </table:table-row>
            <table:table-row>
              <table:table-cell office:value-type="float" office:value="10.74">
                <text:p>10.74</text:p>
              </table:table-cell>
              <table:table-cell office:value-type="float" office:value="-0.153177">
                <text:p>-0.153177</text:p>
              </table:table-cell>
              <table:table-cell office:value-type="float" office:value="-0.168788">
                <text:p>-0.168788</text:p>
              </table:table-cell>
            </table:table-row>
            <table:table-row>
              <table:table-cell office:value-type="float" office:value="10.77">
                <text:p>10.77</text:p>
              </table:table-cell>
              <table:table-cell office:value-type="float" office:value="0.153268">
                <text:p>0.153268</text:p>
              </table:table-cell>
              <table:table-cell office:value-type="float" office:value="-0.00737224">
                <text:p>-0.00737224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-0.15737">
                <text:p>-0.15737</text:p>
              </table:table-cell>
              <table:table-cell office:value-type="float" office:value="-0.0778574">
                <text:p>-0.0778574</text:p>
              </table:table-cell>
            </table:table-row>
            <table:table-row>
              <table:table-cell office:value-type="float" office:value="10.83">
                <text:p>10.83</text:p>
              </table:table-cell>
              <table:table-cell office:value-type="float" office:value="0.15739">
                <text:p>0.15739</text:p>
              </table:table-cell>
              <table:table-cell office:value-type="float" office:value="-0.0527864">
                <text:p>-0.0527864</text:p>
              </table:table-cell>
            </table:table-row>
            <table:table-row>
              <table:table-cell office:value-type="float" office:value="10.86">
                <text:p>10.86</text:p>
              </table:table-cell>
              <table:table-cell office:value-type="float" office:value="-0.140787">
                <text:p>-0.140787</text:p>
              </table:table-cell>
              <table:table-cell office:value-type="float" office:value="-0.0771573">
                <text:p>-0.0771573</text:p>
              </table:table-cell>
            </table:table-row>
            <table:table-row>
              <table:table-cell office:value-type="float" office:value="10.89">
                <text:p>10.89</text:p>
              </table:table-cell>
              <table:table-cell office:value-type="float" office:value="0.140805">
                <text:p>0.140805</text:p>
              </table:table-cell>
              <table:table-cell office:value-type="float" office:value="-0.0534112">
                <text:p>-0.0534112</text:p>
              </table:table-cell>
            </table:table-row>
            <table:table-row>
              <table:table-cell office:value-type="float" office:value="10.92">
                <text:p>10.92</text:p>
              </table:table-cell>
              <table:table-cell office:value-type="float" office:value="-0.155287">
                <text:p>-0.155287</text:p>
              </table:table-cell>
              <table:table-cell office:value-type="float" office:value="-0.0692491">
                <text:p>-0.0692491</text:p>
              </table:table-cell>
            </table:table-row>
            <table:table-row>
              <table:table-cell office:value-type="float" office:value="10.95">
                <text:p>10.95</text:p>
              </table:table-cell>
              <table:table-cell office:value-type="float" office:value="0.155378">
                <text:p>0.155378</text:p>
              </table:table-cell>
              <table:table-cell office:value-type="float" office:value="-0.00809893">
                <text:p>-0.00809893</text:p>
              </table:table-cell>
            </table:table-row>
            <table:table-row>
              <table:table-cell office:value-type="float" office:value="10.98">
                <text:p>10.98</text:p>
              </table:table-cell>
              <table:table-cell office:value-type="float" office:value="-0.182055">
                <text:p>-0.182055</text:p>
              </table:table-cell>
              <table:table-cell office:value-type="float" office:value="-0.184499">
                <text:p>-0.184499</text:p>
              </table:table-cell>
            </table:table-row>
            <table:table-row>
              <table:table-cell office:value-type="float" office:value="11.01">
                <text:p>11.01</text:p>
              </table:table-cell>
              <table:table-cell office:value-type="float" office:value="-0.0103412">
                <text:p>-0.0103412</text:p>
              </table:table-cell>
              <table:table-cell office:value-type="float" office:value="-0.00401273">
                <text:p>-0.00401273</text:p>
              </table:table-cell>
            </table:table-row>
            <table:table-row>
              <table:table-cell office:value-type="float" office:value="11.04">
                <text:p>11.04</text:p>
              </table:table-cell>
              <table:table-cell office:value-type="float" office:value="0.229791">
                <text:p>0.229791</text:p>
              </table:table-cell>
              <table:table-cell office:value-type="float" office:value="-0.0605973">
                <text:p>-0.0605973</text:p>
              </table:table-cell>
            </table:table-row>
            <table:table-row>
              <table:table-cell office:value-type="float" office:value="11.07">
                <text:p>11.07</text:p>
              </table:table-cell>
              <table:table-cell office:value-type="float" office:value="-0.0372635">
                <text:p>-0.0372635</text:p>
              </table:table-cell>
              <table:table-cell office:value-type="float" office:value="-0.0652056">
                <text:p>-0.0652056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-0.180075">
                <text:p>-0.180075</text:p>
              </table:table-cell>
              <table:table-cell office:value-type="float" office:value="-0.0731435">
                <text:p>-0.0731435</text:p>
              </table:table-cell>
            </table:table-row>
            <table:table-row>
              <table:table-cell office:value-type="float" office:value="11.13">
                <text:p>11.13</text:p>
              </table:table-cell>
              <table:table-cell office:value-type="float" office:value="0.180091">
                <text:p>0.180091</text:p>
              </table:table-cell>
              <table:table-cell office:value-type="float" office:value="-0.0572777">
                <text:p>-0.0572777</text:p>
              </table:table-cell>
            </table:table-row>
            <table:table-row>
              <table:table-cell office:value-type="float" office:value="11.16">
                <text:p>11.16</text:p>
              </table:table-cell>
              <table:table-cell office:value-type="float" office:value="-0.182145">
                <text:p>-0.182145</text:p>
              </table:table-cell>
              <table:table-cell office:value-type="float" office:value="-0.0691811">
                <text:p>-0.0691811</text:p>
              </table:table-cell>
            </table:table-row>
            <table:table-row>
              <table:table-cell office:value-type="float" office:value="11.19">
                <text:p>11.19</text:p>
              </table:table-cell>
              <table:table-cell office:value-type="float" office:value="0.182273">
                <text:p>0.182273</text:p>
              </table:table-cell>
              <table:table-cell office:value-type="float" office:value="0.000519235">
                <text:p>0.000519235</text:p>
              </table:table-cell>
            </table:table-row>
            <table:table-row>
              <table:table-cell office:value-type="float" office:value="11.22">
                <text:p>11.22</text:p>
              </table:table-cell>
              <table:table-cell office:value-type="float" office:value="-0.167532">
                <text:p>-0.167532</text:p>
              </table:table-cell>
              <table:table-cell office:value-type="float" office:value="-0.192993">
                <text:p>-0.192993</text:p>
              </table:table-cell>
            </table:table-row>
            <table:table-row>
              <table:table-cell office:value-type="float" office:value="11.25">
                <text:p>11.25</text:p>
              </table:table-cell>
              <table:table-cell office:value-type="float" office:value="-0.0144696">
                <text:p>-0.0144696</text:p>
              </table:table-cell>
              <table:table-cell office:value-type="float" office:value="-0.0078862">
                <text:p>-0.0078862</text:p>
              </table:table-cell>
            </table:table-row>
            <table:table-row>
              <table:table-cell office:value-type="float" office:value="11.28">
                <text:p>11.28</text:p>
              </table:table-cell>
              <table:table-cell office:value-type="float" office:value="0.182257">
                <text:p>0.182257</text:p>
              </table:table-cell>
              <table:table-cell office:value-type="float" office:value="0.00910588">
                <text:p>0.00910588</text:p>
              </table:table-cell>
            </table:table-row>
            <table:table-row>
              <table:table-cell office:value-type="float" office:value="11.31">
                <text:p>11.31</text:p>
              </table:table-cell>
              <table:table-cell office:value-type="float" office:value="-0.167514">
                <text:p>-0.167514</text:p>
              </table:table-cell>
              <table:table-cell office:value-type="float" office:value="-0.196919">
                <text:p>-0.196919</text:p>
              </table:table-cell>
            </table:table-row>
            <table:table-row>
              <table:table-cell office:value-type="float" office:value="11.34">
                <text:p>11.34</text:p>
              </table:table-cell>
              <table:table-cell office:value-type="float" office:value="0.16764">
                <text:p>0.16764</text:p>
              </table:table-cell>
              <table:table-cell office:value-type="float" office:value="0.000736863">
                <text:p>0.000736863</text:p>
              </table:table-cell>
            </table:table-row>
            <table:table-row>
              <table:table-cell office:value-type="float" office:value="11.37">
                <text:p>11.37</text:p>
              </table:table-cell>
              <table:table-cell office:value-type="float" office:value="-0.00000000661723">
                <text:p>-0.00000000661723</text:p>
              </table:table-cell>
              <table:table-cell office:value-type="float" office:value="-0.00339805">
                <text:p>-0.00339805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-0.167487">
                <text:p>-0.167487</text:p>
              </table:table-cell>
              <table:table-cell office:value-type="float" office:value="-0.197552">
                <text:p>-0.197552</text:p>
              </table:table-cell>
            </table:table-row>
            <table:table-row>
              <table:table-cell office:value-type="float" office:value="11.43">
                <text:p>11.43</text:p>
              </table:table-cell>
              <table:table-cell office:value-type="float" office:value="0.00000768524">
                <text:p>0.00000768524</text:p>
              </table:table-cell>
              <table:table-cell office:value-type="float" office:value="0.0013827">
                <text:p>0.0013827</text:p>
              </table:table-cell>
            </table:table-row>
            <table:table-row>
              <table:table-cell office:value-type="float" office:value="11.46">
                <text:p>11.46</text:p>
              </table:table-cell>
              <table:table-cell office:value-type="float" office:value="-0.0144853">
                <text:p>-0.0144853</text:p>
              </table:table-cell>
              <table:table-cell office:value-type="float" office:value="-0.0612017">
                <text:p>-0.0612017</text:p>
              </table:table-cell>
            </table:table-row>
            <table:table-row>
              <table:table-cell office:value-type="float" office:value="11.49">
                <text:p>11.49</text:p>
              </table:table-cell>
              <table:table-cell office:value-type="float" office:value="0.182234">
                <text:p>0.182234</text:p>
              </table:table-cell>
              <table:table-cell office:value-type="float" office:value="0.000578287">
                <text:p>0.000578287</text:p>
              </table:table-cell>
            </table:table-row>
            <table:table-row>
              <table:table-cell office:value-type="float" office:value="11.52">
                <text:p>11.52</text:p>
              </table:table-cell>
              <table:table-cell office:value-type="float" office:value="-0.180148">
                <text:p>-0.180148</text:p>
              </table:table-cell>
              <table:table-cell office:value-type="float" office:value="-0.135154">
                <text:p>-0.135154</text:p>
              </table:table-cell>
            </table:table-row>
            <table:table-row>
              <table:table-cell office:value-type="float" office:value="11.55">
                <text:p>11.55</text:p>
              </table:table-cell>
              <table:table-cell office:value-type="float" office:value="-0.00191974">
                <text:p>-0.00191974</text:p>
              </table:table-cell>
              <table:table-cell office:value-type="float" office:value="-0.130998">
                <text:p>-0.130998</text:p>
              </table:table-cell>
            </table:table-row>
            <table:table-row>
              <table:table-cell office:value-type="float" office:value="11.58">
                <text:p>11.58</text:p>
              </table:table-cell>
              <table:table-cell office:value-type="float" office:value="0.182084">
                <text:p>0.182084</text:p>
              </table:table-cell>
              <table:table-cell office:value-type="float" office:value="0.00475311">
                <text:p>0.00475311</text:p>
              </table:table-cell>
            </table:table-row>
            <table:table-row>
              <table:table-cell office:value-type="float" office:value="11.61">
                <text:p>11.61</text:p>
              </table:table-cell>
              <table:table-cell office:value-type="float" office:value="-0.00000000719101">
                <text:p>-0.00000000719101</text:p>
              </table:table-cell>
              <table:table-cell office:value-type="float" office:value="0.000600964">
                <text:p>0.000600964</text:p>
              </table:table-cell>
            </table:table-row>
            <table:table-row>
              <table:table-cell office:value-type="float" office:value="11.64">
                <text:p>11.64</text:p>
              </table:table-cell>
              <table:table-cell office:value-type="float" office:value="-0.194307">
                <text:p>-0.194307</text:p>
              </table:table-cell>
              <table:table-cell office:value-type="float" office:value="-0.205411">
                <text:p>-0.205411</text:p>
              </table:table-cell>
            </table:table-row>
            <table:table-row>
              <table:table-cell office:value-type="float" office:value="11.67">
                <text:p>11.67</text:p>
              </table:table-cell>
              <table:table-cell office:value-type="float" office:value="0.194479">
                <text:p>0.194479</text:p>
              </table:table-cell>
              <table:table-cell office:value-type="float" office:value="0.00939136">
                <text:p>0.00939136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-0.192392">
                <text:p>-0.192392</text:p>
              </table:table-cell>
              <table:table-cell office:value-type="float" office:value="-0.0690498">
                <text:p>-0.0690498</text:p>
              </table:table-cell>
            </table:table-row>
            <table:table-row>
              <table:table-cell office:value-type="float" office:value="11.73">
                <text:p>11.73</text:p>
              </table:table-cell>
              <table:table-cell office:value-type="float" office:value="0.192546">
                <text:p>0.192546</text:p>
              </table:table-cell>
              <table:table-cell office:value-type="float" office:value="0.00458954">
                <text:p>0.00458954</text:p>
              </table:table-cell>
            </table:table-row>
            <table:table-row>
              <table:table-cell office:value-type="float" office:value="11.76">
                <text:p>11.76</text:p>
              </table:table-cell>
              <table:table-cell office:value-type="float" office:value="-0.194275">
                <text:p>-0.194275</text:p>
              </table:table-cell>
              <table:table-cell office:value-type="float" office:value="-0.205372">
                <text:p>-0.205372</text:p>
              </table:table-cell>
            </table:table-row>
            <table:table-row>
              <table:table-cell office:value-type="float" office:value="11.79">
                <text:p>11.79</text:p>
              </table:table-cell>
              <table:table-cell office:value-type="float" office:value="0.0144963">
                <text:p>0.0144963</text:p>
              </table:table-cell>
              <table:table-cell office:value-type="float" office:value="0.00149084">
                <text:p>0.00149084</text:p>
              </table:table-cell>
            </table:table-row>
            <table:table-row>
              <table:table-cell office:value-type="float" office:value="11.82">
                <text:p>11.82</text:p>
              </table:table-cell>
              <table:table-cell office:value-type="float" office:value="-0.0539799">
                <text:p>-0.0539799</text:p>
              </table:table-cell>
              <table:table-cell office:value-type="float" office:value="0.00455325">
                <text:p>0.00455325</text:p>
              </table:table-cell>
            </table:table-row>
            <table:table-row>
              <table:table-cell office:value-type="float" office:value="11.85">
                <text:p>11.85</text:p>
              </table:table-cell>
              <table:table-cell office:value-type="float" office:value="0.103524">
                <text:p>0.103524</text:p>
              </table:table-cell>
              <table:table-cell office:value-type="float" office:value="-0.196717">
                <text:p>-0.196717</text:p>
              </table:table-cell>
            </table:table-row>
            <table:table-row>
              <table:table-cell office:value-type="float" office:value="11.88">
                <text:p>11.88</text:p>
              </table:table-cell>
              <table:table-cell office:value-type="float" office:value="-0.0620319">
                <text:p>-0.0620319</text:p>
              </table:table-cell>
              <table:table-cell office:value-type="float" office:value="0.000205118">
                <text:p>0.000205118</text:p>
              </table:table-cell>
            </table:table-row>
            <table:table-row>
              <table:table-cell office:value-type="float" office:value="11.91">
                <text:p>11.91</text:p>
              </table:table-cell>
              <table:table-cell office:value-type="float" office:value="0.0103405">
                <text:p>0.0103405</text:p>
              </table:table-cell>
              <table:table-cell office:value-type="float" office:value="-0.0603862">
                <text:p>-0.0603862</text:p>
              </table:table-cell>
            </table:table-row>
            <table:table-row>
              <table:table-cell office:value-type="float" office:value="11.94">
                <text:p>11.94</text:p>
              </table:table-cell>
              <table:table-cell office:value-type="float" office:value="0.182145">
                <text:p>0.182145</text:p>
              </table:table-cell>
              <table:table-cell office:value-type="float" office:value="0.00532133">
                <text:p>0.00532133</text:p>
              </table:table-cell>
            </table:table-row>
            <table:table-row>
              <table:table-cell office:value-type="float" office:value="11.97">
                <text:p>11.97</text:p>
              </table:table-cell>
              <table:table-cell office:value-type="float" office:value="-0.167671">
                <text:p>-0.167671</text:p>
              </table:table-cell>
              <table:table-cell office:value-type="float" office:value="-0.131747">
                <text:p>-0.13174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026705">
                <text:p>-0.026705</text:p>
              </table:table-cell>
              <table:table-cell office:value-type="float" office:value="-0.14339">
                <text:p>-0.14339</text:p>
              </table:table-cell>
            </table:table-row>
            <table:table-row>
              <table:table-cell office:value-type="float" office:value="12.03">
                <text:p>12.03</text:p>
              </table:table-cell>
              <table:table-cell office:value-type="float" office:value="0.194401">
                <text:p>0.194401</text:p>
              </table:table-cell>
              <table:table-cell office:value-type="float" office:value="0.0095001">
                <text:p>0.0095001</text:p>
              </table:table-cell>
            </table:table-row>
            <table:table-row>
              <table:table-cell office:value-type="float" office:value="12.06">
                <text:p>12.06</text:p>
              </table:table-cell>
              <table:table-cell office:value-type="float" office:value="-0.0000000081116">
                <text:p>-0.0000000081116</text:p>
              </table:table-cell>
              <table:table-cell office:value-type="float" office:value="0.00532133">
                <text:p>0.00532133</text:p>
              </table:table-cell>
            </table:table-row>
            <table:table-row>
              <table:table-cell office:value-type="float" office:value="12.09">
                <text:p>12.09</text:p>
              </table:table-cell>
              <table:table-cell office:value-type="float" office:value="-0.206607">
                <text:p>-0.206607</text:p>
              </table:table-cell>
              <table:table-cell office:value-type="float" office:value="-0.209914">
                <text:p>-0.209914</text:p>
              </table:table-cell>
            </table:table-row>
            <table:table-row>
              <table:table-cell office:value-type="float" office:value="12.12">
                <text:p>12.12</text:p>
              </table:table-cell>
              <table:table-cell office:value-type="float" office:value="0.2068">
                <text:p>0.2068</text:p>
              </table:table-cell>
              <table:table-cell office:value-type="float" office:value="0.00951348">
                <text:p>0.00951348</text:p>
              </table:table-cell>
            </table:table-row>
            <table:table-row>
              <table:table-cell office:value-type="float" office:value="12.15">
                <text:p>12.15</text:p>
              </table:table-cell>
              <table:table-cell office:value-type="float" office:value="-0.167524">
                <text:p>-0.167524</text:p>
              </table:table-cell>
              <table:table-cell office:value-type="float" office:value="-0.0610348">
                <text:p>-0.0610348</text:p>
              </table:table-cell>
            </table:table-row>
            <table:table-row>
              <table:table-cell office:value-type="float" office:value="12.18">
                <text:p>12.18</text:p>
              </table:table-cell>
              <table:table-cell office:value-type="float" office:value="-0.0268743">
                <text:p>-0.0268743</text:p>
              </table:table-cell>
              <table:table-cell office:value-type="float" office:value="-0.0728975">
                <text:p>-0.0728975</text:p>
              </table:table-cell>
            </table:table-row>
            <table:table-row>
              <table:table-cell office:value-type="float" office:value="12.21">
                <text:p>12.21</text:p>
              </table:table-cell>
              <table:table-cell office:value-type="float" office:value="0.026884">
                <text:p>0.026884</text:p>
              </table:table-cell>
              <table:table-cell office:value-type="float" office:value="-0.0610217">
                <text:p>-0.0610217</text:p>
              </table:table-cell>
            </table:table-row>
            <table:table-row>
              <table:table-cell office:value-type="float" office:value="12.24">
                <text:p>12.24</text:p>
              </table:table-cell>
              <table:table-cell office:value-type="float" office:value="0.167647">
                <text:p>0.167647</text:p>
              </table:table-cell>
              <table:table-cell office:value-type="float" office:value="0.00467678">
                <text:p>0.00467678</text:p>
              </table:table-cell>
            </table:table-row>
            <table:table-row>
              <table:table-cell office:value-type="float" office:value="12.27">
                <text:p>12.27</text:p>
              </table:table-cell>
              <table:table-cell office:value-type="float" office:value="-0.181825">
                <text:p>-0.181825</text:p>
              </table:table-cell>
              <table:table-cell office:value-type="float" office:value="-0.204625">
                <text:p>-0.204625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0.181984">
                <text:p>0.181984</text:p>
              </table:table-cell>
              <table:table-cell office:value-type="float" office:value="0.00490269">
                <text:p>0.00490269</text:p>
              </table:table-cell>
            </table:table-row>
            <table:table-row>
              <table:table-cell office:value-type="float" office:value="12.33">
                <text:p>12.33</text:p>
              </table:table-cell>
              <table:table-cell office:value-type="float" office:value="0.0538507">
                <text:p>0.0538507</text:p>
              </table:table-cell>
              <table:table-cell office:value-type="float" office:value="0.000731615">
                <text:p>0.000731615</text:p>
              </table:table-cell>
            </table:table-row>
            <table:table-row>
              <table:table-cell office:value-type="float" office:value="12.36">
                <text:p>12.36</text:p>
              </table:table-cell>
              <table:table-cell office:value-type="float" office:value="-0.274835">
                <text:p>-0.274835</text:p>
              </table:table-cell>
              <table:table-cell office:value-type="float" office:value="-0.200692">
                <text:p>-0.200692</text:p>
              </table:table-cell>
            </table:table-row>
            <table:table-row>
              <table:table-cell office:value-type="float" office:value="12.39">
                <text:p>12.39</text:p>
              </table:table-cell>
              <table:table-cell office:value-type="float" office:value="0.041366">
                <text:p>0.041366</text:p>
              </table:table-cell>
              <table:table-cell office:value-type="float" office:value="0.000255806">
                <text:p>0.000255806</text:p>
              </table:table-cell>
            </table:table-row>
            <table:table-row>
              <table:table-cell office:value-type="float" office:value="12.42">
                <text:p>12.42</text:p>
              </table:table-cell>
              <table:table-cell office:value-type="float" office:value="0.18004">
                <text:p>0.18004</text:p>
              </table:table-cell>
              <table:table-cell office:value-type="float" office:value="0.00537432">
                <text:p>0.00537432</text:p>
              </table:table-cell>
            </table:table-row>
            <table:table-row>
              <table:table-cell office:value-type="float" office:value="12.45">
                <text:p>12.45</text:p>
              </table:table-cell>
              <table:table-cell office:value-type="float" office:value="-0.169677">
                <text:p>-0.169677</text:p>
              </table:table-cell>
              <table:table-cell office:value-type="float" office:value="-0.134966">
                <text:p>-0.134966</text:p>
              </table:table-cell>
            </table:table-row>
            <table:table-row>
              <table:table-cell office:value-type="float" office:value="12.48">
                <text:p>12.48</text:p>
              </table:table-cell>
              <table:table-cell office:value-type="float" office:value="-0.0103379">
                <text:p>-0.0103379</text:p>
              </table:table-cell>
              <table:table-cell office:value-type="float" office:value="-0.0651403">
                <text:p>-0.0651403</text:p>
              </table:table-cell>
            </table:table-row>
            <table:table-row>
              <table:table-cell office:value-type="float" office:value="12.51">
                <text:p>12.51</text:p>
              </table:table-cell>
              <table:table-cell office:value-type="float" office:value="0.0249417">
                <text:p>0.0249417</text:p>
              </table:table-cell>
              <table:table-cell office:value-type="float" office:value="-0.126827">
                <text:p>-0.126827</text:p>
              </table:table-cell>
            </table:table-row>
            <table:table-row>
              <table:table-cell office:value-type="float" office:value="12.54">
                <text:p>12.54</text:p>
              </table:table-cell>
              <table:table-cell office:value-type="float" office:value="0.155067">
                <text:p>0.155067</text:p>
              </table:table-cell>
              <table:table-cell office:value-type="float" office:value="0.00100711">
                <text:p>0.00100711</text:p>
              </table:table-cell>
            </table:table-row>
            <table:table-row>
              <table:table-cell office:value-type="float" office:value="12.57">
                <text:p>12.57</text:p>
              </table:table-cell>
              <table:table-cell office:value-type="float" office:value="-0.00000000755127">
                <text:p>-0.00000000755127</text:p>
              </table:table-cell>
              <table:table-cell office:value-type="float" office:value="-0.0031511">
                <text:p>-0.0031511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-0.167322">
                <text:p>-0.167322</text:p>
              </table:table-cell>
              <table:table-cell office:value-type="float" office:value="-0.19269">
                <text:p>-0.19269</text:p>
              </table:table-cell>
            </table:table-row>
            <table:table-row>
              <table:table-cell office:value-type="float" office:value="12.63">
                <text:p>12.63</text:p>
              </table:table-cell>
              <table:table-cell office:value-type="float" office:value="0.167464">
                <text:p>0.167464</text:p>
              </table:table-cell>
              <table:table-cell office:value-type="float" office:value="0.00102086">
                <text:p>0.00102086</text:p>
              </table:table-cell>
            </table:table-row>
            <table:table-row>
              <table:table-cell office:value-type="float" office:value="12.66">
                <text:p>12.66</text:p>
              </table:table-cell>
              <table:table-cell office:value-type="float" office:value="-0.15506">
                <text:p>-0.15506</text:p>
              </table:table-cell>
              <table:table-cell office:value-type="float" office:value="-0.0648969">
                <text:p>-0.0648969</text:p>
              </table:table-cell>
            </table:table-row>
            <table:table-row>
              <table:table-cell office:value-type="float" office:value="12.69">
                <text:p>12.69</text:p>
              </table:table-cell>
              <table:table-cell office:value-type="float" office:value="0.155178">
                <text:p>0.155178</text:p>
              </table:table-cell>
              <table:table-cell office:value-type="float" office:value="-0.00313848">
                <text:p>-0.00313848</text:p>
              </table:table-cell>
            </table:table-row>
            <table:table-row>
              <table:table-cell office:value-type="float" office:value="12.72">
                <text:p>12.72</text:p>
              </table:table-cell>
              <table:table-cell office:value-type="float" office:value="-0.169627">
                <text:p>-0.169627</text:p>
              </table:table-cell>
              <table:table-cell office:value-type="float" office:value="-0.135561">
                <text:p>-0.135561</text:p>
              </table:table-cell>
            </table:table-row>
            <table:table-row>
              <table:table-cell office:value-type="float" office:value="12.75">
                <text:p>12.75</text:p>
              </table:table-cell>
              <table:table-cell office:value-type="float" office:value="0.002086">
                <text:p>0.002086</text:p>
              </table:table-cell>
              <table:table-cell office:value-type="float" office:value="-0.0650534">
                <text:p>-0.0650534</text:p>
              </table:table-cell>
            </table:table-row>
            <table:table-row>
              <table:table-cell office:value-type="float" office:value="12.78">
                <text:p>12.78</text:p>
              </table:table-cell>
              <table:table-cell office:value-type="float" office:value="0.0125271">
                <text:p>0.0125271</text:p>
              </table:table-cell>
              <table:table-cell office:value-type="float" office:value="-0.117535">
                <text:p>-0.117535</text:p>
              </table:table-cell>
            </table:table-row>
            <table:table-row>
              <table:table-cell office:value-type="float" office:value="12.81">
                <text:p>12.81</text:p>
              </table:table-cell>
              <table:table-cell office:value-type="float" office:value="0.155026">
                <text:p>0.155026</text:p>
              </table:table-cell>
              <table:table-cell office:value-type="float" office:value="-0.00353188">
                <text:p>-0.00353188</text:p>
              </table:table-cell>
            </table:table-row>
            <table:table-row>
              <table:table-cell office:value-type="float" office:value="12.84">
                <text:p>12.84</text:p>
              </table:table-cell>
              <table:table-cell office:value-type="float" office:value="-0.00000000729922">
                <text:p>-0.00000000729922</text:p>
              </table:table-cell>
              <table:table-cell office:value-type="float" office:value="-0.00768068">
                <text:p>-0.00768068</text:p>
              </table:table-cell>
            </table:table-row>
            <table:table-row>
              <table:table-cell office:value-type="float" office:value="12.87">
                <text:p>12.87</text:p>
              </table:table-cell>
              <table:table-cell office:value-type="float" office:value="-0.128042">
                <text:p>-0.128042</text:p>
              </table:table-cell>
              <table:table-cell office:value-type="float" office:value="-0.18403">
                <text:p>-0.18403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-0.01446">
                <text:p>-0.01446</text:p>
              </table:table-cell>
              <table:table-cell office:value-type="float" office:value="-0.00683774">
                <text:p>-0.00683774</text:p>
              </table:table-cell>
            </table:table-row>
            <table:table-row>
              <table:table-cell office:value-type="float" office:value="12.93">
                <text:p>12.93</text:p>
              </table:table-cell>
              <table:table-cell office:value-type="float" office:value="-0.0124963">
                <text:p>-0.0124963</text:p>
              </table:table-cell>
              <table:table-cell office:value-type="float" office:value="-0.0155645">
                <text:p>-0.0155645</text:p>
              </table:table-cell>
            </table:table-row>
            <table:table-row>
              <table:table-cell office:value-type="float" office:value="12.96">
                <text:p>12.96</text:p>
              </table:table-cell>
              <table:table-cell office:value-type="float" office:value="0.0124221">
                <text:p>0.0124221</text:p>
              </table:table-cell>
              <table:table-cell office:value-type="float" office:value="-0.118942">
                <text:p>-0.118942</text:p>
              </table:table-cell>
            </table:table-row>
            <table:table-row>
              <table:table-cell office:value-type="float" office:value="12.99">
                <text:p>12.99</text:p>
              </table:table-cell>
              <table:table-cell office:value-type="float" office:value="-0.012276">
                <text:p>-0.012276</text:p>
              </table:table-cell>
              <table:table-cell office:value-type="float" office:value="-0.113479">
                <text:p>-0.113479</text:p>
              </table:table-cell>
            </table:table-row>
            <table:table-row>
              <table:table-cell office:value-type="float" office:value="13.02">
                <text:p>13.02</text:p>
              </table:table-cell>
              <table:table-cell office:value-type="float" office:value="0.154966">
                <text:p>0.154966</text:p>
              </table:table-cell>
              <table:table-cell office:value-type="float" office:value="-0.00737881">
                <text:p>-0.00737881</text:p>
              </table:table-cell>
            </table:table-row>
            <table:table-row>
              <table:table-cell office:value-type="float" office:value="13.05">
                <text:p>13.05</text:p>
              </table:table-cell>
              <table:table-cell office:value-type="float" office:value="-0.00000000715477">
                <text:p>-0.00000000715477</text:p>
              </table:table-cell>
              <table:table-cell office:value-type="float" office:value="-0.0115216">
                <text:p>-0.0115216</text:p>
              </table:table-cell>
            </table:table-row>
            <table:table-row>
              <table:table-cell office:value-type="float" office:value="13.08">
                <text:p>13.08</text:p>
              </table:table-cell>
              <table:table-cell office:value-type="float" office:value="-0.128012">
                <text:p>-0.128012</text:p>
              </table:table-cell>
              <table:table-cell office:value-type="float" office:value="-0.171427">
                <text:p>-0.171427</text:p>
              </table:table-cell>
            </table:table-row>
            <table:table-row>
              <table:table-cell office:value-type="float" office:value="13.11">
                <text:p>13.11</text:p>
              </table:table-cell>
              <table:table-cell office:value-type="float" office:value="-0.014445">
                <text:p>-0.014445</text:p>
              </table:table-cell>
              <table:table-cell office:value-type="float" office:value="-0.0199067">
                <text:p>-0.0199067</text:p>
              </table:table-cell>
            </table:table-row>
            <table:table-row>
              <table:table-cell office:value-type="float" office:value="13.14">
                <text:p>13.14</text:p>
              </table:table-cell>
              <table:table-cell office:value-type="float" office:value="0.0267964">
                <text:p>0.0267964</text:p>
              </table:table-cell>
              <table:table-cell office:value-type="float" office:value="-0.00230006">
                <text:p>-0.00230006</text:p>
              </table:table-cell>
            </table:table-row>
            <table:table-row>
              <table:table-cell office:value-type="float" office:value="13.17">
                <text:p>13.17</text:p>
              </table:table-cell>
              <table:table-cell office:value-type="float" office:value="-0.0144648">
                <text:p>-0.0144648</text:p>
              </table:table-cell>
              <table:table-cell office:value-type="float" office:value="-0.122833">
                <text:p>-0.122833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0.00215448">
                <text:p>0.00215448</text:p>
              </table:table-cell>
              <table:table-cell office:value-type="float" office:value="-0.110797">
                <text:p>-0.110797</text:p>
              </table:table-cell>
            </table:table-row>
            <table:table-row>
              <table:table-cell office:value-type="float" office:value="13.23">
                <text:p>13.23</text:p>
              </table:table-cell>
              <table:table-cell office:value-type="float" office:value="0.12809">
                <text:p>0.12809</text:p>
              </table:table-cell>
              <table:table-cell office:value-type="float" office:value="-0.0145925">
                <text:p>-0.0145925</text:p>
              </table:table-cell>
            </table:table-row>
            <table:table-row>
              <table:table-cell office:value-type="float" office:value="13.26">
                <text:p>13.26</text:p>
              </table:table-cell>
              <table:table-cell office:value-type="float" office:value="-0.00000000685122">
                <text:p>-0.00000000685122</text:p>
              </table:table-cell>
              <table:table-cell office:value-type="float" office:value="-0.0147737">
                <text:p>-0.0147737</text:p>
              </table:table-cell>
            </table:table-row>
            <table:table-row>
              <table:table-cell office:value-type="float" office:value="13.29">
                <text:p>13.29</text:p>
              </table:table-cell>
              <table:table-cell office:value-type="float" office:value="-0.142437">
                <text:p>-0.142437</text:p>
              </table:table-cell>
              <table:table-cell office:value-type="float" office:value="-0.168755">
                <text:p>-0.168755</text:p>
              </table:table-cell>
            </table:table-row>
            <table:table-row>
              <table:table-cell office:value-type="float" office:value="13.32">
                <text:p>13.32</text:p>
              </table:table-cell>
              <table:table-cell office:value-type="float" office:value="0.0124016">
                <text:p>0.0124016</text:p>
              </table:table-cell>
              <table:table-cell office:value-type="float" office:value="-0.0146005">
                <text:p>-0.0146005</text:p>
              </table:table-cell>
            </table:table-row>
            <table:table-row>
              <table:table-cell office:value-type="float" office:value="13.35">
                <text:p>13.35</text:p>
              </table:table-cell>
              <table:table-cell office:value-type="float" office:value="-0.153324">
                <text:p>-0.153324</text:p>
              </table:table-cell>
              <table:table-cell office:value-type="float" office:value="0.0212097">
                <text:p>0.0212097</text:p>
              </table:table-cell>
            </table:table-row>
            <table:table-row>
              <table:table-cell office:value-type="float" office:value="13.38">
                <text:p>13.38</text:p>
              </table:table-cell>
              <table:table-cell office:value-type="float" office:value="0.0766964">
                <text:p>0.0766964</text:p>
              </table:table-cell>
              <table:table-cell office:value-type="float" office:value="-0.241858">
                <text:p>-0.241858</text:p>
              </table:table-cell>
            </table:table-row>
            <table:table-row>
              <table:table-cell office:value-type="float" office:value="13.41">
                <text:p>13.41</text:p>
              </table:table-cell>
              <table:table-cell office:value-type="float" office:value="0.103271">
                <text:p>0.103271</text:p>
              </table:table-cell>
              <table:table-cell office:value-type="float" office:value="0.0715946">
                <text:p>0.0715946</text:p>
              </table:table-cell>
            </table:table-row>
            <table:table-row>
              <table:table-cell office:value-type="float" office:value="13.44">
                <text:p>13.44</text:p>
              </table:table-cell>
              <table:table-cell office:value-type="float" office:value="-0.0123925">
                <text:p>-0.0123925</text:p>
              </table:table-cell>
              <table:table-cell office:value-type="float" office:value="-0.110194">
                <text:p>-0.110194</text:p>
              </table:table-cell>
            </table:table-row>
            <table:table-row>
              <table:table-cell office:value-type="float" office:value="13.47">
                <text:p>13.47</text:p>
              </table:table-cell>
              <table:table-cell office:value-type="float" office:value="-0.0144483">
                <text:p>-0.0144483</text:p>
              </table:table-cell>
              <table:table-cell office:value-type="float" office:value="-0.069332">
                <text:p>-0.069332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00215647">
                <text:p>0.00215647</text:p>
              </table:table-cell>
              <table:table-cell office:value-type="float" office:value="-0.105373">
                <text:p>-0.105373</text:p>
              </table:table-cell>
            </table:table-row>
            <table:table-row>
              <table:table-cell office:value-type="float" office:value="13.53">
                <text:p>13.53</text:p>
              </table:table-cell>
              <table:table-cell office:value-type="float" office:value="0.128016">
                <text:p>0.128016</text:p>
              </table:table-cell>
              <table:table-cell office:value-type="float" office:value="-0.015095">
                <text:p>-0.015095</text:p>
              </table:table-cell>
            </table:table-row>
            <table:table-row>
              <table:table-cell office:value-type="float" office:value="13.56">
                <text:p>13.56</text:p>
              </table:table-cell>
              <table:table-cell office:value-type="float" office:value="-0.00000000549858">
                <text:p>-0.00000000549858</text:p>
              </table:table-cell>
              <table:table-cell office:value-type="float" office:value="-0.0277514">
                <text:p>-0.0277514</text:p>
              </table:table-cell>
            </table:table-row>
            <table:table-row>
              <table:table-cell office:value-type="float" office:value="13.59">
                <text:p>13.59</text:p>
              </table:table-cell>
              <table:table-cell office:value-type="float" office:value="-0.090791">
                <text:p>-0.090791</text:p>
              </table:table-cell>
              <table:table-cell office:value-type="float" office:value="-0.142225">
                <text:p>-0.142225</text:p>
              </table:table-cell>
            </table:table-row>
            <table:table-row>
              <table:table-cell office:value-type="float" office:value="13.62">
                <text:p>13.62</text:p>
              </table:table-cell>
              <table:table-cell office:value-type="float" office:value="-0.0123813">
                <text:p>-0.0123813</text:p>
              </table:table-cell>
              <table:table-cell office:value-type="float" office:value="-0.0276037">
                <text:p>-0.0276037</text:p>
              </table:table-cell>
            </table:table-row>
            <table:table-row>
              <table:table-cell office:value-type="float" office:value="13.65">
                <text:p>13.65</text:p>
              </table:table-cell>
              <table:table-cell office:value-type="float" office:value="0.012351">
                <text:p>0.012351</text:p>
              </table:table-cell>
              <table:table-cell office:value-type="float" office:value="-0.0277252">
                <text:p>-0.0277252</text:p>
              </table:table-cell>
            </table:table-row>
            <table:table-row>
              <table:table-cell office:value-type="float" office:value="13.68">
                <text:p>13.68</text:p>
              </table:table-cell>
              <table:table-cell office:value-type="float" office:value="0.0144518">
                <text:p>0.0144518</text:p>
              </table:table-cell>
              <table:table-cell office:value-type="float" office:value="-0.0896659">
                <text:p>-0.0896659</text:p>
              </table:table-cell>
            </table:table-row>
            <table:table-row>
              <table:table-cell office:value-type="float" office:value="13.71">
                <text:p>13.71</text:p>
              </table:table-cell>
              <table:table-cell office:value-type="float" office:value="-0.00202731">
                <text:p>-0.00202731</text:p>
              </table:table-cell>
              <table:table-cell office:value-type="float" office:value="-0.105349">
                <text:p>-0.105349</text:p>
              </table:table-cell>
            </table:table-row>
            <table:table-row>
              <table:table-cell office:value-type="float" office:value="13.74">
                <text:p>13.74</text:p>
              </table:table-cell>
              <table:table-cell office:value-type="float" office:value="0.0784616">
                <text:p>0.0784616</text:p>
              </table:table-cell>
              <table:table-cell office:value-type="float" office:value="-0.0315621">
                <text:p>-0.0315621</text:p>
              </table:table-cell>
            </table:table-row>
            <table:table-row>
              <table:table-cell office:value-type="float" office:value="13.77">
                <text:p>13.77</text:p>
              </table:table-cell>
              <table:table-cell office:value-type="float" office:value="-0.00000000440332">
                <text:p>-0.00000000440332</text:p>
              </table:table-cell>
              <table:table-cell office:value-type="float" office:value="-0.0356259">
                <text:p>-0.0356259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-0.0763647">
                <text:p>-0.0763647</text:p>
              </table:table-cell>
              <table:table-cell office:value-type="float" office:value="-0.122474">
                <text:p>-0.122474</text:p>
              </table:table-cell>
            </table:table-row>
            <table:table-row>
              <table:table-cell office:value-type="float" office:value="13.83">
                <text:p>13.83</text:p>
              </table:table-cell>
              <table:table-cell office:value-type="float" office:value="0.0247652">
                <text:p>0.0247652</text:p>
              </table:table-cell>
              <table:table-cell office:value-type="float" office:value="-0.00271249">
                <text:p>-0.00271249</text:p>
              </table:table-cell>
            </table:table-row>
            <table:table-row>
              <table:table-cell office:value-type="float" office:value="13.86">
                <text:p>13.86</text:p>
              </table:table-cell>
              <table:table-cell office:value-type="float" office:value="-0.0268547">
                <text:p>-0.0268547</text:p>
              </table:table-cell>
              <table:table-cell office:value-type="float" office:value="-0.0975708">
                <text:p>-0.0975708</text:p>
              </table:table-cell>
            </table:table-row>
            <table:table-row>
              <table:table-cell office:value-type="float" office:value="13.89">
                <text:p>13.89</text:p>
              </table:table-cell>
              <table:table-cell office:value-type="float" office:value="0.0268561">
                <text:p>0.0268561</text:p>
              </table:table-cell>
              <table:table-cell office:value-type="float" office:value="-0.068566">
                <text:p>-0.068566</text:p>
              </table:table-cell>
            </table:table-row>
            <table:table-row>
              <table:table-cell office:value-type="float" office:value="13.92">
                <text:p>13.92</text:p>
              </table:table-cell>
              <table:table-cell office:value-type="float" office:value="0.0000186487">
                <text:p>0.0000186487</text:p>
              </table:table-cell>
              <table:table-cell office:value-type="float" office:value="-0.0855958">
                <text:p>-0.0855958</text:p>
              </table:table-cell>
            </table:table-row>
            <table:table-row>
              <table:table-cell office:value-type="float" office:value="13.95">
                <text:p>13.95</text:p>
              </table:table-cell>
              <table:table-cell office:value-type="float" office:value="0.0516379">
                <text:p>0.0516379</text:p>
              </table:table-cell>
              <table:table-cell office:value-type="float" office:value="-0.0184851">
                <text:p>-0.0184851</text:p>
              </table:table-cell>
            </table:table-row>
            <table:table-row>
              <table:table-cell office:value-type="float" office:value="13.98">
                <text:p>13.98</text:p>
              </table:table-cell>
              <table:table-cell office:value-type="float" office:value="0.00000000332804">
                <text:p>0.00000000332804</text:p>
              </table:table-cell>
              <table:table-cell office:value-type="float" office:value="-0.0856709">
                <text:p>-0.0856709</text:p>
              </table:table-cell>
            </table:table-row>
            <table:table-row>
              <table:table-cell office:value-type="float" office:value="14.01">
                <text:p>14.01</text:p>
              </table:table-cell>
              <table:table-cell office:value-type="float" office:value="-0.0639849">
                <text:p>-0.0639849</text:p>
              </table:table-cell>
              <table:table-cell office:value-type="float" office:value="-0.0895358">
                <text:p>-0.0895358</text:p>
              </table:table-cell>
            </table:table-row>
            <table:table-row>
              <table:table-cell office:value-type="float" office:value="14.04">
                <text:p>14.04</text:p>
              </table:table-cell>
              <table:table-cell office:value-type="float" office:value="0.024774">
                <text:p>0.024774</text:p>
              </table:table-cell>
              <table:table-cell office:value-type="float" office:value="-0.0230666">
                <text:p>-0.0230666</text:p>
              </table:table-cell>
            </table:table-row>
            <table:table-row>
              <table:table-cell office:value-type="float" office:value="14.07">
                <text:p>14.07</text:p>
              </table:table-cell>
              <table:table-cell office:value-type="float" office:value="0.00000000262554">
                <text:p>0.00000000262554</text:p>
              </table:table-cell>
              <table:table-cell office:value-type="float" office:value="-0.0810308">
                <text:p>-0.0810308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0.0144569">
                <text:p>0.0144569</text:p>
              </table:table-cell>
              <table:table-cell office:value-type="float" office:value="-0.0645616">
                <text:p>-0.0645616</text:p>
              </table:table-cell>
            </table:table-row>
            <table:table-row>
              <table:table-cell office:value-type="float" office:value="14.13">
                <text:p>14.13</text:p>
              </table:table-cell>
              <table:table-cell office:value-type="float" office:value="-0.0144441">
                <text:p>-0.0144441</text:p>
              </table:table-cell>
              <table:table-cell office:value-type="float" office:value="-0.080967">
                <text:p>-0.080967</text:p>
              </table:table-cell>
            </table:table-row>
            <table:table-row>
              <table:table-cell office:value-type="float" office:value="14.16">
                <text:p>14.16</text:p>
              </table:table-cell>
              <table:table-cell office:value-type="float" office:value="0.0392378">
                <text:p>0.0392378</text:p>
              </table:table-cell>
              <table:table-cell office:value-type="float" office:value="-0.0355629">
                <text:p>-0.0355629</text:p>
              </table:table-cell>
            </table:table-row>
            <table:table-row>
              <table:table-cell office:value-type="float" office:value="14.19">
                <text:p>14.19</text:p>
              </table:table-cell>
              <table:table-cell office:value-type="float" office:value="0.026847">
                <text:p>0.026847</text:p>
              </table:table-cell>
              <table:table-cell office:value-type="float" office:value="-0.0770616">
                <text:p>-0.0770616</text:p>
              </table:table-cell>
            </table:table-row>
            <table:table-row>
              <table:table-cell office:value-type="float" office:value="14.22">
                <text:p>14.22</text:p>
              </table:table-cell>
              <table:table-cell office:value-type="float" office:value="-0.0660658">
                <text:p>-0.0660658</text:p>
              </table:table-cell>
              <table:table-cell office:value-type="float" office:value="-0.0770149">
                <text:p>-0.0770149</text:p>
              </table:table-cell>
            </table:table-row>
            <table:table-row>
              <table:table-cell office:value-type="float" office:value="14.25">
                <text:p>14.25</text:p>
              </table:table-cell>
              <table:table-cell office:value-type="float" office:value="0.0123878">
                <text:p>0.0123878</text:p>
              </table:table-cell>
              <table:table-cell office:value-type="float" office:value="-0.0480463">
                <text:p>-0.0480463</text:p>
              </table:table-cell>
            </table:table-row>
            <table:table-row>
              <table:table-cell office:value-type="float" office:value="14.28">
                <text:p>14.28</text:p>
              </table:table-cell>
              <table:table-cell office:value-type="float" office:value="0.0020662">
                <text:p>0.0020662</text:p>
              </table:table-cell>
              <table:table-cell office:value-type="float" office:value="-0.0724019">
                <text:p>-0.0724019</text:p>
              </table:table-cell>
            </table:table-row>
            <table:table-row>
              <table:table-cell office:value-type="float" office:value="14.31">
                <text:p>14.31</text:p>
              </table:table-cell>
              <table:table-cell office:value-type="float" office:value="-0.0144504">
                <text:p>-0.0144504</text:p>
              </table:table-cell>
              <table:table-cell office:value-type="float" office:value="-0.0644844">
                <text:p>-0.0644844</text:p>
              </table:table-cell>
            </table:table-row>
            <table:table-row>
              <table:table-cell office:value-type="float" office:value="14.34">
                <text:p>14.34</text:p>
              </table:table-cell>
              <table:table-cell office:value-type="float" office:value="0.0268388">
                <text:p>0.0268388</text:p>
              </table:table-cell>
              <table:table-cell office:value-type="float" office:value="-0.0690581">
                <text:p>-0.0690581</text:p>
              </table:table-cell>
            </table:table-row>
            <table:table-row>
              <table:table-cell office:value-type="float" office:value="14.37">
                <text:p>14.37</text:p>
              </table:table-cell>
              <table:table-cell office:value-type="float" office:value="0.012388">
                <text:p>0.012388</text:p>
              </table:table-cell>
              <table:table-cell office:value-type="float" office:value="-0.047355">
                <text:p>-0.047355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-0.0268338">
                <text:p>-0.0268338</text:p>
              </table:table-cell>
              <table:table-cell office:value-type="float" office:value="-0.0815744">
                <text:p>-0.0815744</text:p>
              </table:table-cell>
            </table:table-row>
            <table:table-row>
              <table:table-cell office:value-type="float" office:value="14.43">
                <text:p>14.43</text:p>
              </table:table-cell>
              <table:table-cell office:value-type="float" office:value="0.0144511">
                <text:p>0.0144511</text:p>
              </table:table-cell>
              <table:table-cell office:value-type="float" office:value="-0.0473553">
                <text:p>-0.0473553</text:p>
              </table:table-cell>
            </table:table-row>
            <table:table-row>
              <table:table-cell office:value-type="float" office:value="14.46">
                <text:p>14.46</text:p>
              </table:table-cell>
              <table:table-cell office:value-type="float" office:value="0.0123864">
                <text:p>0.0123864</text:p>
              </table:table-cell>
              <table:table-cell office:value-type="float" office:value="-0.0815727">
                <text:p>-0.0815727</text:p>
              </table:table-cell>
            </table:table-row>
            <table:table-row>
              <table:table-cell office:value-type="float" office:value="14.49">
                <text:p>14.49</text:p>
              </table:table-cell>
              <table:table-cell office:value-type="float" office:value="-0.00000000141011">
                <text:p>-0.00000000141011</text:p>
              </table:table-cell>
              <table:table-cell office:value-type="float" office:value="-0.055884">
                <text:p>-0.055884</text:p>
              </table:table-cell>
            </table:table-row>
            <table:table-row>
              <table:table-cell office:value-type="float" office:value="14.52">
                <text:p>14.52</text:p>
              </table:table-cell>
              <table:table-cell office:value-type="float" office:value="0.0268372">
                <text:p>0.0268372</text:p>
              </table:table-cell>
              <table:table-cell office:value-type="float" office:value="-0.0644486">
                <text:p>-0.0644486</text:p>
              </table:table-cell>
            </table:table-row>
            <table:table-row>
              <table:table-cell office:value-type="float" office:value="14.55">
                <text:p>14.55</text:p>
              </table:table-cell>
              <table:table-cell office:value-type="float" office:value="-0.0268372">
                <text:p>-0.0268372</text:p>
              </table:table-cell>
              <table:table-cell office:value-type="float" office:value="-0.0644469">
                <text:p>-0.0644469</text:p>
              </table:table-cell>
            </table:table-row>
            <table:table-row>
              <table:table-cell office:value-type="float" office:value="14.58">
                <text:p>14.58</text:p>
              </table:table-cell>
              <table:table-cell office:value-type="float" office:value="0.0123881">
                <text:p>0.0123881</text:p>
              </table:table-cell>
              <table:table-cell office:value-type="float" office:value="-0.0598548">
                <text:p>-0.0598548</text:p>
              </table:table-cell>
            </table:table-row>
            <table:table-row>
              <table:table-cell office:value-type="float" office:value="14.61">
                <text:p>14.61</text:p>
              </table:table-cell>
              <table:table-cell office:value-type="float" office:value="-0.024772">
                <text:p>-0.024772</text:p>
              </table:table-cell>
              <table:table-cell office:value-type="float" office:value="-0.0736689">
                <text:p>-0.0736689</text:p>
              </table:table-cell>
            </table:table-row>
            <table:table-row>
              <table:table-cell office:value-type="float" office:value="14.64">
                <text:p>14.64</text:p>
              </table:table-cell>
              <table:table-cell office:value-type="float" office:value="0.0123864">
                <text:p>0.0123864</text:p>
              </table:table-cell>
              <table:table-cell office:value-type="float" office:value="-0.0598361">
                <text:p>-0.0598361</text:p>
              </table:table-cell>
            </table:table-row>
            <table:table-row>
              <table:table-cell office:value-type="float" office:value="14.67">
                <text:p>14.67</text:p>
              </table:table-cell>
              <table:table-cell office:value-type="float" office:value="5.72409E-022">
                <text:p>5.72409E-022</text:p>
              </table:table-cell>
              <table:table-cell office:value-type="float" office:value="-0.0644469">
                <text:p>-0.0644469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5.72409E-022">
                <text:p>5.72409E-022</text:p>
              </table:table-cell>
              <table:table-cell office:value-type="float" office:value="-0.0644469">
                <text:p>-0.0644469</text:p>
              </table:table-cell>
            </table:table-row>
            <table:table-row>
              <table:table-cell office:value-type="float" office:value="14.73">
                <text:p>14.73</text:p>
              </table:table-cell>
              <table:table-cell office:value-type="float" office:value="5.72409E-022">
                <text:p>5.72409E-022</text:p>
              </table:table-cell>
              <table:table-cell office:value-type="float" office:value="-0.0644469">
                <text:p>-0.0644469</text:p>
              </table:table-cell>
            </table:table-row>
            <table:table-row>
              <table:table-cell office:value-type="float" office:value="14.76">
                <text:p>14.76</text:p>
              </table:table-cell>
              <table:table-cell office:value-type="float" office:value="-0.000000000751614">
                <text:p>-0.000000000751614</text:p>
              </table:table-cell>
              <table:table-cell office:value-type="float" office:value="-0.0598544">
                <text:p>-0.0598544</text:p>
              </table:table-cell>
            </table:table-row>
            <table:table-row>
              <table:table-cell office:value-type="float" office:value="14.79">
                <text:p>14.79</text:p>
              </table:table-cell>
              <table:table-cell office:value-type="float" office:value="0.0247745">
                <text:p>0.0247745</text:p>
              </table:table-cell>
              <table:table-cell office:value-type="float" office:value="-0.0690774">
                <text:p>-0.0690774</text:p>
              </table:table-cell>
            </table:table-row>
            <table:table-row>
              <table:table-cell office:value-type="float" office:value="14.82">
                <text:p>14.82</text:p>
              </table:table-cell>
              <table:table-cell office:value-type="float" office:value="-0.0247745">
                <text:p>-0.0247745</text:p>
              </table:table-cell>
              <table:table-cell office:value-type="float" office:value="-0.0644652">
                <text:p>-0.0644652</text:p>
              </table:table-cell>
            </table:table-row>
            <table:table-row>
              <table:table-cell office:value-type="float" office:value="14.85">
                <text:p>14.85</text:p>
              </table:table-cell>
              <table:table-cell office:value-type="float" office:value="-6.15422E-022">
                <text:p>-6.15422E-022</text:p>
              </table:table-cell>
              <table:table-cell office:value-type="float" office:value="-0.0644652">
                <text:p>-0.0644652</text:p>
              </table:table-cell>
            </table:table-row>
            <table:table-row>
              <table:table-cell office:value-type="float" office:value="14.88">
                <text:p>14.88</text:p>
              </table:table-cell>
              <table:table-cell office:value-type="float" office:value="-6.15422E-022">
                <text:p>-6.15422E-022</text:p>
              </table:table-cell>
              <table:table-cell office:value-type="float" office:value="-0.0644652">
                <text:p>-0.0644652</text:p>
              </table:table-cell>
            </table:table-row>
            <table:table-row>
              <table:table-cell office:value-type="float" office:value="14.91">
                <text:p>14.91</text:p>
              </table:table-cell>
              <table:table-cell office:value-type="float" office:value="0.000000000763128">
                <text:p>0.000000000763128</text:p>
              </table:table-cell>
              <table:table-cell office:value-type="float" office:value="-0.0690577">
                <text:p>-0.0690577</text:p>
              </table:table-cell>
            </table:table-row>
            <table:table-row>
              <table:table-cell office:value-type="float" office:value="14.94">
                <text:p>14.94</text:p>
              </table:table-cell>
              <table:table-cell office:value-type="float" office:value="-0.00000000075929">
                <text:p>-0.00000000075929</text:p>
              </table:table-cell>
              <table:table-cell office:value-type="float" office:value="-0.0598361">
                <text:p>-0.0598361</text:p>
              </table:table-cell>
            </table:table-row>
            <table:table-row>
              <table:table-cell office:value-type="float" office:value="14.97">
                <text:p>14.97</text:p>
              </table:table-cell>
              <table:table-cell office:value-type="float" office:value="5.72409E-022">
                <text:p>5.72409E-022</text:p>
              </table:table-cell>
              <table:table-cell office:value-type="float" office:value="-0.0644469">
                <text:p>-0.06444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144508">
                <text:p>0.0144508</text:p>
              </table:table-cell>
              <table:table-cell office:value-type="float" office:value="-0.0644474">
                <text:p>-0.0644474</text:p>
              </table:table-cell>
            </table:table-row>
            <table:table-row>
              <table:table-cell office:value-type="float" office:value="15.03">
                <text:p>15.03</text:p>
              </table:table-cell>
              <table:table-cell office:value-type="float" office:value="-0.0144526">
                <text:p>-0.0144526</text:p>
              </table:table-cell>
              <table:table-cell office:value-type="float" office:value="-0.0559179">
                <text:p>-0.0559179</text:p>
              </table:table-cell>
            </table:table-row>
            <table:table-row>
              <table:table-cell office:value-type="float" office:value="15.06">
                <text:p>15.06</text:p>
              </table:table-cell>
              <table:table-cell office:value-type="float" office:value="-0.0660525">
                <text:p>-0.0660525</text:p>
              </table:table-cell>
              <table:table-cell office:value-type="float" office:value="-0.0815829">
                <text:p>-0.0815829</text:p>
              </table:table-cell>
            </table:table-row>
            <table:table-row>
              <table:table-cell office:value-type="float" office:value="15.09">
                <text:p>15.09</text:p>
              </table:table-cell>
              <table:table-cell office:value-type="float" office:value="0.0660653">
                <text:p>0.0660653</text:p>
              </table:table-cell>
              <table:table-cell office:value-type="float" office:value="-0.0512915">
                <text:p>-0.0512915</text:p>
              </table:table-cell>
            </table:table-row>
            <table:table-row>
              <table:table-cell office:value-type="float" office:value="15.12">
                <text:p>15.12</text:p>
              </table:table-cell>
              <table:table-cell office:value-type="float" office:value="-0.0247745">
                <text:p>-0.0247745</text:p>
              </table:table-cell>
              <table:table-cell office:value-type="float" office:value="-0.0690774">
                <text:p>-0.0690774</text:p>
              </table:table-cell>
            </table:table-row>
            <table:table-row>
              <table:table-cell office:value-type="float" office:value="15.15">
                <text:p>15.15</text:p>
              </table:table-cell>
              <table:table-cell office:value-type="float" office:value="0.0123872">
                <text:p>0.0123872</text:p>
              </table:table-cell>
              <table:table-cell office:value-type="float" office:value="-0.0690581">
                <text:p>-0.0690581</text:p>
              </table:table-cell>
            </table:table-row>
            <table:table-row>
              <table:table-cell office:value-type="float" office:value="15.18">
                <text:p>15.18</text:p>
              </table:table-cell>
              <table:table-cell office:value-type="float" office:value="-0.0144607">
                <text:p>-0.0144607</text:p>
              </table:table-cell>
              <table:table-cell office:value-type="float" office:value="-0.0434355">
                <text:p>-0.0434355</text:p>
              </table:table-cell>
            </table:table-row>
            <table:table-row>
              <table:table-cell office:value-type="float" office:value="15.21">
                <text:p>15.21</text:p>
              </table:table-cell>
              <table:table-cell office:value-type="float" office:value="-0.179579">
                <text:p>-0.179579</text:p>
              </table:table-cell>
              <table:table-cell office:value-type="float" office:value="-0.0928881">
                <text:p>-0.0928881</text:p>
              </table:table-cell>
            </table:table-row>
            <table:table-row>
              <table:table-cell office:value-type="float" office:value="15.24">
                <text:p>15.24</text:p>
              </table:table-cell>
              <table:table-cell office:value-type="float" office:value="0.206478">
                <text:p>0.206478</text:p>
              </table:table-cell>
              <table:table-cell office:value-type="float" office:value="-0.0447358">
                <text:p>-0.0447358</text:p>
              </table:table-cell>
            </table:table-row>
            <table:table-row>
              <table:table-cell office:value-type="float" office:value="15.27">
                <text:p>15.27</text:p>
              </table:table-cell>
              <table:table-cell office:value-type="float" office:value="-0.0763968">
                <text:p>-0.0763968</text:p>
              </table:table-cell>
              <table:table-cell office:value-type="float" office:value="-0.072414">
                <text:p>-0.072414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0.0619546">
                <text:p>0.0619546</text:p>
              </table:table-cell>
              <table:table-cell office:value-type="float" office:value="-0.0480936">
                <text:p>-0.0480936</text:p>
              </table:table-cell>
            </table:table-row>
            <table:table-row>
              <table:table-cell office:value-type="float" office:value="15.33">
                <text:p>15.33</text:p>
              </table:table-cell>
              <table:table-cell office:value-type="float" office:value="-0.243582">
                <text:p>-0.243582</text:p>
              </table:table-cell>
              <table:table-cell office:value-type="float" office:value="-0.0975846">
                <text:p>-0.0975846</text:p>
              </table:table-cell>
            </table:table-row>
            <table:table-row>
              <table:table-cell office:value-type="float" office:value="15.36">
                <text:p>15.36</text:p>
              </table:table-cell>
              <table:table-cell office:value-type="float" office:value="0.258127">
                <text:p>0.258127</text:p>
              </table:table-cell>
              <table:table-cell office:value-type="float" office:value="-0.0401558">
                <text:p>-0.0401558</text:p>
              </table:table-cell>
            </table:table-row>
            <table:table-row>
              <table:table-cell office:value-type="float" office:value="15.39">
                <text:p>15.39</text:p>
              </table:table-cell>
              <table:table-cell office:value-type="float" office:value="-0.0371702">
                <text:p>-0.0371702</text:p>
              </table:table-cell>
              <table:table-cell office:value-type="float" office:value="-0.0724345">
                <text:p>-0.0724345</text:p>
              </table:table-cell>
            </table:table-row>
            <table:table-row>
              <table:table-cell office:value-type="float" office:value="15.42">
                <text:p>15.42</text:p>
              </table:table-cell>
              <table:table-cell office:value-type="float" office:value="0.0103211">
                <text:p>0.0103211</text:p>
              </table:table-cell>
              <table:table-cell office:value-type="float" office:value="-0.0474688">
                <text:p>-0.0474688</text:p>
              </table:table-cell>
            </table:table-row>
            <table:table-row>
              <table:table-cell office:value-type="float" office:value="15.45">
                <text:p>15.45</text:p>
              </table:table-cell>
              <table:table-cell office:value-type="float" office:value="-0.243485">
                <text:p>-0.243485</text:p>
              </table:table-cell>
              <table:table-cell office:value-type="float" office:value="-0.114696">
                <text:p>-0.114696</text:p>
              </table:table-cell>
            </table:table-row>
            <table:table-row>
              <table:table-cell office:value-type="float" office:value="15.48">
                <text:p>15.48</text:p>
              </table:table-cell>
              <table:table-cell office:value-type="float" office:value="0.27047">
                <text:p>0.27047</text:p>
              </table:table-cell>
              <table:table-cell office:value-type="float" office:value="-0.0275945">
                <text:p>-0.0275945</text:p>
              </table:table-cell>
            </table:table-row>
            <table:table-row>
              <table:table-cell office:value-type="float" office:value="15.51">
                <text:p>15.51</text:p>
              </table:table-cell>
              <table:table-cell office:value-type="float" office:value="0.000000000644711">
                <text:p>0.000000000644711</text:p>
              </table:table-cell>
              <table:table-cell office:value-type="float" office:value="-0.0684329">
                <text:p>-0.0684329</text:p>
              </table:table-cell>
            </table:table-row>
            <table:table-row>
              <table:table-cell office:value-type="float" office:value="15.54">
                <text:p>15.54</text:p>
              </table:table-cell>
              <table:table-cell office:value-type="float" office:value="-0.0268338">
                <text:p>-0.0268338</text:p>
              </table:table-cell>
              <table:table-cell office:value-type="float" office:value="-0.0730115">
                <text:p>-0.0730115</text:p>
              </table:table-cell>
            </table:table-row>
            <table:table-row>
              <table:table-cell office:value-type="float" office:value="15.57">
                <text:p>15.57</text:p>
              </table:table-cell>
              <table:table-cell office:value-type="float" office:value="0.0268421">
                <text:p>0.0268421</text:p>
              </table:table-cell>
              <table:table-cell office:value-type="float" office:value="-0.0434184">
                <text:p>-0.0434184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-0.206275">
                <text:p>-0.206275</text:p>
              </table:table-cell>
              <table:table-cell office:value-type="float" office:value="-0.109916">
                <text:p>-0.109916</text:p>
              </table:table-cell>
            </table:table-row>
            <table:table-row>
              <table:table-cell office:value-type="float" office:value="15.63">
                <text:p>15.63</text:p>
              </table:table-cell>
              <table:table-cell office:value-type="float" office:value="0.206377">
                <text:p>0.206377</text:p>
              </table:table-cell>
              <table:table-cell office:value-type="float" office:value="-0.0314306">
                <text:p>-0.0314306</text:p>
              </table:table-cell>
            </table:table-row>
            <table:table-row>
              <table:table-cell office:value-type="float" office:value="15.66">
                <text:p>15.66</text:p>
              </table:table-cell>
              <table:table-cell office:value-type="float" office:value="-0.0392117">
                <text:p>-0.0392117</text:p>
              </table:table-cell>
              <table:table-cell office:value-type="float" office:value="-0.0643685">
                <text:p>-0.0643685</text:p>
              </table:table-cell>
            </table:table-row>
            <table:table-row>
              <table:table-cell office:value-type="float" office:value="15.69">
                <text:p>15.69</text:p>
              </table:table-cell>
              <table:table-cell office:value-type="float" office:value="0.00206169">
                <text:p>0.00206169</text:p>
              </table:table-cell>
              <table:table-cell office:value-type="float" office:value="-0.060432">
                <text:p>-0.060432</text:p>
              </table:table-cell>
            </table:table-row>
            <table:table-row>
              <table:table-cell office:value-type="float" office:value="15.72">
                <text:p>15.72</text:p>
              </table:table-cell>
              <table:table-cell office:value-type="float" office:value="-0.078305">
                <text:p>-0.078305</text:p>
              </table:table-cell>
              <table:table-cell office:value-type="float" office:value="-0.109036">
                <text:p>-0.109036</text:p>
              </table:table-cell>
            </table:table-row>
            <table:table-row>
              <table:table-cell office:value-type="float" office:value="15.75">
                <text:p>15.75</text:p>
              </table:table-cell>
              <table:table-cell office:value-type="float" office:value="0.11552">
                <text:p>0.11552</text:p>
              </table:table-cell>
              <table:table-cell office:value-type="float" office:value="-0.0155024">
                <text:p>-0.0155024</text:p>
              </table:table-cell>
            </table:table-row>
            <table:table-row>
              <table:table-cell office:value-type="float" office:value="15.78">
                <text:p>15.78</text:p>
              </table:table-cell>
              <table:table-cell office:value-type="float" office:value="0.0247543">
                <text:p>0.0247543</text:p>
              </table:table-cell>
              <table:table-cell office:value-type="float" office:value="-0.0721507">
                <text:p>-0.0721507</text:p>
              </table:table-cell>
            </table:table-row>
            <table:table-row>
              <table:table-cell office:value-type="float" office:value="15.81">
                <text:p>15.81</text:p>
              </table:table-cell>
              <table:table-cell office:value-type="float" office:value="-0.0763427">
                <text:p>-0.0763427</text:p>
              </table:table-cell>
              <table:table-cell office:value-type="float" office:value="-0.0557244">
                <text:p>-0.0557244</text:p>
              </table:table-cell>
            </table:table-row>
            <table:table-row>
              <table:table-cell office:value-type="float" office:value="15.84">
                <text:p>15.84</text:p>
              </table:table-cell>
              <table:table-cell office:value-type="float" office:value="0.0123857">
                <text:p>0.0123857</text:p>
              </table:table-cell>
              <table:table-cell office:value-type="float" office:value="-0.0892455">
                <text:p>-0.0892455</text:p>
              </table:table-cell>
            </table:table-row>
            <table:table-row>
              <table:table-cell office:value-type="float" office:value="15.87">
                <text:p>15.87</text:p>
              </table:table-cell>
              <table:table-cell office:value-type="float" office:value="0.0391895">
                <text:p>0.0391895</text:p>
              </table:table-cell>
              <table:table-cell office:value-type="float" office:value="-0.0477446">
                <text:p>-0.0477446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0.0268139">
                <text:p>0.0268139</text:p>
              </table:table-cell>
              <table:table-cell office:value-type="float" office:value="-0.0642135">
                <text:p>-0.0642135</text:p>
              </table:table-cell>
            </table:table-row>
            <table:table-row>
              <table:table-cell office:value-type="float" office:value="15.93">
                <text:p>15.93</text:p>
              </table:table-cell>
              <table:table-cell office:value-type="float" office:value="-0.0412624">
                <text:p>-0.0412624</text:p>
              </table:table-cell>
              <table:table-cell office:value-type="float" office:value="-0.0524058">
                <text:p>-0.0524058</text:p>
              </table:table-cell>
            </table:table-row>
            <table:table-row>
              <table:table-cell office:value-type="float" office:value="15.96">
                <text:p>15.96</text:p>
              </table:table-cell>
              <table:table-cell office:value-type="float" office:value="0.00206633">
                <text:p>0.00206633</text:p>
              </table:table-cell>
              <table:table-cell office:value-type="float" office:value="-0.0964512">
                <text:p>-0.0964512</text:p>
              </table:table-cell>
            </table:table-row>
            <table:table-row>
              <table:table-cell office:value-type="float" office:value="15.99">
                <text:p>15.99</text:p>
              </table:table-cell>
              <table:table-cell office:value-type="float" office:value="0.012374">
                <text:p>0.012374</text:p>
              </table:table-cell>
              <table:table-cell office:value-type="float" office:value="-0.043756">
                <text:p>-0.043756</text:p>
              </table:table-cell>
            </table:table-row>
            <table:table-row>
              <table:table-cell office:value-type="float" office:value="16.02">
                <text:p>16.02</text:p>
              </table:table-cell>
              <table:table-cell office:value-type="float" office:value="0.0391842">
                <text:p>0.0391842</text:p>
              </table:table-cell>
              <table:table-cell office:value-type="float" office:value="-0.0641791">
                <text:p>-0.0641791</text:p>
              </table:table-cell>
            </table:table-row>
            <table:table-row>
              <table:table-cell office:value-type="float" office:value="16.05">
                <text:p>16.05</text:p>
              </table:table-cell>
              <table:table-cell office:value-type="float" office:value="-0.0268131">
                <text:p>-0.0268131</text:p>
              </table:table-cell>
              <table:table-cell office:value-type="float" office:value="-0.0517138">
                <text:p>-0.0517138</text:p>
              </table:table-cell>
            </table:table-row>
            <table:table-row>
              <table:table-cell office:value-type="float" office:value="16.08">
                <text:p>16.08</text:p>
              </table:table-cell>
              <table:table-cell office:value-type="float" office:value="0.0268114">
                <text:p>0.0268114</text:p>
              </table:table-cell>
              <table:table-cell office:value-type="float" office:value="-0.0806826">
                <text:p>-0.0806826</text:p>
              </table:table-cell>
            </table:table-row>
            <table:table-row>
              <table:table-cell office:value-type="float" office:value="16.11">
                <text:p>16.11</text:p>
              </table:table-cell>
              <table:table-cell office:value-type="float" office:value="-0.014437">
                <text:p>-0.014437</text:p>
              </table:table-cell>
              <table:table-cell office:value-type="float" office:value="-0.0523902">
                <text:p>-0.0523902</text:p>
              </table:table-cell>
            </table:table-row>
            <table:table-row>
              <table:table-cell office:value-type="float" office:value="16.14">
                <text:p>16.14</text:p>
              </table:table-cell>
              <table:table-cell office:value-type="float" office:value="0.0144334">
                <text:p>0.0144334</text:p>
              </table:table-cell>
              <table:table-cell office:value-type="float" office:value="-0.080024">
                <text:p>-0.080024</text:p>
              </table:table-cell>
            </table:table-row>
            <table:table-row>
              <table:table-cell office:value-type="float" office:value="16.17">
                <text:p>16.17</text:p>
              </table:table-cell>
              <table:table-cell office:value-type="float" office:value="-0.0391895">
                <text:p>-0.0391895</text:p>
              </table:table-cell>
              <table:table-cell office:value-type="float" office:value="-0.0563075">
                <text:p>-0.0563075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0.0515651">
                <text:p>0.0515651</text:p>
              </table:table-cell>
              <table:table-cell office:value-type="float" office:value="-0.0642183">
                <text:p>-0.0642183</text:p>
              </table:table-cell>
            </table:table-row>
            <table:table-row>
              <table:table-cell office:value-type="float" office:value="16.23">
                <text:p>16.23</text:p>
              </table:table-cell>
              <table:table-cell office:value-type="float" office:value="-0.0123793">
                <text:p>-0.0123793</text:p>
              </table:table-cell>
              <table:table-cell office:value-type="float" office:value="-0.072742">
                <text:p>-0.072742</text:p>
              </table:table-cell>
            </table:table-row>
            <table:table-row>
              <table:table-cell office:value-type="float" office:value="16.26">
                <text:p>16.26</text:p>
              </table:table-cell>
              <table:table-cell office:value-type="float" office:value="0.0371076">
                <text:p>0.0371076</text:p>
              </table:table-cell>
              <table:table-cell office:value-type="float" office:value="-0.0634975">
                <text:p>-0.0634975</text:p>
              </table:table-cell>
            </table:table-row>
            <table:table-row>
              <table:table-cell office:value-type="float" office:value="16.29">
                <text:p>16.29</text:p>
              </table:table-cell>
              <table:table-cell office:value-type="float" office:value="-0.061862">
                <text:p>-0.061862</text:p>
              </table:table-cell>
              <table:table-cell office:value-type="float" office:value="-0.0562377">
                <text:p>-0.0562377</text:p>
              </table:table-cell>
            </table:table-row>
            <table:table-row>
              <table:table-cell office:value-type="float" office:value="16.32">
                <text:p>16.32</text:p>
              </table:table-cell>
              <table:table-cell office:value-type="float" office:value="-0.0144345">
                <text:p>-0.0144345</text:p>
              </table:table-cell>
              <table:table-cell office:value-type="float" office:value="-0.0641413">
                <text:p>-0.0641413</text:p>
              </table:table-cell>
            </table:table-row>
            <table:table-row>
              <table:table-cell office:value-type="float" office:value="16.35">
                <text:p>16.35</text:p>
              </table:table-cell>
              <table:table-cell office:value-type="float" office:value="0.0123773">
                <text:p>0.0123773</text:p>
              </table:table-cell>
              <table:table-cell office:value-type="float" office:value="-0.0516803">
                <text:p>-0.0516803</text:p>
              </table:table-cell>
            </table:table-row>
            <table:table-row>
              <table:table-cell office:value-type="float" office:value="16.38">
                <text:p>16.38</text:p>
              </table:table-cell>
              <table:table-cell office:value-type="float" office:value="-0.0391822">
                <text:p>-0.0391822</text:p>
              </table:table-cell>
              <table:table-cell office:value-type="float" office:value="-0.0813029">
                <text:p>-0.0813029</text:p>
              </table:table-cell>
            </table:table-row>
            <table:table-row>
              <table:table-cell office:value-type="float" office:value="16.41">
                <text:p>16.41</text:p>
              </table:table-cell>
              <table:table-cell office:value-type="float" office:value="0.0268102">
                <text:p>0.0268102</text:p>
              </table:table-cell>
              <table:table-cell office:value-type="float" office:value="-0.0595645">
                <text:p>-0.0595645</text:p>
              </table:table-cell>
            </table:table-row>
            <table:table-row>
              <table:table-cell office:value-type="float" office:value="16.44">
                <text:p>16.44</text:p>
              </table:table-cell>
              <table:table-cell office:value-type="float" office:value="-9.16516E-022">
                <text:p>-9.16516E-022</text:p>
              </table:table-cell>
              <table:table-cell office:value-type="float" office:value="-0.0641753">
                <text:p>-0.0641753</text:p>
              </table:table-cell>
            </table:table-row>
            <table:table-row>
              <table:table-cell office:value-type="float" office:value="16.47">
                <text:p>16.47</text:p>
              </table:table-cell>
              <table:table-cell office:value-type="float" office:value="-0.0123758">
                <text:p>-0.0123758</text:p>
              </table:table-cell>
              <table:table-cell office:value-type="float" office:value="-0.0595845">
                <text:p>-0.0595845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-0.0123794">
                <text:p>-0.0123794</text:p>
              </table:table-cell>
              <table:table-cell office:value-type="float" office:value="-0.0609365">
                <text:p>-0.0609365</text:p>
              </table:table-cell>
            </table:table-row>
            <table:table-row>
              <table:table-cell office:value-type="float" office:value="16.53">
                <text:p>16.53</text:p>
              </table:table-cell>
              <table:table-cell office:value-type="float" office:value="-0.0268354">
                <text:p>-0.0268354</text:p>
              </table:table-cell>
              <table:table-cell office:value-type="float" office:value="-0.0557408">
                <text:p>-0.0557408</text:p>
              </table:table-cell>
            </table:table-row>
            <table:table-row>
              <table:table-cell office:value-type="float" office:value="16.56">
                <text:p>16.56</text:p>
              </table:table-cell>
              <table:table-cell office:value-type="float" office:value="0.0123812">
                <text:p>0.0123812</text:p>
              </table:table-cell>
              <table:table-cell office:value-type="float" office:value="-0.0847038">
                <text:p>-0.0847038</text:p>
              </table:table-cell>
            </table:table-row>
            <table:table-row>
              <table:table-cell office:value-type="float" office:value="16.59">
                <text:p>16.59</text:p>
              </table:table-cell>
              <table:table-cell office:value-type="float" office:value="0.0144407">
                <text:p>0.0144407</text:p>
              </table:table-cell>
              <table:table-cell office:value-type="float" office:value="-0.0524587">
                <text:p>-0.0524587</text:p>
              </table:table-cell>
            </table:table-row>
            <table:table-row>
              <table:table-cell office:value-type="float" office:value="16.62">
                <text:p>16.62</text:p>
              </table:table-cell>
              <table:table-cell office:value-type="float" office:value="-0.0536572">
                <text:p>-0.0536572</text:p>
              </table:table-cell>
              <table:table-cell office:value-type="float" office:value="-0.0676408">
                <text:p>-0.0676408</text:p>
              </table:table-cell>
            </table:table-row>
            <table:table-row>
              <table:table-cell office:value-type="float" office:value="16.65">
                <text:p>16.65</text:p>
              </table:table-cell>
              <table:table-cell office:value-type="float" office:value="0.0536552">
                <text:p>0.0536552</text:p>
              </table:table-cell>
              <table:table-cell office:value-type="float" office:value="-0.0610728">
                <text:p>-0.0610728</text:p>
              </table:table-cell>
            </table:table-row>
            <table:table-row>
              <table:table-cell office:value-type="float" office:value="16.68">
                <text:p>16.68</text:p>
              </table:table-cell>
              <table:table-cell office:value-type="float" office:value="-0.0288879">
                <text:p>-0.0288879</text:p>
              </table:table-cell>
              <table:table-cell office:value-type="float" office:value="-0.076212">
                <text:p>-0.076212</text:p>
              </table:table-cell>
            </table:table-row>
            <table:table-row>
              <table:table-cell office:value-type="float" office:value="16.71">
                <text:p>16.71</text:p>
              </table:table-cell>
              <table:table-cell office:value-type="float" office:value="0.0165068">
                <text:p>0.0165068</text:p>
              </table:table-cell>
              <table:table-cell office:value-type="float" office:value="-0.0525278">
                <text:p>-0.0525278</text:p>
              </table:table-cell>
            </table:table-row>
            <table:table-row>
              <table:table-cell office:value-type="float" office:value="16.74">
                <text:p>16.74</text:p>
              </table:table-cell>
              <table:table-cell office:value-type="float" office:value="-0.0289001">
                <text:p>-0.0289001</text:p>
              </table:table-cell>
              <table:table-cell office:value-type="float" office:value="-0.0683593">
                <text:p>-0.0683593</text:p>
              </table:table-cell>
            </table:table-row>
            <table:table-row>
              <table:table-cell office:value-type="float" office:value="16.77">
                <text:p>16.77</text:p>
              </table:table-cell>
              <table:table-cell office:value-type="float" office:value="0.0805262">
                <text:p>0.0805262</text:p>
              </table:table-cell>
              <table:table-cell office:value-type="float" office:value="-0.0473555">
                <text:p>-0.0473555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-0.0289077">
                <text:p>-0.0289077</text:p>
              </table:table-cell>
              <table:table-cell office:value-type="float" office:value="-0.0816226">
                <text:p>-0.0816226</text:p>
              </table:table-cell>
            </table:table-row>
            <table:table-row>
              <table:table-cell office:value-type="float" office:value="16.83">
                <text:p>16.83</text:p>
              </table:table-cell>
              <table:table-cell office:value-type="float" office:value="0.00206419">
                <text:p>0.00206419</text:p>
              </table:table-cell>
              <table:table-cell office:value-type="float" office:value="-0.0645121">
                <text:p>-0.0645121</text:p>
              </table:table-cell>
            </table:table-row>
            <table:table-row>
              <table:table-cell office:value-type="float" office:value="16.86">
                <text:p>16.86</text:p>
              </table:table-cell>
              <table:table-cell office:value-type="float" office:value="-0.0123872">
                <text:p>-0.0123872</text:p>
              </table:table-cell>
              <table:table-cell office:value-type="float" office:value="-0.0724019">
                <text:p>-0.0724019</text:p>
              </table:table-cell>
            </table:table-row>
            <table:table-row>
              <table:table-cell office:value-type="float" office:value="16.89">
                <text:p>16.89</text:p>
              </table:table-cell>
              <table:table-cell office:value-type="float" office:value="0.0371632">
                <text:p>0.0371632</text:p>
              </table:table-cell>
              <table:table-cell office:value-type="float" office:value="-0.0644811">
                <text:p>-0.0644811</text:p>
              </table:table-cell>
            </table:table-row>
            <table:table-row>
              <table:table-cell office:value-type="float" office:value="16.92">
                <text:p>16.92</text:p>
              </table:table-cell>
              <table:table-cell office:value-type="float" office:value="0.012388">
                <text:p>0.012388</text:p>
              </table:table-cell>
              <table:table-cell office:value-type="float" office:value="-0.0605301">
                <text:p>-0.0605301</text:p>
              </table:table-cell>
            </table:table-row>
            <table:table-row>
              <table:table-cell office:value-type="float" office:value="16.95">
                <text:p>16.95</text:p>
              </table:table-cell>
              <table:table-cell office:value-type="float" office:value="0.00206632">
                <text:p>0.00206632</text:p>
              </table:table-cell>
              <table:table-cell office:value-type="float" office:value="-0.0605459">
                <text:p>-0.0605459</text:p>
              </table:table-cell>
            </table:table-row>
            <table:table-row>
              <table:table-cell office:value-type="float" office:value="16.98">
                <text:p>16.98</text:p>
              </table:table-cell>
              <table:table-cell office:value-type="float" office:value="0.0123887">
                <text:p>0.0123887</text:p>
              </table:table-cell>
              <table:table-cell office:value-type="float" office:value="-0.068452">
                <text:p>-0.068452</text:p>
              </table:table-cell>
            </table:table-row>
            <table:table-row>
              <table:table-cell office:value-type="float" office:value="17.01">
                <text:p>17.01</text:p>
              </table:table-cell>
              <table:table-cell office:value-type="float" office:value="-0.0392308">
                <text:p>-0.0392308</text:p>
              </table:table-cell>
              <table:table-cell office:value-type="float" office:value="-0.0644963">
                <text:p>-0.0644963</text:p>
              </table:table-cell>
            </table:table-row>
            <table:table-row>
              <table:table-cell office:value-type="float" office:value="17.04">
                <text:p>17.04</text:p>
              </table:table-cell>
              <table:table-cell office:value-type="float" office:value="0.000000000647531">
                <text:p>0.000000000647531</text:p>
              </table:table-cell>
              <table:table-cell office:value-type="float" office:value="-0.0684329">
                <text:p>-0.0684329</text:p>
              </table:table-cell>
            </table:table-row>
            <table:table-row>
              <table:table-cell office:value-type="float" office:value="17.07">
                <text:p>17.07</text:p>
              </table:table-cell>
              <table:table-cell office:value-type="float" office:value="0.012388">
                <text:p>0.012388</text:p>
              </table:table-cell>
              <table:table-cell office:value-type="float" office:value="-0.060529">
                <text:p>-0.060529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-0.012388">
                <text:p>-0.012388</text:p>
              </table:table-cell>
              <table:table-cell office:value-type="float" office:value="-0.0644808">
                <text:p>-0.0644808</text:p>
              </table:table-cell>
            </table:table-row>
            <table:table-row>
              <table:table-cell office:value-type="float" office:value="17.13">
                <text:p>17.13</text:p>
              </table:table-cell>
              <table:table-cell office:value-type="float" office:value="0.0123894">
                <text:p>0.0123894</text:p>
              </table:table-cell>
              <table:table-cell office:value-type="float" office:value="-0.0605446">
                <text:p>-0.0605446</text:p>
              </table:table-cell>
            </table:table-row>
            <table:table-row>
              <table:table-cell office:value-type="float" office:value="17.16">
                <text:p>17.16</text:p>
              </table:table-cell>
              <table:table-cell office:value-type="float" office:value="-0.0247773">
                <text:p>-0.0247773</text:p>
              </table:table-cell>
              <table:table-cell office:value-type="float" office:value="-0.0684488">
                <text:p>-0.0684488</text:p>
              </table:table-cell>
            </table:table-row>
            <table:table-row>
              <table:table-cell office:value-type="float" office:value="17.19">
                <text:p>17.19</text:p>
              </table:table-cell>
              <table:table-cell office:value-type="float" office:value="-2.62768E-015">
                <text:p>-2.62768E-015</text:p>
              </table:table-cell>
              <table:table-cell office:value-type="float" office:value="-0.0644967">
                <text:p>-0.0644967</text:p>
              </table:table-cell>
            </table:table-row>
            <table:table-row>
              <table:table-cell office:value-type="float" office:value="17.22">
                <text:p>17.22</text:p>
              </table:table-cell>
              <table:table-cell office:value-type="float" office:value="-0.000000707192">
                <text:p>-0.000000707192</text:p>
              </table:table-cell>
              <table:table-cell office:value-type="float" office:value="-0.06056">
                <text:p>-0.06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